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 manifest:full-path="Pictures/2000000C00001532000006150B1E6375.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false" fo:min-height="0.289cm" fo:min-width="0cm"/>
    </style:style>
    <style:style style:name="gr2" style:family="graphic" style:parent-style-name="objectwithoutfill">
      <style:graphic-properties draw:fill="none" draw:textarea-horizontal-align="center" draw:textarea-vertical-align="middle"/>
    </style:style>
    <style:style style:name="gr3" style:family="graphic" style:parent-style-name="objectwithoutfill">
      <style:graphic-properties svg:stroke-width="0.1cm" svg:stroke-color="#c0c0c0"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svg:stroke-color="#999999" draw:fill="none" draw:textarea-horizontal-align="center" draw:textarea-vertical-align="middle"/>
    </style:style>
    <style:style style:name="gr5" style:family="graphic" style:parent-style-name="standard">
      <style:graphic-properties svg:stroke-color="#999999"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19cm" fo:min-width="1.149cm"/>
    </style:style>
    <style:style style:name="gr7" style:family="graphic" style:parent-style-name="standard">
      <style:graphic-properties draw:stroke="none" svg:stroke-color="#000000" draw:fill="none" draw:fill-color="#ffffff" draw:textarea-horizontal-align="left" draw:auto-grow-height="true" draw:auto-grow-width="true" fo:min-height="0.319cm" fo:min-width="1.259cm"/>
    </style:style>
    <style:style style:name="gr8" style:family="graphic" style:parent-style-name="standard">
      <style:graphic-properties draw:stroke="none" svg:stroke-color="#000000" draw:fill="none" draw:fill-color="#ffffff" draw:textarea-horizontal-align="left" draw:auto-grow-height="true" draw:auto-grow-width="false" fo:min-height="0.28cm" fo:min-width="1.892cm"/>
    </style:style>
    <style:style style:name="gr9" style:family="graphic" style:parent-style-name="standard">
      <style:graphic-properties draw:stroke="none" svg:stroke-color="#000000" draw:fill="none" draw:fill-color="#ffffff" draw:textarea-horizontal-align="left" draw:auto-grow-height="true" draw:auto-grow-width="true" fo:min-height="0.559cm" fo:min-width="6.217cm"/>
    </style:style>
    <style:style style:name="gr10" style:family="graphic" style:parent-style-name="objectwithoutfill">
      <style:graphic-properties draw:stroke="dash" draw:stroke-dash="Ultrafine_20_2_20_Dots_20_3_20_Dashes" draw:fill="none" draw:textarea-horizontal-align="center" draw:textarea-vertical-align="middle"/>
    </style:style>
    <style:style style:name="gr11" style:family="graphic" style:parent-style-name="standard">
      <style:graphic-properties draw:fill="none" draw:textarea-horizontal-align="center" draw:textarea-vertical-align="middle"/>
    </style:style>
    <style:style style:name="gr12" style:family="graphic" style:parent-style-name="objectwithoutfill">
      <style:graphic-properties draw:marker-end="Arrow" draw:marker-end-width="0.1cm" draw:fill="none"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319cm" fo:min-width="1.611cm"/>
    </style:style>
    <style:style style:name="gr14" style:family="graphic" style:parent-style-name="standard">
      <style:graphic-properties draw:stroke="none" svg:stroke-color="#000000" draw:fill="none" draw:fill-color="#ffffff" draw:textarea-horizontal-align="left" draw:auto-grow-height="true" draw:auto-grow-width="true" fo:min-height="0.28cm" fo:min-width="0.684cm"/>
    </style:style>
    <style:style style:name="gr15" style:family="graphic" style:parent-style-name="objectwithoutfill">
      <style:graphic-properties draw:marker-start="Half_20_Circle_20_unfilled" draw:fill="none"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28cm" fo:min-width="0.764cm"/>
    </style:style>
    <style:style style:name="gr17" style:family="graphic" style:parent-style-name="standard">
      <style:graphic-properties draw:stroke="none" svg:stroke-color="#000000" draw:fill="none" draw:fill-color="#ffffff" draw:textarea-horizontal-align="left" draw:auto-grow-height="true" draw:auto-grow-width="false" fo:min-height="0.28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28cm" fo:min-width="1.606cm"/>
    </style:style>
    <style:style style:name="gr19" style:family="graphic" style:parent-style-name="standard">
      <style:graphic-properties draw:stroke="none" svg:stroke-color="#000000" draw:fill="none" draw:fill-color="#ffffff" draw:textarea-horizontal-align="left" draw:auto-grow-height="true" draw:auto-grow-width="true" fo:min-height="0.559cm" fo:min-width="0.929cm"/>
    </style:style>
    <style:style style:name="gr20" style:family="graphic" style:parent-style-name="standard">
      <style:graphic-properties draw:fill="none" draw:textarea-horizontal-align="center" draw:textarea-vertical-align="middle"/>
    </style:style>
    <style:style style:name="gr21" style:family="graphic" style:parent-style-name="standard">
      <style:graphic-properties draw:stroke="none" draw:fill-color="#ffffff"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0.91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319cm" fo:min-width="1.407cm"/>
    </style:style>
    <style:style style:name="gr24" style:family="graphic" style:parent-style-name="standard">
      <style:graphic-properties draw:stroke="none" svg:stroke-color="#000000" draw:fill="none" draw:fill-color="#ffffff" draw:textarea-horizontal-align="left" draw:auto-grow-height="true" draw:auto-grow-width="true" fo:min-height="0.559cm" fo:min-width="1.077cm"/>
    </style:style>
    <style:style style:name="gr25" style:family="graphic" style:parent-style-name="standard">
      <style:graphic-properties draw:stroke="dash" draw:stroke-dash="Fine_20_Dashed_20__28_var_29_" draw:fill="none"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28cm" fo:min-width="1.035cm"/>
    </style:style>
    <style:style style:name="gr27" style:family="graphic" style:parent-style-name="standard">
      <style:graphic-properties draw:stroke="none" svg:stroke-color="#000000" draw:fill="none" draw:fill-color="#ffffff" draw:textarea-horizontal-align="left" draw:auto-grow-height="true" draw:auto-grow-width="true" fo:min-height="0.593cm" fo:min-width="1.967cm"/>
    </style:style>
    <style:style style:name="gr28" style:family="graphic" style:parent-style-name="objectwithoutfill">
      <style:graphic-properties draw:marker-end="Circle" draw:marker-end-width="0.1cm" draw:fill="none" draw:textarea-horizontal-align="center" draw:textarea-vertical-align="middle"/>
    </style:style>
    <style:style style:name="gr29" style:family="graphic" style:parent-style-name="objectwithoutfill">
      <style:graphic-properties draw:stroke="dash" draw:stroke-dash="Ultrafine_20_Dashed" draw:fill="none" draw:textarea-horizontal-align="center" draw:textarea-vertical-align="middle"/>
    </style:style>
    <style:style style:name="gr30" style:family="graphic" style:parent-style-name="objectwithoutfill">
      <style:graphic-properties draw:marker-start="Circle" draw:marker-start-width="0.1cm" draw:marker-end="" draw:marker-end-width="0.1cm" draw:fill="none" draw:textarea-horizontal-align="center" draw:textarea-vertical-align="middle"/>
    </style:style>
    <style:style style:name="gr31" style:family="graphic" style:parent-style-name="objectwithoutfill">
      <style:graphic-properties draw:marker-start="Circle" draw:marker-start-width="0.1cm" draw:marker-end="Arrow" draw:marker-end-width="0.1cm" draw:fill="none" draw:textarea-horizontal-align="center" draw:textarea-vertical-align="middle"/>
    </style:style>
    <style:style style:name="gr32" style:family="graphic" style:parent-style-name="standard">
      <style:graphic-properties draw:fill="solid" draw:fill-color="#ffffff" draw:textarea-horizontal-align="center" draw:textarea-vertical-align="middle"/>
    </style:style>
    <style:style style:name="gr33" style:family="graphic" style:parent-style-name="standard">
      <style:graphic-properties draw:fill-color="#ffffff"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true" fo:min-height="0.28cm" fo:min-width="0.315cm"/>
    </style:style>
    <style:style style:name="gr35" style:family="graphic" style:parent-style-name="standard">
      <style:graphic-properties draw:stroke="none" svg:stroke-color="#000000" draw:fill="none" draw:fill-color="#ffffff" draw:textarea-horizontal-align="left" draw:auto-grow-height="true" draw:auto-grow-width="true" fo:min-height="0.559cm" fo:min-width="0.303cm"/>
    </style:style>
    <style:style style:name="gr36" style:family="graphic" style:parent-style-name="standard">
      <style:graphic-properties draw:stroke="none" svg:stroke-color="#000000" draw:fill="none" draw:fill-color="#ffffff" draw:textarea-horizontal-align="left" draw:auto-grow-height="true" draw:auto-grow-width="true" fo:min-height="0.28cm" fo:min-width="1.213cm"/>
    </style:style>
    <style:style style:name="gr37" style:family="graphic" style:parent-style-name="standard">
      <style:graphic-properties draw:stroke="none" svg:stroke-color="#000000" draw:fill="none" draw:fill-color="#ffffff" draw:textarea-horizontal-align="left" draw:auto-grow-height="true" draw:auto-grow-width="true" fo:min-height="0.559cm" fo:min-width="0.844cm"/>
    </style:style>
    <style:style style:name="gr38" style:family="graphic" style:parent-style-name="standard">
      <style:graphic-properties draw:stroke="none" svg:stroke-color="#000000" draw:fill="none" draw:fill-color="#ffffff" draw:textarea-horizontal-align="left" draw:auto-grow-height="true" draw:auto-grow-width="true" fo:min-height="0.247cm" fo:min-width="0.125cm"/>
    </style:style>
    <style:style style:name="gr39" style:family="graphic" style:parent-style-name="standard">
      <style:graphic-properties draw:stroke="none" svg:stroke-color="#000000" draw:fill="none" draw:fill-color="#ffffff" draw:textarea-horizontal-align="left" draw:auto-grow-height="true" draw:auto-grow-width="true" fo:min-height="0.247cm" fo:min-width="0.256cm"/>
    </style:style>
    <style:style style:name="gr40" style:family="graphic" style:parent-style-name="standard">
      <style:graphic-properties draw:stroke="none" svg:stroke-color="#000000" draw:fill="none" draw:fill-color="#ffffff" draw:textarea-horizontal-align="left" draw:auto-grow-height="true" draw:auto-grow-width="true" fo:min-height="0.247cm" fo:min-width="0.582cm"/>
    </style:style>
    <style:style style:name="gr41" style:family="graphic" style:parent-style-name="standard">
      <style:graphic-properties draw:stroke="none" svg:stroke-color="#000000" draw:fill="none" draw:fill-color="#ffffff" draw:textarea-horizontal-align="left" draw:auto-grow-height="true" draw:auto-grow-width="true" fo:min-height="0.247cm" fo:min-width="0.557cm"/>
    </style:style>
    <style:style style:name="gr42" style:family="graphic" style:parent-style-name="standard">
      <style:graphic-properties draw:stroke="none" svg:stroke-color="#000000" draw:fill="none" draw:fill-color="#ffffff" draw:textarea-horizontal-align="left" draw:auto-grow-height="true" draw:auto-grow-width="true" fo:min-height="0.247cm" fo:min-width="0.231cm"/>
    </style:style>
    <style:style style:name="gr43" style:family="graphic" style:parent-style-name="standard">
      <style:graphic-properties draw:stroke="none" svg:stroke-color="#000000" draw:fill="none" draw:fill-color="#ffffff" draw:textarea-horizontal-align="left" draw:auto-grow-height="true" draw:auto-grow-width="true" fo:min-height="0.247cm" fo:min-width="0.269cm"/>
    </style:style>
    <style:style style:name="gr44" style:family="graphic" style:parent-style-name="standard">
      <style:graphic-properties draw:stroke="none" svg:stroke-color="#000000" draw:fill="none" draw:fill-color="#ffffff" draw:textarea-horizontal-align="left" draw:auto-grow-height="true" draw:auto-grow-width="true" fo:min-height="0.28cm" fo:min-width="0.574cm"/>
    </style:style>
    <style:style style:name="gr45" style:family="graphic" style:parent-style-name="standard">
      <style:graphic-properties draw:stroke="none" svg:stroke-color="#000000" draw:fill="none" draw:fill-color="#ffffff" draw:textarea-horizontal-align="left" draw:auto-grow-height="true" draw:auto-grow-width="true" fo:min-height="0.247cm" fo:min-width="0.48cm"/>
    </style:style>
    <style:style style:name="gr46" style:family="graphic" style:parent-style-name="standard">
      <style:graphic-properties draw:fill-color="#000000" draw:textarea-horizontal-align="center"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false" fo:min-height="0.559cm" fo:min-width="0cm"/>
    </style:style>
    <style:style style:name="gr48" style:family="graphic" style:parent-style-name="standard">
      <style:graphic-properties draw:stroke="none" svg:stroke-color="#000000" draw:fill="none" draw:fill-color="#ffffff" draw:textarea-horizontal-align="left" draw:auto-grow-height="true" draw:auto-grow-width="false" fo:min-height="0.32cm" fo:min-width="0cm"/>
    </style:style>
    <style:style style:name="gr49" style:family="graphic" style:parent-style-name="objectwithoutfill">
      <style:graphic-properties draw:marker-end="" draw:marker-end-width="0.1cm" draw:fill="none" draw:textarea-horizontal-align="center"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false" fo:min-height="0.243cm" fo:min-width="0cm"/>
    </style:style>
    <style:style style:name="gr51" style:family="graphic" style:parent-style-name="standard">
      <style:graphic-properties draw:fill="none" draw:fill-color="#ffffff"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319cm" fo:min-width="1.594cm"/>
    </style:style>
    <style:style style:name="gr53" style:family="graphic" style:parent-style-name="standard">
      <style:graphic-properties draw:stroke="none" svg:stroke-color="#000000" draw:fill="none" draw:fill-color="#ffffff" draw:textarea-horizontal-align="left" draw:auto-grow-height="true" draw:auto-grow-width="true" fo:min-height="0.319cm" fo:min-width="2.631cm"/>
    </style:style>
    <style:style style:name="gr54" style:family="graphic" style:parent-style-name="standard">
      <style:graphic-properties draw:stroke="none" svg:stroke-color="#000000" draw:fill="none" draw:fill-color="#ffffff" draw:textarea-horizontal-align="left" draw:auto-grow-height="true" draw:auto-grow-width="true" fo:min-height="0.319cm" fo:min-width="1.831cm"/>
    </style:style>
    <style:style style:name="gr55" style:family="graphic" style:parent-style-name="standard">
      <style:graphic-properties draw:stroke="none" svg:stroke-color="#000000" draw:fill="none" draw:fill-color="#ffffff" draw:textarea-horizontal-align="left" draw:auto-grow-height="true" draw:auto-grow-width="true" fo:min-height="0.319cm" fo:min-width="2.254cm"/>
    </style:style>
    <style:style style:name="gr56" style:family="graphic" style:parent-style-name="standard">
      <style:graphic-properties draw:stroke="none" svg:stroke-color="#000000" draw:fill="none" draw:fill-color="#ffffff" draw:textarea-horizontal-align="left" draw:auto-grow-height="true" draw:auto-grow-width="true" fo:min-height="0.319cm" fo:min-width="1.247cm"/>
    </style:style>
    <style:style style:name="gr57" style:family="graphic" style:parent-style-name="standard">
      <style:graphic-properties draw:stroke="none" svg:stroke-color="#000000" draw:fill="none" draw:fill-color="#ffffff" draw:textarea-horizontal-align="left" draw:auto-grow-height="true" draw:auto-grow-width="true" fo:min-height="0.319cm" fo:min-width="0.942cm"/>
    </style:style>
    <style:style style:name="gr58" style:family="graphic" style:parent-style-name="standard">
      <style:graphic-properties draw:stroke="none" svg:stroke-color="#000000" draw:fill="none" draw:fill-color="#ffffff" draw:textarea-horizontal-align="left" draw:auto-grow-height="true" draw:auto-grow-width="true" fo:min-height="0.319cm" fo:min-width="1.073cm"/>
    </style:style>
    <style:style style:name="gr59" style:family="graphic" style:parent-style-name="standard">
      <style:graphic-properties draw:stroke="none" svg:stroke-color="#000000" draw:fill="none" draw:fill-color="#ffffff" draw:textarea-horizontal-align="left" draw:auto-grow-height="true" draw:auto-grow-width="true" fo:min-height="0.319cm" fo:min-width="3.795cm"/>
    </style:style>
    <style:style style:name="gr60" style:family="graphic" style:parent-style-name="standard">
      <style:graphic-properties draw:stroke="none" svg:stroke-color="#000000" draw:fill="none" draw:fill-color="#ffffff" draw:textarea-horizontal-align="left" draw:auto-grow-height="true" draw:auto-grow-width="true" fo:min-height="0.319cm" fo:min-width="1.28cm"/>
    </style:style>
    <style:style style:name="gr61" style:family="graphic" style:parent-style-name="standard">
      <style:graphic-properties draw:stroke="none" svg:stroke-color="#000000" draw:fill="none" draw:fill-color="#ffffff" draw:textarea-horizontal-align="left" draw:auto-grow-height="true" draw:auto-grow-width="true" fo:min-height="0.319cm" fo:min-width="0.738cm"/>
    </style:style>
    <style:style style:name="gr62" style:family="graphic" style:parent-style-name="standard">
      <style:graphic-properties draw:stroke="none" svg:stroke-color="#000000" draw:fill="none" draw:fill-color="#ffffff" draw:textarea-horizontal-align="left" draw:auto-grow-height="true" draw:auto-grow-width="true" fo:min-height="0.319cm" fo:min-width="3.862cm"/>
    </style:style>
    <style:style style:name="gr63" style:family="graphic" style:parent-style-name="standard">
      <style:graphic-properties draw:stroke="none" svg:stroke-color="#000000" draw:fill="none" draw:fill-color="#ffffff" draw:textarea-horizontal-align="left" draw:auto-grow-height="true" draw:auto-grow-width="true" fo:min-height="0.319cm" fo:min-width="1.289cm"/>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23.98cm"/>
    </style:style>
    <style:style style:name="gr65" style:family="graphic" style:parent-style-name="objectwithoutfill">
      <style:graphic-properties draw:marker-start="" draw:marker-start-width="0.1cm" draw:marker-end="" draw:marker-end-width="0.1cm" draw:fill="none" draw:textarea-horizontal-align="center" draw:textarea-vertical-align="middle"/>
    </style:style>
    <style:style style:name="gr66" style:family="graphic" style:parent-style-name="standard">
      <style:graphic-properties draw:stroke="none" svg:stroke-color="#000000" draw:fill="none" draw:fill-color="#ffffff" draw:textarea-horizontal-align="left" draw:auto-grow-height="true" draw:auto-grow-width="true" fo:min-height="0.559cm" fo:min-width="1.213cm"/>
    </style:style>
    <style:style style:name="gr67" style:family="graphic" style:parent-style-name="standard">
      <style:graphic-properties draw:stroke="none" svg:stroke-color="#000000" draw:fill="none" draw:fill-color="#ffffff" draw:textarea-horizontal-align="left" draw:auto-grow-height="true" draw:auto-grow-width="true" fo:min-height="0.247cm" fo:min-width="0.408cm"/>
    </style:style>
    <style:style style:name="gr68" style:family="graphic" style:parent-style-name="standard">
      <style:graphic-properties draw:stroke="none" svg:stroke-color="#000000" draw:fill="none" draw:fill-color="#ffffff" draw:textarea-horizontal-align="left" draw:auto-grow-height="true" draw:auto-grow-width="true" fo:min-height="0.319cm" fo:min-width="0.54cm"/>
    </style:style>
    <style:style style:name="gr69" style:family="graphic" style:parent-style-name="standard">
      <style:graphic-properties draw:stroke="none" svg:stroke-color="#000000" draw:fill="none" draw:fill-color="#ffffff" draw:textarea-horizontal-align="left" draw:auto-grow-height="true" draw:auto-grow-width="true" fo:min-height="0.39cm" fo:min-width="0.315cm"/>
    </style:style>
    <style:style style:name="gr70" style:family="graphic" style:parent-style-name="standard">
      <style:graphic-properties draw:stroke="none" svg:stroke-color="#000000" draw:fill="none" draw:fill-color="#ffffff" draw:textarea-horizontal-align="left" draw:auto-grow-height="true" draw:auto-grow-width="true" fo:min-height="0.559cm" fo:min-width="0.506cm"/>
    </style:style>
    <style:style style:name="gr71" style:family="graphic" style:parent-style-name="standard">
      <style:graphic-properties draw:stroke="none" svg:stroke-color="#000000" draw:fill="none" draw:fill-color="#ffffff" draw:textarea-horizontal-align="left" draw:auto-grow-height="true" draw:auto-grow-width="true" fo:min-height="0.28cm" fo:min-width="0.773cm"/>
    </style:style>
    <style:style style:name="gr72" style:family="graphic" style:parent-style-name="standard">
      <style:graphic-properties draw:stroke="none" svg:stroke-color="#000000" draw:fill="none" draw:fill-color="#ffffff" draw:textarea-horizontal-align="left" draw:auto-grow-height="true" draw:auto-grow-width="true" fo:min-height="0.838cm" fo:min-width="3.173cm"/>
    </style:style>
    <style:style style:name="gr73" style:family="graphic" style:parent-style-name="standard">
      <style:graphic-properties draw:fill="solid" draw:fill-color="#ffffff" draw:textarea-horizontal-align="center" draw:textarea-vertical-align="middle"/>
    </style:style>
    <style:style style:name="gr74" style:family="graphic" style:parent-style-name="standard">
      <style:graphic-properties draw:stroke="none" svg:stroke-color="#000000" draw:fill="none" draw:fill-color="#ffffff" draw:textarea-horizontal-align="left" draw:auto-grow-height="true" draw:auto-grow-width="true" fo:min-height="0.559cm" fo:min-width="0.438cm"/>
    </style:style>
    <style:style style:name="gr75" style:family="graphic" style:parent-style-name="standard">
      <style:graphic-properties draw:stroke="none" svg:stroke-color="#000000" draw:fill="none" draw:fill-color="#ffffff" draw:textarea-horizontal-align="left" draw:auto-grow-height="true" draw:auto-grow-width="false" fo:min-height="0.353cm" fo:min-width="0cm"/>
    </style:style>
    <style:style style:name="gr76" style:family="graphic" style:parent-style-name="standard">
      <style:graphic-properties draw:stroke="none" svg:stroke-color="#000000" draw:fill="none" draw:fill-color="#ffffff" draw:textarea-horizontal-align="left" draw:auto-grow-height="true" draw:auto-grow-width="true" fo:min-height="0.28cm" fo:min-width="0.438cm"/>
    </style:style>
    <style:style style:name="gr77" style:family="graphic" style:parent-style-name="standard">
      <style:graphic-properties draw:stroke="none" svg:stroke-color="#000000" draw:fill="none" draw:fill-color="#ffffff" draw:textarea-horizontal-align="left" draw:auto-grow-height="true" draw:auto-grow-width="false" fo:min-height="0.334cm" fo:min-width="0cm"/>
    </style:style>
    <style:style style:name="gr78" style:family="graphic" style:parent-style-name="objectwithoutfill">
      <style:graphic-properties draw:stroke="dash" draw:stroke-dash="Fine_20_Dashed_20__28_var_29_" draw:fill="none" draw:textarea-horizontal-align="center" draw:textarea-vertical-align="middle"/>
    </style:style>
    <style:style style:name="gr79" style:family="graphic" style:parent-style-name="standard">
      <style:graphic-properties draw:stroke="solid" draw:stroke-dash="Fine_20_Dashed_20__28_var_29_" svg:stroke-width="0.3cm" svg:stroke-color="#ffffff" draw:marker-start-width="1.2cm" draw:marker-end-width="1.2cm" draw:fill="none" draw:fill-color="#ffffff" draw:textarea-horizontal-align="center" draw:textarea-vertical-align="middle" fo:padding-top="0.275cm" fo:padding-bottom="0.275cm" fo:padding-left="0.4cm" fo:padding-right="0.4cm"/>
    </style:style>
    <style:style style:name="gr80" style:family="graphic" style:parent-style-name="standard">
      <style:graphic-properties draw:stroke="solid" draw:stroke-dash="Fine_20_Dashed_20__28_var_29_" draw:fill="none" draw:textarea-horizontal-align="center"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28cm" fo:min-width="1.801cm"/>
    </style:style>
    <style:style style:name="gr82" style:family="graphic" style:parent-style-name="standard">
      <style:graphic-properties draw:stroke="none" svg:stroke-color="#000000" draw:fill="none" draw:fill-color="#ffffff" fo:min-height="0.336cm"/>
    </style:style>
    <style:style style:name="gr83" style:family="graphic" style:parent-style-name="standard">
      <style:graphic-properties draw:stroke="solid" draw:stroke-dash="Fine_20_Dashed_20__28_var_29_" draw:fill="solid" draw:fill-color="#ffffff" draw:textarea-horizontal-align="center" draw:textarea-vertical-align="middle"/>
    </style:style>
    <style:style style:name="gr84" style:family="graphic" style:parent-style-name="standard">
      <style:graphic-properties draw:stroke="none" svg:stroke-color="#000000" draw:fill="none" draw:fill-color="#ffffff" fo:min-height="0.37cm"/>
    </style:style>
    <style:style style:name="gr85" style:family="graphic" style:parent-style-name="standard">
      <style:graphic-properties draw:fill-color="#000000" draw:textarea-horizontal-align="justify" draw:textarea-vertical-align="middle" draw:auto-grow-height="false" fo:min-height="0cm" fo:min-width="0cm"/>
    </style:style>
    <style:style style:name="gr86" style:family="graphic" style:parent-style-name="objectwithoutfill">
      <style:graphic-properties svg:stroke-width="0.04cm" draw:marker-start="Circle" draw:marker-start-width="0.1cm" draw:marker-end="Circle" draw:marker-end-width="0.1cm" draw:fill="none" draw:textarea-horizontal-align="center" draw:textarea-vertical-align="middle" fo:padding-top="0.145cm" fo:padding-bottom="0.145cm" fo:padding-left="0.27cm" fo:padding-right="0.27cm"/>
    </style:style>
    <style:style style:name="gr87" style:family="graphic" style:parent-style-name="standard">
      <style:graphic-properties svg:stroke-width="0.05cm" draw:marker-start-width="0.465cm" draw:marker-end-width="0.465cm" draw:fill="none" draw:fill-color="#ffffff" draw:textarea-horizontal-align="center" draw:textarea-vertical-align="middle" fo:padding-top="0.15cm" fo:padding-bottom="0.15cm" fo:padding-left="0.275cm" fo:padding-right="0.275cm"/>
    </style:style>
    <style:style style:name="gr88" style:family="graphic" style:parent-style-name="standard">
      <style:graphic-properties draw:stroke="none" svg:stroke-color="#000000" draw:fill="none" draw:fill-color="#ffffff" draw:textarea-horizontal-align="left" draw:auto-grow-height="true" draw:auto-grow-width="true" fo:min-height="0.285cm" fo:min-width="0.146cm"/>
    </style:style>
    <style:style style:name="gr89" style:family="graphic" style:parent-style-name="standard">
      <style:graphic-properties svg:stroke-width="0.05cm" draw:marker-start-width="0.465cm" draw:marker-end-width="0.465cm" draw:fill="solid" draw:fill-color="#ffffff" draw:textarea-horizontal-align="center" draw:textarea-vertical-align="middle" fo:padding-top="0.15cm" fo:padding-bottom="0.15cm" fo:padding-left="0.275cm" fo:padding-right="0.275cm"/>
    </style:style>
    <style:style style:name="gr90" style:family="graphic" style:parent-style-name="standard">
      <style:graphic-properties draw:fill="none" draw:fill-color="#ffffff" draw:textarea-horizontal-align="center" draw:textarea-vertical-align="middle"/>
    </style:style>
    <style:style style:name="gr91" style:family="graphic" style:parent-style-name="standard">
      <style:graphic-properties draw:stroke="dash" draw:stroke-dash="_32__20_Dots_20_1_20_Dash" draw:fill="none" draw:textarea-horizontal-align="center"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false" fo:min-height="0.318cm" fo:min-width="0cm"/>
    </style:style>
    <style:style style:name="gr93" style:family="graphic" style:parent-style-name="standard">
      <style:graphic-properties draw:stroke="none" svg:stroke-color="#000000" draw:fill="none" draw:fill-color="#ffffff" draw:textarea-horizontal-align="left" draw:auto-grow-height="true" draw:auto-grow-width="false" fo:min-height="0.285cm" fo:min-width="0cm"/>
    </style:style>
    <style:style style:name="gr94" style:family="graphic" style:parent-style-name="standard">
      <style:graphic-properties draw:stroke="none" svg:stroke-color="#000000" draw:fill="none" draw:fill-color="#ffffff" draw:textarea-horizontal-align="left" draw:auto-grow-height="true" draw:auto-grow-width="true" fo:min-height="0.243cm" fo:min-width="0.425cm"/>
    </style:style>
    <style:style style:name="gr95" style:family="graphic" style:parent-style-name="standard">
      <style:graphic-properties draw:textarea-horizontal-align="center" draw:textarea-vertical-align="middle"/>
    </style:style>
    <style:style style:name="gr96" style:family="graphic" style:parent-style-name="standard">
      <style:graphic-properties svg:stroke-color="#999999" draw:fill="none" draw:textarea-horizontal-align="justify" draw:textarea-vertical-align="middle" draw:auto-grow-height="false" fo:min-height="0cm" fo:min-width="0cm" fo:wrap-option="no-wrap"/>
    </style:style>
    <style:style style:name="gr97" style:family="graphic" style:parent-style-name="standard">
      <style:graphic-properties svg:stroke-width="0.1cm" svg:stroke-color="#808080" draw:marker-start-width="0.6cm" draw:marker-end-width="0.6cm" draw:textarea-horizontal-align="center" draw:textarea-vertical-align="middle" fo:padding-top="0.175cm" fo:padding-bottom="0.175cm" fo:padding-left="0.3cm" fo:padding-right="0.3cm"/>
    </style:style>
    <style:style style:name="gr98" style:family="graphic" style:parent-style-name="standard">
      <style:graphic-properties draw:stroke="none" svg:stroke-color="#000000" draw:fill="none" draw:fill-color="#ffffff" draw:textarea-horizontal-align="left" draw:auto-grow-height="true" draw:auto-grow-width="true" fo:min-height="0.955cm" fo:min-width="4.811cm"/>
    </style:style>
    <style:style style:name="gr99" style:family="graphic" style:parent-style-name="standard">
      <style:graphic-properties draw:stroke="none" svg:stroke-color="#000000" draw:fill="none" draw:fill-color="#ffffff" draw:textarea-horizontal-align="left" draw:auto-grow-height="true" draw:auto-grow-width="true" fo:min-height="0.319cm" fo:min-width="1.094cm"/>
    </style:style>
    <style:style style:name="gr100" style:family="graphic" style:parent-style-name="standard">
      <style:graphic-properties draw:stroke="none" svg:stroke-color="#000000" draw:fill="none" draw:fill-color="#ffffff" draw:textarea-horizontal-align="left" draw:auto-grow-height="true" draw:auto-grow-width="true" fo:min-height="0.319cm" fo:min-width="1.975cm"/>
    </style:style>
    <style:style style:name="gr101" style:family="graphic" style:parent-style-name="standard">
      <style:graphic-properties draw:stroke="none" svg:stroke-color="#000000" draw:fill="none" draw:fill-color="#ffffff" draw:textarea-horizontal-align="left" draw:auto-grow-height="true" draw:auto-grow-width="true" fo:min-height="0.319cm" fo:min-width="4.079cm"/>
    </style:style>
    <style:style style:name="gr102" style:family="graphic" style:parent-style-name="standard">
      <style:graphic-properties svg:stroke-color="#999999" draw:fill="none" draw:textarea-horizontal-align="left" draw:textarea-vertical-align="middle" fo:padding-left="0.1cm"/>
    </style:style>
    <style:style style:name="gr103" style:family="graphic" style:parent-style-name="objectwithoutfill">
      <style:graphic-properties svg:stroke-width="0.05cm" svg:stroke-color="#c0c0c0" draw:marker-start-width="0.205cm" draw:marker-end-width="0.205cm" draw:fill="none" draw:textarea-vertical-align="middle" fo:padding-top="0.15cm" fo:padding-bottom="0.15cm" fo:padding-left="0.275cm" fo:padding-right="0.275cm"/>
    </style:style>
    <style:style style:name="gr104" style:family="graphic" style:parent-style-name="standard">
      <style:graphic-properties draw:stroke="none" svg:stroke-color="#000000" draw:fill="none" draw:fill-color="#ffffff" fo:min-height="14.005cm"/>
    </style:style>
    <style:style style:name="gr105" style:family="graphic" style:parent-style-name="standard">
      <style:graphic-properties draw:stroke="none" svg:stroke-color="#000000" draw:fill="none" draw:fill-color="#ffffff" draw:textarea-horizontal-align="left" draw:auto-grow-height="true" draw:auto-grow-width="false" fo:min-height="1.117cm" fo:min-width="0cm"/>
    </style:style>
    <style:style style:name="gr106" style:family="graphic" style:parent-style-name="standard">
      <style:graphic-properties draw:fill="gradient" draw:fill-color="#ffffff" draw:fill-gradient-name="Gradient_20_8" draw:textarea-horizontal-align="center" draw:textarea-vertical-align="middle"/>
    </style:style>
    <style:style style:name="gr107" style:family="graphic" style:parent-style-name="standard">
      <style:graphic-properties draw:fill="solid" draw:fill-color="#ffffff" draw:textarea-horizontal-align="left" draw:textarea-vertical-align="middle" fo:padding-left="0.1cm"/>
    </style:style>
    <style:style style:name="gr108" style:family="graphic" style:parent-style-name="standard">
      <style:graphic-properties draw:stroke="none" svg:stroke-color="#000000" draw:fill="none" draw:fill-color="#ffffff" draw:textarea-horizontal-align="left" draw:auto-grow-height="true" draw:auto-grow-width="false" fo:min-height="3.081cm" fo:min-width="0cm"/>
    </style:style>
    <style:style style:name="gr109" style:family="graphic" style:parent-style-name="standard">
      <style:graphic-properties draw:stroke="none" svg:stroke-color="#000000" draw:fill="none" draw:fill-color="#ffffff" draw:textarea-horizontal-align="left" draw:auto-grow-height="true" draw:auto-grow-width="false" fo:min-height="3.121cm" fo:min-width="0cm"/>
    </style:style>
    <style:style style:name="gr1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1" style:family="graphic" style:parent-style-name="standard">
      <style:graphic-properties draw:stroke="none" svg:stroke-color="#000000" draw:fill="none" draw:fill-color="#ffffff" draw:textarea-horizontal-align="left" draw:auto-grow-height="true" draw:auto-grow-width="false" fo:min-height="0.577cm" fo:min-width="0cm"/>
    </style:style>
    <style:style style:name="gr112" style:family="graphic" style:parent-style-name="standard">
      <style:graphic-properties draw:stroke="none" svg:stroke-color="#000000" draw:fill="none" draw:fill-color="#ffffff" draw:textarea-horizontal-align="left" draw:auto-grow-height="true" draw:auto-grow-width="false" fo:min-height="3.925cm" fo:min-width="0cm"/>
    </style:style>
    <style:style style:name="gr113" style:family="graphic" style:parent-style-name="standard">
      <style:graphic-properties draw:fill="solid" draw:fill-color="#dddddd" draw:textarea-horizontal-align="center" draw:textarea-vertical-align="middle"/>
    </style:style>
    <style:style style:name="gr114" style:family="graphic" style:parent-style-name="standard">
      <style:graphic-properties draw:stroke="none" svg:stroke-color="#000000" draw:fill="none" draw:fill-color="#ffffff" draw:textarea-horizontal-align="left" draw:auto-grow-height="true" draw:auto-grow-width="false" fo:min-height="2.49cm" fo:min-width="0cm"/>
    </style:style>
    <style:style style:name="gr115" style:family="graphic" style:parent-style-name="standard">
      <style:graphic-properties draw:stroke="none" svg:stroke-color="#000000" draw:fill="none" draw:fill-color="#ffffff" draw:textarea-horizontal-align="left" draw:auto-grow-height="true" draw:auto-grow-width="false" fo:min-height="2.733cm" fo:min-width="0cm"/>
    </style:style>
    <style:style style:name="gr116" style:family="graphic" style:parent-style-name="standard">
      <style:graphic-properties draw:stroke="none" svg:stroke-color="#000000" draw:fill="none" draw:fill-color="#ffffff" draw:textarea-horizontal-align="left" draw:auto-grow-height="true" draw:auto-grow-width="false" fo:min-height="2.829cm" fo:min-width="0cm"/>
    </style:style>
    <style:style style:name="gr117" style:family="graphic" style:parent-style-name="standard">
      <style:graphic-properties draw:stroke="none" svg:stroke-color="#000000" draw:fill="none" draw:fill-color="#ffffff" draw:textarea-horizontal-align="left" draw:auto-grow-height="true" draw:auto-grow-width="false" fo:min-height="2.514cm" fo:min-width="0cm"/>
    </style:style>
    <style:style style:name="P1" style:family="paragraph">
      <style:paragraph-properties fo:text-align="center"/>
    </style:style>
    <style:style style:name="P2" style:family="paragraph">
      <style:paragraph-properties fo:text-align="center"/>
      <style:text-properties fo:font-size="7pt" style:font-size-asian="7pt" style:font-size-complex="7pt"/>
    </style:style>
    <style:style style:name="P3" style:family="paragraph">
      <style:paragraph-properties fo:text-align="center"/>
      <style:text-properties fo:font-family="'Times New Roman'" style:font-family-generic="roman" style:font-pitch="variable" fo:font-size="16pt" style:font-size-asian="16pt" style:font-size-complex="16pt"/>
    </style:style>
    <style:style style:name="P4" style:family="paragraph">
      <style:paragraph-properties fo:text-align="center"/>
      <style:text-properties fo:font-family="Arial" style:font-family-generic="swiss" style:font-pitch="variable" fo:font-size="8pt" style:font-size-asian="8pt" style:font-size-complex="8pt"/>
    </style:style>
    <style:style style:name="P5" style:family="paragraph">
      <style:paragraph-properties fo:text-align="start"/>
      <style:text-properties fo:font-family="Arial" style:font-family-generic="swiss" style:font-pitch="variable" fo:font-size="8pt" style:font-size-asian="8pt" style:font-size-complex="8pt"/>
    </style:style>
    <style:style style:name="P6" style:family="paragraph">
      <style:text-properties fo:font-size="8pt" style:font-size-asian="8pt" style:font-size-complex="8pt"/>
    </style:style>
    <style:style style:name="P7" style:family="paragraph">
      <style:text-properties fo:font-size="7pt" style:font-size-asian="7pt" style:font-size-complex="7pt"/>
    </style:style>
    <style:style style:name="P8" style:family="paragraph">
      <style:paragraph-properties fo:text-align="center"/>
      <style:text-properties fo:font-size="8pt" style:font-size-asian="8pt" style:font-size-complex="8pt"/>
    </style:style>
    <style:style style:name="P9" style:family="paragraph">
      <style:text-properties fo:font-family="'Arial Narrow'" style:font-family-generic="swiss" style:font-pitch="variable" fo:font-size="6pt" style:font-size-asian="6pt" style:font-size-complex="6pt"/>
    </style:style>
    <style:style style:name="P10" style:family="paragraph">
      <style:paragraph-properties fo:text-align="center"/>
      <style:text-properties fo:font-size="6pt" style:font-size-asian="6pt" style:font-size-complex="6pt"/>
    </style:style>
    <style:style style:name="P11" style:family="paragraph">
      <style:paragraph-properties fo:text-align="center"/>
      <style:text-properties fo:font-family="Arial" style:font-family-generic="swiss" style:font-pitch="variable" fo:font-size="6pt" style:font-size-asian="6pt" style:font-size-complex="6pt"/>
    </style:style>
    <style:style style:name="P12" style:family="paragraph">
      <style:text-properties fo:color="#666666" fo:font-size="8pt" style:font-size-asian="8pt" style:font-size-complex="8pt"/>
    </style:style>
    <style:style style:name="P13" style:family="paragraph">
      <style:paragraph-properties fo:text-align="center"/>
      <style:text-properties fo:font-family="'Arial Narrow'" style:font-family-generic="swiss" style:font-pitch="variable" fo:font-size="7pt" style:font-size-asian="7pt" style:font-size-complex="7pt"/>
    </style:style>
    <style:style style:name="P14" style:family="paragraph">
      <style:text-properties fo:font-family="'Angsana New'" style:font-family-generic="roman" style:font-pitch="variable" fo:font-size="7pt" style:font-size-asian="7pt" style:font-size-complex="7pt"/>
    </style:style>
    <style:style style:name="P15" style:family="paragraph">
      <style:paragraph-properties fo:text-align="center"/>
      <style:text-properties fo:font-family="'Angsana New'" style:font-family-generic="roman" style:font-pitch="variable" fo:font-size="7pt" style:font-size-asian="7pt" style:font-size-complex="7pt"/>
    </style:style>
    <style:style style:name="P16" style:family="paragraph">
      <style:paragraph-properties fo:text-align="start"/>
    </style:style>
    <style:style style:name="P17" style:family="paragraph">
      <style:paragraph-properties fo:text-align="start"/>
      <style:text-properties fo:font-family="'Arial Narrow'" style:font-family-generic="swiss" style:font-pitch="variable" fo:font-size="7pt" style:font-size-asian="7pt" style:font-size-complex="7pt"/>
    </style:style>
    <style:style style:name="P18" style:family="paragraph">
      <style:text-properties fo:font-family="'Angsana New'" style:font-family-generic="roman" style:font-pitch="variable" fo:font-size="6pt" style:font-size-asian="6pt" style:font-size-complex="6pt"/>
    </style:style>
    <style:style style:name="P19" style:family="paragraph">
      <style:paragraph-properties fo:text-align="center"/>
      <style:text-properties fo:font-family="'Angsana New'" style:font-family-generic="roman" style:font-pitch="variable" fo:font-size="6pt" style:font-size-asian="6pt" style:font-size-complex="6pt"/>
    </style:style>
    <style:style style:name="P20" style:family="paragraph">
      <style:text-properties fo:font-size="6pt" style:font-size-asian="6pt" style:font-size-complex="6pt"/>
    </style:style>
    <style:style style:name="P21" style:family="paragraph">
      <style:paragraph-properties fo:text-align="center"/>
      <style:text-properties fo:font-family="'Arabic Typesetting'" style:font-family-generic="script" style:font-pitch="variable" fo:font-size="6pt" style:font-size-asian="6pt" style:font-size-complex="6pt"/>
    </style:style>
    <style:style style:name="P22" style:family="paragraph">
      <style:paragraph-properties fo:margin-left="0cm" fo:margin-right="0.204cm" fo:text-align="start" fo:text-indent="0cm"/>
    </style:style>
    <style:style style:name="P23" style:family="paragraph">
      <style:paragraph-properties fo:margin-left="0cm" fo:margin-right="0.204cm" fo:text-align="start" fo:text-indent="0cm"/>
      <style:text-properties fo:font-family="Arial" style:font-family-generic="swiss" style:font-pitch="variable" fo:font-size="8pt" style:font-size-asian="8pt" style:font-size-complex="8pt"/>
    </style:style>
    <style:style style:name="P24" style:family="paragraph">
      <style:paragraph-properties fo:margin-left="0.024cm" fo:margin-right="0.67cm" fo:text-align="start" fo:text-indent="-0.024cm"/>
    </style:style>
    <style:style style:name="P25" style:family="paragraph">
      <style:paragraph-properties fo:margin-left="0.024cm" fo:margin-right="0.67cm" fo:text-align="start" fo:text-indent="-0.024cm"/>
      <style:text-properties fo:font-family="Arial" style:font-family-generic="swiss" style:font-pitch="variable" fo:font-size="8pt" style:font-size-asian="8pt" style:font-size-complex="8pt"/>
    </style:style>
    <style:style style:name="P26" style:family="paragraph">
      <style:paragraph-properties fo:margin-left="0cm" fo:margin-right="0.479cm" fo:text-align="center" fo:text-indent="0cm"/>
    </style:style>
    <style:style style:name="P27" style:family="paragraph">
      <style:paragraph-properties fo:margin-left="0cm" fo:margin-right="0.479cm" fo:text-align="center" fo:text-indent="0cm"/>
      <style:text-properties fo:font-family="Arial" style:font-family-generic="swiss" style:font-pitch="variable" fo:font-size="8pt" style:font-size-asian="8pt" style:font-size-complex="8pt"/>
    </style:style>
    <style:style style:name="P28" style:family="paragraph">
      <style:paragraph-properties fo:margin-left="0cm" fo:margin-right="1.018cm" fo:text-align="start" fo:text-indent="0cm"/>
    </style:style>
    <style:style style:name="P29" style:family="paragraph">
      <style:paragraph-properties fo:margin-left="0cm" fo:margin-right="1.018cm" fo:text-align="start" fo:text-indent="0cm"/>
      <style:text-properties fo:font-family="Arial" style:font-family-generic="swiss" style:font-pitch="variable" fo:font-size="8pt" style:font-size-asian="8pt" style:font-size-complex="8pt"/>
    </style:style>
    <style:style style:name="P30" style:family="paragraph">
      <style:paragraph-properties>
        <style:tab-stops>
          <style:tab-stop style:position="1.094cm"/>
          <style:tab-stop style:position="1.591cm"/>
        </style:tab-stops>
      </style:paragraph-properties>
    </style:style>
    <style:style style:name="P31" style:family="paragraph">
      <style:paragraph-properties>
        <style:tab-stops>
          <style:tab-stop style:position="1.094cm"/>
          <style:tab-stop style:position="1.591cm"/>
        </style:tab-stops>
      </style:paragraph-properties>
      <style:text-properties fo:font-size="10pt" fo:font-weight="normal" style:font-size-asian="10pt" style:font-weight-asian="normal" style:font-size-complex="10pt" style:font-weight-complex="normal"/>
    </style:style>
    <style:style style:name="P32" style:family="paragraph">
      <style:paragraph-properties fo:margin-top="0cm" fo:margin-bottom="0.03cm"/>
    </style:style>
    <style:style style:name="P33" style:family="paragraph">
      <style:paragraph-properties fo:margin-top="0cm" fo:margin-bottom="0.03cm"/>
      <style:text-properties fo:font-family="'Arial Narrow'" style:font-family-generic="swiss" style:font-pitch="variable" fo:font-size="7pt" style:font-size-asian="7pt" style:font-size-complex="7pt"/>
    </style:style>
    <style:style style:name="P34" style:family="paragraph">
      <style:text-properties fo:font-family="'Arial Narrow'" style:font-family-generic="swiss" style:font-pitch="variable" fo:font-size="7pt" style:font-size-asian="7pt" style:font-size-complex="7pt"/>
    </style:style>
    <style:style style:name="T1" style:family="text">
      <style:text-properties fo:font-family="'Arial Narrow'" style:font-family-generic="swiss" style:font-pitch="variable" fo:font-size="7pt" style:font-size-asian="7pt" style:font-size-complex="7pt"/>
    </style:style>
    <style:style style:name="T2" style:family="text">
      <style:text-properties fo:font-family="'Times New Roman'" style:font-family-generic="roman" style:font-pitch="variable" fo:font-size="16pt" style:font-size-asian="16pt" style:font-size-complex="16pt"/>
    </style:style>
    <style:style style:name="T3" style:family="text">
      <style:text-properties fo:font-family="Arial" style:font-family-generic="swiss" style:font-pitch="variable" fo:font-size="8pt" style:font-size-asian="8pt" style:font-size-complex="8pt"/>
    </style:style>
    <style:style style:name="T4" style:family="text">
      <style:text-properties fo:font-size="8pt" style:font-size-asian="8pt" style:font-size-complex="8pt"/>
    </style:style>
    <style:style style:name="T5" style:family="text">
      <style:text-properties fo:color="#808080" fo:font-size="8pt" style:font-size-asian="8pt" style:font-size-complex="8pt"/>
    </style:style>
    <style:style style:name="T6" style:family="text">
      <style:text-properties fo:font-size="7pt" style:font-size-asian="7pt" style:font-size-complex="7pt"/>
    </style:style>
    <style:style style:name="T7" style:family="text">
      <style:text-properties style:text-position="26% 87%" fo:font-size="7pt" style:font-size-asian="7pt" style:font-size-complex="7pt"/>
    </style:style>
    <style:style style:name="T8" style:family="text">
      <style:text-properties fo:font-family="'Arial Narrow'" style:font-family-generic="swiss" style:font-pitch="variable" fo:font-size="6pt" style:font-size-asian="6pt" style:font-size-complex="6pt"/>
    </style:style>
    <style:style style:name="T9" style:family="text">
      <style:text-properties fo:font-size="6pt" style:font-size-asian="6pt" style:font-size-complex="6pt"/>
    </style:style>
    <style:style style:name="T10" style:family="text">
      <style:text-properties fo:font-family="Arial" style:font-family-generic="swiss" style:font-pitch="variable" fo:font-size="6pt" style:font-size-asian="6pt" style:font-size-complex="6pt"/>
    </style:style>
    <style:style style:name="T11" style:family="text">
      <style:text-properties fo:color="#666666" fo:font-size="8pt" style:font-size-asian="8pt" style:font-size-complex="8pt"/>
    </style:style>
    <style:style style:name="T12" style:family="text">
      <style:text-properties fo:color="#000000" style:text-outline="false" style:text-line-through-style="none" fo:font-family="Arial" style:font-family-generic="swiss" fo:font-size="7pt" fo:language="en" fo:country="GB" fo:font-style="normal" fo:text-shadow="none" style:text-underline-style="none" fo:font-weight="normal" style:letter-kerning="true" style:font-family-asian="Arial" style:font-family-generic-asian="swiss" style:font-size-asian="7pt" style:language-asian="zxx" style:country-asian="none" style:font-style-asian="normal" style:font-weight-asian="normal" style:font-family-complex="Arial" style:font-family-generic-complex="swiss" style:font-size-complex="7pt" style:language-complex="zxx" style:country-complex="none" style:font-style-complex="normal" style:font-weight-complex="normal" style:text-emphasize="none" style:font-relief="none"/>
    </style:style>
    <style:style style:name="T13" style:family="text">
      <style:text-properties fo:font-family="'Angsana New'" style:font-family-generic="roman" style:font-pitch="variable" fo:font-size="7pt" style:font-size-asian="7pt" style:font-size-complex="7pt"/>
    </style:style>
    <style:style style:name="T14" style:family="text">
      <style:text-properties fo:font-family="'Angsana New'" style:font-family-generic="roman" style:font-pitch="variable" fo:font-size="6pt" style:font-size-asian="6pt" style:font-size-complex="6pt"/>
    </style:style>
    <style:style style:name="T15" style:family="text">
      <style:text-properties fo:font-family="'Arabic Typesetting'" style:font-family-generic="script" style:font-pitch="variable" fo:font-size="6pt" style:font-size-asian="6pt" style:font-size-complex="6pt"/>
    </style:style>
    <style:style style:name="T16"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Library" draw:style-name="dp1" draw:master-page-name="Default">
        <draw:frame draw:style-name="gr1" draw:text-style-name="P2" draw:layer="layout" svg:width="1.01cm" svg:height="0.539cm" svg:x="5.58cm" svg:y="7.921cm">
          <draw:text-box>
            <text:p text:style-name="P1"><text:span text:style-name="T1">WE1</text:span></text:p>
          </draw:text-box>
        </draw:frame>
        <draw:frame draw:style-name="gr1" draw:text-style-name="P2" draw:layer="layout" svg:width="1.041cm" svg:height="0.539cm" svg:x="5.589cm" svg:y="8.409cm">
          <draw:text-box>
            <text:p text:style-name="P1"><text:span text:style-name="T1">RD2</text:span></text:p>
          </draw:text-box>
        </draw:frame>
        <draw:line draw:style-name="gr2" draw:text-style-name="P1" draw:layer="layout" svg:x1="18.69cm" svg:y1="9.634cm" svg:x2="24.54cm" svg:y2="9.634cm">
          <text:p/>
        </draw:line>
        <draw:line draw:style-name="gr3" draw:text-style-name="P1" draw:layer="layout" svg:x1="28.7cm" svg:y1="19.986cm" svg:x2="1cm" svg:y2="19.986cm">
          <text:p/>
        </draw:line>
        <draw:line draw:style-name="gr3" draw:text-style-name="P1" draw:layer="layout" svg:x1="28.7cm" svg:y1="1cm" svg:x2="1cm" svg:y2="0.979cm">
          <text:p/>
        </draw:line>
        <draw:rect draw:style-name="gr4" draw:text-style-name="P3" draw:layer="layout" svg:width="3.66cm" svg:height="2.01cm" svg:x="4.6cm" svg:y="17.944cm">
          <text:p text:style-name="P1"><text:span text:style-name="T2">CONTROL</text:span></text:p>
          <text:p text:style-name="P1"><text:span text:style-name="T2">LOOP</text:span></text:p>
          <text:p text:style-name="P1"><text:span text:style-name="T2">DIAGRAM</text:span></text:p>
        </draw:rect>
        <draw:rect draw:style-name="gr4" draw:text-style-name="P4" draw:layer="layout" svg:width="2.5cm" svg:height="0.4cm" svg:x="8.247cm" svg:y="17.944cm">
          <text:p text:style-name="P1"><text:span text:style-name="T3">REVISION</text:span></text:p>
        </draw:rect>
        <draw:rect draw:style-name="gr4" draw:text-style-name="P4" draw:layer="layout" svg:width="2.5cm" svg:height="0.4cm" svg:x="8.268cm" svg:y="18.344cm">
          <text:p text:style-name="P1"><text:span text:style-name="T3">STATUS</text:span></text:p>
        </draw:rect>
        <draw:rect draw:style-name="gr4" draw:text-style-name="P4" draw:layer="layout" svg:width="2.5cm" svg:height="0.4cm" svg:x="8.268cm" svg:y="18.744cm">
          <text:p text:style-name="P1"><text:span text:style-name="T3">DATE</text:span></text:p>
        </draw:rect>
        <draw:rect draw:style-name="gr4" draw:text-style-name="P4" draw:layer="layout" svg:width="2.5cm" svg:height="0.4cm" svg:x="8.268cm" svg:y="19.148cm">
          <text:p text:style-name="P1"><text:span text:style-name="T3">AUTHOR</text:span></text:p>
        </draw:rect>
        <draw:rect draw:style-name="gr4" draw:text-style-name="P4" draw:layer="layout" svg:width="2cm" svg:height="0.4cm" svg:x="10.747cm" svg:y="17.944cm">
          <text:p text:style-name="P1"><text:span text:style-name="T3">A</text:span></text:p>
        </draw:rect>
        <draw:rect draw:style-name="gr4" draw:text-style-name="P4" draw:layer="layout" svg:width="2cm" svg:height="0.4cm" svg:x="10.768cm" svg:y="18.344cm">
          <text:p text:style-name="P1"><text:span text:style-name="T3">Original</text:span></text:p>
        </draw:rect>
        <draw:rect draw:style-name="gr4" draw:text-style-name="P4" draw:layer="layout" svg:width="2cm" svg:height="0.4cm" svg:x="10.768cm" svg:y="18.744cm">
          <text:p text:style-name="P1"><text:span text:style-name="T3">11/12</text:span></text:p>
        </draw:rect>
        <draw:rect draw:style-name="gr4" draw:text-style-name="P4" draw:layer="layout" svg:width="2cm" svg:height="0.4cm" svg:x="10.768cm" svg:y="19.148cm">
          <text:p text:style-name="P1"><text:span text:style-name="T3">G.McC</text:span></text:p>
        </draw:rect>
        <draw:rect draw:style-name="gr5" draw:text-style-name="P5" draw:layer="layout" svg:width="7.892cm" svg:height="0.4cm" svg:x="20.808cm" svg:y="17.944cm">
          <text:p/>
        </draw:rect>
        <draw:frame draw:style-name="gr6" draw:text-style-name="P6" draw:layer="layout" svg:width="1.649cm" svg:height="0.569cm" svg:x="20.696cm" svg:y="17.912cm">
          <draw:text-box>
            <text:p><text:span text:style-name="T4">DRG No.</text:span></text:p>
          </draw:text-box>
        </draw:frame>
        <draw:frame draw:style-name="gr7" draw:text-style-name="P6" draw:layer="layout" svg:width="1.759cm" svg:height="0.569cm" svg:x="22.308cm" svg:y="17.912cm">
          <draw:text-box>
            <text:p><text:span text:style-name="T5">52/32</text:span><text:span text:style-name="T4">/010</text:span></text:p>
          </draw:text-box>
        </draw:frame>
        <draw:rect draw:style-name="gr5" draw:text-style-name="P5" draw:layer="layout" svg:width="9.501cm" svg:height="1cm" svg:x="1cm" svg:y="1cm">
          <text:p/>
        </draw:rect>
        <draw:frame draw:style-name="gr8" draw:text-style-name="P7" draw:layer="layout" svg:width="1.5cm" svg:height="0.53cm" svg:x="1cm" svg:y="1cm">
          <draw:text-box>
            <text:p><text:span text:style-name="T6">NOTE:</text:span></text:p>
          </draw:text-box>
        </draw:frame>
        <draw:frame draw:style-name="gr9" draw:text-style-name="P7" draw:layer="layout" svg:width="6.717cm" svg:height="0.809cm" svg:x="1.9cm" svg:y="1cm">
          <draw:text-box>
            <text:p><text:span text:style-name="T6">THIS DRAWNG CANNOT BE ALTERED WITHOUT THE</text:span></text:p>
            <text:p><text:span text:style-name="T6">APPROVAL OF AN AUTHORISED PERSON</text:span></text:p>
          </draw:text-box>
        </draw:frame>
        <draw:rect draw:style-name="gr4" draw:text-style-name="P4" draw:layer="layout" svg:width="9.5cm" svg:height="0.5cm" svg:x="1cm" svg:y="2cm">
          <text:p text:style-name="P1"><text:span text:style-name="T3">RIG</text:span></text:p>
        </draw:rect>
        <draw:rect draw:style-name="gr4" draw:text-style-name="P4" draw:layer="layout" svg:width="18.2cm" svg:height="0.5cm" svg:x="10.5cm" svg:y="2cm">
          <text:p text:style-name="P1"><text:span text:style-name="T3">CONTROL PANEL</text:span></text:p>
        </draw:rect>
        <draw:line draw:style-name="gr10" draw:text-style-name="P1" draw:layer="layout" svg:x1="10.5cm" svg:y1="2.5cm" svg:x2="10.5cm" svg:y2="12.5cm">
          <text:p/>
        </draw:line>
        <draw:rect draw:style-name="gr11" draw:text-style-name="P8" draw:layer="layout" svg:width="2cm" svg:height="3.01cm" svg:x="13.5cm" svg:y="4.1cm">
          <text:p text:style-name="P1"><text:span text:style-name="T4">B3</text:span></text:p>
        </draw:rect>
        <draw:rect draw:style-name="gr11" draw:text-style-name="P8" draw:layer="layout" svg:width="0.5cm" svg:height="0.5cm" svg:x="13.5cm" svg:y="5.1cm">
          <text:p text:style-name="P1"><text:span text:style-name="T4">1</text:span></text:p>
        </draw:rect>
        <draw:rect draw:style-name="gr11" draw:text-style-name="P8" draw:layer="layout" svg:width="0.5cm" svg:height="0.5cm" svg:x="13.5cm" svg:y="5.6cm">
          <text:p text:style-name="P1"><text:span text:style-name="T4">2</text:span></text:p>
        </draw:rect>
        <draw:rect draw:style-name="gr11" draw:text-style-name="P8" draw:layer="layout" svg:width="0.5cm" svg:height="0.5cm" svg:x="15cm" svg:y="4.6cm">
          <text:p text:style-name="P1"><text:span text:style-name="T4">7</text:span></text:p>
        </draw:rect>
        <draw:rect draw:style-name="gr11" draw:text-style-name="P8" draw:layer="layout" svg:width="0.5cm" svg:height="0.5cm" svg:x="15cm" svg:y="5.1cm">
          <text:p text:style-name="P1"><text:span text:style-name="T4">8</text:span></text:p>
        </draw:rect>
        <draw:line draw:style-name="gr12" draw:text-style-name="P1" draw:layer="layout" svg:x1="15.5cm" svg:y1="4.856cm" svg:x2="17cm" svg:y2="4.856cm">
          <text:p/>
        </draw:line>
        <draw:frame draw:style-name="gr13" draw:text-style-name="P6" draw:layer="layout" svg:width="2.111cm" svg:height="0.569cm" svg:x="16.95cm" svg:y="4.781cm">
          <draw:text-box>
            <text:p><text:span text:style-name="T4">SEE SHT 21</text:span></text:p>
          </draw:text-box>
        </draw:frame>
        <draw:line draw:style-name="gr12" draw:text-style-name="P1" draw:layer="layout" svg:x1="15.5cm" svg:y1="5.356cm" svg:x2="17cm" svg:y2="5.356cm">
          <text:p/>
        </draw:line>
        <draw:frame draw:style-name="gr14" draw:text-style-name="P7" draw:layer="layout" svg:width="1.184cm" svg:height="0.53cm" svg:x="15.58cm" svg:y="4.42cm">
          <draw:text-box>
            <text:p><text:span text:style-name="T6">SD/13</text:span></text:p>
          </draw:text-box>
        </draw:frame>
        <draw:line draw:style-name="gr2" draw:text-style-name="P1" draw:layer="layout" svg:x1="6.53cm" svg:y1="5.23cm" svg:x2="6.53cm" svg:y2="5.94cm">
          <text:p/>
        </draw:line>
        <draw:line draw:style-name="gr15" draw:text-style-name="P1" draw:layer="layout" svg:x1="5.615cm" svg:y1="5.809cm" svg:x2="6.53cm" svg:y2="5.806cm">
          <text:p/>
        </draw:line>
        <draw:line draw:style-name="gr2" draw:text-style-name="P1" draw:layer="layout" svg:x1="6.55cm" svg:y1="5.575cm" svg:x2="12.31cm" svg:y2="5.575cm">
          <text:p/>
        </draw:line>
        <draw:line draw:style-name="gr2" draw:text-style-name="P1" draw:layer="layout" svg:x1="12.31cm" svg:y1="5.18cm" svg:x2="12.31cm" svg:y2="6.01cm">
          <text:p/>
        </draw:line>
        <draw:line draw:style-name="gr2" draw:text-style-name="P1" draw:layer="layout" svg:x1="12.33cm" svg:y1="5.31cm" svg:x2="13.5cm" svg:y2="5.31cm">
          <text:p/>
        </draw:line>
        <draw:line draw:style-name="gr2" draw:text-style-name="P1" draw:layer="layout" svg:x1="12.33cm" svg:y1="5.83cm" svg:x2="13.48cm" svg:y2="5.83cm">
          <text:p/>
        </draw:line>
        <draw:frame draw:style-name="gr14" draw:text-style-name="P7" draw:layer="layout" svg:width="1.184cm" svg:height="0.53cm" svg:x="15.58cm" svg:y="4.91cm">
          <draw:text-box>
            <text:p><text:span text:style-name="T6">SD/14</text:span></text:p>
          </draw:text-box>
        </draw:frame>
        <draw:frame draw:style-name="gr16" draw:text-style-name="P7" draw:layer="layout" svg:width="1.264cm" svg:height="0.53cm" svg:x="8.777cm" svg:y="5.168cm">
          <draw:text-box>
            <text:p><text:span text:style-name="T6">T504/2</text:span></text:p>
          </draw:text-box>
        </draw:frame>
        <draw:frame draw:style-name="gr17" draw:text-style-name="P2" draw:layer="layout" svg:width="0.3cm" svg:height="0.53cm" svg:x="12.648cm" svg:y="4.886cm">
          <draw:text-box>
            <text:p text:style-name="P1"><text:span text:style-name="T6">+</text:span></text:p>
          </draw:text-box>
        </draw:frame>
        <draw:frame draw:style-name="gr17" draw:text-style-name="P2" draw:layer="layout" svg:width="0.336cm" svg:height="0.53cm" svg:x="12.63cm" svg:y="5.442cm">
          <draw:text-box>
            <text:p text:style-name="P1"><text:span text:style-name="T6">-</text:span></text:p>
          </draw:text-box>
        </draw:frame>
        <draw:frame draw:style-name="gr18" draw:text-style-name="P7" draw:layer="layout" svg:width="2.106cm" svg:height="0.53cm" svg:x="8.356cm" svg:y="5.468cm">
          <draw:text-box>
            <text:p><text:span text:style-name="T6">COMP CABLE</text:span></text:p>
          </draw:text-box>
        </draw:frame>
        <draw:line draw:style-name="gr2" draw:text-style-name="P1" draw:layer="layout" svg:x1="1.592cm" svg:y1="5.619cm" svg:x2="2.143cm" svg:y2="5.397cm">
          <text:p/>
        </draw:line>
        <draw:line draw:style-name="gr2" draw:text-style-name="P1" draw:layer="layout" svg:x1="2.096cm" svg:y1="5.812cm" svg:x2="1.616cm" svg:y2="5.619cm">
          <text:p/>
        </draw:line>
        <draw:frame draw:style-name="gr19" draw:text-style-name="P7" draw:layer="layout" svg:width="1.429cm" svg:height="0.809cm" svg:x="1.522cm" svg:y="4.74cm">
          <draw:text-box>
            <text:p><text:span text:style-name="T6">TZA 505</text:span></text:p>
            <text:p><text:span text:style-name="T6">TE</text:span></text:p>
          </draw:text-box>
        </draw:frame>
        <draw:frame draw:style-name="gr17" draw:text-style-name="P7" draw:layer="layout" svg:width="0.3cm" svg:height="0.53cm" svg:x="6.031cm" svg:y="5.014cm">
          <draw:text-box>
            <text:p><text:span text:style-name="T6">+</text:span></text:p>
          </draw:text-box>
        </draw:frame>
        <draw:frame draw:style-name="gr17" draw:text-style-name="P7" draw:layer="layout" svg:width="0.3cm" svg:height="0.53cm" svg:x="6.065cm" svg:y="5.438cm">
          <draw:text-box>
            <text:p><text:span text:style-name="T6">-</text:span></text:p>
          </draw:text-box>
        </draw:frame>
        <draw:g>
          <draw:ellipse draw:style-name="gr20" draw:text-style-name="P1" draw:layer="layout" svg:width="0.28cm" svg:height="0.27cm" svg:x="13.96cm" svg:y="8.01cm">
            <text:p/>
          </draw:ellipse>
          <draw:rect draw:style-name="gr21" draw:text-style-name="P1" draw:layer="layout" svg:width="0.306cm" svg:height="0.25cm" svg:x="13.946cm" svg:y="8.13cm">
            <text:p/>
          </draw:rect>
        </draw:g>
        <draw:line draw:style-name="gr2" draw:text-style-name="P1" draw:layer="layout" svg:x1="14.115cm" svg:y1="8.02cm" svg:x2="14.115cm" svg:y2="7.11cm">
          <text:p/>
        </draw:line>
        <draw:g>
          <draw:ellipse draw:style-name="gr20" draw:text-style-name="P1" draw:layer="layout" svg:width="0.28cm" svg:height="0.27cm" svg:x="14.56cm" svg:y="8.01cm">
            <text:p/>
          </draw:ellipse>
          <draw:rect draw:style-name="gr21" draw:text-style-name="P1" draw:layer="layout" svg:width="0.306cm" svg:height="0.25cm" svg:x="14.546cm" svg:y="8.13cm">
            <text:p/>
          </draw:rect>
        </draw:g>
        <draw:line draw:style-name="gr2" draw:text-style-name="P1" draw:layer="layout" svg:x1="14.715cm" svg:y1="8.02cm" svg:x2="14.715cm" svg:y2="7.11cm">
          <text:p/>
        </draw:line>
        <draw:frame draw:style-name="gr22" draw:text-style-name="P2" draw:layer="layout" svg:width="2.5cm" svg:height="1.16cm" svg:x="13.21cm" svg:y="8.22cm">
          <draw:text-box>
            <text:p text:style-name="P1"><text:span text:style-name="T6">24V DC SUPPLY</text:span></text:p>
            <text:p text:style-name="P1"><text:span text:style-name="T6">VIA POWER</text:span></text:p>
            <text:p text:style-name="P1"><text:span text:style-name="T6">MODULE &amp; RAIL</text:span></text:p>
          </draw:text-box>
        </draw:frame>
        <draw:rect draw:style-name="gr11" draw:text-style-name="P8" draw:layer="layout" svg:width="2cm" svg:height="4.81cm" svg:x="13.507cm" svg:y="9.62cm">
          <text:p text:style-name="P1"><text:span text:style-name="T4">B4</text:span></text:p>
        </draw:rect>
        <draw:rect draw:style-name="gr11" draw:text-style-name="P8" draw:layer="layout" svg:width="0.5cm" svg:height="0.5cm" svg:x="13.507cm" svg:y="10.62cm">
          <text:p text:style-name="P1"><text:span text:style-name="T4">1</text:span></text:p>
        </draw:rect>
        <draw:rect draw:style-name="gr11" draw:text-style-name="P8" draw:layer="layout" svg:width="0.5cm" svg:height="0.5cm" svg:x="13.507cm" svg:y="11.12cm">
          <text:p text:style-name="P1"><text:span text:style-name="T4">2</text:span></text:p>
        </draw:rect>
        <draw:rect draw:style-name="gr11" draw:text-style-name="P8" draw:layer="layout" svg:width="0.5cm" svg:height="0.5cm" svg:x="15.007cm" svg:y="10.12cm">
          <text:p text:style-name="P1"><text:span text:style-name="T4">7</text:span></text:p>
        </draw:rect>
        <draw:rect draw:style-name="gr11" draw:text-style-name="P8" draw:layer="layout" svg:width="0.5cm" svg:height="0.5cm" svg:x="15.007cm" svg:y="10.62cm">
          <text:p text:style-name="P1"><text:span text:style-name="T4">8</text:span></text:p>
        </draw:rect>
        <draw:line draw:style-name="gr12" draw:text-style-name="P1" draw:layer="layout" svg:x1="15.507cm" svg:y1="10.376cm" svg:x2="17.007cm" svg:y2="10.376cm">
          <text:p/>
        </draw:line>
        <draw:frame draw:style-name="gr23" draw:text-style-name="P6" draw:layer="layout" svg:width="1.907cm" svg:height="0.569cm" svg:x="16.989cm" svg:y="10.301cm">
          <draw:text-box>
            <text:p><text:span text:style-name="T4">See Sht 21</text:span></text:p>
          </draw:text-box>
        </draw:frame>
        <draw:line draw:style-name="gr12" draw:text-style-name="P1" draw:layer="layout" svg:x1="15.507cm" svg:y1="10.876cm" svg:x2="17.007cm" svg:y2="10.876cm">
          <text:p/>
        </draw:line>
        <draw:frame draw:style-name="gr14" draw:text-style-name="P7" draw:layer="layout" svg:width="1.184cm" svg:height="0.53cm" svg:x="15.587cm" svg:y="9.94cm">
          <draw:text-box>
            <text:p><text:span text:style-name="T6">SD/13</text:span></text:p>
          </draw:text-box>
        </draw:frame>
        <draw:line draw:style-name="gr2" draw:text-style-name="P1" draw:layer="layout" svg:x1="12.317cm" svg:y1="10.7cm" svg:x2="12.317cm" svg:y2="11.53cm">
          <text:p/>
        </draw:line>
        <draw:line draw:style-name="gr2" draw:text-style-name="P1" draw:layer="layout" svg:x1="12.337cm" svg:y1="10.83cm" svg:x2="13.507cm" svg:y2="10.83cm">
          <text:p/>
        </draw:line>
        <draw:line draw:style-name="gr2" draw:text-style-name="P1" draw:layer="layout" svg:x1="12.337cm" svg:y1="11.35cm" svg:x2="13.487cm" svg:y2="11.35cm">
          <text:p/>
        </draw:line>
        <draw:frame draw:style-name="gr24" draw:text-style-name="P7" draw:layer="layout" svg:width="1.577cm" svg:height="0.809cm" svg:x="26.917cm" svg:y="12.98cm">
          <draw:text-box>
            <text:p><text:span text:style-name="T6">240V AC</text:span></text:p>
            <text:p><text:span text:style-name="T6">See Sht 1</text:span></text:p>
          </draw:text-box>
        </draw:frame>
        <draw:frame draw:style-name="gr17" draw:text-style-name="P7" draw:layer="layout" svg:width="0.3cm" svg:height="0.53cm" svg:x="12.637cm" svg:y="10.406cm">
          <draw:text-box>
            <text:p><text:span text:style-name="T6">+</text:span></text:p>
          </draw:text-box>
        </draw:frame>
        <draw:frame draw:style-name="gr17" draw:text-style-name="P7" draw:layer="layout" svg:width="0.3cm" svg:height="0.53cm" svg:x="12.676cm" svg:y="10.962cm">
          <draw:text-box>
            <text:p><text:span text:style-name="T6">-</text:span></text:p>
          </draw:text-box>
        </draw:frame>
        <draw:g>
          <draw:ellipse draw:style-name="gr20" draw:text-style-name="P1" draw:layer="layout" svg:width="0.28cm" svg:height="0.27cm" svg:x="13.967cm" svg:y="15.33cm">
            <text:p/>
          </draw:ellipse>
          <draw:rect draw:style-name="gr21" draw:text-style-name="P1" draw:layer="layout" svg:width="0.306cm" svg:height="0.25cm" svg:x="13.953cm" svg:y="15.45cm">
            <text:p/>
          </draw:rect>
        </draw:g>
        <draw:line draw:style-name="gr2" draw:text-style-name="P1" draw:layer="layout" svg:x1="14.122cm" svg:y1="15.34cm" svg:x2="14.122cm" svg:y2="14.43cm">
          <text:p/>
        </draw:line>
        <draw:g>
          <draw:ellipse draw:style-name="gr20" draw:text-style-name="P1" draw:layer="layout" svg:width="0.28cm" svg:height="0.27cm" svg:x="14.567cm" svg:y="15.33cm">
            <text:p/>
          </draw:ellipse>
          <draw:rect draw:style-name="gr21" draw:text-style-name="P1" draw:layer="layout" svg:width="0.306cm" svg:height="0.25cm" svg:x="14.553cm" svg:y="15.45cm">
            <text:p/>
          </draw:rect>
        </draw:g>
        <draw:line draw:style-name="gr2" draw:text-style-name="P1" draw:layer="layout" svg:x1="14.722cm" svg:y1="15.34cm" svg:x2="14.722cm" svg:y2="14.43cm">
          <text:p/>
        </draw:line>
        <draw:frame draw:style-name="gr22" draw:text-style-name="P2" draw:layer="layout" svg:width="2.5cm" svg:height="1.16cm" svg:x="13.217cm" svg:y="15.54cm">
          <draw:text-box>
            <text:p text:style-name="P1"><text:span text:style-name="T6">24V DC SUPPLY</text:span></text:p>
            <text:p text:style-name="P1"><text:span text:style-name="T6">VIA POWER</text:span></text:p>
            <text:p text:style-name="P1"><text:span text:style-name="T6">MODULE &amp; RAIL</text:span></text:p>
          </draw:text-box>
        </draw:frame>
        <draw:rect draw:style-name="gr11" draw:text-style-name="P8" draw:layer="layout" svg:width="0.5cm" svg:height="0.5cm" svg:x="13.507cm" svg:y="11.62cm">
          <text:p text:style-name="P1"><text:span text:style-name="T4">3</text:span></text:p>
        </draw:rect>
        <draw:rect draw:style-name="gr11" draw:text-style-name="P8" draw:layer="layout" svg:width="0.5cm" svg:height="0.5cm" svg:x="13.507cm" svg:y="12.52cm">
          <text:p text:style-name="P1"><text:span text:style-name="T4">4</text:span></text:p>
        </draw:rect>
        <draw:rect draw:style-name="gr11" draw:text-style-name="P8" draw:layer="layout" svg:width="0.5cm" svg:height="0.5cm" svg:x="13.507cm" svg:y="13.02cm">
          <text:p text:style-name="P1"><text:span text:style-name="T4">5</text:span></text:p>
        </draw:rect>
        <draw:rect draw:style-name="gr11" draw:text-style-name="P8" draw:layer="layout" svg:width="0.5cm" svg:height="0.5cm" svg:x="13.507cm" svg:y="13.52cm">
          <text:p text:style-name="P1"><text:span text:style-name="T4">6</text:span></text:p>
        </draw:rect>
        <draw:rect draw:style-name="gr11" draw:text-style-name="P8" draw:layer="layout" svg:width="0.5cm" svg:height="0.5cm" svg:x="15.007cm" svg:y="13.12cm">
          <text:p text:style-name="P1"><text:span text:style-name="T4">11</text:span></text:p>
        </draw:rect>
        <draw:rect draw:style-name="gr11" draw:text-style-name="P8" draw:layer="layout" svg:width="0.5cm" svg:height="0.5cm" svg:x="15.007cm" svg:y="13.62cm">
          <text:p text:style-name="P1"><text:span text:style-name="T4">10</text:span></text:p>
        </draw:rect>
        <draw:ellipse draw:style-name="gr25" draw:text-style-name="P1" draw:layer="layout" svg:width="0.18cm" svg:height="0.42cm" svg:x="11.558cm" svg:y="11.03cm">
          <text:p/>
        </draw:ellipse>
        <draw:line draw:style-name="gr2" draw:text-style-name="P1" draw:layer="layout" svg:x1="7.35cm" svg:y1="10.75cm" svg:x2="7.35cm" svg:y2="11.69cm">
          <text:p/>
        </draw:line>
        <draw:line draw:style-name="gr2" draw:text-style-name="P1" draw:layer="layout" svg:x1="7.37cm" svg:y1="11.2cm" svg:x2="12.33cm" svg:y2="11.2cm">
          <text:p/>
        </draw:line>
        <draw:frame draw:style-name="gr26" draw:text-style-name="P7" draw:layer="layout" svg:width="1.535cm" svg:height="0.53cm" svg:x="8.397cm" svg:y="10.82cm">
          <draw:text-box>
            <text:p><text:span text:style-name="T6">T506/507</text:span></text:p>
          </draw:text-box>
        </draw:frame>
        <draw:frame draw:style-name="gr27" draw:text-style-name="P2" draw:layer="layout" svg:width="2.467cm" svg:height="0.843cm" svg:x="7.976cm" svg:y="11.12cm">
          <draw:text-box>
            <text:p text:style-name="P1"><text:span text:style-name="T6">6C 0.22mm</text:span><text:span text:style-name="T7">2</text:span><text:span text:style-name="T6"> PVC</text:span></text:p>
            <text:p text:style-name="P1"><text:span text:style-name="T6">SCREENED</text:span></text:p>
          </draw:text-box>
        </draw:frame>
        <draw:line draw:style-name="gr2" draw:text-style-name="P1" draw:layer="layout" svg:x1="11.655cm" svg:y1="12.387cm" svg:x2="11.655cm" svg:y2="11.477cm">
          <text:p/>
        </draw:line>
        <draw:g>
          <draw:line draw:style-name="gr2" draw:text-style-name="P1" draw:layer="layout" svg:x1="11.44cm" svg:y1="12.38cm" svg:x2="11.84cm" svg:y2="12.38cm">
            <text:p/>
          </draw:line>
          <draw:line draw:style-name="gr2" draw:text-style-name="P1" draw:layer="layout" svg:x1="11.49cm" svg:y1="12.456cm" svg:x2="11.79cm" svg:y2="12.456cm">
            <text:p/>
          </draw:line>
          <draw:line draw:style-name="gr2" draw:text-style-name="P1" draw:layer="layout" svg:x1="11.54cm" svg:y1="12.536cm" svg:x2="11.74cm" svg:y2="12.536cm">
            <text:p/>
          </draw:line>
          <draw:line draw:style-name="gr2" draw:text-style-name="P1" draw:layer="layout" svg:x1="11.59cm" svg:y1="12.628cm" svg:x2="11.69cm" svg:y2="12.628cm">
            <text:p/>
          </draw:line>
        </draw:g>
        <draw:line draw:style-name="gr28" draw:text-style-name="P1" draw:layer="layout" svg:x1="19.79cm" svg:y1="13.6cm" svg:x2="23.29cm" svg:y2="13.6cm">
          <text:p/>
        </draw:line>
        <draw:line draw:style-name="gr2" draw:text-style-name="P1" draw:layer="layout" svg:x1="23.32cm" svg:y1="13.464cm" svg:x2="23.17cm" svg:y2="13.734cm">
          <text:p/>
        </draw:line>
        <draw:line draw:style-name="gr28" draw:text-style-name="P1" draw:layer="layout" svg:x1="21.62cm" svg:y1="13.232cm" svg:x2="23.3cm" svg:y2="13.232cm">
          <text:p/>
        </draw:line>
        <draw:line draw:style-name="gr2" draw:text-style-name="P1" draw:layer="layout" svg:x1="23.33cm" svg:y1="13.08cm" svg:x2="23.18cm" svg:y2="13.35cm">
          <text:p/>
        </draw:line>
        <draw:line draw:style-name="gr2" draw:text-style-name="P1" draw:layer="layout" svg:x1="21.64cm" svg:y1="13.242cm" svg:x2="21.64cm" svg:y2="12.332cm">
          <text:p/>
        </draw:line>
        <draw:rect draw:style-name="gr11" draw:text-style-name="P8" draw:layer="layout" svg:width="1.46cm" svg:height="1.38cm" svg:x="20.656cm" svg:y="10.95cm">
          <text:p text:style-name="P1"><text:span text:style-name="T4">TX</text:span></text:p>
        </draw:rect>
        <draw:rect draw:style-name="gr11" draw:text-style-name="P8" draw:layer="layout" svg:width="0.5cm" svg:height="0.5cm" svg:x="21.396cm" svg:y="11.826cm">
          <text:p text:style-name="P1"><text:span text:style-name="T4">1</text:span></text:p>
        </draw:rect>
        <draw:rect draw:style-name="gr11" draw:text-style-name="P8" draw:layer="layout" svg:width="0.5cm" svg:height="0.5cm" svg:x="20.886cm" svg:y="11.826cm">
          <text:p text:style-name="P1"><text:span text:style-name="T4">2</text:span></text:p>
        </draw:rect>
        <draw:rect draw:style-name="gr11" draw:text-style-name="P8" draw:layer="layout" svg:width="0.5cm" svg:height="0.5cm" svg:x="21.396cm" svg:y="10.954cm">
          <text:p text:style-name="P1"><text:span text:style-name="T4">3</text:span></text:p>
        </draw:rect>
        <draw:rect draw:style-name="gr11" draw:text-style-name="P8" draw:layer="layout" svg:width="0.5cm" svg:height="0.5cm" svg:x="20.886cm" svg:y="10.954cm">
          <text:p text:style-name="P1"><text:span text:style-name="T4">4</text:span></text:p>
        </draw:rect>
        <draw:line draw:style-name="gr2" draw:text-style-name="P1" draw:layer="layout" svg:x1="23.388cm" svg:y1="12.99cm" svg:x2="23.858cm" svg:y2="12.99cm">
          <text:p/>
        </draw:line>
        <draw:line draw:style-name="gr29" draw:text-style-name="P1" draw:layer="layout" svg:x1="23.628cm" svg:y1="14.04cm" svg:x2="23.628cm" svg:y2="13cm">
          <text:p/>
        </draw:line>
        <draw:rect draw:style-name="gr11" draw:text-style-name="P2" draw:layer="layout" svg:width="0.5cm" svg:height="0.5cm" svg:x="23.388cm" svg:y="14.026cm">
          <text:p text:style-name="P1"><text:span text:style-name="T6">K29</text:span></text:p>
        </draw:rect>
        <draw:line draw:style-name="gr2" draw:text-style-name="P1" draw:layer="layout" svg:x1="23.388cm" svg:y1="13.39cm" svg:x2="23.858cm" svg:y2="13.39cm">
          <text:p/>
        </draw:line>
        <draw:line draw:style-name="gr30" draw:text-style-name="P1" draw:layer="layout" svg:x1="23.948cm" svg:y1="13.602cm" svg:x2="26.968cm" svg:y2="13.602cm">
          <text:p/>
        </draw:line>
        <draw:line draw:style-name="gr2" draw:text-style-name="P1" draw:layer="layout" svg:x1="24.07cm" svg:y1="13.466cm" svg:x2="23.92cm" svg:y2="13.736cm">
          <text:p/>
        </draw:line>
        <draw:line draw:style-name="gr30" draw:text-style-name="P1" draw:layer="layout" svg:x1="23.948cm" svg:y1="13.232cm" svg:x2="26.97cm" svg:y2="13.232cm">
          <text:p/>
        </draw:line>
        <draw:line draw:style-name="gr2" draw:text-style-name="P1" draw:layer="layout" svg:x1="24.07cm" svg:y1="13.082cm" svg:x2="23.92cm" svg:y2="13.352cm">
          <text:p/>
        </draw:line>
        <draw:rect draw:style-name="gr20" draw:text-style-name="P2" draw:layer="layout" svg:width="0.71cm" svg:height="0.27cm" svg:x="25.67cm" svg:y="13.102cm">
          <text:p/>
        </draw:rect>
        <draw:line draw:style-name="gr28" draw:text-style-name="P1" draw:layer="layout" svg:x1="22.64cm" svg:y1="14.256cm" svg:x2="23.25cm" svg:y2="14.256cm">
          <text:p/>
        </draw:line>
        <draw:line draw:style-name="gr2" draw:text-style-name="P1" draw:layer="layout" svg:x1="23.28cm" svg:y1="14.1cm" svg:x2="23.13cm" svg:y2="14.37cm">
          <text:p/>
        </draw:line>
        <draw:line draw:style-name="gr2" draw:text-style-name="P1" draw:layer="layout" svg:x1="22.914cm" svg:y1="14.251cm" svg:x2="23.384cm" svg:y2="14.251cm">
          <text:p/>
        </draw:line>
        <draw:line draw:style-name="gr31" draw:text-style-name="P1" draw:layer="layout" svg:x1="23.978cm" svg:y1="14.26cm" svg:x2="25.21cm" svg:y2="14.27cm">
          <text:p/>
        </draw:line>
        <draw:line draw:style-name="gr2" draw:text-style-name="P1" draw:layer="layout" svg:x1="24.1cm" svg:y1="14.11cm" svg:x2="23.95cm" svg:y2="14.38cm">
          <text:p/>
        </draw:line>
        <draw:line draw:style-name="gr2" draw:text-style-name="P1" draw:layer="layout" svg:x1="23.881cm" svg:y1="14.26cm" svg:x2="24.351cm" svg:y2="14.26cm">
          <text:p/>
        </draw:line>
        <draw:line draw:style-name="gr2" draw:text-style-name="P1" draw:layer="layout" svg:x1="23.388cm" svg:y1="12.99cm" svg:x2="23.858cm" svg:y2="12.99cm">
          <text:p/>
        </draw:line>
        <draw:g>
          <draw:g>
            <draw:rect draw:style-name="gr32" draw:text-style-name="P2" draw:layer="layout" svg:width="0.71cm" svg:height="0.202cm" svg:x="25.67cm" svg:y="13.498cm">
              <text:p/>
            </draw:rect>
            <draw:ellipse draw:style-name="gr33" draw:text-style-name="P1" draw:layer="layout" svg:width="0.18cm" svg:height="0.2cm" svg:x="25.57cm" svg:y="13.5cm">
              <text:p/>
            </draw:ellipse>
            <draw:ellipse draw:style-name="gr33" draw:text-style-name="P1" draw:layer="layout" svg:width="0.18cm" svg:height="0.2cm" svg:x="26.27cm" svg:y="13.5cm">
              <text:p/>
            </draw:ellipse>
          </draw:g>
          <draw:frame draw:style-name="gr34" draw:text-style-name="P7" draw:layer="layout" svg:width="0.815cm" svg:height="0.53cm" svg:x="25.63cm" svg:y="13.63cm">
            <draw:text-box>
              <text:p><text:span text:style-name="T6">N8</text:span></text:p>
            </draw:text-box>
          </draw:frame>
        </draw:g>
        <draw:frame draw:style-name="gr35" draw:text-style-name="P7" draw:layer="layout" svg:width="0.803cm" svg:height="0.809cm" svg:x="25.611cm" svg:y="12.422cm">
          <draw:text-box>
            <text:p><text:span text:style-name="T6">F8</text:span></text:p>
            <text:p><text:span text:style-name="T6">6A</text:span></text:p>
          </draw:text-box>
        </draw:frame>
        <draw:line draw:style-name="gr2" draw:text-style-name="P1" draw:layer="layout" svg:x1="22.65cm" svg:y1="14.846cm" svg:x2="22.653cm" svg:y2="14.26cm">
          <text:p/>
        </draw:line>
        <draw:line draw:style-name="gr12" draw:text-style-name="P1" draw:layer="layout" svg:x1="22.65cm" svg:y1="14.845cm" svg:x2="25.21cm" svg:y2="14.845cm">
          <text:p/>
        </draw:line>
        <draw:frame draw:style-name="gr36" draw:text-style-name="P7" draw:layer="layout" svg:width="1.713cm" svg:height="0.53cm" svg:x="25.31cm" svg:y="14.311cm">
          <draw:text-box>
            <text:p><text:span text:style-name="T6">See Sht 23</text:span></text:p>
          </draw:text-box>
        </draw:frame>
        <draw:frame draw:style-name="gr37" draw:text-style-name="P7" draw:layer="layout" svg:width="1.344cm" svg:height="0.809cm" svg:x="25.411cm" svg:y="9.47cm">
          <draw:text-box>
            <text:p><text:span text:style-name="T6">PLC</text:span></text:p>
            <text:p><text:span text:style-name="T6">SLOT 2</text:span></text:p>
          </draw:text-box>
        </draw:frame>
        <draw:frame draw:style-name="gr38" draw:text-style-name="P9" draw:layer="layout" svg:width="0.625cm" svg:height="0.497cm" svg:x="23.866cm" svg:y="12.8cm">
          <draw:text-box>
            <text:p><text:span text:style-name="T8">1</text:span></text:p>
          </draw:text-box>
        </draw:frame>
        <draw:frame draw:style-name="gr38" draw:text-style-name="P9" draw:layer="layout" svg:width="0.625cm" svg:height="0.497cm" svg:x="23.866cm" svg:y="13.22cm">
          <draw:text-box>
            <text:p><text:span text:style-name="T8">3</text:span></text:p>
          </draw:text-box>
        </draw:frame>
        <draw:frame draw:style-name="gr38" draw:text-style-name="P9" draw:layer="layout" svg:width="0.625cm" svg:height="0.497cm" svg:x="22.847cm" svg:y="12.801cm">
          <draw:text-box>
            <text:p><text:span text:style-name="T8">2</text:span></text:p>
          </draw:text-box>
        </draw:frame>
        <draw:frame draw:style-name="gr38" draw:text-style-name="P9" draw:layer="layout" svg:width="0.625cm" svg:height="0.497cm" svg:x="22.847cm" svg:y="13.221cm">
          <draw:text-box>
            <text:p><text:span text:style-name="T8">4</text:span></text:p>
          </draw:text-box>
        </draw:frame>
        <draw:frame draw:style-name="gr39" draw:text-style-name="P9" draw:layer="layout" svg:width="0.756cm" svg:height="0.497cm" svg:x="23.89cm" svg:y="13.88cm">
          <draw:text-box>
            <text:p><text:span text:style-name="T8">A1</text:span></text:p>
          </draw:text-box>
        </draw:frame>
        <draw:frame draw:style-name="gr39" draw:text-style-name="P9" draw:layer="layout" svg:width="0.756cm" svg:height="0.497cm" svg:x="22.708cm" svg:y="13.86cm">
          <draw:text-box>
            <text:p><text:span text:style-name="T8">A2</text:span></text:p>
          </draw:text-box>
        </draw:frame>
        <draw:frame draw:style-name="gr40" draw:text-style-name="P9" draw:layer="layout" svg:width="1.082cm" svg:height="0.497cm" svg:x="24.281cm" svg:y="13.88cm">
          <draw:text-box>
            <text:p><text:span text:style-name="T8">SD/44</text:span></text:p>
          </draw:text-box>
        </draw:frame>
        <draw:frame draw:style-name="gr40" draw:text-style-name="P9" draw:layer="layout" svg:width="1.082cm" svg:height="0.497cm" svg:x="24.303cm" svg:y="14.43cm">
          <draw:text-box>
            <text:p><text:span text:style-name="T8">SD/31</text:span></text:p>
          </draw:text-box>
        </draw:frame>
        <draw:frame draw:style-name="gr41" draw:text-style-name="P9" draw:layer="layout" svg:width="1.057cm" svg:height="0.497cm" svg:x="21.625cm" svg:y="12.85cm">
          <draw:text-box>
            <text:p><text:span text:style-name="T8">500/4</text:span></text:p>
          </draw:text-box>
        </draw:frame>
        <draw:frame draw:style-name="gr41" draw:text-style-name="P9" draw:layer="layout" svg:width="1.057cm" svg:height="0.497cm" svg:x="21.41cm" svg:y="10.323cm">
          <draw:text-box>
            <text:p><text:span text:style-name="T8">500/3</text:span></text:p>
          </draw:text-box>
        </draw:frame>
        <draw:frame draw:style-name="gr42" draw:text-style-name="P9" draw:layer="layout" svg:width="0.731cm" svg:height="0.497cm" svg:x="24.317cm" svg:y="12.883cm">
          <draw:text-box>
            <text:p><text:span text:style-name="T8">L8</text:span></text:p>
          </draw:text-box>
        </draw:frame>
        <draw:frame draw:style-name="gr43" draw:text-style-name="P9" draw:layer="layout" svg:width="0.769cm" svg:height="0.497cm" svg:x="24.302cm" svg:y="13.24cm">
          <draw:text-box>
            <text:p><text:span text:style-name="T8">N8</text:span></text:p>
          </draw:text-box>
        </draw:frame>
        <draw:line draw:style-name="gr2" draw:text-style-name="P1" draw:layer="layout" svg:x1="21.094cm" svg:y1="10.958cm" svg:x2="20.89cm" svg:y2="10.79cm">
          <text:p/>
        </draw:line>
        <draw:line draw:style-name="gr2" draw:text-style-name="P1" draw:layer="layout" svg:x1="20.78cm" svg:y1="9.815cm" svg:x2="21.08cm" svg:y2="9.815cm">
          <text:p/>
        </draw:line>
        <draw:line draw:style-name="gr2" draw:text-style-name="P1" draw:layer="layout" svg:x1="21.095cm" svg:y1="10.94cm" svg:x2="21.095cm" svg:y2="9.81cm">
          <text:p/>
        </draw:line>
        <draw:line draw:style-name="gr2" draw:text-style-name="P1" draw:layer="layout" svg:x1="20.889cm" svg:y1="10.79cm" svg:x2="20.889cm" svg:y2="10.34cm">
          <text:p/>
        </draw:line>
        <draw:line draw:style-name="gr2" draw:text-style-name="P1" draw:layer="layout" svg:x1="19.74cm" svg:y1="10.34cm" svg:x2="20.89cm" svg:y2="10.34cm">
          <text:p/>
        </draw:line>
        <draw:g>
          <draw:rect draw:style-name="gr32" draw:text-style-name="P2" draw:layer="layout" svg:width="0.71cm" svg:height="0.202cm" svg:x="19.784cm" svg:y="9.541cm">
            <text:p/>
          </draw:rect>
          <draw:ellipse draw:style-name="gr33" draw:text-style-name="P1" draw:layer="layout" svg:width="0.18cm" svg:height="0.2cm" svg:x="19.684cm" svg:y="9.543cm">
            <text:p/>
          </draw:ellipse>
          <draw:ellipse draw:style-name="gr33" draw:text-style-name="P1" draw:layer="layout" svg:width="0.18cm" svg:height="0.2cm" svg:x="20.384cm" svg:y="9.543cm">
            <text:p/>
          </draw:ellipse>
        </draw:g>
        <draw:frame draw:style-name="gr44" draw:text-style-name="P7" draw:layer="layout" svg:width="1.074cm" svg:height="0.53cm" svg:x="19.584cm" svg:y="9.623cm">
          <draw:text-box>
            <text:p><text:span text:style-name="T6">LK10</text:span></text:p>
          </draw:text-box>
        </draw:frame>
        <draw:rect draw:style-name="gr11" draw:text-style-name="P2" draw:layer="layout" svg:width="0.96cm" svg:height="0.3cm" svg:x="24.536cm" svg:y="9.96cm">
          <text:p text:style-name="P1"><text:span text:style-name="T6">OUT 3</text:span></text:p>
        </draw:rect>
        <draw:rect draw:style-name="gr11" draw:text-style-name="P2" draw:layer="layout" svg:width="0.96cm" svg:height="0.37cm" svg:x="24.548cm" svg:y="9.419cm">
          <text:p text:style-name="P1"><text:span text:style-name="T6">COM</text:span></text:p>
        </draw:rect>
        <draw:line draw:style-name="gr2" draw:text-style-name="P1" draw:layer="layout" svg:x1="21.63cm" svg:y1="10.93cm" svg:x2="21.63cm" svg:y2="10.11cm">
          <text:p/>
        </draw:line>
        <draw:line draw:style-name="gr2" draw:text-style-name="P1" draw:layer="layout" svg:x1="21.638cm" svg:y1="10.119cm" svg:x2="24.55cm" svg:y2="10.12cm">
          <text:p/>
        </draw:line>
        <draw:line draw:style-name="gr2" draw:text-style-name="P1" draw:layer="layout" svg:x1="20.783cm" svg:y1="9.807cm" svg:x2="20.579cm" svg:y2="9.639cm">
          <text:p/>
        </draw:line>
        <draw:line draw:style-name="gr2" draw:text-style-name="P1" draw:layer="layout" svg:x1="20.78cm" svg:y1="9.815cm" svg:x2="21.08cm" svg:y2="9.815cm">
          <text:p/>
        </draw:line>
        <draw:frame draw:style-name="gr45" draw:text-style-name="P9" draw:layer="layout" svg:width="0.98cm" svg:height="0.497cm" svg:x="23.495cm" svg:y="9.223cm">
          <draw:text-box>
            <text:p><text:span text:style-name="T8">LK10</text:span></text:p>
          </draw:text-box>
        </draw:frame>
        <draw:line draw:style-name="gr28" draw:text-style-name="P1" draw:layer="layout" svg:x1="2.102cm" svg:y1="5.811cm" svg:x2="5.652cm" svg:y2="5.811cm">
          <text:p/>
        </draw:line>
        <draw:line draw:style-name="gr28" draw:text-style-name="P1" draw:layer="layout" svg:x1="2.152cm" svg:y1="5.4cm" svg:x2="5.652cm" svg:y2="5.4cm">
          <text:p/>
        </draw:line>
        <draw:frame draw:style-name="gr17" draw:text-style-name="P2" draw:layer="layout" svg:width="1.07cm" svg:height="0.53cm" svg:x="3.742cm" svg:y="4.95cm">
          <draw:text-box>
            <text:p text:style-name="P1"><text:span text:style-name="T6">TE1</text:span></text:p>
          </draw:text-box>
        </draw:frame>
        <draw:line draw:style-name="gr2" draw:text-style-name="P1" draw:layer="layout" svg:x1="6.86cm" svg:y1="7.532cm" svg:x2="7.59cm" svg:y2="7.532cm">
          <text:p/>
        </draw:line>
        <draw:line draw:style-name="gr2" draw:text-style-name="P1" draw:layer="layout" svg:x1="7.583cm" svg:y1="9.81cm" svg:x2="7.583cm" svg:y2="7.37cm">
          <text:p/>
        </draw:line>
        <draw:line draw:style-name="gr2" draw:text-style-name="P1" draw:layer="layout" svg:x1="6.86cm" svg:y1="7.949cm" svg:x2="7.59cm" svg:y2="7.949cm">
          <text:p/>
        </draw:line>
        <draw:g>
          <draw:ellipse draw:style-name="gr20" draw:text-style-name="P1" draw:layer="layout" svg:width="0.28cm" svg:height="0.27cm" svg:x="6.569cm" svg:y="7.814cm">
            <text:p/>
          </draw:ellipse>
          <draw:rect draw:style-name="gr21" draw:text-style-name="P1" draw:layer="layout" svg:width="0.23cm" svg:height="0.37cm" svg:x="6.47cm" svg:y="7.754cm">
            <text:p/>
          </draw:rect>
        </draw:g>
        <draw:line draw:style-name="gr28" draw:text-style-name="P1" draw:layer="layout" svg:x1="3.163cm" svg:y1="7.951cm" svg:x2="6.713cm" svg:y2="7.951cm">
          <text:p/>
        </draw:line>
        <draw:g>
          <draw:ellipse draw:style-name="gr20" draw:text-style-name="P1" draw:layer="layout" svg:width="0.28cm" svg:height="0.27cm" svg:x="6.57cm" svg:y="7.39cm">
            <text:p/>
          </draw:ellipse>
          <draw:rect draw:style-name="gr21" draw:text-style-name="P1" draw:layer="layout" svg:width="0.23cm" svg:height="0.37cm" svg:x="6.471cm" svg:y="7.33cm">
            <text:p/>
          </draw:rect>
        </draw:g>
        <draw:line draw:style-name="gr28" draw:text-style-name="P1" draw:layer="layout" svg:x1="5.552cm" svg:y1="7.54cm" svg:x2="6.713cm" svg:y2="7.54cm">
          <text:p/>
        </draw:line>
        <draw:line draw:style-name="gr2" draw:text-style-name="P1" draw:layer="layout" svg:x1="6.86cm" svg:y1="8.365cm" svg:x2="7.59cm" svg:y2="8.365cm">
          <text:p/>
        </draw:line>
        <draw:line draw:style-name="gr2" draw:text-style-name="P1" draw:layer="layout" svg:x1="6.86cm" svg:y1="8.782cm" svg:x2="7.59cm" svg:y2="8.782cm">
          <text:p/>
        </draw:line>
        <draw:g>
          <draw:ellipse draw:style-name="gr20" draw:text-style-name="P1" draw:layer="layout" svg:width="0.28cm" svg:height="0.27cm" svg:x="6.569cm" svg:y="8.647cm">
            <text:p/>
          </draw:ellipse>
          <draw:rect draw:style-name="gr21" draw:text-style-name="P1" draw:layer="layout" svg:width="0.23cm" svg:height="0.37cm" svg:x="6.47cm" svg:y="8.587cm">
            <text:p/>
          </draw:rect>
        </draw:g>
        <draw:g>
          <draw:ellipse draw:style-name="gr20" draw:text-style-name="P1" draw:layer="layout" svg:width="0.28cm" svg:height="0.27cm" svg:x="6.57cm" svg:y="8.223cm">
            <text:p/>
          </draw:ellipse>
          <draw:rect draw:style-name="gr21" draw:text-style-name="P1" draw:layer="layout" svg:width="0.23cm" svg:height="0.37cm" svg:x="6.471cm" svg:y="8.163cm">
            <text:p/>
          </draw:rect>
        </draw:g>
        <draw:line draw:style-name="gr28" draw:text-style-name="P1" draw:layer="layout" svg:x1="3.172cm" svg:y1="8.376cm" svg:x2="6.713cm" svg:y2="8.376cm">
          <text:p/>
        </draw:line>
        <draw:frame draw:style-name="gr17" draw:text-style-name="P2" draw:layer="layout" svg:width="0.84cm" svg:height="0.53cm" svg:x="3.872cm" svg:y="7.23cm">
          <draw:text-box>
            <text:p text:style-name="P1"><text:span text:style-name="T6">TE</text:span></text:p>
          </draw:text-box>
        </draw:frame>
        <draw:line draw:style-name="gr2" draw:text-style-name="P1" draw:layer="layout" svg:x1="6.86cm" svg:y1="9.21cm" svg:x2="7.59cm" svg:y2="9.21cm">
          <text:p/>
        </draw:line>
        <draw:line draw:style-name="gr2" draw:text-style-name="P1" draw:layer="layout" svg:x1="6.86cm" svg:y1="9.627cm" svg:x2="7.59cm" svg:y2="9.627cm">
          <text:p/>
        </draw:line>
        <draw:g>
          <draw:ellipse draw:style-name="gr20" draw:text-style-name="P1" draw:layer="layout" svg:width="0.28cm" svg:height="0.27cm" svg:x="6.569cm" svg:y="9.492cm">
            <text:p/>
          </draw:ellipse>
          <draw:rect draw:style-name="gr21" draw:text-style-name="P1" draw:layer="layout" svg:width="0.23cm" svg:height="0.37cm" svg:x="6.47cm" svg:y="9.432cm">
            <text:p/>
          </draw:rect>
        </draw:g>
        <draw:g>
          <draw:ellipse draw:style-name="gr20" draw:text-style-name="P1" draw:layer="layout" svg:width="0.28cm" svg:height="0.27cm" svg:x="6.57cm" svg:y="9.068cm">
            <text:p/>
          </draw:ellipse>
          <draw:rect draw:style-name="gr21" draw:text-style-name="P1" draw:layer="layout" svg:width="0.23cm" svg:height="0.37cm" svg:x="6.471cm" svg:y="9.008cm">
            <text:p/>
          </draw:rect>
        </draw:g>
        <draw:rect draw:style-name="gr32" draw:text-style-name="P2" draw:layer="layout" svg:width="1.24cm" svg:height="0.27cm" svg:x="3.922cm" svg:y="7.81cm">
          <text:p/>
        </draw:rect>
        <draw:line draw:style-name="gr28" draw:text-style-name="P1" draw:layer="layout" svg:x1="5.552cm" svg:y1="7.54cm" svg:x2="5.552cm" svg:y2="7.98cm">
          <text:p/>
        </draw:line>
        <draw:frame draw:style-name="gr1" draw:text-style-name="P2" draw:layer="layout" svg:width="0.42cm" svg:height="0.539cm" svg:x="4.804cm" svg:y="7.676cm">
          <draw:text-box>
            <text:p text:style-name="P1"><text:span text:style-name="T1">T</text:span></text:p>
          </draw:text-box>
        </draw:frame>
        <draw:line draw:style-name="gr2" draw:text-style-name="P1" draw:layer="layout" svg:x1="3.932cm" svg:y1="8.19cm" svg:x2="4.662cm" svg:y2="7.7cm">
          <text:p/>
        </draw:line>
        <draw:line draw:style-name="gr2" draw:text-style-name="P1" draw:layer="layout" svg:x1="4.662cm" svg:y1="7.69cm" svg:x2="4.912cm" svg:y2="7.69cm">
          <text:p/>
        </draw:line>
        <draw:circle draw:style-name="gr46" draw:text-style-name="P1" draw:layer="layout" svg:width="0.07cm" svg:height="0.07cm" svg:x="3.462cm" svg:y="7.92cm">
          <text:p/>
        </draw:circle>
        <draw:line draw:style-name="gr2" draw:text-style-name="P1" draw:layer="layout" svg:x1="3.166cm" svg:y1="8.39cm" svg:x2="3.166cm" svg:y2="7.96cm">
          <text:p/>
        </draw:line>
        <draw:frame draw:style-name="gr17" draw:text-style-name="P2" draw:layer="layout" svg:width="1.36cm" svg:height="0.53cm" svg:x="1.71cm" svg:y="7.88cm">
          <draw:text-box>
            <text:p text:style-name="P1"><text:span text:style-name="T6">SPARE</text:span></text:p>
          </draw:text-box>
        </draw:frame>
        <draw:line draw:style-name="gr28" draw:text-style-name="P1" draw:layer="layout" svg:x1="3.143cm" svg:y1="9.201cm" svg:x2="6.693cm" svg:y2="9.201cm">
          <text:p/>
        </draw:line>
        <draw:line draw:style-name="gr28" draw:text-style-name="P1" draw:layer="layout" svg:x1="5.532cm" svg:y1="8.79cm" svg:x2="6.693cm" svg:y2="8.79cm">
          <text:p/>
        </draw:line>
        <draw:line draw:style-name="gr28" draw:text-style-name="P1" draw:layer="layout" svg:x1="3.152cm" svg:y1="9.626cm" svg:x2="6.693cm" svg:y2="9.626cm">
          <text:p/>
        </draw:line>
        <draw:frame draw:style-name="gr17" draw:text-style-name="P2" draw:layer="layout" svg:width="0.84cm" svg:height="0.53cm" svg:x="3.852cm" svg:y="8.48cm">
          <draw:text-box>
            <text:p text:style-name="P1"><text:span text:style-name="T6">TE</text:span></text:p>
          </draw:text-box>
        </draw:frame>
        <draw:rect draw:style-name="gr32" draw:text-style-name="P2" draw:layer="layout" svg:width="1.24cm" svg:height="0.27cm" svg:x="3.902cm" svg:y="9.06cm">
          <text:p/>
        </draw:rect>
        <draw:line draw:style-name="gr28" draw:text-style-name="P1" draw:layer="layout" svg:x1="5.532cm" svg:y1="8.79cm" svg:x2="5.532cm" svg:y2="9.23cm">
          <text:p/>
        </draw:line>
        <draw:frame draw:style-name="gr1" draw:text-style-name="P2" draw:layer="layout" svg:width="0.42cm" svg:height="0.539cm" svg:x="4.784cm" svg:y="8.926cm">
          <draw:text-box>
            <text:p text:style-name="P1"><text:span text:style-name="T1">T</text:span></text:p>
          </draw:text-box>
        </draw:frame>
        <draw:line draw:style-name="gr2" draw:text-style-name="P1" draw:layer="layout" svg:x1="3.912cm" svg:y1="9.44cm" svg:x2="4.642cm" svg:y2="8.95cm">
          <text:p/>
        </draw:line>
        <draw:line draw:style-name="gr2" draw:text-style-name="P1" draw:layer="layout" svg:x1="4.642cm" svg:y1="8.94cm" svg:x2="4.892cm" svg:y2="8.94cm">
          <text:p/>
        </draw:line>
        <draw:circle draw:style-name="gr46" draw:text-style-name="P1" draw:layer="layout" svg:width="0.07cm" svg:height="0.07cm" svg:x="3.442cm" svg:y="9.17cm">
          <text:p/>
        </draw:circle>
        <draw:line draw:style-name="gr2" draw:text-style-name="P1" draw:layer="layout" svg:x1="3.146cm" svg:y1="9.64cm" svg:x2="3.146cm" svg:y2="9.21cm">
          <text:p/>
        </draw:line>
        <draw:frame draw:style-name="gr47" draw:text-style-name="P2" draw:layer="layout" svg:width="1.66cm" svg:height="0.809cm" svg:x="1.69cm" svg:y="9.13cm">
          <draw:text-box>
            <text:p text:style-name="P1"><text:span text:style-name="T6">TZA 501</text:span></text:p>
          </draw:text-box>
        </draw:frame>
        <draw:frame draw:style-name="gr1" draw:text-style-name="P2" draw:layer="layout" svg:width="1.17cm" svg:height="0.539cm" svg:x="5.6cm" svg:y="7.12cm">
          <draw:text-box>
            <text:p text:style-name="P1"><text:span text:style-name="T1">RD1</text:span></text:p>
          </draw:text-box>
        </draw:frame>
        <draw:frame draw:style-name="gr1" draw:text-style-name="P2" draw:layer="layout" svg:width="1.32cm" svg:height="0.539cm" svg:x="5.58cm" svg:y="7.521cm">
          <draw:text-box>
            <text:p text:style-name="P1"><text:span text:style-name="T1">RD1</text:span></text:p>
          </draw:text-box>
        </draw:frame>
        <draw:frame draw:style-name="gr1" draw:text-style-name="P2" draw:layer="layout" svg:width="1.201cm" svg:height="0.539cm" svg:x="5.569cm" svg:y="8.81cm">
          <draw:text-box>
            <text:p text:style-name="P1"><text:span text:style-name="T1">RD2</text:span></text:p>
          </draw:text-box>
        </draw:frame>
        <draw:frame draw:style-name="gr48" draw:text-style-name="P2" draw:layer="layout" svg:width="1.251cm" svg:height="0.57cm" svg:x="5.569cm" svg:y="9.21cm">
          <draw:text-box>
            <text:p text:style-name="P1"><text:span text:style-name="T1">WE2</text:span></text:p>
          </draw:text-box>
        </draw:frame>
        <draw:line draw:style-name="gr49" draw:text-style-name="P1" draw:layer="layout" svg:x1="3.164cm" svg:y1="12.952cm" svg:x2="5.57cm" svg:y2="12.96cm">
          <text:p/>
        </draw:line>
        <draw:line draw:style-name="gr49" draw:text-style-name="P1" draw:layer="layout" svg:x1="3.173cm" svg:y1="13.387cm" svg:x2="5.32cm" svg:y2="13.387cm">
          <text:p/>
        </draw:line>
        <draw:frame draw:style-name="gr17" draw:text-style-name="P2" draw:layer="layout" svg:width="0.62cm" svg:height="0.53cm" svg:x="4.02cm" svg:y="12.4cm">
          <draw:text-box>
            <text:p text:style-name="P1"><text:span text:style-name="T6">H</text:span></text:p>
          </draw:text-box>
        </draw:frame>
        <draw:rect draw:style-name="gr32" draw:text-style-name="P2" draw:layer="layout" svg:width="1.24cm" svg:height="0.27cm" svg:x="3.723cm" svg:y="12.811cm">
          <text:p/>
        </draw:rect>
        <draw:line draw:style-name="gr2" draw:text-style-name="P1" draw:layer="layout" svg:x1="3.167cm" svg:y1="13.391cm" svg:x2="3.167cm" svg:y2="12.961cm">
          <text:p/>
        </draw:line>
        <draw:frame draw:style-name="gr17" draw:text-style-name="P2" draw:layer="layout" svg:width="1.36cm" svg:height="0.53cm" svg:x="1.711cm" svg:y="12.881cm">
          <draw:text-box>
            <text:p text:style-name="P1"><text:span text:style-name="T6">SPARE</text:span></text:p>
          </draw:text-box>
        </draw:frame>
        <draw:line draw:style-name="gr49" draw:text-style-name="P1" draw:layer="layout" svg:x1="3.144cm" svg:y1="13.996cm" svg:x2="7.4cm" svg:y2="14cm">
          <text:p/>
        </draw:line>
        <draw:line draw:style-name="gr49" draw:text-style-name="P1" draw:layer="layout" svg:x1="5.199cm" svg:y1="14.815cm" svg:x2="7.42cm" svg:y2="14.815cm">
          <text:p/>
        </draw:line>
        <draw:line draw:style-name="gr49" draw:text-style-name="P1" draw:layer="layout" svg:x1="3.153cm" svg:y1="14.428cm" svg:x2="7.4cm" svg:y2="14.43cm">
          <text:p/>
        </draw:line>
        <draw:frame draw:style-name="gr17" draw:text-style-name="P2" draw:layer="layout" svg:width="0.603cm" svg:height="0.53cm" svg:x="4.027cm" svg:y="13.447cm">
          <draw:text-box>
            <text:p text:style-name="P1"><text:span text:style-name="T6">H</text:span></text:p>
          </draw:text-box>
        </draw:frame>
        <draw:line draw:style-name="gr49" draw:text-style-name="P1" draw:layer="layout" svg:x1="5.57cm" svg:y1="12.96cm" svg:x2="5.56cm" svg:y2="13.81cm">
          <text:p/>
        </draw:line>
        <draw:line draw:style-name="gr2" draw:text-style-name="P1" draw:layer="layout" svg:x1="3.147cm" svg:y1="14.441cm" svg:x2="3.147cm" svg:y2="14.011cm">
          <text:p/>
        </draw:line>
        <draw:frame draw:style-name="gr47" draw:text-style-name="P2" draw:layer="layout" svg:width="1.66cm" svg:height="0.809cm" svg:x="1.691cm" svg:y="13.931cm">
          <draw:text-box>
            <text:p text:style-name="P1"><text:span text:style-name="T6">TZA 501</text:span></text:p>
          </draw:text-box>
        </draw:frame>
        <draw:frame draw:style-name="gr50" draw:text-style-name="P10" draw:layer="layout" svg:width="1.07cm" svg:height="0.493cm" svg:x="6.48cm" svg:y="13.649cm">
          <draw:text-box>
            <text:p text:style-name="P1"><text:span text:style-name="T9">500/6</text:span></text:p>
          </draw:text-box>
        </draw:frame>
        <draw:frame draw:style-name="gr50" draw:text-style-name="P11" draw:layer="layout" svg:width="1.07cm" svg:height="0.493cm" svg:x="6.48cm" svg:y="14.061cm">
          <draw:text-box>
            <text:p text:style-name="P1"><text:span text:style-name="T10">500/5</text:span></text:p>
          </draw:text-box>
        </draw:frame>
        <draw:frame draw:style-name="gr50" draw:text-style-name="P11" draw:layer="layout" svg:width="0.405cm" svg:height="0.493cm" svg:x="6.813cm" svg:y="14.461cm">
          <draw:text-box>
            <text:p text:style-name="P1"><text:span text:style-name="T10">E</text:span></text:p>
          </draw:text-box>
        </draw:frame>
        <draw:rect draw:style-name="gr32" draw:text-style-name="P2" draw:layer="layout" svg:width="0.167cm" svg:height="0.27cm" svg:x="3.723cm" svg:y="12.811cm">
          <text:p/>
        </draw:rect>
        <draw:rect draw:style-name="gr32" draw:text-style-name="P2" draw:layer="layout" svg:width="0.167cm" svg:height="0.27cm" svg:x="4.824cm" svg:y="12.811cm">
          <text:p/>
        </draw:rect>
        <draw:rect draw:style-name="gr32" draw:text-style-name="P2" draw:layer="layout" svg:width="1.24cm" svg:height="0.27cm" svg:x="3.723cm" svg:y="13.855cm">
          <text:p/>
        </draw:rect>
        <draw:rect draw:style-name="gr32" draw:text-style-name="P2" draw:layer="layout" svg:width="0.167cm" svg:height="0.27cm" svg:x="3.723cm" svg:y="13.855cm">
          <text:p/>
        </draw:rect>
        <draw:rect draw:style-name="gr32" draw:text-style-name="P2" draw:layer="layout" svg:width="0.167cm" svg:height="0.27cm" svg:x="4.824cm" svg:y="13.855cm">
          <text:p/>
        </draw:rect>
        <draw:line draw:style-name="gr49" draw:text-style-name="P1" draw:layer="layout" svg:x1="5.32cm" svg:y1="14.271cm" svg:x2="5.32cm" svg:y2="13.39cm">
          <text:p/>
        </draw:line>
        <draw:line draw:style-name="gr2" draw:text-style-name="P1" draw:layer="layout" svg:x1="5.183cm" svg:y1="15.09cm" svg:x2="5.183cm" svg:y2="14.82cm">
          <text:p/>
        </draw:line>
        <draw:g>
          <draw:line draw:style-name="gr2" draw:text-style-name="P1" draw:layer="layout" svg:x1="4.99cm" svg:y1="15.083cm" svg:x2="5.39cm" svg:y2="15.083cm">
            <text:p/>
          </draw:line>
          <draw:line draw:style-name="gr2" draw:text-style-name="P1" draw:layer="layout" svg:x1="5.04cm" svg:y1="15.159cm" svg:x2="5.34cm" svg:y2="15.159cm">
            <text:p/>
          </draw:line>
          <draw:line draw:style-name="gr2" draw:text-style-name="P1" draw:layer="layout" svg:x1="5.09cm" svg:y1="15.239cm" svg:x2="5.29cm" svg:y2="15.239cm">
            <text:p/>
          </draw:line>
          <draw:line draw:style-name="gr2" draw:text-style-name="P1" draw:layer="layout" svg:x1="5.14cm" svg:y1="15.331cm" svg:x2="5.24cm" svg:y2="15.331cm">
            <text:p/>
          </draw:line>
        </draw:g>
        <draw:rect draw:style-name="gr51" draw:text-style-name="P2" draw:layer="layout" svg:width="0.74cm" svg:height="1.55cm" svg:x="5.89cm" svg:y="13.48cm">
          <text:p/>
        </draw:rect>
        <draw:circle draw:style-name="gr46" draw:text-style-name="P1" draw:layer="layout" svg:width="0.07cm" svg:height="0.07cm" svg:x="6.246cm" svg:y="14.397cm">
          <text:p/>
        </draw:circle>
        <draw:circle draw:style-name="gr46" draw:text-style-name="P1" draw:layer="layout" svg:width="0.07cm" svg:height="0.07cm" svg:x="6.242cm" svg:y="14.77cm">
          <text:p/>
        </draw:circle>
        <draw:frame draw:style-name="gr17" draw:text-style-name="P2" draw:layer="layout" svg:width="1.36cm" svg:height="0.53cm" svg:x="5.62cm" svg:y="13.08cm">
          <draw:text-box>
            <text:p text:style-name="P1"><text:span text:style-name="T6">BAY JB</text:span></text:p>
          </draw:text-box>
        </draw:frame>
        <draw:circle draw:style-name="gr46" draw:text-style-name="P1" draw:layer="layout" svg:width="0.07cm" svg:height="0.07cm" svg:x="6.246cm" svg:y="13.964cm">
          <text:p/>
        </draw:circle>
        <draw:line draw:style-name="gr2" draw:text-style-name="P1" draw:layer="layout" svg:x1="7.41cm" svg:y1="13.92cm" svg:x2="7.41cm" svg:y2="14.86cm">
          <text:p/>
        </draw:line>
        <draw:line draw:style-name="gr49" draw:text-style-name="P1" draw:layer="layout" svg:x1="5.309cm" svg:y1="14.26cm" svg:x2="6.13cm" svg:y2="14.26cm">
          <text:p/>
        </draw:line>
        <draw:line draw:style-name="gr49" draw:text-style-name="P1" draw:layer="layout" svg:x1="5.56cm" svg:y1="13.824cm" svg:x2="6.071cm" svg:y2="13.824cm">
          <text:p/>
        </draw:line>
        <draw:line draw:style-name="gr2" draw:text-style-name="P1" draw:layer="layout" svg:x1="6.271cm" svg:y1="14.007cm" svg:x2="6.084cm" svg:y2="13.82cm">
          <text:p/>
        </draw:line>
        <draw:line draw:style-name="gr2" draw:text-style-name="P1" draw:layer="layout" svg:x1="6.279cm" svg:y1="14.422cm" svg:x2="6.113cm" svg:y2="14.256cm">
          <text:p/>
        </draw:line>
        <draw:rect draw:style-name="gr4" draw:text-style-name="P4" draw:layer="layout" svg:width="1.84cm" svg:height="0.4cm" svg:x="25.226cm" svg:y="18.35cm">
          <text:p text:style-name="P1"><text:span text:style-name="T3">Sht 10 of 30</text:span></text:p>
        </draw:rect>
        <draw:rect draw:style-name="gr4" draw:text-style-name="P4" draw:layer="layout" svg:width="1.6cm" svg:height="0.4cm" svg:x="27.066cm" svg:y="18.344cm">
          <text:p text:style-name="P1"><text:span text:style-name="T3">REV. A</text:span></text:p>
        </draw:rect>
        <draw:rect draw:style-name="gr5" draw:text-style-name="P5" draw:layer="layout" svg:width="7.86cm" svg:height="0.4cm" svg:x="20.808cm" svg:y="18.751cm">
          <text:p/>
        </draw:rect>
        <draw:frame draw:style-name="gr52" draw:text-style-name="P6" draw:layer="layout" svg:width="2.094cm" svg:height="0.569cm" svg:x="20.698cm" svg:y="18.691cm">
          <draw:text-box>
            <text:p><text:span text:style-name="T4">LOOP REF :</text:span></text:p>
          </draw:text-box>
        </draw:frame>
        <draw:frame draw:style-name="gr53" draw:text-style-name="P6" draw:layer="layout" svg:width="3.131cm" svg:height="0.569cm" svg:x="22.718cm" svg:y="18.703cm">
          <draw:text-box>
            <text:p><text:span text:style-name="T4">TICR 500 &amp; TZA 501</text:span></text:p>
          </draw:text-box>
        </draw:frame>
        <draw:rect draw:style-name="gr5" draw:text-style-name="P5" draw:layer="layout" svg:width="7.9cm" svg:height="0.4cm" svg:x="20.8cm" svg:y="19.147cm">
          <text:p/>
        </draw:rect>
        <draw:frame draw:style-name="gr54" draw:text-style-name="P6" draw:layer="layout" svg:width="2.331cm" svg:height="0.569cm" svg:x="20.69cm" svg:y="19.099cm">
          <draw:text-box>
            <text:p><text:span text:style-name="T4">PLANT ITEM :</text:span></text:p>
          </draw:text-box>
        </draw:frame>
        <draw:frame draw:style-name="gr55" draw:text-style-name="P6" draw:layer="layout" svg:width="2.754cm" svg:height="0.569cm" svg:x="22.71cm" svg:y="19.083cm">
          <draw:text-box>
            <text:p><text:span text:style-name="T4">............................</text:span></text:p>
          </draw:text-box>
        </draw:frame>
        <draw:rect draw:style-name="gr5" draw:text-style-name="P5" draw:layer="layout" svg:width="2.51cm" svg:height="0.4cm" svg:x="20.788cm" svg:y="19.551cm">
          <text:p/>
        </draw:rect>
        <draw:frame draw:style-name="gr56" draw:text-style-name="P6" draw:layer="layout" svg:width="1.747cm" svg:height="0.569cm" svg:x="20.678cm" svg:y="19.503cm">
          <draw:text-box>
            <text:p><text:span text:style-name="T4">WORKS :</text:span></text:p>
          </draw:text-box>
        </draw:frame>
        <draw:frame draw:style-name="gr57" draw:text-style-name="P6" draw:layer="layout" svg:width="1.442cm" svg:height="0.569cm" svg:x="21.998cm" svg:y="19.503cm">
          <draw:text-box>
            <text:p><text:span text:style-name="T4">HEATH</text:span></text:p>
          </draw:text-box>
        </draw:frame>
        <draw:rect draw:style-name="gr5" draw:text-style-name="P5" draw:layer="layout" svg:width="5.42cm" svg:height="0.4cm" svg:x="23.294cm" svg:y="19.559cm">
          <text:p/>
        </draw:rect>
        <draw:frame draw:style-name="gr58" draw:text-style-name="P6" draw:layer="layout" svg:width="1.573cm" svg:height="0.569cm" svg:x="23.2cm" svg:y="19.511cm">
          <draw:text-box>
            <text:p><text:span text:style-name="T4">PLANT :</text:span></text:p>
          </draw:text-box>
        </draw:frame>
        <draw:frame draw:style-name="gr59" draw:text-style-name="P6" draw:layer="layout" svg:width="4.295cm" svg:height="0.569cm" svg:x="24.376cm" svg:y="19.511cm">
          <draw:text-box>
            <text:p><text:span text:style-name="T4">SCIENCE RIG 3, FC ?, BLK 6</text:span></text:p>
          </draw:text-box>
        </draw:frame>
        <draw:rect draw:style-name="gr5" draw:text-style-name="P5" draw:layer="layout" svg:width="4.44cm" svg:height="0.4cm" svg:x="20.804cm" svg:y="18.351cm">
          <text:p/>
        </draw:rect>
        <draw:frame draw:style-name="gr60" draw:text-style-name="P6" draw:layer="layout" svg:width="1.78cm" svg:height="0.569cm" svg:x="20.694cm" svg:y="18.303cm">
          <draw:text-box>
            <text:p><text:span text:style-name="T4">PROJ No.</text:span></text:p>
          </draw:text-box>
        </draw:frame>
        <draw:frame draw:style-name="gr61" draw:text-style-name="P12" draw:layer="layout" svg:width="1.238cm" svg:height="0.569cm" svg:x="23.014cm" svg:y="18.303cm">
          <draw:text-box>
            <text:p><text:span text:style-name="T11">52/53</text:span></text:p>
          </draw:text-box>
        </draw:frame>
        <draw:frame draw:style-name="gr62" draw:text-style-name="P6" draw:layer="layout" svg:width="4.362cm" svg:height="0.569cm" svg:x="11.088cm" svg:y="19.487cm">
          <draw:text-box>
            <text:p><text:span text:style-name="T4">F/C 4 FAN FAILURE TRIP</text:span></text:p>
          </draw:text-box>
        </draw:frame>
        <draw:rect draw:style-name="gr5" draw:text-style-name="P5" draw:layer="layout" svg:width="12.522cm" svg:height="0.4cm" svg:x="8.268cm" svg:y="19.554cm">
          <text:p/>
        </draw:rect>
        <draw:frame draw:style-name="gr62" draw:text-style-name="P6" draw:layer="layout" svg:width="4.362cm" svg:height="0.569cm" svg:x="8.238cm" svg:y="19.501cm">
          <draw:text-box>
            <text:p><text:span text:style-name="T4">TITLE :</text:span></text:p>
          </draw:text-box>
        </draw:frame>
        <draw:rect draw:style-name="gr4" draw:text-style-name="P4" draw:layer="layout" svg:width="2cm" svg:height="0.4cm" svg:x="12.768cm" svg:y="17.944cm">
          <text:p text:style-name="P1"><text:span text:style-name="T3">B</text:span></text:p>
        </draw:rect>
        <draw:rect draw:style-name="gr4" draw:text-style-name="P4" draw:layer="layout" svg:width="2cm" svg:height="0.4cm" svg:x="12.768cm" svg:y="18.344cm">
          <text:p text:style-name="P1"><text:span text:style-name="T3">.</text:span></text:p>
        </draw:rect>
        <draw:rect draw:style-name="gr4" draw:text-style-name="P4" draw:layer="layout" svg:width="2cm" svg:height="0.4cm" svg:x="12.768cm" svg:y="18.744cm">
          <text:p text:style-name="P1"><text:span text:style-name="T3">.</text:span></text:p>
        </draw:rect>
        <draw:rect draw:style-name="gr4" draw:text-style-name="P4" draw:layer="layout" svg:width="2cm" svg:height="0.4cm" svg:x="12.768cm" svg:y="19.148cm">
          <text:p text:style-name="P1"><text:span text:style-name="T3">.</text:span></text:p>
        </draw:rect>
        <draw:rect draw:style-name="gr4" draw:text-style-name="P4" draw:layer="layout" svg:width="2cm" svg:height="0.4cm" svg:x="14.768cm" svg:y="17.944cm">
          <text:p text:style-name="P1"><text:span text:style-name="T3">C</text:span></text:p>
        </draw:rect>
        <draw:rect draw:style-name="gr4" draw:text-style-name="P4" draw:layer="layout" svg:width="2cm" svg:height="0.4cm" svg:x="14.768cm" svg:y="18.344cm">
          <text:p text:style-name="P1"><text:span text:style-name="T3">.</text:span></text:p>
        </draw:rect>
        <draw:rect draw:style-name="gr4" draw:text-style-name="P4" draw:layer="layout" svg:width="2cm" svg:height="0.4cm" svg:x="14.768cm" svg:y="18.744cm">
          <text:p text:style-name="P1"><text:span text:style-name="T3">.</text:span></text:p>
        </draw:rect>
        <draw:rect draw:style-name="gr4" draw:text-style-name="P4" draw:layer="layout" svg:width="2cm" svg:height="0.4cm" svg:x="14.768cm" svg:y="19.148cm">
          <text:p text:style-name="P1"><text:span text:style-name="T3">.</text:span></text:p>
        </draw:rect>
        <draw:rect draw:style-name="gr4" draw:text-style-name="P4" draw:layer="layout" svg:width="2cm" svg:height="0.4cm" svg:x="16.768cm" svg:y="17.944cm">
          <text:p text:style-name="P1"><text:span text:style-name="T3">D</text:span></text:p>
        </draw:rect>
        <draw:rect draw:style-name="gr4" draw:text-style-name="P4" draw:layer="layout" svg:width="2cm" svg:height="0.4cm" svg:x="16.768cm" svg:y="18.344cm">
          <text:p text:style-name="P1"><text:span text:style-name="T3">.</text:span></text:p>
        </draw:rect>
        <draw:rect draw:style-name="gr4" draw:text-style-name="P4" draw:layer="layout" svg:width="2cm" svg:height="0.4cm" svg:x="16.768cm" svg:y="18.744cm">
          <text:p text:style-name="P1"><text:span text:style-name="T3">.</text:span></text:p>
        </draw:rect>
        <draw:rect draw:style-name="gr4" draw:text-style-name="P4" draw:layer="layout" svg:width="2cm" svg:height="0.4cm" svg:x="16.768cm" svg:y="19.148cm">
          <text:p text:style-name="P1"><text:span text:style-name="T3">.</text:span></text:p>
        </draw:rect>
        <draw:rect draw:style-name="gr4" draw:text-style-name="P4" draw:layer="layout" svg:width="2cm" svg:height="0.4cm" svg:x="18.768cm" svg:y="17.944cm">
          <text:p text:style-name="P1"><text:span text:style-name="T3">E</text:span></text:p>
        </draw:rect>
        <draw:rect draw:style-name="gr4" draw:text-style-name="P4" draw:layer="layout" svg:width="2cm" svg:height="0.4cm" svg:x="18.768cm" svg:y="18.344cm">
          <text:p text:style-name="P1"><text:span text:style-name="T3">.</text:span></text:p>
        </draw:rect>
        <draw:rect draw:style-name="gr4" draw:text-style-name="P4" draw:layer="layout" svg:width="2cm" svg:height="0.4cm" svg:x="18.768cm" svg:y="18.744cm">
          <text:p text:style-name="P1"><text:span text:style-name="T3">.</text:span></text:p>
        </draw:rect>
        <draw:rect draw:style-name="gr4" draw:text-style-name="P4" draw:layer="layout" svg:width="2cm" svg:height="0.4cm" svg:x="18.768cm" svg:y="19.148cm">
          <text:p text:style-name="P1"><text:span text:style-name="T3">.</text:span></text:p>
        </draw:rect>
        <draw:line draw:style-name="gr3" draw:text-style-name="P1" draw:layer="layout" svg:x1="28.7cm" svg:y1="1cm" svg:x2="28.7cm" svg:y2="20cm">
          <text:p/>
        </draw:line>
        <draw:rect draw:style-name="gr4" draw:text-style-name="P4" draw:layer="layout" svg:width="1.57cm" svg:height="0.4cm" svg:x="1.029cm" svg:y="17.49cm">
          <text:p text:style-name="P1"><text:span text:style-name="T3">ITEM</text:span></text:p>
        </draw:rect>
        <draw:rect draw:style-name="gr4" draw:text-style-name="P4" draw:layer="layout" svg:width="6.628cm" svg:height="0.4cm" svg:x="2.571cm" svg:y="17.49cm">
          <text:p text:style-name="P1"><text:span text:style-name="T3">DESCRIPTION</text:span></text:p>
        </draw:rect>
        <draw:rect draw:style-name="gr4" draw:text-style-name="P4" draw:layer="layout" svg:width="2cm" svg:height="0.4cm" svg:x="9.229cm" svg:y="17.49cm">
          <text:p text:style-name="P1"><text:span text:style-name="T3">SUPPLIER</text:span></text:p>
        </draw:rect>
        <draw:rect draw:style-name="gr4" draw:text-style-name="P4" draw:layer="layout" svg:width="2cm" svg:height="0.4cm" svg:x="11.229cm" svg:y="17.49cm">
          <text:p text:style-name="P1"><text:span text:style-name="T3">ORDER No.</text:span></text:p>
        </draw:rect>
        <draw:rect draw:style-name="gr4" draw:text-style-name="P4" draw:layer="layout" svg:width="1.57cm" svg:height="0.4cm" svg:x="1.029cm" svg:y="17.09cm">
          <text:p text:style-name="P1"><text:span text:style-name="T3">.</text:span></text:p>
        </draw:rect>
        <draw:rect draw:style-name="gr5" draw:text-style-name="P4" draw:layer="layout" svg:width="6.628cm" svg:height="0.4cm" svg:x="2.571cm" svg:y="17.09cm">
          <text:p/>
        </draw:rect>
        <draw:rect draw:style-name="gr4" draw:text-style-name="P4" draw:layer="layout" svg:width="2cm" svg:height="0.4cm" svg:x="9.229cm" svg:y="17.09cm">
          <text:p text:style-name="P1"><text:span text:style-name="T3">.</text:span></text:p>
        </draw:rect>
        <draw:rect draw:style-name="gr4" draw:text-style-name="P4" draw:layer="layout" svg:width="2cm" svg:height="0.4cm" svg:x="11.229cm" svg:y="17.09cm">
          <text:p text:style-name="P1"><text:span text:style-name="T3">.</text:span></text:p>
        </draw:rect>
        <draw:frame draw:style-name="gr63" draw:text-style-name="P7" draw:layer="layout" svg:width="1.789cm" svg:height="0.569cm" svg:x="2.509cm" svg:y="17.03cm">
          <draw:text-box>
            <text:p><text:span text:style-name="T6">...................</text:span></text:p>
          </draw:text-box>
        </draw:frame>
        <draw:line draw:style-name="gr3" draw:text-style-name="P1" draw:layer="layout" svg:x1="1cm" svg:y1="0.975cm" svg:x2="1cm" svg:y2="20cm">
          <text:p/>
        </draw:line>
        <draw:line draw:style-name="gr3" draw:text-style-name="P1" draw:layer="layout" svg:x1="28.7cm" svg:y1="17.944cm" svg:x2="1cm" svg:y2="17.944cm">
          <text:p/>
        </draw:line>
        <draw:frame draw:style-name="gr64" draw:text-style-name="P2" draw:layer="layout" svg:width="24.48cm" svg:height="0.569cm" svg:x="2.88cm" svg:y="19.942cm">
          <draw:text-box>
            <text:p><text:span text:style-name="T12">xxxxHouse, Sci Tech Daresbury, Keckwick Lane, Daresbury, Cheshire WA4 4AB – email address - </text:span><text:span text:style-name="T6">This information is confidential and shall not be disclosed to a third party without prior consent</text:span></text:p>
          </draw:text-box>
        </draw:frame>
        <draw:line draw:style-name="gr15" draw:text-style-name="P1" draw:layer="layout" svg:x1="5.616cm" svg:y1="5.402cm" svg:x2="6.531cm" svg:y2="5.399cm">
          <text:p/>
        </draw:line>
      </draw:page>
      <draw:page draw:name="page2" draw:style-name="dp1" draw:master-page-name="Default">
        <draw:line draw:style-name="gr30" draw:text-style-name="P1" draw:layer="layout" svg:x1="10.395cm" svg:y1="15.001cm" svg:x2="10.395cm" svg:y2="12.16cm">
          <text:p/>
        </draw:line>
        <draw:rect draw:style-name="gr20" draw:text-style-name="P8" draw:layer="layout" svg:width="1.59cm" svg:height="2.19cm" svg:x="6.4cm" svg:y="4.08cm">
          <text:p/>
        </draw:rect>
        <draw:rect draw:style-name="gr11" draw:text-style-name="P8" draw:layer="layout" svg:width="0.5cm" svg:height="0.5cm" svg:x="6.4cm" svg:y="4.42cm">
          <text:p text:style-name="P1"><text:span text:style-name="T4">L</text:span></text:p>
        </draw:rect>
        <draw:rect draw:style-name="gr11" draw:text-style-name="P8" draw:layer="layout" svg:width="0.5cm" svg:height="0.5cm" svg:x="6.4cm" svg:y="4.92cm">
          <text:p text:style-name="P1"><text:span text:style-name="T4">N</text:span></text:p>
        </draw:rect>
        <draw:rect draw:style-name="gr11" draw:text-style-name="P2" draw:layer="layout" svg:width="0.5cm" svg:height="0.5cm" svg:x="7.479cm" svg:y="4.462cm">
          <text:p text:style-name="P1"><text:span text:style-name="T6">24V</text:span></text:p>
        </draw:rect>
        <draw:rect draw:style-name="gr11" draw:text-style-name="P2" draw:layer="layout" svg:width="0.5cm" svg:height="0.5cm" svg:x="7.479cm" svg:y="4.962cm">
          <text:p text:style-name="P1"><text:span text:style-name="T6">0V</text:span></text:p>
        </draw:rect>
        <draw:line draw:style-name="gr49" draw:text-style-name="P1" draw:layer="layout" svg:x1="8cm" svg:y1="4.704cm" svg:x2="22.67cm" svg:y2="4.704cm">
          <text:p/>
        </draw:line>
        <draw:line draw:style-name="gr49" draw:text-style-name="P1" draw:layer="layout" svg:x1="8cm" svg:y1="5.218cm" svg:x2="9.11cm" svg:y2="5.21cm">
          <text:p/>
        </draw:line>
        <draw:frame draw:style-name="gr14" draw:text-style-name="P7" draw:layer="layout" svg:width="1.184cm" svg:height="0.53cm" svg:x="8.08cm" svg:y="4.282cm">
          <draw:text-box>
            <text:p><text:span text:style-name="T6">24V/1</text:span></text:p>
          </draw:text-box>
        </draw:frame>
        <draw:line draw:style-name="gr2" draw:text-style-name="P1" draw:layer="layout" svg:x1="5.66cm" svg:y1="5.645cm" svg:x2="6.4cm" svg:y2="5.645cm">
          <text:p/>
        </draw:line>
        <draw:line draw:style-name="gr65" draw:text-style-name="P1" draw:layer="layout" svg:x1="3.34cm" svg:y1="5.215cm" svg:x2="6.36cm" svg:y2="5.215cm">
          <text:p/>
        </draw:line>
        <draw:line draw:style-name="gr65" draw:text-style-name="P1" draw:layer="layout" svg:x1="3.343cm" svg:y1="4.68cm" svg:x2="6.365cm" svg:y2="4.68cm">
          <text:p/>
        </draw:line>
        <draw:rect draw:style-name="gr20" draw:text-style-name="P2" draw:layer="layout" svg:width="0.71cm" svg:height="0.27cm" svg:x="4.402cm" svg:y="4.55cm">
          <text:p/>
        </draw:rect>
        <draw:g>
          <draw:g>
            <draw:rect draw:style-name="gr32" draw:text-style-name="P2" draw:layer="layout" svg:width="0.71cm" svg:height="0.202cm" svg:x="4.42cm" svg:y="5.09cm">
              <text:p/>
            </draw:rect>
            <draw:ellipse draw:style-name="gr33" draw:text-style-name="P1" draw:layer="layout" svg:width="0.18cm" svg:height="0.2cm" svg:x="4.32cm" svg:y="5.092cm">
              <text:p/>
            </draw:ellipse>
            <draw:ellipse draw:style-name="gr33" draw:text-style-name="P1" draw:layer="layout" svg:width="0.18cm" svg:height="0.2cm" svg:x="5.02cm" svg:y="5.092cm">
              <text:p/>
            </draw:ellipse>
          </draw:g>
          <draw:frame draw:style-name="gr34" draw:text-style-name="P7" draw:layer="layout" svg:width="0.815cm" svg:height="0.53cm" svg:x="4.38cm" svg:y="5.222cm">
            <draw:text-box>
              <text:p><text:span text:style-name="T6">N2</text:span></text:p>
            </draw:text-box>
          </draw:frame>
        </draw:g>
        <draw:frame draw:style-name="gr35" draw:text-style-name="P7" draw:layer="layout" svg:width="0.803cm" svg:height="0.809cm" svg:x="4.343cm" svg:y="3.87cm">
          <draw:text-box>
            <text:p><text:span text:style-name="T6">F2</text:span></text:p>
            <text:p><text:span text:style-name="T6">5A</text:span></text:p>
          </draw:text-box>
        </draw:frame>
        <draw:frame draw:style-name="gr66" draw:text-style-name="P2" draw:layer="layout" svg:width="1.713cm" svg:height="0.809cm" svg:x="1.65cm" svg:y="4.54cm">
          <draw:text-box>
            <text:p text:style-name="P1"><text:span text:style-name="T6">230 VAC</text:span></text:p>
            <text:p text:style-name="P1"><text:span text:style-name="T6">See Sht 1</text:span></text:p>
          </draw:text-box>
        </draw:frame>
        <draw:line draw:style-name="gr2" draw:text-style-name="P1" draw:layer="layout" svg:x1="8.201cm" svg:y1="5.397cm" svg:x2="8.501cm" svg:y2="5.397cm">
          <text:p/>
        </draw:line>
        <draw:line draw:style-name="gr2" draw:text-style-name="P1" draw:layer="layout" svg:x1="8.516cm" svg:y1="6.522cm" svg:x2="8.516cm" svg:y2="5.392cm">
          <text:p/>
        </draw:line>
        <draw:line draw:style-name="gr2" draw:text-style-name="P1" draw:layer="layout" svg:x1="8.204cm" svg:y1="5.389cm" svg:x2="8cm" svg:y2="5.221cm">
          <text:p/>
        </draw:line>
        <draw:line draw:style-name="gr2" draw:text-style-name="P1" draw:layer="layout" svg:x1="8.201cm" svg:y1="5.397cm" svg:x2="8.501cm" svg:y2="5.397cm">
          <text:p/>
        </draw:line>
        <draw:frame draw:style-name="gr67" draw:text-style-name="P9" draw:layer="layout" svg:width="0.908cm" svg:height="0.497cm" svg:x="5.45cm" svg:y="4.3cm">
          <draw:text-box>
            <text:p><text:span text:style-name="T8">L2</text:span></text:p>
          </draw:text-box>
        </draw:frame>
        <draw:rect draw:style-name="gr11" draw:text-style-name="P8" draw:layer="layout" svg:width="0.5cm" svg:height="0.5cm" svg:x="6.4cm" svg:y="5.42cm">
          <text:p text:style-name="P1"><text:span text:style-name="T4">E</text:span></text:p>
        </draw:rect>
        <draw:line draw:style-name="gr2" draw:text-style-name="P1" draw:layer="layout" svg:x1="5.665cm" svg:y1="6.566cm" svg:x2="5.665cm" svg:y2="5.656cm">
          <text:p/>
        </draw:line>
        <draw:g>
          <draw:line draw:style-name="gr2" draw:text-style-name="P1" draw:layer="layout" svg:x1="5.471cm" svg:y1="6.559cm" svg:x2="5.871cm" svg:y2="6.559cm">
            <text:p/>
          </draw:line>
          <draw:line draw:style-name="gr2" draw:text-style-name="P1" draw:layer="layout" svg:x1="5.521cm" svg:y1="6.635cm" svg:x2="5.821cm" svg:y2="6.635cm">
            <text:p/>
          </draw:line>
          <draw:line draw:style-name="gr2" draw:text-style-name="P1" draw:layer="layout" svg:x1="5.571cm" svg:y1="6.715cm" svg:x2="5.771cm" svg:y2="6.715cm">
            <text:p/>
          </draw:line>
          <draw:line draw:style-name="gr2" draw:text-style-name="P1" draw:layer="layout" svg:x1="5.621cm" svg:y1="6.807cm" svg:x2="5.721cm" svg:y2="6.807cm">
            <text:p/>
          </draw:line>
        </draw:g>
        <draw:frame draw:style-name="gr67" draw:text-style-name="P9" draw:layer="layout" svg:width="0.908cm" svg:height="0.497cm" svg:x="5.45cm" svg:y="4.822cm">
          <draw:text-box>
            <text:p><text:span text:style-name="T8">N2</text:span></text:p>
          </draw:text-box>
        </draw:frame>
        <draw:frame draw:style-name="gr68" draw:text-style-name="P6" draw:layer="layout" svg:width="1.04cm" svg:height="0.569cm" svg:x="6.76cm" svg:y="5.8cm">
          <draw:text-box>
            <text:p><text:span text:style-name="T4">PS1</text:span></text:p>
          </draw:text-box>
        </draw:frame>
        <draw:g>
          <draw:line draw:style-name="gr2" draw:text-style-name="P1" draw:layer="layout" svg:x1="8.29cm" svg:y1="6.56cm" svg:x2="8.69cm" svg:y2="6.56cm">
            <text:p/>
          </draw:line>
          <draw:line draw:style-name="gr2" draw:text-style-name="P1" draw:layer="layout" svg:x1="8.34cm" svg:y1="6.636cm" svg:x2="8.64cm" svg:y2="6.636cm">
            <text:p/>
          </draw:line>
          <draw:line draw:style-name="gr2" draw:text-style-name="P1" draw:layer="layout" svg:x1="8.39cm" svg:y1="6.716cm" svg:x2="8.59cm" svg:y2="6.716cm">
            <text:p/>
          </draw:line>
          <draw:line draw:style-name="gr2" draw:text-style-name="P1" draw:layer="layout" svg:x1="8.44cm" svg:y1="6.808cm" svg:x2="8.54cm" svg:y2="6.808cm">
            <text:p/>
          </draw:line>
        </draw:g>
        <draw:line draw:style-name="gr2" draw:text-style-name="P1" draw:layer="layout" svg:x1="9.101cm" svg:y1="14.96cm" svg:x2="9.101cm" svg:y2="5.24cm">
          <text:p/>
        </draw:line>
        <draw:rect draw:style-name="gr20" draw:text-style-name="P2" draw:layer="layout" svg:width="0.71cm" svg:height="0.281cm" draw:transform="rotate (-1.57079632679579) translate (10.46cm 5.07cm)">
          <text:p/>
        </draw:rect>
        <draw:g>
          <draw:rect draw:style-name="gr32" draw:text-style-name="P2" draw:layer="layout" svg:width="0.71cm" svg:height="0.202cm" draw:transform="rotate (-1.57079632679579) translate (10.482cm 13.41cm)">
            <text:p/>
          </draw:rect>
          <draw:ellipse draw:style-name="gr33" draw:text-style-name="P1" draw:layer="layout" svg:width="0.18cm" svg:height="0.2cm" draw:transform="rotate (-1.57079632679579) translate (10.48cm 13.31cm)">
            <text:p/>
          </draw:ellipse>
          <draw:ellipse draw:style-name="gr33" draw:text-style-name="P1" draw:layer="layout" svg:width="0.18cm" svg:height="0.2cm" draw:transform="rotate (-1.57079632679579) translate (10.48cm 14.01cm)">
            <text:p/>
          </draw:ellipse>
        </draw:g>
        <draw:frame draw:style-name="gr69" draw:text-style-name="P7" draw:layer="layout" svg:width="0.815cm" svg:height="0.64cm" svg:x="10.345cm" svg:y="13.59cm">
          <draw:text-box>
            <text:p><text:span text:style-name="T6">N2</text:span></text:p>
          </draw:text-box>
        </draw:frame>
        <draw:frame draw:style-name="gr70" draw:text-style-name="P7" draw:layer="layout" svg:width="1.006cm" svg:height="0.809cm" svg:x="10.41cm" svg:y="5.081cm">
          <draw:text-box>
            <text:p><text:span text:style-name="T6">CF1</text:span></text:p>
            <text:p><text:span text:style-name="T6">0.5A</text:span></text:p>
          </draw:text-box>
        </draw:frame>
        <draw:line draw:style-name="gr28" draw:text-style-name="P1" draw:layer="layout" svg:x1="10.31cm" svg:y1="7cm" svg:x2="10.32cm" svg:y2="4.646cm">
          <text:p/>
        </draw:line>
        <draw:line draw:style-name="gr49" draw:text-style-name="P1" draw:layer="layout" svg:x1="9.13cm" svg:y1="14.95cm" svg:x2="23.8cm" svg:y2="14.95cm">
          <text:p/>
        </draw:line>
        <draw:frame draw:style-name="gr71" draw:text-style-name="P2" draw:layer="layout" svg:width="1.273cm" svg:height="0.53cm" draw:transform="rotate (1.5707963267946) translate (9.96cm 13.31cm)">
          <draw:text-box>
            <text:p text:style-name="P1"><text:span text:style-name="T6">307/2</text:span></text:p>
          </draw:text-box>
        </draw:frame>
        <draw:frame draw:style-name="gr71" draw:text-style-name="P2" draw:layer="layout" svg:width="1.273cm" svg:height="0.53cm" draw:transform="rotate (1.5707963267946) translate (9.873cm 7.033cm)">
          <draw:text-box>
            <text:p text:style-name="P1"><text:span text:style-name="T6">307/1</text:span></text:p>
          </draw:text-box>
        </draw:frame>
        <draw:frame draw:style-name="gr72" draw:text-style-name="P2" draw:layer="layout" svg:width="3.673cm" svg:height="1.088cm" draw:transform="rotate (1.5707963267946) translate (9.84cm 11.37cm)">
          <draw:text-box>
            <text:p text:style-name="P1"><text:span text:style-name="T6">PRESSURE TRANSMITTER</text:span></text:p>
            <text:p text:style-name="P1"><text:span text:style-name="T6">PIZRA 307</text:span></text:p>
            <text:p text:style-name="P1"><text:span text:style-name="T6">( See Sht 6 )</text:span></text:p>
          </draw:text-box>
        </draw:frame>
      </draw:page>
      <draw:page draw:name="page3" draw:style-name="dp1" draw:master-page-name="Default">
        <draw:line draw:style-name="gr65" draw:text-style-name="P1" draw:layer="layout" svg:x1="11.319cm" svg:y1="5.54cm" svg:x2="14.94cm" svg:y2="5.54cm">
          <text:p/>
        </draw:line>
        <draw:line draw:style-name="gr2" draw:text-style-name="P1" draw:layer="layout" svg:x1="20.11cm" svg:y1="12.96cm" svg:x2="21.01cm" svg:y2="12.96cm">
          <text:p/>
        </draw:line>
        <draw:line draw:style-name="gr10" draw:text-style-name="P1" draw:layer="layout" svg:x1="10.5cm" svg:y1="2.5cm" svg:x2="10.5cm" svg:y2="12.5cm">
          <text:p/>
        </draw:line>
        <draw:rect draw:style-name="gr11" draw:text-style-name="P8" draw:layer="layout" svg:width="0.5cm" svg:height="0.5cm" svg:x="13.97cm" svg:y="4.303cm">
          <text:p text:style-name="P1"><text:span text:style-name="T4">L</text:span></text:p>
        </draw:rect>
        <draw:rect draw:style-name="gr11" draw:text-style-name="P8" draw:layer="layout" svg:width="0.5cm" svg:height="0.5cm" svg:x="13.97cm" svg:y="4.803cm">
          <text:p text:style-name="P1"><text:span text:style-name="T4">N</text:span></text:p>
        </draw:rect>
        <draw:line draw:style-name="gr65" draw:text-style-name="P1" draw:layer="layout" svg:x1="11.91cm" svg:y1="5.108cm" svg:x2="13.94cm" svg:y2="5.098cm">
          <text:p/>
        </draw:line>
        <draw:line draw:style-name="gr65" draw:text-style-name="P1" draw:layer="layout" svg:x1="11.91cm" svg:y1="4.556cm" svg:x2="13.935cm" svg:y2="4.556cm">
          <text:p/>
        </draw:line>
        <draw:rect draw:style-name="gr73" draw:text-style-name="P8" draw:layer="layout" svg:width="0.5cm" svg:height="0.5cm" svg:x="13.97cm" svg:y="5.284cm">
          <text:p text:style-name="P1"><text:span text:style-name="T4">E</text:span></text:p>
        </draw:rect>
        <draw:line draw:style-name="gr2" draw:text-style-name="P1" draw:layer="layout" svg:x1="14.944cm" svg:y1="6.449cm" svg:x2="14.944cm" svg:y2="5.539cm">
          <text:p/>
        </draw:line>
        <draw:g>
          <draw:line draw:style-name="gr2" draw:text-style-name="P1" draw:layer="layout" svg:x1="14.75cm" svg:y1="6.442cm" svg:x2="15.15cm" svg:y2="6.442cm">
            <text:p/>
          </draw:line>
          <draw:line draw:style-name="gr2" draw:text-style-name="P1" draw:layer="layout" svg:x1="14.8cm" svg:y1="6.518cm" svg:x2="15.1cm" svg:y2="6.518cm">
            <text:p/>
          </draw:line>
          <draw:line draw:style-name="gr2" draw:text-style-name="P1" draw:layer="layout" svg:x1="14.85cm" svg:y1="6.598cm" svg:x2="15.05cm" svg:y2="6.598cm">
            <text:p/>
          </draw:line>
          <draw:line draw:style-name="gr2" draw:text-style-name="P1" draw:layer="layout" svg:x1="14.9cm" svg:y1="6.69cm" svg:x2="15cm" svg:y2="6.69cm">
            <text:p/>
          </draw:line>
        </draw:g>
        <draw:frame draw:style-name="gr74" draw:text-style-name="P2" draw:layer="layout" svg:width="0.938cm" svg:height="0.809cm" svg:x="13.74cm" svg:y="3.55cm">
          <draw:text-box>
            <text:p text:style-name="P1"><text:span text:style-name="T6">TB</text:span></text:p>
            <text:p text:style-name="P1"><text:span text:style-name="T6">24V</text:span></text:p>
          </draw:text-box>
        </draw:frame>
        <draw:frame draw:style-name="gr14" draw:text-style-name="P7" draw:layer="layout" svg:width="1.184cm" svg:height="0.53cm" svg:x="11.99cm" svg:y="4.14cm">
          <draw:text-box>
            <text:p><text:span text:style-name="T6">307/1</text:span></text:p>
          </draw:text-box>
        </draw:frame>
        <draw:line draw:style-name="gr2" draw:text-style-name="P1" draw:layer="layout" svg:x1="5.42cm" svg:y1="4.652cm" svg:x2="6.42cm" svg:y2="4.652cm">
          <text:p/>
        </draw:line>
        <draw:line draw:style-name="gr2" draw:text-style-name="P1" draw:layer="layout" svg:x1="6.421cm" svg:y1="4.417cm" svg:x2="6.42cm" svg:y2="5.294cm">
          <text:p/>
        </draw:line>
        <draw:line draw:style-name="gr2" draw:text-style-name="P1" draw:layer="layout" svg:x1="5.42cm" svg:y1="5.149cm" svg:x2="6.401cm" svg:y2="5.149cm">
          <text:p/>
        </draw:line>
        <draw:line draw:style-name="gr2" draw:text-style-name="P1" draw:layer="layout" svg:x1="6.42cm" svg:y1="4.84cm" svg:x2="11.92cm" svg:y2="4.838cm">
          <text:p/>
        </draw:line>
        <draw:line draw:style-name="gr2" draw:text-style-name="P1" draw:layer="layout" svg:x1="11.92cm" svg:y1="4.443cm" svg:x2="11.92cm" svg:y2="5.273cm">
          <text:p/>
        </draw:line>
        <draw:frame draw:style-name="gr16" draw:text-style-name="P7" draw:layer="layout" svg:width="1.264cm" svg:height="0.53cm" svg:x="8.387cm" svg:y="4.431cm">
          <draw:text-box>
            <text:p><text:span text:style-name="T6">307</text:span></text:p>
          </draw:text-box>
        </draw:frame>
        <draw:frame draw:style-name="gr75" draw:text-style-name="P7" draw:layer="layout" svg:width="1.268cm" svg:height="0.603cm" svg:x="5.342cm" svg:y="4.277cm">
          <draw:text-box>
            <text:p><text:span text:style-name="T6">307/1</text:span></text:p>
          </draw:text-box>
        </draw:frame>
        <draw:ellipse draw:style-name="gr25" draw:text-style-name="P1" draw:layer="layout" svg:width="0.28cm" svg:height="0.42cm" svg:x="11.189cm" svg:y="4.67cm">
          <text:p/>
        </draw:ellipse>
        <draw:line draw:style-name="gr2" draw:text-style-name="P1" draw:layer="layout" svg:x1="11.312cm" svg:y1="5.53cm" svg:x2="11.312cm" svg:y2="5.116cm">
          <text:p/>
        </draw:line>
        <draw:frame draw:style-name="gr27" draw:text-style-name="P2" draw:layer="layout" svg:width="2.467cm" svg:height="0.843cm" svg:x="7.683cm" svg:y="4.857cm">
          <draw:text-box>
            <text:p text:style-name="P1"><text:span text:style-name="T6">2C 0.75mm</text:span><text:span text:style-name="T7">2</text:span><text:span text:style-name="T6"> PVC</text:span></text:p>
            <text:p text:style-name="P1"><text:span text:style-name="T6">SCREENED</text:span></text:p>
          </draw:text-box>
        </draw:frame>
        <draw:rect draw:style-name="gr11" draw:text-style-name="P8" draw:layer="layout" svg:width="2cm" svg:height="1.001cm" svg:x="2.9cm" svg:y="4.369cm">
          <text:p text:style-name="P1"><text:span text:style-name="T4">PIRZA 307</text:span></text:p>
        </draw:rect>
        <draw:rect draw:style-name="gr11" draw:text-style-name="P8" draw:layer="layout" svg:width="0.5cm" svg:height="0.5cm" svg:x="4.899cm" svg:y="4.37cm">
          <text:p text:style-name="P1"><text:span text:style-name="T4">1</text:span></text:p>
        </draw:rect>
        <draw:rect draw:style-name="gr11" draw:text-style-name="P8" draw:layer="layout" svg:width="0.5cm" svg:height="0.5cm" svg:x="4.899cm" svg:y="4.87cm">
          <text:p text:style-name="P1"><text:span text:style-name="T4">2</text:span></text:p>
        </draw:rect>
        <draw:frame draw:style-name="gr75" draw:text-style-name="P7" draw:layer="layout" svg:width="1.268cm" svg:height="0.603cm" svg:x="5.342cm" svg:y="4.74cm">
          <draw:text-box>
            <text:p><text:span text:style-name="T6">307/2</text:span></text:p>
          </draw:text-box>
        </draw:frame>
        <draw:frame draw:style-name="gr14" draw:text-style-name="P7" draw:layer="layout" svg:width="1.184cm" svg:height="0.53cm" svg:x="11.99cm" svg:y="4.67cm">
          <draw:text-box>
            <text:p><text:span text:style-name="T6">307/2</text:span></text:p>
          </draw:text-box>
        </draw:frame>
        <draw:rect draw:style-name="gr20" draw:text-style-name="P8" draw:layer="layout" svg:width="2cm" svg:height="2.78cm" svg:x="20.919cm" svg:y="7.667cm">
          <text:p/>
        </draw:rect>
        <draw:rect draw:style-name="gr11" draw:text-style-name="P8" draw:layer="layout" svg:width="0.5cm" svg:height="0.5cm" svg:x="20.919cm" svg:y="8.567cm">
          <text:p text:style-name="P1"><text:span text:style-name="T4">1</text:span></text:p>
        </draw:rect>
        <draw:rect draw:style-name="gr11" draw:text-style-name="P8" draw:layer="layout" svg:width="0.5cm" svg:height="0.5cm" svg:x="20.919cm" svg:y="9.067cm">
          <text:p text:style-name="P1"><text:span text:style-name="T4">2</text:span></text:p>
        </draw:rect>
        <draw:rect draw:style-name="gr11" draw:text-style-name="P8" draw:layer="layout" svg:width="0.5cm" svg:height="0.5cm" svg:x="22.419cm" svg:y="8.067cm">
          <text:p text:style-name="P1"><text:span text:style-name="T4">7</text:span></text:p>
        </draw:rect>
        <draw:rect draw:style-name="gr11" draw:text-style-name="P8" draw:layer="layout" svg:width="0.5cm" svg:height="0.5cm" svg:x="22.419cm" svg:y="8.567cm">
          <text:p text:style-name="P1"><text:span text:style-name="T4">8</text:span></text:p>
        </draw:rect>
        <draw:line draw:style-name="gr12" draw:text-style-name="P1" draw:layer="layout" svg:x1="22.919cm" svg:y1="8.325cm" svg:x2="26.68cm" svg:y2="8.325cm">
          <text:p/>
        </draw:line>
        <draw:line draw:style-name="gr12" draw:text-style-name="P1" draw:layer="layout" svg:x1="22.919cm" svg:y1="8.83cm" svg:x2="26.68cm" svg:y2="8.83cm">
          <text:p/>
        </draw:line>
        <draw:frame draw:style-name="gr14" draw:text-style-name="P7" draw:layer="layout" svg:width="1.184cm" svg:height="0.53cm" svg:x="22.999cm" svg:y="7.887cm">
          <draw:text-box>
            <text:p><text:span text:style-name="T6">307/1</text:span></text:p>
          </draw:text-box>
        </draw:frame>
        <draw:frame draw:style-name="gr14" draw:text-style-name="P7" draw:layer="layout" svg:width="1.184cm" svg:height="0.53cm" svg:x="22.999cm" svg:y="8.377cm">
          <draw:text-box>
            <text:p><text:span text:style-name="T6">307/2</text:span></text:p>
          </draw:text-box>
        </draw:frame>
        <draw:frame draw:style-name="gr17" draw:text-style-name="P2" draw:layer="layout" svg:width="1.01cm" svg:height="0.53cm" svg:x="21.47cm" svg:y="7.617cm">
          <draw:text-box>
            <text:p text:style-name="P1"><text:span text:style-name="T6">PX1</text:span></text:p>
          </draw:text-box>
        </draw:frame>
        <draw:rect draw:style-name="gr11" draw:text-style-name="P8" draw:layer="layout" svg:width="0.5cm" svg:height="0.5cm" svg:x="22.419cm" svg:y="9.067cm">
          <text:p text:style-name="P1"><text:span text:style-name="T4">8</text:span></text:p>
        </draw:rect>
        <draw:rect draw:style-name="gr11" draw:text-style-name="P8" draw:layer="layout" svg:width="0.5cm" svg:height="0.5cm" svg:x="22.419cm" svg:y="9.567cm">
          <text:p text:style-name="P1"><text:span text:style-name="T4">8</text:span></text:p>
        </draw:rect>
        <draw:frame draw:style-name="gr17" draw:text-style-name="P7" draw:layer="layout" svg:width="0.3cm" svg:height="0.53cm" svg:x="21.46cm" svg:y="8.561cm">
          <draw:text-box>
            <text:p><text:span text:style-name="T6">+</text:span></text:p>
          </draw:text-box>
        </draw:frame>
        <draw:frame draw:style-name="gr17" draw:text-style-name="P7" draw:layer="layout" svg:width="0.3cm" svg:height="0.53cm" svg:x="21.499cm" svg:y="9.117cm">
          <draw:text-box>
            <text:p><text:span text:style-name="T6">-</text:span></text:p>
          </draw:text-box>
        </draw:frame>
        <draw:frame draw:style-name="gr17" draw:text-style-name="P7" draw:layer="layout" svg:width="0.3cm" svg:height="0.53cm" svg:x="22.161cm" svg:y="8.061cm">
          <draw:text-box>
            <text:p><text:span text:style-name="T6">+</text:span></text:p>
          </draw:text-box>
        </draw:frame>
        <draw:frame draw:style-name="gr17" draw:text-style-name="P7" draw:layer="layout" svg:width="0.3cm" svg:height="0.53cm" svg:x="22.2cm" svg:y="8.617cm">
          <draw:text-box>
            <text:p><text:span text:style-name="T6">-</text:span></text:p>
          </draw:text-box>
        </draw:frame>
        <draw:frame draw:style-name="gr17" draw:text-style-name="P7" draw:layer="layout" svg:width="0.3cm" svg:height="0.53cm" svg:x="22.142cm" svg:y="9.042cm">
          <draw:text-box>
            <text:p><text:span text:style-name="T6">C</text:span></text:p>
          </draw:text-box>
        </draw:frame>
        <draw:frame draw:style-name="gr47" draw:text-style-name="P7" draw:layer="layout" svg:width="0.92cm" svg:height="0.809cm" svg:x="21.732cm" svg:y="9.579cm">
          <draw:text-box>
            <text:p><text:span text:style-name="T6">NO</text:span></text:p>
          </draw:text-box>
        </draw:frame>
        <draw:line draw:style-name="gr30" draw:text-style-name="P1" draw:layer="layout" svg:x1="23.948cm" svg:y1="13.603cm" svg:x2="26.968cm" svg:y2="13.603cm">
          <text:p/>
        </draw:line>
        <draw:line draw:style-name="gr30" draw:text-style-name="P1" draw:layer="layout" svg:x1="23.948cm" svg:y1="13.233cm" svg:x2="26.97cm" svg:y2="13.233cm">
          <text:p/>
        </draw:line>
        <draw:frame draw:style-name="gr42" draw:text-style-name="P9" draw:layer="layout" svg:width="0.731cm" svg:height="0.497cm" svg:x="24.317cm" svg:y="12.884cm">
          <draw:text-box>
            <text:p><text:span text:style-name="T8">L8</text:span></text:p>
          </draw:text-box>
        </draw:frame>
        <draw:frame draw:style-name="gr43" draw:text-style-name="P9" draw:layer="layout" svg:width="0.769cm" svg:height="0.497cm" svg:x="24.302cm" svg:y="13.241cm">
          <draw:text-box>
            <text:p><text:span text:style-name="T8">N8</text:span></text:p>
          </draw:text-box>
        </draw:frame>
        <draw:frame draw:style-name="gr24" draw:text-style-name="P7" draw:layer="layout" svg:width="1.577cm" svg:height="0.809cm" svg:x="26.533cm" svg:y="8.198cm">
          <draw:text-box>
            <text:p><text:span text:style-name="T6">24V DC</text:span></text:p>
            <text:p><text:span text:style-name="T6">See Sht 3</text:span></text:p>
          </draw:text-box>
        </draw:frame>
        <draw:rect draw:style-name="gr20" draw:text-style-name="P2" draw:layer="layout" svg:width="0.71cm" svg:height="0.27cm" svg:x="25.286cm" svg:y="8.201cm">
          <text:p/>
        </draw:rect>
        <draw:frame draw:style-name="gr70" draw:text-style-name="P7" draw:layer="layout" svg:width="1.006cm" svg:height="0.809cm" svg:x="25.189cm" svg:y="7.521cm">
          <draw:text-box>
            <text:p><text:span text:style-name="T6">CF1</text:span></text:p>
            <text:p><text:span text:style-name="T6">0.5A</text:span></text:p>
          </draw:text-box>
        </draw:frame>
        <draw:g>
          <draw:g>
            <draw:rect draw:style-name="gr32" draw:text-style-name="P2" draw:layer="layout" svg:width="0.71cm" svg:height="0.202cm" svg:x="25.287cm" svg:y="8.715cm">
              <text:p/>
            </draw:rect>
            <draw:ellipse draw:style-name="gr33" draw:text-style-name="P1" draw:layer="layout" svg:width="0.18cm" svg:height="0.2cm" svg:x="25.187cm" svg:y="8.717cm">
              <text:p/>
            </draw:ellipse>
            <draw:ellipse draw:style-name="gr33" draw:text-style-name="P1" draw:layer="layout" svg:width="0.18cm" svg:height="0.2cm" svg:x="25.887cm" svg:y="8.717cm">
              <text:p/>
            </draw:ellipse>
          </draw:g>
          <draw:frame draw:style-name="gr76" draw:text-style-name="P7" draw:layer="layout" svg:width="0.938cm" svg:height="0.53cm" svg:x="25.247cm" svg:y="8.847cm">
            <draw:text-box>
              <text:p><text:span text:style-name="T6">LK1</text:span></text:p>
            </draw:text-box>
          </draw:frame>
        </draw:g>
        <draw:line draw:style-name="gr65" draw:text-style-name="P1" draw:layer="layout" svg:x1="14.49cm" svg:y1="4.559cm" svg:x2="24.61cm" svg:y2="4.559cm">
          <text:p/>
        </draw:line>
        <draw:line draw:style-name="gr30" draw:text-style-name="P1" draw:layer="layout" svg:x1="24.61cm" svg:y1="8.371cm" svg:x2="24.61cm" svg:y2="4.551cm">
          <text:p/>
        </draw:line>
        <draw:line draw:style-name="gr30" draw:text-style-name="P1" draw:layer="layout" svg:x1="24.18cm" svg:y1="8.88cm" svg:x2="24.18cm" svg:y2="6.5cm">
          <text:p/>
        </draw:line>
        <draw:line draw:style-name="gr65" draw:text-style-name="P1" draw:layer="layout" svg:x1="18.27cm" svg:y1="6.484cm" svg:x2="24.16cm" svg:y2="6.484cm">
          <text:p/>
        </draw:line>
        <draw:line draw:style-name="gr65" draw:text-style-name="P1" draw:layer="layout" svg:x1="14.47cm" svg:y1="5.015cm" svg:x2="16.46cm" svg:y2="5.015cm">
          <text:p/>
        </draw:line>
        <draw:line draw:style-name="gr2" draw:text-style-name="P1" draw:layer="layout" svg:x1="16.48cm" svg:y1="8.87cm" svg:x2="16.485cm" svg:y2="5.02cm">
          <text:p/>
        </draw:line>
        <draw:line draw:style-name="gr65" draw:text-style-name="P1" draw:layer="layout" svg:x1="16.46cm" svg:y1="8.852cm" svg:x2="20.91cm" svg:y2="8.852cm">
          <text:p/>
        </draw:line>
        <draw:line draw:style-name="gr2" draw:text-style-name="P1" draw:layer="layout" svg:x1="18.23cm" svg:y1="12.43cm" svg:x2="18.255cm" svg:y2="6.46cm">
          <text:p/>
        </draw:line>
        <draw:frame draw:style-name="gr37" draw:text-style-name="P7" draw:layer="layout" svg:width="1.344cm" svg:height="0.809cm" svg:x="21.896cm" svg:y="11.767cm">
          <draw:text-box>
            <text:p><text:span text:style-name="T6">PLC</text:span></text:p>
            <text:p><text:span text:style-name="T6">SLOT 3</text:span></text:p>
          </draw:text-box>
        </draw:frame>
        <draw:rect draw:style-name="gr11" draw:text-style-name="P2" draw:layer="layout" svg:width="1.079cm" svg:height="0.393cm" svg:x="20.921cm" svg:y="12.257cm">
          <text:p text:style-name="P1"><text:span text:style-name="T6">V/10-</text:span></text:p>
        </draw:rect>
        <draw:rect draw:style-name="gr11" draw:text-style-name="P2" draw:layer="layout" svg:width="1.067cm" svg:height="0.404cm" svg:x="20.933cm" svg:y="11.716cm">
          <text:p text:style-name="P1"><text:span text:style-name="T6">IN 0+</text:span></text:p>
        </draw:rect>
        <draw:line draw:style-name="gr65" draw:text-style-name="P1" draw:layer="layout" svg:x1="18.21cm" svg:y1="12.45cm" svg:x2="20.91cm" svg:y2="12.451cm">
          <text:p/>
        </draw:line>
        <draw:rect draw:style-name="gr73" draw:text-style-name="P13" draw:layer="layout" svg:width="1.079cm" svg:height="0.393cm" svg:x="20.921cm" svg:y="12.777cm">
          <text:p text:style-name="P1"><text:span text:style-name="T1">ANA COM</text:span></text:p>
        </draw:rect>
        <draw:line draw:style-name="gr30" draw:text-style-name="P1" draw:layer="layout" svg:x1="20.125cm" svg:y1="12.402cm" svg:x2="20.125cm" svg:y2="12.94cm">
          <text:p/>
        </draw:line>
      </draw:page>
      <draw:page draw:name="page4" draw:style-name="dp1" draw:master-page-name="Default">
        <draw:line draw:style-name="gr2" draw:text-style-name="P1" draw:layer="layout" svg:x1="12.13cm" svg:y1="3.514cm" svg:x2="12.12cm" svg:y2="4.106cm">
          <text:p/>
        </draw:line>
        <draw:line draw:style-name="gr2" draw:text-style-name="P1" draw:layer="layout" svg:x1="12.12cm" svg:y1="3.492cm" svg:x2="13.66cm" svg:y2="3.492cm">
          <text:p/>
        </draw:line>
        <draw:line draw:style-name="gr2" draw:text-style-name="P1" draw:layer="layout" svg:x1="12.116cm" svg:y1="4.135cm" svg:x2="13.616cm" svg:y2="4.135cm">
          <text:p/>
        </draw:line>
        <draw:frame draw:style-name="gr77" draw:text-style-name="P7" draw:layer="layout" svg:width="1.01cm" svg:height="0.584cm" svg:x="12.7cm" svg:y="3.72cm">
          <draw:text-box>
            <text:p><text:span text:style-name="T6">A2</text:span></text:p>
          </draw:text-box>
        </draw:frame>
        <draw:frame draw:style-name="gr17" draw:text-style-name="P7" draw:layer="layout" svg:width="0.94cm" svg:height="0.53cm" svg:x="12.71cm" svg:y="3.1cm">
          <draw:text-box>
            <text:p><text:span text:style-name="T6">A1</text:span></text:p>
          </draw:text-box>
        </draw:frame>
        <draw:rect draw:style-name="gr11" draw:text-style-name="P8" draw:layer="layout" svg:width="1.51cm" svg:height="0.466cm" svg:x="13.26cm" svg:y="2.204cm">
          <text:p text:style-name="P1"><text:span text:style-name="T4">TB-1</text:span></text:p>
        </draw:rect>
        <draw:ellipse draw:style-name="gr25" draw:text-style-name="P1" draw:layer="layout" svg:width="0.18cm" svg:height="0.42cm" svg:x="11.288cm" svg:y="3.61cm">
          <text:p/>
        </draw:ellipse>
        <draw:line draw:style-name="gr2" draw:text-style-name="P1" draw:layer="layout" svg:x1="7.098cm" svg:y1="3.803cm" svg:x2="12.142cm" svg:y2="3.803cm">
          <text:p/>
        </draw:line>
        <draw:frame draw:style-name="gr26" draw:text-style-name="P7" draw:layer="layout" svg:width="1.535cm" svg:height="0.53cm" svg:x="8.127cm" svg:y="3.4cm">
          <draw:text-box>
            <text:p><text:span text:style-name="T6">T506/507</text:span></text:p>
          </draw:text-box>
        </draw:frame>
        <draw:frame draw:style-name="gr27" draw:text-style-name="P2" draw:layer="layout" svg:width="2.467cm" svg:height="0.843cm" svg:x="7.706cm" svg:y="3.7cm">
          <draw:text-box>
            <text:p text:style-name="P1"><text:span text:style-name="T6">6C 0.22mm</text:span><text:span text:style-name="T7">2</text:span><text:span text:style-name="T6"> PVC</text:span></text:p>
            <text:p text:style-name="P1"><text:span text:style-name="T6">SCREENED</text:span></text:p>
          </draw:text-box>
        </draw:frame>
        <draw:rect draw:style-name="gr20" draw:text-style-name="P2" draw:layer="layout" svg:width="0.51cm" svg:height="1.904cm" svg:x="13.71cm" svg:y="2.996cm">
          <text:p/>
        </draw:rect>
        <draw:rect draw:style-name="gr73" draw:text-style-name="P2" draw:layer="layout" svg:width="1.06cm" svg:height="0.314cm" svg:x="13.435cm" svg:y="3.65cm">
          <text:p text:style-name="P1"><text:span text:style-name="T6">SCR</text:span></text:p>
        </draw:rect>
        <draw:rect draw:style-name="gr73" draw:text-style-name="P2" draw:layer="layout" svg:width="0.69cm" svg:height="0.314cm" svg:x="13.62cm" svg:y="3.33cm">
          <text:p text:style-name="P1"><text:span text:style-name="T6">1</text:span></text:p>
        </draw:rect>
        <draw:rect draw:style-name="gr73" draw:text-style-name="P2" draw:layer="layout" svg:width="1.06cm" svg:height="0.314cm" svg:x="13.435cm" svg:y="4.286cm">
          <text:p text:style-name="P1"><text:span text:style-name="T6">SCR</text:span></text:p>
        </draw:rect>
        <draw:rect draw:style-name="gr73" draw:text-style-name="P2" draw:layer="layout" svg:width="0.69cm" svg:height="0.324cm" svg:x="13.62cm" svg:y="3.966cm">
          <text:p text:style-name="P1"><text:span text:style-name="T6">2</text:span></text:p>
        </draw:rect>
        <draw:g>
          <draw:rect draw:style-name="gr21" draw:text-style-name="P1" draw:layer="layout" svg:width="0.345cm" svg:height="0.385cm" svg:x="13.78cm" svg:y="2.785cm">
            <text:p/>
          </draw:rect>
          <draw:line draw:style-name="gr2" draw:text-style-name="P1" draw:layer="layout" svg:x1="13.79cm" svg:y1="3cm" svg:x2="13.886cm" svg:y2="2.84cm">
            <text:p/>
          </draw:line>
          <draw:line draw:style-name="gr2" draw:text-style-name="P1" draw:layer="layout" svg:x1="14.048cm" svg:y1="3.075cm" svg:x2="14.12cm" svg:y2="3cm">
            <text:p/>
          </draw:line>
          <draw:line draw:style-name="gr2" draw:text-style-name="P1" draw:layer="layout" svg:x1="13.878cm" svg:y1="2.84cm" svg:x2="14.038cm" svg:y2="3.08cm">
            <text:p/>
          </draw:line>
        </draw:g>
        <draw:g>
          <draw:rect draw:style-name="gr21" draw:text-style-name="P1" draw:layer="layout" svg:width="-0.345cm" svg:height="-0.385cm" svg:x="14.126cm" svg:y="5.106cm">
            <text:p/>
          </draw:rect>
          <draw:line draw:style-name="gr2" draw:text-style-name="P1" draw:layer="layout" svg:x1="13.791cm" svg:y1="4.891cm" svg:x2="13.887cm" svg:y2="5.051cm">
            <text:p/>
          </draw:line>
          <draw:line draw:style-name="gr2" draw:text-style-name="P1" draw:layer="layout" svg:x1="14.049cm" svg:y1="4.816cm" svg:x2="14.121cm" svg:y2="4.891cm">
            <text:p/>
          </draw:line>
          <draw:line draw:style-name="gr2" draw:text-style-name="P1" draw:layer="layout" svg:x1="13.879cm" svg:y1="5.051cm" svg:x2="14.039cm" svg:y2="4.811cm">
            <text:p/>
          </draw:line>
        </draw:g>
        <draw:ellipse draw:style-name="gr25" draw:text-style-name="P1" draw:layer="layout" svg:width="0.269cm" svg:height="1.186cm" svg:x="12.301cm" svg:y="3.262cm">
          <text:p/>
        </draw:ellipse>
        <draw:line draw:style-name="gr78" draw:text-style-name="P1" draw:layer="layout" svg:x1="12.45cm" svg:y1="4.435cm" svg:x2="13.48cm" svg:y2="4.435cm">
          <text:p/>
        </draw:line>
        <draw:g>
          <draw:rect draw:style-name="gr73" draw:text-style-name="P2" draw:layer="layout" svg:width="0.43cm" svg:height="0.314cm" svg:x="5.228cm" svg:y="3.33cm">
            <text:p text:style-name="P1"><text:span text:style-name="T6">+</text:span></text:p>
          </draw:rect>
          <draw:rect draw:style-name="gr73" draw:text-style-name="P2" draw:layer="layout" svg:width="0.43cm" svg:height="0.314cm" svg:x="5.228cm" svg:y="3.982cm">
            <text:p text:style-name="P1"><text:span text:style-name="T6">-</text:span></text:p>
          </draw:rect>
          <draw:circle draw:style-name="gr79" draw:text-style-name="P1" draw:layer="layout" svg:width="1.766cm" svg:height="1.766cm" svg:x="4.072cm" svg:y="2.938cm">
            <text:p/>
          </draw:circle>
          <draw:ellipse draw:style-name="gr80" draw:text-style-name="P1" draw:layer="layout" svg:width="1.44cm" svg:height="1.447cm" svg:x="4.234cm" svg:y="3.103cm">
            <text:p/>
          </draw:ellipse>
        </draw:g>
        <draw:line draw:style-name="gr2" draw:text-style-name="P1" draw:layer="layout" svg:x1="5.572cm" svg:y1="3.493cm" svg:x2="7.112cm" svg:y2="3.493cm">
          <text:p/>
        </draw:line>
        <draw:line draw:style-name="gr2" draw:text-style-name="P1" draw:layer="layout" svg:x1="5.62cm" svg:y1="4.136cm" svg:x2="7.12cm" svg:y2="4.136cm">
          <text:p/>
        </draw:line>
        <draw:frame draw:style-name="gr77" draw:text-style-name="P7" draw:layer="layout" svg:width="1.01cm" svg:height="0.584cm" svg:x="6.178cm" svg:y="3.721cm">
          <draw:text-box>
            <text:p><text:span text:style-name="T6">A2</text:span></text:p>
          </draw:text-box>
        </draw:frame>
        <draw:frame draw:style-name="gr17" draw:text-style-name="P7" draw:layer="layout" svg:width="0.94cm" svg:height="0.53cm" svg:x="6.188cm" svg:y="3.101cm">
          <draw:text-box>
            <text:p><text:span text:style-name="T6">A1</text:span></text:p>
          </draw:text-box>
        </draw:frame>
        <draw:line draw:style-name="gr2" draw:text-style-name="P1" draw:layer="layout" svg:x1="7.109cm" svg:y1="4.146cm" svg:x2="7.109cm" svg:y2="3.505cm">
          <text:p/>
        </draw:line>
        <draw:frame draw:style-name="gr81" draw:text-style-name="P7" draw:layer="layout" svg:width="2.301cm" svg:height="0.53cm" svg:x="3.8cm" svg:y="2.58cm">
          <draw:text-box>
            <text:p><text:span text:style-name="T6">OPGB03-CT001</text:span></text:p>
          </draw:text-box>
        </draw:frame>
        <draw:line draw:style-name="gr2" draw:text-style-name="P1" draw:layer="layout" svg:x1="17.976cm" svg:y1="3.487cm" svg:x2="17.976cm" svg:y2="6.275cm">
          <text:p/>
        </draw:line>
        <draw:line draw:style-name="gr2" draw:text-style-name="P1" draw:layer="layout" svg:x1="14.338cm" svg:y1="4.142cm" svg:x2="17.962cm" svg:y2="4.142cm">
          <text:p/>
        </draw:line>
        <draw:frame draw:style-name="gr17" draw:text-style-name="P7" draw:layer="layout" svg:width="2.84cm" svg:height="0.53cm" svg:x="14.522cm" svg:y="3.72cm">
          <draw:text-box>
            <text:p><text:span text:style-name="T6">W/PGB03CP001/A2</text:span></text:p>
          </draw:text-box>
        </draw:frame>
        <draw:ellipse draw:style-name="gr25" draw:text-style-name="P1" draw:layer="layout" svg:width="0.269cm" svg:height="1.186cm" svg:x="17.249cm" svg:y="3.262cm">
          <text:p/>
        </draw:ellipse>
        <draw:line draw:style-name="gr78" draw:text-style-name="P1" draw:layer="layout" svg:x1="14.524cm" svg:y1="4.442cm" svg:x2="17.44cm" svg:y2="4.442cm">
          <text:p/>
        </draw:line>
        <draw:line draw:style-name="gr2" draw:text-style-name="P1" draw:layer="layout" svg:x1="14.338cm" svg:y1="3.491cm" svg:x2="17.962cm" svg:y2="3.491cm">
          <text:p/>
        </draw:line>
        <draw:frame draw:style-name="gr17" draw:text-style-name="P7" draw:layer="layout" svg:width="2.84cm" svg:height="0.53cm" svg:x="14.522cm" svg:y="3.09cm">
          <draw:text-box>
            <text:p><text:span text:style-name="T6">W/PGB03CP001/A1</text:span></text:p>
          </draw:text-box>
        </draw:frame>
        <draw:line draw:style-name="gr2" draw:text-style-name="P1" draw:layer="layout" svg:x1="3.766cm" svg:y1="8.234cm" svg:x2="3.766cm" svg:y2="7.324cm">
          <text:p/>
        </draw:line>
        <draw:g>
          <draw:line draw:style-name="gr2" draw:text-style-name="P1" draw:layer="layout" svg:x1="3.572cm" svg:y1="8.227cm" svg:x2="3.972cm" svg:y2="8.227cm">
            <text:p/>
          </draw:line>
          <draw:line draw:style-name="gr2" draw:text-style-name="P1" draw:layer="layout" svg:x1="3.622cm" svg:y1="8.303cm" svg:x2="3.922cm" svg:y2="8.303cm">
            <text:p/>
          </draw:line>
          <draw:line draw:style-name="gr2" draw:text-style-name="P1" draw:layer="layout" svg:x1="3.672cm" svg:y1="8.383cm" svg:x2="3.872cm" svg:y2="8.383cm">
            <text:p/>
          </draw:line>
          <draw:line draw:style-name="gr2" draw:text-style-name="P1" draw:layer="layout" svg:x1="3.722cm" svg:y1="8.475cm" svg:x2="3.822cm" svg:y2="8.475cm">
            <text:p/>
          </draw:line>
        </draw:g>
        <draw:g>
          <draw:rect draw:style-name="gr73" draw:text-style-name="P2" draw:layer="layout" svg:width="0.43cm" svg:height="0.314cm" svg:x="5.253cm" svg:y="6.505cm">
            <text:p text:style-name="P1"><text:span text:style-name="T6">3</text:span></text:p>
          </draw:rect>
          <draw:rect draw:style-name="gr73" draw:text-style-name="P2" draw:layer="layout" svg:width="0.43cm" svg:height="0.314cm" svg:x="5.261cm" svg:y="7.157cm">
            <text:p text:style-name="P1"><text:span text:style-name="T6">2</text:span></text:p>
          </draw:rect>
          <draw:rect draw:style-name="gr73" draw:text-style-name="P2" draw:layer="layout" svg:width="0.43cm" svg:height="0.314cm" svg:x="4.208cm" svg:y="7.156cm">
            <text:p text:style-name="P1"><text:span text:style-name="T6">1</text:span></text:p>
          </draw:rect>
          <draw:ellipse draw:style-name="gr79" draw:text-style-name="P1" draw:layer="layout" svg:width="1.757cm" svg:height="1.766cm" svg:x="4.073cm" svg:y="6.113cm">
            <text:p/>
          </draw:ellipse>
          <draw:ellipse draw:style-name="gr80" draw:text-style-name="P1" draw:layer="layout" svg:width="1.44cm" svg:height="1.447cm" svg:x="4.235cm" svg:y="6.278cm">
            <text:p/>
          </draw:ellipse>
          <draw:frame draw:style-name="gr17" draw:text-style-name="P7" draw:layer="layout" svg:width="0.3cm" svg:height="0.53cm" svg:x="5.033cm" svg:y="6.392cm">
            <draw:text-box>
              <text:p><text:span text:style-name="T6">+</text:span></text:p>
            </draw:text-box>
          </draw:frame>
          <draw:frame draw:style-name="gr17" draw:text-style-name="P7" draw:layer="layout" svg:width="0.3cm" svg:height="0.53cm" svg:x="5.067cm" svg:y="7.038cm">
            <draw:text-box>
              <text:p><text:span text:style-name="T6">-</text:span></text:p>
            </draw:text-box>
          </draw:frame>
        </draw:g>
        <draw:frame draw:style-name="gr81" draw:text-style-name="P7" draw:layer="layout" svg:width="2.301cm" svg:height="0.53cm" svg:x="9.479cm" svg:y="7.06cm">
          <draw:text-box>
            <text:p><text:span text:style-name="T6">OPGB03-CT001</text:span></text:p>
          </draw:text-box>
        </draw:frame>
        <draw:frame draw:style-name="gr81" draw:text-style-name="P7" draw:layer="layout" svg:width="2.301cm" svg:height="0.53cm" svg:x="3.801cm" svg:y="5.755cm">
          <draw:text-box>
            <text:p><text:span text:style-name="T6">OPGB03-CT001</text:span></text:p>
          </draw:text-box>
        </draw:frame>
        <draw:line draw:style-name="gr2" draw:text-style-name="P1" draw:layer="layout" svg:x1="3.761cm" svg:y1="7.318cm" svg:x2="4.32cm" svg:y2="7.318cm">
          <text:p/>
        </draw:line>
        <draw:g>
          <draw:circle draw:style-name="gr80" draw:text-style-name="P1" draw:layer="layout" svg:width="1.45cm" svg:height="1.45cm" svg:x="9.813cm" svg:y="8.251cm">
            <text:p/>
          </draw:circle>
          <draw:line draw:style-name="gr2" draw:text-style-name="P1" draw:layer="layout" svg:x1="9.67cm" svg:y1="8.965cm" svg:x2="11.43cm" svg:y2="8.965cm">
            <text:p/>
          </draw:line>
          <draw:line draw:style-name="gr2" draw:text-style-name="P1" draw:layer="layout" svg:x1="9.74cm" svg:y1="8.67cm" svg:x2="10.53cm" svg:y2="8.97cm">
            <text:p/>
          </draw:line>
          <draw:line draw:style-name="gr2" draw:text-style-name="P1" draw:layer="layout" svg:x1="9.868cm" svg:y1="8.448cm" svg:x2="10.528cm" svg:y2="8.958cm">
            <text:p/>
          </draw:line>
          <draw:line draw:style-name="gr2" draw:text-style-name="P1" draw:layer="layout" svg:x1="10.03cm" svg:y1="8.29cm" svg:x2="10.53cm" svg:y2="8.96cm">
            <text:p/>
          </draw:line>
          <draw:line draw:style-name="gr2" draw:text-style-name="P1" draw:layer="layout" svg:x1="10.23cm" svg:y1="8.13cm" svg:x2="10.53cm" svg:y2="8.96cm">
            <text:p/>
          </draw:line>
          <draw:line draw:style-name="gr2" draw:text-style-name="P1" draw:layer="layout" svg:x1="10.81cm" svg:y1="8.18cm" svg:x2="10.538cm" svg:y2="8.958cm">
            <text:p/>
          </draw:line>
          <draw:line draw:style-name="gr2" draw:text-style-name="P1" draw:layer="layout" svg:x1="10.539cm" svg:y1="9.16cm" svg:x2="10.539cm" svg:y2="8.15cm">
            <text:p/>
          </draw:line>
          <draw:frame draw:style-name="gr82" draw:text-style-name="P14" draw:layer="layout" svg:width="0.45cm" svg:height="0.586cm" svg:x="9.69cm" svg:y="8.57cm">
            <draw:text-box>
              <text:p><text:span text:style-name="T13">1</text:span></text:p>
            </draw:text-box>
          </draw:frame>
          <draw:frame draw:style-name="gr82" draw:text-style-name="P14" draw:layer="layout" svg:width="0.54cm" svg:height="0.586cm" svg:x="9.71cm" svg:y="8.37cm">
            <draw:text-box>
              <text:p><text:span text:style-name="T13">2</text:span></text:p>
            </draw:text-box>
          </draw:frame>
          <draw:frame draw:style-name="gr82" draw:text-style-name="P14" draw:layer="layout" svg:width="0.48cm" svg:height="0.586cm" svg:x="9.836cm" svg:y="8.214cm">
            <draw:text-box>
              <text:p><text:span text:style-name="T13">3</text:span></text:p>
            </draw:text-box>
          </draw:frame>
          <draw:frame draw:style-name="gr82" draw:text-style-name="P14" draw:layer="layout" svg:width="0.48cm" svg:height="0.586cm" svg:x="9.99cm" svg:y="8.11cm">
            <draw:text-box>
              <text:p><text:span text:style-name="T13">4</text:span></text:p>
            </draw:text-box>
          </draw:frame>
          <draw:frame draw:style-name="gr82" draw:text-style-name="P14" draw:layer="layout" svg:width="0.48cm" svg:height="0.586cm" svg:x="10.16cm" svg:y="8.05cm">
            <draw:text-box>
              <text:p><text:span text:style-name="T13">5</text:span></text:p>
            </draw:text-box>
          </draw:frame>
          <draw:line draw:style-name="gr2" draw:text-style-name="P1" draw:layer="layout" svg:x1="11.02cm" svg:y1="8.32cm" svg:x2="10.538cm" svg:y2="8.958cm">
            <text:p/>
          </draw:line>
          <draw:line draw:style-name="gr2" draw:text-style-name="P1" draw:layer="layout" svg:x1="11.19cm" svg:y1="8.48cm" svg:x2="10.538cm" svg:y2="8.958cm">
            <text:p/>
          </draw:line>
          <draw:line draw:style-name="gr2" draw:text-style-name="P1" draw:layer="layout" svg:x1="11.33cm" svg:y1="8.71cm" svg:x2="10.538cm" svg:y2="8.958cm">
            <text:p/>
          </draw:line>
          <draw:frame draw:style-name="gr82" draw:text-style-name="P14" draw:layer="layout" svg:width="0.48cm" svg:height="0.586cm" svg:x="10.36cm" svg:y="8.05cm">
            <draw:text-box>
              <text:p><text:span text:style-name="T13">6</text:span></text:p>
            </draw:text-box>
          </draw:frame>
          <draw:frame draw:style-name="gr82" draw:text-style-name="P14" draw:layer="layout" svg:width="0.48cm" svg:height="0.586cm" svg:x="10.56cm" svg:y="8.098cm">
            <draw:text-box>
              <text:p><text:span text:style-name="T13">7</text:span></text:p>
            </draw:text-box>
          </draw:frame>
          <draw:frame draw:style-name="gr82" draw:text-style-name="P14" draw:layer="layout" svg:width="0.48cm" svg:height="0.586cm" svg:x="10.72cm" svg:y="8.218cm">
            <draw:text-box>
              <text:p><text:span text:style-name="T13">8</text:span></text:p>
            </draw:text-box>
          </draw:frame>
          <draw:frame draw:style-name="gr82" draw:text-style-name="P14" draw:layer="layout" svg:width="0.48cm" svg:height="0.586cm" svg:x="10.82cm" svg:y="8.374cm">
            <draw:text-box>
              <text:p><text:span text:style-name="T13">9</text:span></text:p>
            </draw:text-box>
          </draw:frame>
          <draw:frame draw:style-name="gr82" draw:text-style-name="P14" draw:layer="layout" svg:width="0.71cm" svg:height="0.586cm" svg:x="10.83cm" svg:y="8.574cm">
            <draw:text-box>
              <text:p><text:span text:style-name="T13">10</text:span></text:p>
            </draw:text-box>
          </draw:frame>
          <draw:ellipse draw:style-name="gr79" draw:text-style-name="P1" draw:layer="layout" svg:width="1.786cm" svg:height="1.81cm" svg:x="9.637cm" svg:y="8.086cm">
            <text:p/>
          </draw:ellipse>
          <draw:ellipse draw:style-name="gr83" draw:text-style-name="P1" draw:layer="layout" svg:width="1.08cm" svg:height="1.098cm" svg:x="10.01cm" svg:y="8.432cm">
            <text:p/>
          </draw:ellipse>
          <draw:frame draw:style-name="gr84" draw:text-style-name="P14" draw:layer="layout" svg:width="0.86cm" svg:height="0.62cm" svg:x="10.46cm" svg:y="8.588cm">
            <draw:text-box>
              <text:p><text:span text:style-name="T13">DC+</text:span></text:p>
            </draw:text-box>
          </draw:frame>
          <draw:frame draw:style-name="gr84" draw:text-style-name="P14" draw:layer="layout" svg:width="0.86cm" svg:height="0.62cm" svg:x="10.408cm" svg:y="8.42cm">
            <draw:text-box>
              <text:p><text:span text:style-name="T13">DC-</text:span></text:p>
            </draw:text-box>
          </draw:frame>
          <draw:frame draw:style-name="gr84" draw:text-style-name="P14" draw:layer="layout" svg:width="0.49cm" svg:height="0.62cm" svg:x="9.87cm" svg:y="8.46cm">
            <draw:text-box>
              <text:p><text:span text:style-name="T13">+</text:span></text:p>
            </draw:text-box>
          </draw:frame>
          <draw:frame draw:style-name="gr84" draw:text-style-name="P14" draw:layer="layout" svg:width="0.49cm" svg:height="0.62cm" svg:x="9.82cm" svg:y="8.59cm">
            <draw:text-box>
              <text:p><text:span text:style-name="T13">-</text:span></text:p>
            </draw:text-box>
          </draw:frame>
        </draw:g>
        <draw:line draw:style-name="gr2" draw:text-style-name="P1" draw:layer="layout" svg:x1="11.259cm" svg:y1="8.81cm" svg:x2="13.609cm" svg:y2="8.81cm">
          <text:p/>
        </draw:line>
        <draw:line draw:style-name="gr2" draw:text-style-name="P1" draw:layer="layout" svg:x1="11.4cm" svg:y1="8.529cm" svg:x2="13.609cm" svg:y2="8.529cm">
          <text:p/>
        </draw:line>
        <draw:line draw:style-name="gr2" draw:text-style-name="P1" draw:layer="layout" svg:x1="11.392cm" svg:y1="8.532cm" svg:x2="11.201cm" svg:y2="8.601cm">
          <text:p/>
        </draw:line>
        <draw:line draw:style-name="gr2" draw:text-style-name="P1" draw:layer="layout" svg:x1="7.54cm" svg:y1="8.81cm" svg:x2="9.827cm" svg:y2="8.81cm">
          <text:p/>
        </draw:line>
        <draw:line draw:style-name="gr2" draw:text-style-name="P1" draw:layer="layout" svg:x1="7.537cm" svg:y1="8.521cm" svg:x2="9.746cm" svg:y2="8.521cm">
          <text:p/>
        </draw:line>
        <draw:line draw:style-name="gr2" draw:text-style-name="P1" draw:layer="layout" svg:x1="9.891cm" svg:y1="8.6cm" svg:x2="9.75cm" svg:y2="8.519cm">
          <text:p/>
        </draw:line>
        <draw:line draw:style-name="gr2" draw:text-style-name="P1" draw:layer="layout" svg:x1="7.53cm" svg:y1="8.52cm" svg:x2="7.53cm" svg:y2="8.81cm">
          <text:p/>
        </draw:line>
        <draw:line draw:style-name="gr2" draw:text-style-name="P1" draw:layer="layout" svg:x1="13.621cm" svg:y1="8.529cm" svg:x2="13.621cm" svg:y2="8.819cm">
          <text:p/>
        </draw:line>
        <draw:frame draw:style-name="gr84" draw:text-style-name="P14" draw:layer="layout" svg:width="0.86cm" svg:height="0.62cm" svg:x="11.439cm" svg:y="8.14cm">
          <draw:text-box>
            <text:p><text:span text:style-name="T13">0V</text:span></text:p>
          </draw:text-box>
        </draw:frame>
        <draw:frame draw:style-name="gr84" draw:text-style-name="P14" draw:layer="layout" svg:width="0.731cm" svg:height="0.62cm" svg:x="9.055cm" svg:y="8.14cm">
          <draw:text-box>
            <text:p><text:span text:style-name="T13">A7</text:span></text:p>
          </draw:text-box>
        </draw:frame>
        <draw:frame draw:style-name="gr82" draw:text-style-name="P14" draw:layer="layout" svg:width="0.73cm" svg:height="0.586cm" svg:x="9.055cm" svg:y="8.422cm">
          <draw:text-box>
            <text:p><text:span text:style-name="T13">A8</text:span></text:p>
          </draw:text-box>
        </draw:frame>
        <draw:rect draw:style-name="gr11" draw:text-style-name="P8" draw:layer="layout" svg:width="1.51cm" svg:height="0.466cm" svg:x="16.46cm" svg:y="7.004cm">
          <text:p text:style-name="P1"><text:span text:style-name="T4">TB-3</text:span></text:p>
        </draw:rect>
        <draw:rect draw:style-name="gr20" draw:text-style-name="P2" draw:layer="layout" svg:width="0.51cm" svg:height="1.38cm" svg:x="16.91cm" svg:y="7.92cm">
          <text:p/>
        </draw:rect>
        <draw:rect draw:style-name="gr73" draw:text-style-name="P2" draw:layer="layout" svg:width="1.06cm" svg:height="0.314cm" svg:x="16.635cm" svg:y="8.378cm">
          <text:p text:style-name="P1"><text:span text:style-name="T6">24V</text:span></text:p>
        </draw:rect>
        <draw:rect draw:style-name="gr73" draw:text-style-name="P2" draw:layer="layout" svg:width="1.06cm" svg:height="0.314cm" svg:x="16.635cm" svg:y="8.686cm">
          <text:p text:style-name="P1"><text:span text:style-name="T6">0V</text:span></text:p>
        </draw:rect>
        <draw:g>
          <draw:rect draw:style-name="gr21" draw:text-style-name="P1" draw:layer="layout" svg:width="0.345cm" svg:height="0.385cm" svg:x="16.98cm" svg:y="7.699cm">
            <text:p/>
          </draw:rect>
          <draw:line draw:style-name="gr2" draw:text-style-name="P1" draw:layer="layout" svg:x1="16.99cm" svg:y1="7.914cm" svg:x2="17.086cm" svg:y2="7.754cm">
            <text:p/>
          </draw:line>
          <draw:line draw:style-name="gr2" draw:text-style-name="P1" draw:layer="layout" svg:x1="17.248cm" svg:y1="7.989cm" svg:x2="17.32cm" svg:y2="7.914cm">
            <text:p/>
          </draw:line>
          <draw:line draw:style-name="gr2" draw:text-style-name="P1" draw:layer="layout" svg:x1="17.078cm" svg:y1="7.754cm" svg:x2="17.238cm" svg:y2="7.994cm">
            <text:p/>
          </draw:line>
        </draw:g>
        <draw:g>
          <draw:rect draw:style-name="gr21" draw:text-style-name="P1" draw:layer="layout" svg:width="-0.345cm" svg:height="-0.385cm" svg:x="17.326cm" svg:y="9.52cm">
            <text:p/>
          </draw:rect>
          <draw:line draw:style-name="gr2" draw:text-style-name="P1" draw:layer="layout" svg:x1="16.991cm" svg:y1="9.305cm" svg:x2="17.087cm" svg:y2="9.465cm">
            <text:p/>
          </draw:line>
          <draw:line draw:style-name="gr2" draw:text-style-name="P1" draw:layer="layout" svg:x1="17.249cm" svg:y1="9.23cm" svg:x2="17.321cm" svg:y2="9.305cm">
            <text:p/>
          </draw:line>
          <draw:line draw:style-name="gr2" draw:text-style-name="P1" draw:layer="layout" svg:x1="17.079cm" svg:y1="9.465cm" svg:x2="17.239cm" svg:y2="9.225cm">
            <text:p/>
          </draw:line>
        </draw:g>
        <draw:line draw:style-name="gr2" draw:text-style-name="P1" draw:layer="layout" svg:x1="14.404cm" svg:y1="8.838cm" svg:x2="16.632cm" svg:y2="8.838cm">
          <text:p/>
        </draw:line>
        <draw:line draw:style-name="gr2" draw:text-style-name="P1" draw:layer="layout" svg:x1="14.409cm" svg:y1="8.541cm" svg:x2="16.618cm" svg:y2="8.541cm">
          <text:p/>
        </draw:line>
        <draw:line draw:style-name="gr2" draw:text-style-name="P1" draw:layer="layout" svg:x1="16.63cm" svg:y1="8.527cm" svg:x2="16.63cm" svg:y2="8.817cm">
          <text:p/>
        </draw:line>
        <draw:frame draw:style-name="gr84" draw:text-style-name="P14" draw:layer="layout" svg:width="1.03cm" svg:height="0.62cm" svg:x="14.349cm" svg:y="8.136cm">
          <draw:text-box>
            <text:p><text:span text:style-name="T13">+24V</text:span></text:p>
          </draw:text-box>
        </draw:frame>
        <draw:frame draw:style-name="gr84" draw:text-style-name="P14" draw:layer="layout" svg:width="0.86cm" svg:height="0.62cm" svg:x="14.47cm" svg:y="8.43cm">
          <draw:text-box>
            <text:p><text:span text:style-name="T13">0V</text:span></text:p>
          </draw:text-box>
        </draw:frame>
        <draw:line draw:style-name="gr2" draw:text-style-name="P1" draw:layer="layout" svg:x1="14.421cm" svg:y1="8.543cm" svg:x2="14.421cm" svg:y2="8.833cm">
          <text:p/>
        </draw:line>
        <draw:line draw:style-name="gr2" draw:text-style-name="P1" draw:layer="layout" svg:x1="13.62cm" svg:y1="8.65cm" svg:x2="14.42cm" svg:y2="8.65cm">
          <text:p/>
        </draw:line>
        <draw:rect draw:style-name="gr20" draw:text-style-name="P2" draw:layer="layout" svg:width="0.51cm" svg:height="1.344cm" svg:x="13.745cm" svg:y="5.75cm">
          <text:p/>
        </draw:rect>
        <draw:rect draw:style-name="gr73" draw:text-style-name="P2" draw:layer="layout" svg:width="1.06cm" svg:height="0.314cm" svg:x="13.47cm" svg:y="6.48cm">
          <text:p text:style-name="P1"><text:span text:style-name="T6">2 <text:s text:c="6"/></text:span></text:p>
        </draw:rect>
        <draw:rect draw:style-name="gr73" draw:text-style-name="P2" draw:layer="layout" svg:width="0.69cm" svg:height="0.324cm" svg:x="13.655cm" svg:y="6.151cm">
          <text:p text:style-name="P1"><text:span text:style-name="T6">1 <text:s text:c="5"/></text:span></text:p>
        </draw:rect>
        <draw:g>
          <draw:rect draw:style-name="gr21" draw:text-style-name="P1" draw:layer="layout" svg:width="0.345cm" svg:height="0.385cm" svg:x="13.815cm" svg:y="5.543cm">
            <text:p/>
          </draw:rect>
          <draw:line draw:style-name="gr2" draw:text-style-name="P1" draw:layer="layout" svg:x1="13.825cm" svg:y1="5.758cm" svg:x2="13.921cm" svg:y2="5.598cm">
            <text:p/>
          </draw:line>
          <draw:line draw:style-name="gr2" draw:text-style-name="P1" draw:layer="layout" svg:x1="14.083cm" svg:y1="5.833cm" svg:x2="14.155cm" svg:y2="5.758cm">
            <text:p/>
          </draw:line>
          <draw:line draw:style-name="gr2" draw:text-style-name="P1" draw:layer="layout" svg:x1="13.913cm" svg:y1="5.598cm" svg:x2="14.073cm" svg:y2="5.838cm">
            <text:p/>
          </draw:line>
        </draw:g>
        <draw:g>
          <draw:rect draw:style-name="gr21" draw:text-style-name="P1" draw:layer="layout" svg:width="-0.345cm" svg:height="-0.385cm" svg:x="14.161cm" svg:y="7.3cm">
            <text:p/>
          </draw:rect>
          <draw:line draw:style-name="gr2" draw:text-style-name="P1" draw:layer="layout" svg:x1="13.826cm" svg:y1="7.085cm" svg:x2="13.922cm" svg:y2="7.245cm">
            <text:p/>
          </draw:line>
          <draw:line draw:style-name="gr2" draw:text-style-name="P1" draw:layer="layout" svg:x1="14.084cm" svg:y1="7.01cm" svg:x2="14.156cm" svg:y2="7.085cm">
            <text:p/>
          </draw:line>
          <draw:line draw:style-name="gr2" draw:text-style-name="P1" draw:layer="layout" svg:x1="13.914cm" svg:y1="7.245cm" svg:x2="14.074cm" svg:y2="7.005cm">
            <text:p/>
          </draw:line>
        </draw:g>
        <draw:g>
          <draw:rect draw:style-name="gr21" draw:text-style-name="P1" draw:layer="layout" svg:width="0.23cm" svg:height="0.36cm" svg:x="13.87cm" svg:y="6.27cm">
            <text:p/>
          </draw:rect>
          <draw:line draw:style-name="gr2" draw:text-style-name="P1" draw:layer="layout" svg:x1="14.006cm" svg:y1="6.63cm" svg:x2="14.006cm" svg:y2="6.28cm">
            <text:p/>
          </draw:line>
          <draw:line draw:style-name="gr2" draw:text-style-name="P1" draw:layer="layout" svg:x1="13.89cm" svg:y1="6.35cm" svg:x2="14.09cm" svg:y2="6.35cm">
            <text:p/>
          </draw:line>
          <draw:custom-shape draw:style-name="gr85" draw:text-style-name="P1" draw:layer="layout" svg:width="0.17cm" svg:height="0.17cm" svg:x="13.918cm" svg:y="6.3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73" draw:text-style-name="P15" draw:layer="layout" svg:width="0.73cm" svg:height="0.244cm" svg:x="5.29cm" svg:y="11.622cm">
            <text:p text:style-name="P1"><text:span text:style-name="T13">VLP2- <text:s/></text:span></text:p>
          </draw:rect>
          <draw:rect draw:style-name="gr73" draw:text-style-name="P15" draw:layer="layout" svg:width="0.71cm" svg:height="0.244cm" svg:x="5.29cm" svg:y="11.304cm">
            <text:p text:style-name="P1"><text:span text:style-name="T13">VLP1- <text:s/></text:span></text:p>
          </draw:rect>
          <draw:rect draw:style-name="gr73" draw:text-style-name="P15" draw:layer="layout" svg:width="0.656cm" svg:height="0.244cm" svg:x="5.29cm" svg:y="10.986cm">
            <text:p text:style-name="P1"><text:span text:style-name="T13">VLP+ </text:span></text:p>
          </draw:rect>
          <draw:circle draw:style-name="gr79" draw:text-style-name="P1" draw:layer="layout" svg:width="1.666cm" svg:height="1.666cm" svg:x="4.46cm" svg:y="10.594cm">
            <text:p/>
          </draw:circle>
          <draw:ellipse draw:style-name="gr80" draw:text-style-name="P1" draw:layer="layout" svg:width="1.322cm" svg:height="1.328cm" svg:x="4.64cm" svg:y="10.759cm">
            <text:p/>
          </draw:ellipse>
        </draw:g>
        <draw:line draw:style-name="gr2" draw:text-style-name="P1" draw:layer="layout" svg:x1="5.95cm" svg:y1="11.438cm" svg:x2="8.3cm" svg:y2="11.438cm">
          <text:p/>
        </draw:line>
        <draw:line draw:style-name="gr2" draw:text-style-name="P1" draw:layer="layout" svg:x1="5.86cm" svg:y1="11.087cm" svg:x2="8.3cm" svg:y2="11.087cm">
          <text:p/>
        </draw:line>
        <draw:line draw:style-name="gr2" draw:text-style-name="P1" draw:layer="layout" svg:x1="8.314cm" svg:y1="11.745cm" svg:x2="8.314cm" svg:y2="11.07cm">
          <text:p/>
        </draw:line>
        <draw:frame draw:style-name="gr84" draw:text-style-name="P14" draw:layer="layout" svg:width="0.86cm" svg:height="0.62cm" svg:x="6.568cm" svg:y="10.68cm">
          <draw:text-box>
            <text:p><text:span text:style-name="T13">0V</text:span></text:p>
          </draw:text-box>
        </draw:frame>
        <draw:frame draw:style-name="gr84" draw:text-style-name="P14" draw:layer="layout" svg:width="1.03cm" svg:height="0.62cm" svg:x="6.031cm" svg:y="11.05cm">
          <draw:text-box>
            <text:p><text:span text:style-name="T13">+24V</text:span></text:p>
          </draw:text-box>
        </draw:frame>
        <draw:line draw:style-name="gr2" draw:text-style-name="P1" draw:layer="layout" svg:x1="5.88cm" svg:y1="11.732cm" svg:x2="8.3cm" svg:y2="11.732cm">
          <text:p/>
        </draw:line>
        <draw:line draw:style-name="gr2" draw:text-style-name="P1" draw:layer="layout" svg:x1="9.724cm" svg:y1="11.068cm" svg:x2="9.714cm" svg:y2="11.66cm">
          <text:p/>
        </draw:line>
        <draw:line draw:style-name="gr2" draw:text-style-name="P1" draw:layer="layout" svg:x1="9.714cm" svg:y1="11.046cm" svg:x2="11.254cm" svg:y2="11.046cm">
          <text:p/>
        </draw:line>
        <draw:line draw:style-name="gr2" draw:text-style-name="P1" draw:layer="layout" svg:x1="9.71cm" svg:y1="11.689cm" svg:x2="11.21cm" svg:y2="11.689cm">
          <text:p/>
        </draw:line>
        <draw:frame draw:style-name="gr77" draw:text-style-name="P7" draw:layer="layout" svg:width="1.01cm" svg:height="0.584cm" svg:x="10.294cm" svg:y="11.274cm">
          <draw:text-box>
            <text:p><text:span text:style-name="T6">A2</text:span></text:p>
          </draw:text-box>
        </draw:frame>
        <draw:frame draw:style-name="gr17" draw:text-style-name="P7" draw:layer="layout" svg:width="0.94cm" svg:height="0.53cm" svg:x="10.304cm" svg:y="10.654cm">
          <draw:text-box>
            <text:p><text:span text:style-name="T6">A1</text:span></text:p>
          </draw:text-box>
        </draw:frame>
        <draw:rect draw:style-name="gr20" draw:text-style-name="P2" draw:layer="layout" svg:width="0.51cm" svg:height="1.904cm" svg:x="11.304cm" svg:y="10.55cm">
          <text:p/>
        </draw:rect>
        <draw:rect draw:style-name="gr73" draw:text-style-name="P2" draw:layer="layout" svg:width="1.06cm" svg:height="0.314cm" svg:x="11.029cm" svg:y="11.204cm">
          <text:p text:style-name="P1"><text:span text:style-name="T6">14</text:span></text:p>
        </draw:rect>
        <draw:rect draw:style-name="gr73" draw:text-style-name="P2" draw:layer="layout" svg:width="0.69cm" svg:height="0.314cm" svg:x="11.214cm" svg:y="10.884cm">
          <text:p text:style-name="P1"><text:span text:style-name="T6">19</text:span></text:p>
        </draw:rect>
        <draw:rect draw:style-name="gr73" draw:text-style-name="P2" draw:layer="layout" svg:width="1.06cm" svg:height="0.314cm" svg:x="11.029cm" svg:y="11.84cm">
          <text:p text:style-name="P1"><text:span text:style-name="T6">16</text:span></text:p>
        </draw:rect>
        <draw:rect draw:style-name="gr73" draw:text-style-name="P2" draw:layer="layout" svg:width="0.69cm" svg:height="0.324cm" svg:x="11.214cm" svg:y="11.52cm">
          <text:p text:style-name="P1"><text:span text:style-name="T6">15</text:span></text:p>
        </draw:rect>
        <draw:g>
          <draw:rect draw:style-name="gr21" draw:text-style-name="P1" draw:layer="layout" svg:width="0.345cm" svg:height="0.385cm" svg:x="11.374cm" svg:y="10.339cm">
            <text:p/>
          </draw:rect>
          <draw:line draw:style-name="gr2" draw:text-style-name="P1" draw:layer="layout" svg:x1="11.384cm" svg:y1="10.554cm" svg:x2="11.48cm" svg:y2="10.394cm">
            <text:p/>
          </draw:line>
          <draw:line draw:style-name="gr2" draw:text-style-name="P1" draw:layer="layout" svg:x1="11.642cm" svg:y1="10.629cm" svg:x2="11.714cm" svg:y2="10.554cm">
            <text:p/>
          </draw:line>
          <draw:line draw:style-name="gr2" draw:text-style-name="P1" draw:layer="layout" svg:x1="11.472cm" svg:y1="10.394cm" svg:x2="11.632cm" svg:y2="10.634cm">
            <text:p/>
          </draw:line>
        </draw:g>
        <draw:g>
          <draw:rect draw:style-name="gr21" draw:text-style-name="P1" draw:layer="layout" svg:width="-0.345cm" svg:height="-0.385cm" svg:x="11.72cm" svg:y="12.66cm">
            <text:p/>
          </draw:rect>
          <draw:line draw:style-name="gr2" draw:text-style-name="P1" draw:layer="layout" svg:x1="11.385cm" svg:y1="12.445cm" svg:x2="11.481cm" svg:y2="12.605cm">
            <text:p/>
          </draw:line>
          <draw:line draw:style-name="gr2" draw:text-style-name="P1" draw:layer="layout" svg:x1="11.643cm" svg:y1="12.37cm" svg:x2="11.715cm" svg:y2="12.445cm">
            <text:p/>
          </draw:line>
          <draw:line draw:style-name="gr2" draw:text-style-name="P1" draw:layer="layout" svg:x1="11.473cm" svg:y1="12.605cm" svg:x2="11.633cm" svg:y2="12.365cm">
            <text:p/>
          </draw:line>
        </draw:g>
        <draw:ellipse draw:style-name="gr25" draw:text-style-name="P1" draw:layer="layout" svg:width="0.269cm" svg:height="1.186cm" svg:x="9.895cm" svg:y="10.816cm">
          <text:p/>
        </draw:ellipse>
        <draw:line draw:style-name="gr78" draw:text-style-name="P1" draw:layer="layout" svg:x1="10.044cm" svg:y1="11.989cm" svg:x2="11.074cm" svg:y2="11.989cm">
          <text:p/>
        </draw:line>
        <draw:line draw:style-name="gr86" draw:text-style-name="P1" draw:layer="layout" svg:x1="11.355cm" svg:y1="11.76cm" svg:x2="11.355cm" svg:y2="11.02cm">
          <text:p/>
        </draw:line>
        <draw:g>
          <draw:rect draw:style-name="gr73" draw:text-style-name="P2" draw:layer="layout" svg:width="0.68cm" svg:height="0.458cm" svg:x="24.658cm" svg:y="11.372cm">
            <text:p text:style-name="P1"><text:span text:style-name="T6">C5</text:span></text:p>
          </draw:rect>
          <draw:rect draw:style-name="gr73" draw:text-style-name="P2" draw:layer="layout" svg:width="0.68cm" svg:height="0.49cm" svg:x="24.658cm" svg:y="11.83cm">
            <text:p text:style-name="P1"><text:span text:style-name="T6">B5</text:span></text:p>
          </draw:rect>
          <draw:rect draw:style-name="gr73" draw:text-style-name="P2" draw:layer="layout" svg:width="0.548cm" svg:height="0.95cm" svg:x="25.34cm" svg:y="11.37cm">
            <text:p text:style-name="P1"><text:span text:style-name="T6">CH</text:span></text:p>
            <text:p text:style-name="P1"><text:span text:style-name="T6">05</text:span></text:p>
          </draw:rect>
          <draw:rect draw:style-name="gr73" draw:text-style-name="P17" draw:layer="layout" svg:width="2cm" svg:height="0.95cm" svg:x="25.888cm" svg:y="11.37cm">
            <text:p text:style-name="P16"><text:span text:style-name="T1">0QU34-GK002-XA3</text:span></text:p>
            <text:p text:style-name="P16"><text:span text:style-name="T1">U3 EPD Water</text:span></text:p>
            <text:p text:style-name="P16"><text:span text:style-name="T1">Sodium CH3</text:span></text:p>
          </draw:rect>
          <draw:rect draw:style-name="gr73" draw:text-style-name="P2" draw:layer="layout" svg:width="0.68cm" svg:height="0.458cm" svg:x="24.658cm" svg:y="12.308cm">
            <text:p text:style-name="P1"><text:span text:style-name="T6">C6</text:span></text:p>
          </draw:rect>
          <draw:rect draw:style-name="gr73" draw:text-style-name="P2" draw:layer="layout" svg:width="0.68cm" svg:height="0.49cm" svg:x="24.658cm" svg:y="12.766cm">
            <text:p text:style-name="P1"><text:span text:style-name="T6">B6</text:span></text:p>
          </draw:rect>
          <draw:rect draw:style-name="gr73" draw:text-style-name="P2" draw:layer="layout" svg:width="0.548cm" svg:height="0.95cm" svg:x="25.34cm" svg:y="12.306cm">
            <text:p text:style-name="P1"><text:span text:style-name="T6">CH</text:span></text:p>
            <text:p text:style-name="P1"><text:span text:style-name="T6">06</text:span></text:p>
          </draw:rect>
          <draw:rect draw:style-name="gr73" draw:text-style-name="P17" draw:layer="layout" svg:width="2cm" svg:height="0.95cm" svg:x="25.888cm" svg:y="12.306cm">
            <text:p text:style-name="P16"><text:span text:style-name="T1">0QU34-GK002-XA3</text:span></text:p>
            <text:p text:style-name="P16"><text:span text:style-name="T1">U3 EPD Water</text:span></text:p>
            <text:p text:style-name="P16"><text:span text:style-name="T1">Sodium CH3</text:span></text:p>
          </draw:rect>
          <draw:rect draw:style-name="gr73" draw:text-style-name="P2" draw:layer="layout" svg:width="0.68cm" svg:height="0.458cm" svg:x="24.658cm" svg:y="13.26cm">
            <text:p text:style-name="P1"><text:span text:style-name="T6">C7</text:span></text:p>
          </draw:rect>
          <draw:rect draw:style-name="gr73" draw:text-style-name="P2" draw:layer="layout" svg:width="0.68cm" svg:height="0.49cm" svg:x="24.658cm" svg:y="13.718cm">
            <text:p text:style-name="P1"><text:span text:style-name="T6">B7</text:span></text:p>
          </draw:rect>
          <draw:rect draw:style-name="gr73" draw:text-style-name="P2" draw:layer="layout" svg:width="0.548cm" svg:height="0.95cm" svg:x="25.34cm" svg:y="13.258cm">
            <text:p text:style-name="P1"><text:span text:style-name="T6">CH</text:span></text:p>
            <text:p text:style-name="P1"><text:span text:style-name="T6">07</text:span></text:p>
          </draw:rect>
          <draw:rect draw:style-name="gr73" draw:text-style-name="P17" draw:layer="layout" svg:width="2cm" svg:height="0.95cm" svg:x="25.888cm" svg:y="13.258cm">
            <text:p text:style-name="P16"><text:span text:style-name="T1">0QU34-GK002-XA3</text:span></text:p>
            <text:p text:style-name="P16"><text:span text:style-name="T1">U3 EPD Water</text:span></text:p>
            <text:p text:style-name="P16"><text:span text:style-name="T1">Sodium CH3</text:span></text:p>
          </draw:rect>
          <draw:rect draw:style-name="gr73" draw:text-style-name="P2" draw:layer="layout" svg:width="0.68cm" svg:height="0.458cm" svg:x="24.658cm" svg:y="14.212cm">
            <text:p text:style-name="P1"><text:span text:style-name="T6">C8</text:span></text:p>
          </draw:rect>
          <draw:rect draw:style-name="gr73" draw:text-style-name="P2" draw:layer="layout" svg:width="0.68cm" svg:height="0.49cm" svg:x="24.658cm" svg:y="14.67cm">
            <text:p text:style-name="P1"><text:span text:style-name="T6">B8</text:span></text:p>
          </draw:rect>
          <draw:rect draw:style-name="gr73" draw:text-style-name="P2" draw:layer="layout" svg:width="0.548cm" svg:height="0.95cm" svg:x="25.34cm" svg:y="14.21cm">
            <text:p text:style-name="P1"><text:span text:style-name="T6">CH</text:span></text:p>
            <text:p text:style-name="P1"><text:span text:style-name="T6">08</text:span></text:p>
          </draw:rect>
          <draw:rect draw:style-name="gr73" draw:text-style-name="P17" draw:layer="layout" svg:width="2cm" svg:height="0.95cm" svg:x="25.888cm" svg:y="14.21cm">
            <text:p text:style-name="P16"><text:span text:style-name="T1">0QU34-GK002-XA3</text:span></text:p>
            <text:p text:style-name="P16"><text:span text:style-name="T1">U3 EPD Water</text:span></text:p>
            <text:p text:style-name="P16"><text:span text:style-name="T1">Sodium CH3</text:span></text:p>
          </draw:rect>
          <draw:rect draw:style-name="gr73" draw:text-style-name="P2" draw:layer="layout" svg:width="0.68cm" svg:height="0.458cm" svg:x="24.658cm" svg:y="10.436cm">
            <text:p text:style-name="P1"><text:span text:style-name="T6">C3</text:span></text:p>
          </draw:rect>
          <draw:rect draw:style-name="gr73" draw:text-style-name="P2" draw:layer="layout" svg:width="0.68cm" svg:height="0.49cm" svg:x="24.658cm" svg:y="10.894cm">
            <text:p text:style-name="P1"><text:span text:style-name="T6">B3</text:span></text:p>
          </draw:rect>
          <draw:rect draw:style-name="gr73" draw:text-style-name="P2" draw:layer="layout" svg:width="0.548cm" svg:height="0.95cm" svg:x="25.34cm" svg:y="10.434cm">
            <text:p text:style-name="P1"><text:span text:style-name="T6">CH</text:span></text:p>
            <text:p text:style-name="P1"><text:span text:style-name="T6">04</text:span></text:p>
          </draw:rect>
          <draw:rect draw:style-name="gr73" draw:text-style-name="P17" draw:layer="layout" svg:width="2cm" svg:height="0.95cm" svg:x="25.888cm" svg:y="10.434cm">
            <text:p text:style-name="P16"><text:span text:style-name="T1">0QU34-GK002-XA3</text:span></text:p>
            <text:p text:style-name="P16"><text:span text:style-name="T1">U3 EPD Water</text:span></text:p>
            <text:p text:style-name="P16"><text:span text:style-name="T1">Sodium CH3</text:span></text:p>
          </draw:rect>
          <draw:rect draw:style-name="gr73" draw:text-style-name="P2" draw:layer="layout" svg:width="0.68cm" svg:height="0.458cm" svg:x="24.658cm" svg:y="7.612cm">
            <text:p text:style-name="P1"><text:span text:style-name="T6">C1</text:span></text:p>
          </draw:rect>
          <draw:rect draw:style-name="gr73" draw:text-style-name="P2" draw:layer="layout" svg:width="0.68cm" svg:height="0.49cm" svg:x="24.658cm" svg:y="8.07cm">
            <text:p text:style-name="P1"><text:span text:style-name="T6">B1</text:span></text:p>
          </draw:rect>
          <draw:rect draw:style-name="gr73" draw:text-style-name="P2" draw:layer="layout" svg:width="0.548cm" svg:height="0.95cm" svg:x="25.34cm" svg:y="7.61cm">
            <text:p text:style-name="P1"><text:span text:style-name="T6">CH</text:span></text:p>
            <text:p text:style-name="P1"><text:span text:style-name="T6">01</text:span></text:p>
          </draw:rect>
          <draw:rect draw:style-name="gr73" draw:text-style-name="P17" draw:layer="layout" svg:width="2cm" svg:height="0.95cm" svg:x="25.888cm" svg:y="7.61cm">
            <text:p text:style-name="P16"><text:span text:style-name="T1">0QU34-GK002-XA1</text:span></text:p>
            <text:p text:style-name="P16"><text:span text:style-name="T1">U3 EPD Water</text:span></text:p>
            <text:p text:style-name="P16"><text:span text:style-name="T1">Sodium CH1</text:span></text:p>
          </draw:rect>
          <draw:rect draw:style-name="gr73" draw:text-style-name="P2" draw:layer="layout" svg:width="3.23cm" svg:height="0.416cm" svg:x="24.658cm" svg:y="7.194cm">
            <text:p text:style-name="P1"><text:span text:style-name="T6">MODULE 1.1.1</text:span></text:p>
          </draw:rect>
          <draw:rect draw:style-name="gr73" draw:text-style-name="P2" draw:layer="layout" svg:width="3.23cm" svg:height="0.416cm" svg:x="24.658cm" svg:y="6.78cm">
            <text:p text:style-name="P1"><text:span text:style-name="T6">DIG IN CARD</text:span></text:p>
          </draw:rect>
          <draw:rect draw:style-name="gr73" draw:text-style-name="P2" draw:layer="layout" svg:width="0.68cm" svg:height="0.458cm" svg:x="24.658cm" svg:y="8.564cm">
            <text:p text:style-name="P1"><text:span text:style-name="T6">C2</text:span></text:p>
          </draw:rect>
          <draw:rect draw:style-name="gr73" draw:text-style-name="P2" draw:layer="layout" svg:width="0.68cm" svg:height="0.49cm" svg:x="24.658cm" svg:y="9.022cm">
            <text:p text:style-name="P1"><text:span text:style-name="T6">B2</text:span></text:p>
          </draw:rect>
          <draw:rect draw:style-name="gr73" draw:text-style-name="P2" draw:layer="layout" svg:width="0.548cm" svg:height="0.95cm" svg:x="25.34cm" svg:y="8.562cm">
            <text:p text:style-name="P1"><text:span text:style-name="T6">CH</text:span></text:p>
            <text:p text:style-name="P1"><text:span text:style-name="T6">02</text:span></text:p>
          </draw:rect>
          <draw:rect draw:style-name="gr73" draw:text-style-name="P17" draw:layer="layout" svg:width="2cm" svg:height="0.95cm" svg:x="25.888cm" svg:y="8.562cm">
            <text:p text:style-name="P16"><text:span text:style-name="T1">0QU34-GK002-XA2</text:span></text:p>
            <text:p text:style-name="P16"><text:span text:style-name="T1">U3 EPD Water</text:span></text:p>
            <text:p text:style-name="P16"><text:span text:style-name="T1">Sodium CH2</text:span></text:p>
          </draw:rect>
          <draw:rect draw:style-name="gr73" draw:text-style-name="P2" draw:layer="layout" svg:width="0.68cm" svg:height="0.458cm" svg:x="24.658cm" svg:y="9.5cm">
            <text:p text:style-name="P1"><text:span text:style-name="T6">C3</text:span></text:p>
          </draw:rect>
          <draw:rect draw:style-name="gr73" draw:text-style-name="P2" draw:layer="layout" svg:width="0.68cm" svg:height="0.49cm" svg:x="24.658cm" svg:y="9.958cm">
            <text:p text:style-name="P1"><text:span text:style-name="T6">B3</text:span></text:p>
          </draw:rect>
          <draw:rect draw:style-name="gr73" draw:text-style-name="P2" draw:layer="layout" svg:width="0.548cm" svg:height="0.95cm" svg:x="25.34cm" svg:y="9.498cm">
            <text:p text:style-name="P1"><text:span text:style-name="T6">CH</text:span></text:p>
            <text:p text:style-name="P1"><text:span text:style-name="T6">03</text:span></text:p>
          </draw:rect>
          <draw:rect draw:style-name="gr73" draw:text-style-name="P17" draw:layer="layout" svg:width="2cm" svg:height="0.95cm" svg:x="25.888cm" svg:y="9.498cm">
            <text:p text:style-name="P16"><text:span text:style-name="T1">0QU34-GK002-XA3</text:span></text:p>
            <text:p text:style-name="P16"><text:span text:style-name="T1">U3 EPD Water</text:span></text:p>
            <text:p text:style-name="P16"><text:span text:style-name="T1">Sodium CH3</text:span></text:p>
          </draw:rect>
          <draw:rect draw:style-name="gr87" draw:text-style-name="P17" draw:layer="layout" svg:width="3.22cm" svg:height="8.392cm" svg:x="24.658cm" svg:y="6.798cm">
            <text:p/>
          </draw:rect>
        </draw:g>
        <draw:g>
          <draw:rect draw:style-name="gr73" draw:text-style-name="P2" draw:layer="layout" svg:width="0.68cm" svg:height="0.314cm" svg:x="24.64cm" svg:y="2.676cm">
            <text:p text:style-name="P1"><text:span text:style-name="T6">A9</text:span></text:p>
          </draw:rect>
          <draw:rect draw:style-name="gr73" draw:text-style-name="P2" draw:layer="layout" svg:width="0.68cm" svg:height="0.314cm" svg:x="24.64cm" svg:y="2.976cm">
            <text:p text:style-name="P1"><text:span text:style-name="T6">B9</text:span></text:p>
          </draw:rect>
          <draw:rect draw:style-name="gr73" draw:text-style-name="P2" draw:layer="layout" svg:width="0.68cm" svg:height="0.314cm" svg:x="24.64cm" svg:y="3.276cm">
            <text:p text:style-name="P1"><text:span text:style-name="T6">B10</text:span></text:p>
          </draw:rect>
          <draw:rect draw:style-name="gr73" draw:text-style-name="P2" draw:layer="layout" svg:width="0.68cm" svg:height="0.314cm" svg:x="24.64cm" svg:y="3.576cm">
            <text:p text:style-name="P1"><text:span text:style-name="T6">-</text:span></text:p>
          </draw:rect>
          <draw:rect draw:style-name="gr73" draw:text-style-name="P2" draw:layer="layout" svg:width="0.69cm" svg:height="1.216cm" svg:x="25.322cm" svg:y="2.674cm">
            <text:p text:style-name="P1"><text:span text:style-name="T6">CH05</text:span></text:p>
          </draw:rect>
          <draw:rect draw:style-name="gr73" draw:text-style-name="P17" draw:layer="layout" svg:width="1.858cm" svg:height="1.216cm" svg:x="26.012cm" svg:y="2.674cm">
            <text:p text:style-name="P16"><text:span text:style-name="T1">0QU03-CL001-LI</text:span></text:p>
            <text:p text:style-name="P16"><text:span text:style-name="T1"/></text:p>
            <text:p text:style-name="P16"><text:span text:style-name="T1">SAMPLE RACK</text:span></text:p>
            <text:p text:style-name="P16"><text:span text:style-name="T1">WTR DRAIN LVL</text:span></text:p>
          </draw:rect>
          <draw:rect draw:style-name="gr73" draw:text-style-name="P2" draw:layer="layout" svg:width="3.23cm" svg:height="0.416cm" svg:x="24.64cm" svg:y="2.258cm">
            <text:p text:style-name="P1"><text:span text:style-name="T6">MODULE 1.1.1</text:span></text:p>
          </draw:rect>
          <draw:rect draw:style-name="gr73" draw:text-style-name="P2" draw:layer="layout" svg:width="3.23cm" svg:height="0.416cm" svg:x="24.64cm" svg:y="1.844cm">
            <text:p text:style-name="P1"><text:span text:style-name="T6">ANAL IN CARD</text:span></text:p>
          </draw:rect>
          <draw:rect draw:style-name="gr87" draw:text-style-name="P17" draw:layer="layout" svg:width="3.22cm" svg:height="2.066cm" svg:x="24.66cm" svg:y="1.844cm">
            <text:p/>
          </draw:rect>
        </draw:g>
        <draw:g>
          <draw:rect draw:style-name="gr73" draw:text-style-name="P2" draw:layer="layout" svg:width="0.68cm" svg:height="0.458cm" svg:x="24.66cm" svg:y="5.192cm">
            <text:p text:style-name="P1"><text:span text:style-name="T6">C1</text:span></text:p>
          </draw:rect>
          <draw:rect draw:style-name="gr73" draw:text-style-name="P2" draw:layer="layout" svg:width="0.68cm" svg:height="0.49cm" svg:x="24.66cm" svg:y="5.65cm">
            <text:p text:style-name="P1"><text:span text:style-name="T6">B1</text:span></text:p>
          </draw:rect>
          <draw:rect draw:style-name="gr73" draw:text-style-name="P2" draw:layer="layout" svg:width="0.548cm" svg:height="0.95cm" svg:x="25.342cm" svg:y="5.19cm">
            <text:p text:style-name="P1"><text:span text:style-name="T6">CH</text:span></text:p>
            <text:p text:style-name="P1"><text:span text:style-name="T6">01</text:span></text:p>
          </draw:rect>
          <draw:rect draw:style-name="gr73" draw:text-style-name="P17" draw:layer="layout" svg:width="2cm" svg:height="0.95cm" svg:x="25.89cm" svg:y="5.19cm">
            <text:p text:style-name="P16"><text:span text:style-name="T1">0QU34-GK002-XA1</text:span></text:p>
            <text:p text:style-name="P16"><text:span text:style-name="T1">U3 EPD Water</text:span></text:p>
            <text:p text:style-name="P16"><text:span text:style-name="T1">Sodium CH1</text:span></text:p>
          </draw:rect>
          <draw:rect draw:style-name="gr73" draw:text-style-name="P2" draw:layer="layout" svg:width="3.23cm" svg:height="0.416cm" svg:x="24.66cm" svg:y="4.774cm">
            <text:p text:style-name="P1"><text:span text:style-name="T6">MODULE 1.1.1</text:span></text:p>
          </draw:rect>
          <draw:rect draw:style-name="gr73" draw:text-style-name="P2" draw:layer="layout" svg:width="3.23cm" svg:height="0.416cm" svg:x="24.66cm" svg:y="4.36cm">
            <text:p text:style-name="P1"><text:span text:style-name="T6">DIG OUT CARD</text:span></text:p>
          </draw:rect>
          <draw:rect draw:style-name="gr87" draw:text-style-name="P17" draw:layer="layout" svg:width="3.22cm" svg:height="1.773cm" svg:x="24.66cm" svg:y="4.378cm">
            <text:p/>
          </draw:rect>
        </draw:g>
        <draw:frame draw:style-name="gr88" draw:text-style-name="P18" draw:layer="layout" svg:width="0.646cm" svg:height="0.535cm" svg:x="15.574cm" svg:y="5.971cm">
          <draw:text-box>
            <text:p><text:span text:style-name="T14">34</text:span></text:p>
          </draw:text-box>
        </draw:frame>
        <draw:frame draw:style-name="gr84" draw:text-style-name="P14" draw:layer="layout" svg:width="1.03cm" svg:height="0.62cm" svg:x="11.32cm" svg:y="8.41cm">
          <draw:text-box>
            <text:p><text:span text:style-name="T13">+24V</text:span></text:p>
          </draw:text-box>
        </draw:frame>
        <draw:rect draw:style-name="gr73" draw:text-style-name="P15" draw:layer="layout" svg:width="0.73cm" svg:height="0.244cm" svg:x="8.31cm" svg:y="14.232cm">
          <text:p text:style-name="P1"><text:span text:style-name="T13">VLP2- <text:s/></text:span></text:p>
        </draw:rect>
        <draw:rect draw:style-name="gr73" draw:text-style-name="P15" draw:layer="layout" svg:width="0.71cm" svg:height="0.244cm" svg:x="8.31cm" svg:y="13.914cm">
          <text:p text:style-name="P1"><text:span text:style-name="T13">VLP1- <text:s/></text:span></text:p>
        </draw:rect>
        <draw:rect draw:style-name="gr73" draw:text-style-name="P15" draw:layer="layout" svg:width="0.656cm" svg:height="0.244cm" svg:x="8.31cm" svg:y="13.596cm">
          <text:p text:style-name="P1"><text:span text:style-name="T13">VLP+ </text:span></text:p>
        </draw:rect>
        <draw:circle draw:style-name="gr79" draw:text-style-name="P1" draw:layer="layout" svg:width="1.666cm" svg:height="1.666cm" svg:x="7.48cm" svg:y="13.204cm">
          <text:p/>
        </draw:circle>
        <draw:ellipse draw:style-name="gr80" draw:text-style-name="P1" draw:layer="layout" svg:width="1.322cm" svg:height="1.328cm" svg:x="7.66cm" svg:y="13.369cm">
          <text:p/>
        </draw:ellipse>
        <draw:rect draw:style-name="gr89" draw:text-style-name="P17" draw:layer="layout" svg:width="1.75cm" svg:height="1.736cm" svg:x="21.192cm" svg:y="1.847cm">
          <text:p/>
        </draw:rect>
        <draw:rect draw:style-name="gr90" draw:text-style-name="P2" draw:layer="layout" svg:width="1.765cm" svg:height="0.416cm" svg:x="21.177cm" svg:y="2.26cm">
          <text:p text:style-name="P1"><text:span text:style-name="T6">K-1.2.2/R01</text:span></text:p>
        </draw:rect>
        <draw:rect draw:style-name="gr90" draw:text-style-name="P13" draw:layer="layout" svg:width="1.775cm" svg:height="0.416cm" svg:x="21.167cm" svg:y="1.846cm">
          <text:p text:style-name="P1"><text:span text:style-name="T1">TYCO RT RELAY</text:span></text:p>
        </draw:rect>
        <draw:g>
          <draw:rect draw:style-name="gr90" draw:text-style-name="P2" draw:layer="layout" svg:width="0.369cm" svg:height="0.314cm" svg:x="22.566cm" svg:y="2.678cm">
            <text:p text:style-name="P1"><text:span text:style-name="T6">A1</text:span></text:p>
          </draw:rect>
          <draw:rect draw:style-name="gr90" draw:text-style-name="P2" draw:layer="layout" svg:width="0.369cm" svg:height="0.314cm" svg:x="22.566cm" svg:y="2.978cm">
            <text:p text:style-name="P1"><text:span text:style-name="T6">A2</text:span></text:p>
          </draw:rect>
          <draw:rect draw:style-name="gr90" draw:text-style-name="P2" draw:layer="layout" svg:width="0.401cm" svg:height="0.314cm" svg:x="21.177cm" svg:y="2.678cm">
            <text:p text:style-name="P1"><text:span text:style-name="T6">11</text:span></text:p>
          </draw:rect>
          <draw:rect draw:style-name="gr90" draw:text-style-name="P2" draw:layer="layout" svg:width="0.401cm" svg:height="0.314cm" svg:x="21.177cm" svg:y="2.978cm">
            <text:p text:style-name="P1"><text:span text:style-name="T6">14</text:span></text:p>
          </draw:rect>
          <draw:rect draw:style-name="gr90" draw:text-style-name="P2" draw:layer="layout" svg:width="0.401cm" svg:height="0.314cm" svg:x="21.177cm" svg:y="3.278cm">
            <text:p text:style-name="P1"><text:span text:style-name="T6">12</text:span></text:p>
          </draw:rect>
          <draw:line draw:style-name="gr2" draw:text-style-name="P1" draw:layer="layout" svg:x1="21.578cm" svg:y1="2.816cm" svg:x2="21.754cm" svg:y2="2.816cm">
            <text:p/>
          </draw:line>
          <draw:line draw:style-name="gr2" draw:text-style-name="P1" draw:layer="layout" svg:x1="21.826cm" svg:y1="3.106cm" svg:x2="21.754cm" svg:y2="2.826cm">
            <text:p/>
          </draw:line>
          <draw:line draw:style-name="gr30" draw:text-style-name="P1" draw:layer="layout" svg:x1="21.859cm" svg:y1="3.016cm" svg:x2="21.859cm" svg:y2="3.416cm">
            <text:p/>
          </draw:line>
          <draw:line draw:style-name="gr30" draw:text-style-name="P1" draw:layer="layout" svg:x1="21.679cm" svg:y1="3.023cm" svg:x2="21.674cm" svg:y2="3.156cm">
            <text:p/>
          </draw:line>
          <draw:line draw:style-name="gr2" draw:text-style-name="P1" draw:layer="layout" svg:x1="21.578cm" svg:y1="3.156cm" svg:x2="21.674cm" svg:y2="3.156cm">
            <text:p/>
          </draw:line>
          <draw:line draw:style-name="gr2" draw:text-style-name="P1" draw:layer="layout" svg:x1="21.578cm" svg:y1="3.418cm" svg:x2="21.859cm" svg:y2="3.418cm">
            <text:p/>
          </draw:line>
          <draw:line draw:style-name="gr2" draw:text-style-name="P1" draw:layer="layout" svg:x1="22.285cm" svg:y1="2.796cm" svg:x2="22.566cm" svg:y2="2.796cm">
            <text:p/>
          </draw:line>
          <draw:line draw:style-name="gr2" draw:text-style-name="P1" draw:layer="layout" svg:x1="22.285cm" svg:y1="3.124cm" svg:x2="22.566cm" svg:y2="3.124cm">
            <text:p/>
          </draw:line>
          <draw:line draw:style-name="gr2" draw:text-style-name="P1" draw:layer="layout" svg:x1="22.277cm" svg:y1="2.796cm" svg:x2="22.277cm" svg:y2="3.126cm">
            <text:p/>
          </draw:line>
          <draw:rect draw:style-name="gr32" draw:text-style-name="P2" draw:layer="layout" svg:width="0.272cm" svg:height="0.18cm" svg:x="22.134cm" svg:y="2.87cm">
            <text:p/>
          </draw:rect>
        </draw:g>
        <draw:rect draw:style-name="gr89" draw:text-style-name="P17" draw:layer="layout" svg:width="1.75cm" svg:height="1.736cm" svg:x="21.187cm" svg:y="3.855cm">
          <text:p/>
        </draw:rect>
        <draw:rect draw:style-name="gr90" draw:text-style-name="P2" draw:layer="layout" svg:width="1.765cm" svg:height="0.416cm" svg:x="21.172cm" svg:y="4.268cm">
          <text:p text:style-name="P1"><text:span text:style-name="T6">K-1.2.2/R01</text:span></text:p>
        </draw:rect>
        <draw:rect draw:style-name="gr90" draw:text-style-name="P13" draw:layer="layout" svg:width="1.775cm" svg:height="0.416cm" svg:x="21.162cm" svg:y="3.854cm">
          <text:p text:style-name="P1"><text:span text:style-name="T1">TYCO RT RELAY</text:span></text:p>
        </draw:rect>
        <draw:g>
          <draw:rect draw:style-name="gr90" draw:text-style-name="P2" draw:layer="layout" svg:width="0.369cm" svg:height="0.314cm" svg:x="22.561cm" svg:y="4.686cm">
            <text:p text:style-name="P1"><text:span text:style-name="T6">A1</text:span></text:p>
          </draw:rect>
          <draw:rect draw:style-name="gr90" draw:text-style-name="P2" draw:layer="layout" svg:width="0.369cm" svg:height="0.314cm" svg:x="22.561cm" svg:y="4.986cm">
            <text:p text:style-name="P1"><text:span text:style-name="T6">A2</text:span></text:p>
          </draw:rect>
          <draw:rect draw:style-name="gr90" draw:text-style-name="P2" draw:layer="layout" svg:width="0.401cm" svg:height="0.314cm" svg:x="21.172cm" svg:y="4.686cm">
            <text:p text:style-name="P1"><text:span text:style-name="T6">11</text:span></text:p>
          </draw:rect>
          <draw:rect draw:style-name="gr90" draw:text-style-name="P2" draw:layer="layout" svg:width="0.401cm" svg:height="0.314cm" svg:x="21.172cm" svg:y="4.986cm">
            <text:p text:style-name="P1"><text:span text:style-name="T6">14</text:span></text:p>
          </draw:rect>
          <draw:rect draw:style-name="gr90" draw:text-style-name="P2" draw:layer="layout" svg:width="0.401cm" svg:height="0.314cm" svg:x="21.172cm" svg:y="5.286cm">
            <text:p text:style-name="P1"><text:span text:style-name="T6">12</text:span></text:p>
          </draw:rect>
          <draw:line draw:style-name="gr2" draw:text-style-name="P1" draw:layer="layout" svg:x1="21.573cm" svg:y1="4.824cm" svg:x2="21.749cm" svg:y2="4.824cm">
            <text:p/>
          </draw:line>
          <draw:line draw:style-name="gr2" draw:text-style-name="P1" draw:layer="layout" svg:x1="21.821cm" svg:y1="5.114cm" svg:x2="21.749cm" svg:y2="4.834cm">
            <text:p/>
          </draw:line>
          <draw:line draw:style-name="gr30" draw:text-style-name="P1" draw:layer="layout" svg:x1="21.854cm" svg:y1="5.024cm" svg:x2="21.854cm" svg:y2="5.424cm">
            <text:p/>
          </draw:line>
          <draw:line draw:style-name="gr30" draw:text-style-name="P1" draw:layer="layout" svg:x1="21.674cm" svg:y1="5.031cm" svg:x2="21.669cm" svg:y2="5.164cm">
            <text:p/>
          </draw:line>
          <draw:line draw:style-name="gr2" draw:text-style-name="P1" draw:layer="layout" svg:x1="21.573cm" svg:y1="5.164cm" svg:x2="21.669cm" svg:y2="5.164cm">
            <text:p/>
          </draw:line>
          <draw:line draw:style-name="gr2" draw:text-style-name="P1" draw:layer="layout" svg:x1="21.573cm" svg:y1="5.426cm" svg:x2="21.854cm" svg:y2="5.426cm">
            <text:p/>
          </draw:line>
          <draw:line draw:style-name="gr2" draw:text-style-name="P1" draw:layer="layout" svg:x1="22.28cm" svg:y1="4.804cm" svg:x2="22.561cm" svg:y2="4.804cm">
            <text:p/>
          </draw:line>
          <draw:line draw:style-name="gr2" draw:text-style-name="P1" draw:layer="layout" svg:x1="22.28cm" svg:y1="5.132cm" svg:x2="22.561cm" svg:y2="5.132cm">
            <text:p/>
          </draw:line>
          <draw:line draw:style-name="gr2" draw:text-style-name="P1" draw:layer="layout" svg:x1="22.272cm" svg:y1="4.804cm" svg:x2="22.272cm" svg:y2="5.134cm">
            <text:p/>
          </draw:line>
          <draw:rect draw:style-name="gr32" draw:text-style-name="P2" draw:layer="layout" svg:width="0.272cm" svg:height="0.18cm" svg:x="22.129cm" svg:y="4.878cm">
            <text:p/>
          </draw:rect>
        </draw:g>
        <draw:rect draw:style-name="gr89" draw:text-style-name="P17" draw:layer="layout" svg:width="1.75cm" svg:height="1.736cm" svg:x="21.2cm" svg:y="5.963cm">
          <text:p/>
        </draw:rect>
        <draw:rect draw:style-name="gr90" draw:text-style-name="P2" draw:layer="layout" svg:width="1.765cm" svg:height="0.416cm" svg:x="21.185cm" svg:y="6.376cm">
          <text:p text:style-name="P1"><text:span text:style-name="T6">K-1.2.2/R01</text:span></text:p>
        </draw:rect>
        <draw:rect draw:style-name="gr90" draw:text-style-name="P13" draw:layer="layout" svg:width="1.775cm" svg:height="0.416cm" svg:x="21.175cm" svg:y="5.962cm">
          <text:p text:style-name="P1"><text:span text:style-name="T1">TYCO RT RELAY</text:span></text:p>
        </draw:rect>
        <draw:g>
          <draw:rect draw:style-name="gr90" draw:text-style-name="P2" draw:layer="layout" svg:width="0.369cm" svg:height="0.314cm" svg:x="22.574cm" svg:y="6.794cm">
            <text:p text:style-name="P1"><text:span text:style-name="T6">A1</text:span></text:p>
          </draw:rect>
          <draw:rect draw:style-name="gr90" draw:text-style-name="P2" draw:layer="layout" svg:width="0.369cm" svg:height="0.314cm" svg:x="22.574cm" svg:y="7.094cm">
            <text:p text:style-name="P1"><text:span text:style-name="T6">A2</text:span></text:p>
          </draw:rect>
          <draw:rect draw:style-name="gr90" draw:text-style-name="P2" draw:layer="layout" svg:width="0.401cm" svg:height="0.314cm" svg:x="21.185cm" svg:y="6.794cm">
            <text:p text:style-name="P1"><text:span text:style-name="T6">11</text:span></text:p>
          </draw:rect>
          <draw:rect draw:style-name="gr90" draw:text-style-name="P2" draw:layer="layout" svg:width="0.401cm" svg:height="0.314cm" svg:x="21.185cm" svg:y="7.094cm">
            <text:p text:style-name="P1"><text:span text:style-name="T6">14</text:span></text:p>
          </draw:rect>
          <draw:rect draw:style-name="gr90" draw:text-style-name="P2" draw:layer="layout" svg:width="0.401cm" svg:height="0.314cm" svg:x="21.185cm" svg:y="7.394cm">
            <text:p text:style-name="P1"><text:span text:style-name="T6">12</text:span></text:p>
          </draw:rect>
          <draw:line draw:style-name="gr2" draw:text-style-name="P1" draw:layer="layout" svg:x1="21.586cm" svg:y1="6.932cm" svg:x2="21.762cm" svg:y2="6.932cm">
            <text:p/>
          </draw:line>
          <draw:line draw:style-name="gr2" draw:text-style-name="P1" draw:layer="layout" svg:x1="21.834cm" svg:y1="7.222cm" svg:x2="21.762cm" svg:y2="6.942cm">
            <text:p/>
          </draw:line>
          <draw:line draw:style-name="gr30" draw:text-style-name="P1" draw:layer="layout" svg:x1="21.867cm" svg:y1="7.132cm" svg:x2="21.867cm" svg:y2="7.532cm">
            <text:p/>
          </draw:line>
          <draw:line draw:style-name="gr30" draw:text-style-name="P1" draw:layer="layout" svg:x1="21.687cm" svg:y1="7.139cm" svg:x2="21.682cm" svg:y2="7.272cm">
            <text:p/>
          </draw:line>
          <draw:line draw:style-name="gr2" draw:text-style-name="P1" draw:layer="layout" svg:x1="21.586cm" svg:y1="7.272cm" svg:x2="21.682cm" svg:y2="7.272cm">
            <text:p/>
          </draw:line>
          <draw:line draw:style-name="gr2" draw:text-style-name="P1" draw:layer="layout" svg:x1="21.586cm" svg:y1="7.534cm" svg:x2="21.867cm" svg:y2="7.534cm">
            <text:p/>
          </draw:line>
          <draw:line draw:style-name="gr2" draw:text-style-name="P1" draw:layer="layout" svg:x1="22.293cm" svg:y1="6.912cm" svg:x2="22.574cm" svg:y2="6.912cm">
            <text:p/>
          </draw:line>
          <draw:line draw:style-name="gr2" draw:text-style-name="P1" draw:layer="layout" svg:x1="22.293cm" svg:y1="7.24cm" svg:x2="22.574cm" svg:y2="7.24cm">
            <text:p/>
          </draw:line>
          <draw:line draw:style-name="gr2" draw:text-style-name="P1" draw:layer="layout" svg:x1="22.285cm" svg:y1="6.912cm" svg:x2="22.285cm" svg:y2="7.242cm">
            <text:p/>
          </draw:line>
          <draw:rect draw:style-name="gr32" draw:text-style-name="P2" draw:layer="layout" svg:width="0.272cm" svg:height="0.18cm" svg:x="22.142cm" svg:y="6.986cm">
            <text:p/>
          </draw:rect>
        </draw:g>
        <draw:rect draw:style-name="gr89" draw:text-style-name="P17" draw:layer="layout" svg:width="1.75cm" svg:height="1.736cm" svg:x="21.213cm" svg:y="7.971cm">
          <text:p/>
        </draw:rect>
        <draw:rect draw:style-name="gr90" draw:text-style-name="P2" draw:layer="layout" svg:width="1.765cm" svg:height="0.416cm" svg:x="21.198cm" svg:y="8.384cm">
          <text:p text:style-name="P1"><text:span text:style-name="T6">K-1.2.2/R01</text:span></text:p>
        </draw:rect>
        <draw:rect draw:style-name="gr90" draw:text-style-name="P13" draw:layer="layout" svg:width="1.775cm" svg:height="0.416cm" svg:x="21.188cm" svg:y="7.97cm">
          <text:p text:style-name="P1"><text:span text:style-name="T1">TYCO RT RELAY</text:span></text:p>
        </draw:rect>
        <draw:g>
          <draw:rect draw:style-name="gr90" draw:text-style-name="P2" draw:layer="layout" svg:width="0.369cm" svg:height="0.314cm" svg:x="22.587cm" svg:y="8.802cm">
            <text:p text:style-name="P1"><text:span text:style-name="T6">A1</text:span></text:p>
          </draw:rect>
          <draw:rect draw:style-name="gr90" draw:text-style-name="P2" draw:layer="layout" svg:width="0.369cm" svg:height="0.314cm" svg:x="22.587cm" svg:y="9.102cm">
            <text:p text:style-name="P1"><text:span text:style-name="T6">A2</text:span></text:p>
          </draw:rect>
          <draw:rect draw:style-name="gr90" draw:text-style-name="P2" draw:layer="layout" svg:width="0.401cm" svg:height="0.314cm" svg:x="21.198cm" svg:y="8.802cm">
            <text:p text:style-name="P1"><text:span text:style-name="T6">11</text:span></text:p>
          </draw:rect>
          <draw:rect draw:style-name="gr90" draw:text-style-name="P2" draw:layer="layout" svg:width="0.401cm" svg:height="0.314cm" svg:x="21.198cm" svg:y="9.102cm">
            <text:p text:style-name="P1"><text:span text:style-name="T6">14</text:span></text:p>
          </draw:rect>
          <draw:rect draw:style-name="gr90" draw:text-style-name="P2" draw:layer="layout" svg:width="0.401cm" svg:height="0.314cm" svg:x="21.198cm" svg:y="9.402cm">
            <text:p text:style-name="P1"><text:span text:style-name="T6">12</text:span></text:p>
          </draw:rect>
          <draw:line draw:style-name="gr2" draw:text-style-name="P1" draw:layer="layout" svg:x1="21.599cm" svg:y1="8.94cm" svg:x2="21.775cm" svg:y2="8.94cm">
            <text:p/>
          </draw:line>
          <draw:line draw:style-name="gr2" draw:text-style-name="P1" draw:layer="layout" svg:x1="21.847cm" svg:y1="9.23cm" svg:x2="21.775cm" svg:y2="8.95cm">
            <text:p/>
          </draw:line>
          <draw:line draw:style-name="gr30" draw:text-style-name="P1" draw:layer="layout" svg:x1="21.88cm" svg:y1="9.14cm" svg:x2="21.88cm" svg:y2="9.54cm">
            <text:p/>
          </draw:line>
          <draw:line draw:style-name="gr30" draw:text-style-name="P1" draw:layer="layout" svg:x1="21.7cm" svg:y1="9.147cm" svg:x2="21.695cm" svg:y2="9.28cm">
            <text:p/>
          </draw:line>
          <draw:line draw:style-name="gr2" draw:text-style-name="P1" draw:layer="layout" svg:x1="21.599cm" svg:y1="9.28cm" svg:x2="21.695cm" svg:y2="9.28cm">
            <text:p/>
          </draw:line>
          <draw:line draw:style-name="gr2" draw:text-style-name="P1" draw:layer="layout" svg:x1="21.599cm" svg:y1="9.542cm" svg:x2="21.88cm" svg:y2="9.542cm">
            <text:p/>
          </draw:line>
          <draw:line draw:style-name="gr2" draw:text-style-name="P1" draw:layer="layout" svg:x1="22.306cm" svg:y1="8.92cm" svg:x2="22.587cm" svg:y2="8.92cm">
            <text:p/>
          </draw:line>
          <draw:line draw:style-name="gr2" draw:text-style-name="P1" draw:layer="layout" svg:x1="22.306cm" svg:y1="9.248cm" svg:x2="22.587cm" svg:y2="9.248cm">
            <text:p/>
          </draw:line>
          <draw:line draw:style-name="gr2" draw:text-style-name="P1" draw:layer="layout" svg:x1="22.298cm" svg:y1="8.92cm" svg:x2="22.298cm" svg:y2="9.25cm">
            <text:p/>
          </draw:line>
          <draw:rect draw:style-name="gr32" draw:text-style-name="P2" draw:layer="layout" svg:width="0.272cm" svg:height="0.18cm" svg:x="22.155cm" svg:y="8.994cm">
            <text:p/>
          </draw:rect>
        </draw:g>
        <draw:rect draw:style-name="gr89" draw:text-style-name="P17" draw:layer="layout" svg:width="1.75cm" svg:height="1.736cm" svg:x="21.213cm" svg:y="10.071cm">
          <text:p/>
        </draw:rect>
        <draw:rect draw:style-name="gr90" draw:text-style-name="P2" draw:layer="layout" svg:width="1.765cm" svg:height="0.416cm" svg:x="21.198cm" svg:y="10.484cm">
          <text:p text:style-name="P1"><text:span text:style-name="T6">K-1.2.2/R01</text:span></text:p>
        </draw:rect>
        <draw:rect draw:style-name="gr90" draw:text-style-name="P13" draw:layer="layout" svg:width="1.775cm" svg:height="0.416cm" svg:x="21.188cm" svg:y="10.07cm">
          <text:p text:style-name="P1"><text:span text:style-name="T1">TYCO RT RELAY</text:span></text:p>
        </draw:rect>
        <draw:g>
          <draw:rect draw:style-name="gr90" draw:text-style-name="P2" draw:layer="layout" svg:width="0.369cm" svg:height="0.314cm" svg:x="22.587cm" svg:y="10.902cm">
            <text:p text:style-name="P1"><text:span text:style-name="T6">A1</text:span></text:p>
          </draw:rect>
          <draw:rect draw:style-name="gr90" draw:text-style-name="P2" draw:layer="layout" svg:width="0.369cm" svg:height="0.314cm" svg:x="22.587cm" svg:y="11.202cm">
            <text:p text:style-name="P1"><text:span text:style-name="T6">A2</text:span></text:p>
          </draw:rect>
          <draw:rect draw:style-name="gr90" draw:text-style-name="P2" draw:layer="layout" svg:width="0.401cm" svg:height="0.314cm" svg:x="21.198cm" svg:y="10.902cm">
            <text:p text:style-name="P1"><text:span text:style-name="T6">11</text:span></text:p>
          </draw:rect>
          <draw:rect draw:style-name="gr90" draw:text-style-name="P2" draw:layer="layout" svg:width="0.401cm" svg:height="0.314cm" svg:x="21.198cm" svg:y="11.202cm">
            <text:p text:style-name="P1"><text:span text:style-name="T6">14</text:span></text:p>
          </draw:rect>
          <draw:rect draw:style-name="gr90" draw:text-style-name="P2" draw:layer="layout" svg:width="0.401cm" svg:height="0.314cm" svg:x="21.198cm" svg:y="11.502cm">
            <text:p text:style-name="P1"><text:span text:style-name="T6">12</text:span></text:p>
          </draw:rect>
          <draw:line draw:style-name="gr2" draw:text-style-name="P1" draw:layer="layout" svg:x1="21.599cm" svg:y1="11.04cm" svg:x2="21.775cm" svg:y2="11.04cm">
            <text:p/>
          </draw:line>
          <draw:line draw:style-name="gr2" draw:text-style-name="P1" draw:layer="layout" svg:x1="21.847cm" svg:y1="11.33cm" svg:x2="21.775cm" svg:y2="11.05cm">
            <text:p/>
          </draw:line>
          <draw:line draw:style-name="gr30" draw:text-style-name="P1" draw:layer="layout" svg:x1="21.88cm" svg:y1="11.24cm" svg:x2="21.88cm" svg:y2="11.64cm">
            <text:p/>
          </draw:line>
          <draw:line draw:style-name="gr30" draw:text-style-name="P1" draw:layer="layout" svg:x1="21.7cm" svg:y1="11.247cm" svg:x2="21.695cm" svg:y2="11.38cm">
            <text:p/>
          </draw:line>
          <draw:line draw:style-name="gr2" draw:text-style-name="P1" draw:layer="layout" svg:x1="21.599cm" svg:y1="11.38cm" svg:x2="21.695cm" svg:y2="11.38cm">
            <text:p/>
          </draw:line>
          <draw:line draw:style-name="gr2" draw:text-style-name="P1" draw:layer="layout" svg:x1="21.599cm" svg:y1="11.642cm" svg:x2="21.88cm" svg:y2="11.642cm">
            <text:p/>
          </draw:line>
          <draw:line draw:style-name="gr2" draw:text-style-name="P1" draw:layer="layout" svg:x1="22.306cm" svg:y1="11.02cm" svg:x2="22.587cm" svg:y2="11.02cm">
            <text:p/>
          </draw:line>
          <draw:line draw:style-name="gr2" draw:text-style-name="P1" draw:layer="layout" svg:x1="22.306cm" svg:y1="11.348cm" svg:x2="22.587cm" svg:y2="11.348cm">
            <text:p/>
          </draw:line>
          <draw:line draw:style-name="gr2" draw:text-style-name="P1" draw:layer="layout" svg:x1="22.298cm" svg:y1="11.02cm" svg:x2="22.298cm" svg:y2="11.35cm">
            <text:p/>
          </draw:line>
          <draw:rect draw:style-name="gr32" draw:text-style-name="P2" draw:layer="layout" svg:width="0.272cm" svg:height="0.18cm" svg:x="22.155cm" svg:y="11.094cm">
            <text:p/>
          </draw:rect>
        </draw:g>
        <draw:rect draw:style-name="gr89" draw:text-style-name="P17" draw:layer="layout" svg:width="1.75cm" svg:height="1.736cm" svg:x="21.213cm" svg:y="12.071cm">
          <text:p/>
        </draw:rect>
        <draw:rect draw:style-name="gr90" draw:text-style-name="P2" draw:layer="layout" svg:width="1.765cm" svg:height="0.416cm" svg:x="21.198cm" svg:y="12.484cm">
          <text:p text:style-name="P1"><text:span text:style-name="T6">K-1.2.2/R01</text:span></text:p>
        </draw:rect>
        <draw:rect draw:style-name="gr90" draw:text-style-name="P13" draw:layer="layout" svg:width="1.775cm" svg:height="0.416cm" svg:x="21.188cm" svg:y="12.07cm">
          <text:p text:style-name="P1"><text:span text:style-name="T1">TYCO RT RELAY</text:span></text:p>
        </draw:rect>
        <draw:g>
          <draw:rect draw:style-name="gr90" draw:text-style-name="P2" draw:layer="layout" svg:width="0.369cm" svg:height="0.314cm" svg:x="22.587cm" svg:y="12.902cm">
            <text:p text:style-name="P1"><text:span text:style-name="T6">A1</text:span></text:p>
          </draw:rect>
          <draw:rect draw:style-name="gr90" draw:text-style-name="P2" draw:layer="layout" svg:width="0.369cm" svg:height="0.314cm" svg:x="22.587cm" svg:y="13.202cm">
            <text:p text:style-name="P1"><text:span text:style-name="T6">A2</text:span></text:p>
          </draw:rect>
          <draw:rect draw:style-name="gr90" draw:text-style-name="P2" draw:layer="layout" svg:width="0.401cm" svg:height="0.314cm" svg:x="21.198cm" svg:y="12.902cm">
            <text:p text:style-name="P1"><text:span text:style-name="T6">11</text:span></text:p>
          </draw:rect>
          <draw:rect draw:style-name="gr90" draw:text-style-name="P2" draw:layer="layout" svg:width="0.401cm" svg:height="0.314cm" svg:x="21.198cm" svg:y="13.202cm">
            <text:p text:style-name="P1"><text:span text:style-name="T6">14</text:span></text:p>
          </draw:rect>
          <draw:rect draw:style-name="gr90" draw:text-style-name="P2" draw:layer="layout" svg:width="0.401cm" svg:height="0.314cm" svg:x="21.198cm" svg:y="13.502cm">
            <text:p text:style-name="P1"><text:span text:style-name="T6">12</text:span></text:p>
          </draw:rect>
          <draw:line draw:style-name="gr2" draw:text-style-name="P1" draw:layer="layout" svg:x1="21.599cm" svg:y1="13.04cm" svg:x2="21.775cm" svg:y2="13.04cm">
            <text:p/>
          </draw:line>
          <draw:line draw:style-name="gr2" draw:text-style-name="P1" draw:layer="layout" svg:x1="21.847cm" svg:y1="13.33cm" svg:x2="21.775cm" svg:y2="13.05cm">
            <text:p/>
          </draw:line>
          <draw:line draw:style-name="gr30" draw:text-style-name="P1" draw:layer="layout" svg:x1="21.88cm" svg:y1="13.24cm" svg:x2="21.88cm" svg:y2="13.64cm">
            <text:p/>
          </draw:line>
          <draw:line draw:style-name="gr30" draw:text-style-name="P1" draw:layer="layout" svg:x1="21.7cm" svg:y1="13.247cm" svg:x2="21.695cm" svg:y2="13.38cm">
            <text:p/>
          </draw:line>
          <draw:line draw:style-name="gr2" draw:text-style-name="P1" draw:layer="layout" svg:x1="21.599cm" svg:y1="13.38cm" svg:x2="21.695cm" svg:y2="13.38cm">
            <text:p/>
          </draw:line>
          <draw:line draw:style-name="gr2" draw:text-style-name="P1" draw:layer="layout" svg:x1="21.599cm" svg:y1="13.642cm" svg:x2="21.88cm" svg:y2="13.642cm">
            <text:p/>
          </draw:line>
          <draw:line draw:style-name="gr2" draw:text-style-name="P1" draw:layer="layout" svg:x1="22.306cm" svg:y1="13.02cm" svg:x2="22.587cm" svg:y2="13.02cm">
            <text:p/>
          </draw:line>
          <draw:line draw:style-name="gr2" draw:text-style-name="P1" draw:layer="layout" svg:x1="22.306cm" svg:y1="13.348cm" svg:x2="22.587cm" svg:y2="13.348cm">
            <text:p/>
          </draw:line>
          <draw:line draw:style-name="gr2" draw:text-style-name="P1" draw:layer="layout" svg:x1="22.298cm" svg:y1="13.02cm" svg:x2="22.298cm" svg:y2="13.35cm">
            <text:p/>
          </draw:line>
          <draw:rect draw:style-name="gr32" draw:text-style-name="P2" draw:layer="layout" svg:width="0.272cm" svg:height="0.18cm" svg:x="22.155cm" svg:y="13.094cm">
            <text:p/>
          </draw:rect>
        </draw:g>
      </draw:page>
      <draw:page draw:name="page5" draw:style-name="dp1" draw:master-page-name="Default">
        <draw:rect draw:style-name="gr91" draw:text-style-name="P1" draw:layer="layout" svg:width="3.99cm" svg:height="5.62cm" svg:x="13.53cm" svg:y="5.18cm">
          <text:p/>
        </draw:rect>
        <draw:rect draw:style-name="gr20" draw:text-style-name="P1" draw:layer="layout" svg:width="0.27cm" svg:height="0.13cm" svg:x="13.92cm" svg:y="5.59cm">
          <text:p/>
        </draw:rect>
        <draw:rect draw:style-name="gr20" draw:text-style-name="P1" draw:layer="layout" svg:width="0.27cm" svg:height="0.13cm" svg:x="13.92cm" svg:y="5.726cm">
          <text:p/>
        </draw:rect>
        <draw:rect draw:style-name="gr20" draw:text-style-name="P1" draw:layer="layout" svg:width="0.27cm" svg:height="0.13cm" svg:x="13.92cm" svg:y="5.86cm">
          <text:p/>
        </draw:rect>
        <draw:rect draw:style-name="gr20" draw:text-style-name="P1" draw:layer="layout" svg:width="0.27cm" svg:height="0.13cm" svg:x="13.92cm" svg:y="5.986cm">
          <text:p/>
        </draw:rect>
        <draw:rect draw:style-name="gr11" draw:text-style-name="P19" xml:id="id1" draw:id="id1" draw:layer="layout" svg:width="0.27cm" svg:height="0.15cm" svg:x="16.05cm" svg:y="6.5cm">
          <text:p text:style-name="P1"><text:span text:style-name="T14">34</text:span></text:p>
        </draw:rect>
        <draw:g>
          <draw:frame draw:style-name="gr92" draw:text-style-name="P18" draw:layer="layout" svg:width="0.83cm" svg:height="0.568cm" svg:x="16.16cm" svg:y="6.219cm">
            <draw:text-box>
              <text:p><text:span text:style-name="T14">BN</text:span></text:p>
            </draw:text-box>
          </draw:frame>
          <draw:frame draw:style-name="gr93" draw:text-style-name="P18" draw:layer="layout" svg:width="0.83cm" svg:height="0.535cm" svg:x="16.16cm" svg:y="6.382cm">
            <draw:text-box>
              <text:p><text:span text:style-name="T14">WH</text:span></text:p>
            </draw:text-box>
          </draw:frame>
          <draw:frame draw:style-name="gr92" draw:text-style-name="P18" draw:layer="layout" svg:width="0.83cm" svg:height="0.568cm" svg:x="16.16cm" svg:y="6.547cm">
            <draw:text-box>
              <text:p><text:span text:style-name="T14">GN</text:span></text:p>
            </draw:text-box>
          </draw:frame>
        </draw:g>
        <draw:rect draw:style-name="gr11" draw:text-style-name="P19" draw:layer="layout" svg:width="0.27cm" svg:height="0.15cm" svg:x="16.05cm" svg:y="6.654cm">
          <text:p text:style-name="P1"><text:span text:style-name="T14">32</text:span></text:p>
        </draw:rect>
        <draw:rect draw:style-name="gr11" draw:text-style-name="P19" draw:layer="layout" svg:width="0.27cm" svg:height="0.15cm" svg:x="16.05cm" svg:y="6.809cm">
          <text:p text:style-name="P1"><text:span text:style-name="T14">31</text:span></text:p>
        </draw:rect>
        <draw:frame draw:style-name="gr94" draw:text-style-name="P20" draw:layer="layout" svg:width="0.925cm" svg:height="0.493cm" svg:x="15.8cm" svg:y="6.857cm">
          <draw:text-box>
            <text:p><text:span text:style-name="T9">PG7</text:span></text:p>
          </draw:text-box>
        </draw:frame>
        <draw:connector draw:style-name="gr95" draw:text-style-name="P1" draw:layer="layout" svg:x1="16.32cm" svg:y1="6.575cm" svg:x2="17.858cm" svg:y2="7.545cm" draw:start-shape="id1" draw:start-glue-point="1" draw:end-shape="id2" draw:end-glue-point="3" svg:d="M16320 6575h769v970h769">
          <text:p/>
        </draw:connector>
        <draw:rect draw:style-name="gr11" draw:text-style-name="P19" draw:layer="layout" svg:width="0.27cm" svg:height="0.15cm" svg:x="16.051cm" svg:y="6.5cm">
          <text:p text:style-name="P1"><text:span text:style-name="T14">34</text:span></text:p>
        </draw:rect>
        <draw:rect draw:style-name="gr11" draw:text-style-name="P19" xml:id="id4" draw:id="id4" draw:layer="layout" svg:width="0.27cm" svg:height="0.15cm" svg:x="16.051cm" svg:y="6.654cm">
          <text:p text:style-name="P1"><text:span text:style-name="T14">32</text:span></text:p>
        </draw:rect>
        <draw:rect draw:style-name="gr11" draw:text-style-name="P19" xml:id="id5" draw:id="id5" draw:layer="layout" svg:width="0.27cm" svg:height="0.15cm" svg:x="16.051cm" svg:y="6.809cm">
          <text:p text:style-name="P1"><text:span text:style-name="T14">31</text:span></text:p>
        </draw:rect>
        <draw:rect draw:style-name="gr11" draw:text-style-name="P19" xml:id="id3" draw:id="id3" draw:layer="layout" svg:width="0.27cm" svg:height="0.15cm" svg:x="19.151cm" svg:y="6.5cm">
          <text:p text:style-name="P1"><text:span text:style-name="T14">14</text:span></text:p>
        </draw:rect>
        <draw:rect draw:style-name="gr11" draw:text-style-name="P19" xml:id="id6" draw:id="id6" draw:layer="layout" svg:width="0.27cm" svg:height="0.15cm" svg:x="19.151cm" svg:y="6.654cm">
          <text:p text:style-name="P1"><text:span text:style-name="T14">13</text:span></text:p>
        </draw:rect>
        <draw:rect draw:style-name="gr11" draw:text-style-name="P19" xml:id="id7" draw:id="id7" draw:layer="layout" svg:width="0.27cm" svg:height="0.15cm" svg:x="19.151cm" svg:y="6.809cm">
          <text:p text:style-name="P1"><text:span text:style-name="T14">15</text:span></text:p>
        </draw:rect>
        <draw:frame draw:style-name="gr94" draw:text-style-name="P20" draw:layer="layout" svg:width="0.925cm" svg:height="0.493cm" svg:x="18.901cm" svg:y="6.857cm">
          <draw:text-box>
            <text:p><text:span text:style-name="T9">PG7</text:span></text:p>
          </draw:text-box>
        </draw:frame>
        <draw:ellipse draw:style-name="gr25" draw:text-style-name="P1" xml:id="id2" draw:id="id2" draw:layer="layout" svg:width="0.102cm" svg:height="0.21cm" svg:x="17.858cm" svg:y="7.44cm">
          <text:p/>
        </draw:ellipse>
        <draw:line draw:style-name="gr2" draw:text-style-name="P1" draw:layer="layout" svg:x1="11.655cm" svg:y1="12.387cm" svg:x2="11.655cm" svg:y2="11.477cm">
          <text:p/>
        </draw:line>
        <draw:g>
          <draw:line draw:style-name="gr2" draw:text-style-name="P1" draw:layer="layout" svg:x1="11.44cm" svg:y1="12.38cm" svg:x2="11.84cm" svg:y2="12.38cm">
            <text:p/>
          </draw:line>
          <draw:line draw:style-name="gr2" draw:text-style-name="P1" draw:layer="layout" svg:x1="11.49cm" svg:y1="12.456cm" svg:x2="11.79cm" svg:y2="12.456cm">
            <text:p/>
          </draw:line>
          <draw:line draw:style-name="gr2" draw:text-style-name="P1" draw:layer="layout" svg:x1="11.54cm" svg:y1="12.536cm" svg:x2="11.74cm" svg:y2="12.536cm">
            <text:p/>
          </draw:line>
          <draw:line draw:style-name="gr2" draw:text-style-name="P1" draw:layer="layout" svg:x1="11.59cm" svg:y1="12.628cm" svg:x2="11.69cm" svg:y2="12.628cm">
            <text:p/>
          </draw:line>
        </draw:g>
        <draw:connector draw:style-name="gr95" draw:text-style-name="P1" draw:layer="layout" svg:x1="17.96cm" svg:y1="7.545cm" svg:x2="19.151cm" svg:y2="6.575cm" draw:start-shape="id2" draw:start-glue-point="1" draw:end-shape="id3" draw:end-glue-point="3" svg:d="M17960 7545h596v-970h595">
          <text:p/>
        </draw:connector>
        <draw:connector draw:style-name="gr95" draw:text-style-name="P1" draw:layer="layout" svg:x1="16.321cm" svg:y1="6.729cm" svg:x2="17.858cm" svg:y2="7.545cm" draw:start-shape="id4" draw:start-glue-point="1" draw:end-shape="id2" draw:end-glue-point="3" svg:d="M16321 6729h769v816h768">
          <text:p/>
        </draw:connector>
        <draw:connector draw:style-name="gr95" draw:text-style-name="P1" draw:layer="layout" svg:x1="16.321cm" svg:y1="6.884cm" svg:x2="17.858cm" svg:y2="7.545cm" draw:start-shape="id5" draw:start-glue-point="1" draw:end-shape="id2" draw:end-glue-point="3" svg:d="M16321 6884h769v661h768">
          <text:p/>
        </draw:connector>
        <draw:connector draw:style-name="gr95" draw:text-style-name="P1" draw:layer="layout" svg:x1="17.96cm" svg:y1="7.545cm" svg:x2="19.151cm" svg:y2="6.729cm" draw:start-shape="id2" draw:start-glue-point="1" draw:end-shape="id6" draw:end-glue-point="3" svg:d="M17960 7545h596v-816h595">
          <text:p/>
        </draw:connector>
        <draw:connector draw:style-name="gr95" draw:text-style-name="P1" draw:layer="layout" svg:x1="17.96cm" svg:y1="7.545cm" svg:x2="19.151cm" svg:y2="6.884cm" draw:start-shape="id2" draw:start-glue-point="1" draw:end-shape="id7" draw:end-glue-point="3" svg:d="M17960 7545h596v-661h595">
          <text:p/>
        </draw:connector>
        <draw:g>
          <draw:frame draw:style-name="gr92" draw:text-style-name="P18" draw:layer="layout" svg:width="0.83cm" svg:height="0.568cm" svg:x="18.54cm" svg:y="6.234cm">
            <draw:text-box>
              <text:p><text:span text:style-name="T14">BN</text:span></text:p>
            </draw:text-box>
          </draw:frame>
          <draw:frame draw:style-name="gr93" draw:text-style-name="P18" draw:layer="layout" svg:width="0.83cm" svg:height="0.535cm" svg:x="18.54cm" svg:y="6.397cm">
            <draw:text-box>
              <text:p><text:span text:style-name="T14">WH</text:span></text:p>
            </draw:text-box>
          </draw:frame>
          <draw:frame draw:style-name="gr92" draw:text-style-name="P18" draw:layer="layout" svg:width="0.83cm" svg:height="0.568cm" svg:x="18.54cm" svg:y="6.562cm">
            <draw:text-box>
              <text:p><text:span text:style-name="T14">GN</text:span></text:p>
            </draw:text-box>
          </draw:frame>
        </draw:g>
        <draw:rect draw:style-name="gr11" draw:text-style-name="P19" xml:id="id8" draw:id="id8" draw:layer="layout" svg:width="0.27cm" svg:height="0.15cm" draw:transform="rotate (1.5707963267946) translate (14.41cm 8.312cm)">
          <text:p text:style-name="P1"><text:span text:style-name="T14">0</text:span></text:p>
        </draw:rect>
        <draw:rect draw:style-name="gr11" draw:text-style-name="P19" draw:layer="layout" svg:width="0.27cm" svg:height="0.15cm" draw:transform="rotate (1.5707963267946) translate (14.566cm 8.312cm)">
          <text:p text:style-name="P1"><text:span text:style-name="T14">2</text:span></text:p>
        </draw:rect>
        <draw:rect draw:style-name="gr11" draw:text-style-name="P19" draw:layer="layout" svg:width="0.27cm" svg:height="0.15cm" draw:transform="rotate (1.5707963267946) translate (14.722cm 8.312cm)">
          <text:p text:style-name="P1"><text:span text:style-name="T14">4</text:span></text:p>
        </draw:rect>
        <draw:rect draw:style-name="gr11" draw:text-style-name="P19" draw:layer="layout" svg:width="0.27cm" svg:height="0.15cm" draw:transform="rotate (1.5707963267946) translate (14.878cm 8.312cm)">
          <text:p text:style-name="P1"><text:span text:style-name="T14">6</text:span></text:p>
        </draw:rect>
        <draw:frame draw:style-name="gr92" draw:text-style-name="P18" draw:layer="layout" svg:width="0.83cm" svg:height="0.568cm" draw:transform="rotate (1.5707963267946) translate (14.194cm 8.94cm)">
          <draw:text-box>
            <text:p><text:span text:style-name="T14">COM</text:span></text:p>
          </draw:text-box>
        </draw:frame>
        <draw:frame draw:style-name="gr93" draw:text-style-name="P18" draw:layer="layout" svg:width="0.83cm" svg:height="0.535cm" draw:transform="rotate (1.5707963267946) translate (14.357cm 8.94cm)">
          <draw:text-box>
            <text:p><text:span text:style-name="T14">CH2</text:span></text:p>
          </draw:text-box>
        </draw:frame>
        <draw:frame draw:style-name="gr92" draw:text-style-name="P18" draw:layer="layout" svg:width="0.83cm" svg:height="0.568cm" draw:transform="rotate (1.5707963267946) translate (14.522cm 8.94cm)">
          <draw:text-box>
            <text:p><text:span text:style-name="T14">CH4</text:span></text:p>
          </draw:text-box>
        </draw:frame>
        <draw:custom-shape draw:style-name="gr96" draw:text-style-name="P21" draw:layer="layout" svg:width="1.4cm" svg:height="0.978cm" svg:x="17.8cm" svg:y="8.23cm">
          <text:p text:style-name="P1"><text:span text:style-name="T15">67554</text:span></text:p>
          <text:p text:style-name="P1"><text:span text:style-name="T15">SUPPLIED</text:span></text:p>
          <text:p text:style-name="P1"><text:span text:style-name="T15">PRE-WIRED</text:span></text:p>
          <text:p text:style-name="P1"><text:span text:style-name="T15">1Mtr Long</text:span></text:p>
          <draw:enhanced-geometry svg:viewBox="0 0 21600 21600" draw:text-areas="800 800 20800 20800" draw:type="round-rectangular-callout" draw:modifiers="1896.35974304069 -12531.97139938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 draw:text-style-name="P1" xml:id="id9" draw:id="id9" draw:layer="layout" svg:x1="12.78cm" svg:y1="8.85cm" svg:x2="13.9cm" svg:y2="8.85cm">
          <text:p/>
        </draw:line>
        <draw:connector draw:style-name="gr97" draw:text-style-name="P1" draw:layer="layout" svg:x1="14.485cm" svg:y1="8.042cm" svg:x2="13.9cm" svg:y2="8.85cm" draw:start-shape="id8" draw:start-glue-point="1" draw:end-shape="id9" draw:end-glue-point="1" svg:d="M14485 8042v-501h-585v1309">
          <text:p/>
        </draw:connector>
      </draw:page>
      <draw:page draw:name="page6" draw:style-name="dp1" draw:master-page-name="Default">
        <draw:rect draw:style-name="gr5" draw:text-style-name="P5" draw:layer="layout" svg:width="7.909cm" svg:height="1.086cm" svg:x="20.791cm" svg:y="17.989cm">
          <text:p/>
        </draw:rect>
        <draw:frame draw:style-name="gr6" draw:text-style-name="P6" draw:layer="layout" svg:width="1.649cm" svg:height="0.569cm" svg:x="20.697cm" svg:y="17.957cm">
          <draw:text-box>
            <text:p><text:span text:style-name="T4">DRG No.</text:span></text:p>
          </draw:text-box>
        </draw:frame>
        <draw:frame draw:style-name="gr98" draw:text-style-name="P8" draw:layer="layout" svg:width="5.311cm" svg:height="1.205cm" svg:x="22.309cm" svg:y="17.957cm">
          <draw:text-box>
            <text:p text:style-name="P1"><text:span text:style-name="T4">Overview of</text:span></text:p>
            <text:p text:style-name="P1"><text:span text:style-name="T4">Loop Diagrams for WaterLab</text:span></text:p>
            <text:p text:style-name="P1"><text:span text:style-name="T4">....</text:span></text:p>
          </draw:text-box>
        </draw:frame>
        <draw:rect draw:style-name="gr4" draw:text-style-name="P5" draw:layer="layout" svg:width="2.51cm" svg:height="0.921cm" svg:x="20.789cm" svg:y="19.075cm">
          <text:p text:style-name="P16"><text:span text:style-name="T3">NTS</text:span></text:p>
        </draw:rect>
        <draw:frame draw:style-name="gr99" draw:text-style-name="P6" draw:layer="layout" svg:width="1.594cm" svg:height="0.569cm" svg:x="20.6cm" svg:y="18.956cm">
          <draw:text-box>
            <text:p><text:span text:style-name="T4">SCALE :</text:span></text:p>
          </draw:text-box>
        </draw:frame>
        <draw:rect draw:style-name="gr4" draw:text-style-name="P5" draw:layer="layout" svg:width="5.405cm" svg:height="0.925cm" svg:x="23.295cm" svg:y="19.075cm">
          <text:p text:style-name="P16"><text:span text:style-name="T3">RA...... SHEET ..</text:span></text:p>
        </draw:rect>
        <draw:frame draw:style-name="gr100" draw:text-style-name="P6" draw:layer="layout" svg:width="2.475cm" svg:height="0.569cm" svg:x="23.201cm" svg:y="18.956cm">
          <draw:text-box>
            <text:p><text:span text:style-name="T4">DRAWING No :</text:span></text:p>
          </draw:text-box>
        </draw:frame>
        <draw:rect draw:style-name="gr4" draw:text-style-name="P5" draw:layer="layout" svg:width="1.03cm" svg:height="0.42cm" svg:x="27.67cm" svg:y="17.99cm">
          <text:p text:style-name="P16"><text:span text:style-name="T3">A1L</text:span></text:p>
        </draw:rect>
        <draw:rect draw:style-name="gr5" draw:text-style-name="P5" draw:layer="layout" svg:width="5.666cm" svg:height="2.01cm" svg:x="15.114cm" svg:y="17.99cm">
          <text:p/>
        </draw:rect>
        <draw:frame draw:style-name="gr101" draw:text-style-name="P6" draw:layer="layout" svg:width="4.579cm" svg:height="0.569cm" svg:x="15.626cm" svg:y="19.231cm">
          <draw:text-box>
            <text:p><text:span text:style-name="T4">Ratcliffe Environmental Upgrade</text:span></text:p>
          </draw:text-box>
        </draw:frame>
        <draw:rect draw:style-name="gr102" draw:text-style-name="P23" draw:layer="layout" svg:width="2cm" svg:height="0.4cm" svg:x="1.014cm" svg:y="18.392cm">
          <text:p text:style-name="P22"><text:span text:style-name="T3">DRAWN</text:span></text:p>
        </draw:rect>
        <draw:rect draw:style-name="gr102" draw:text-style-name="P25" draw:layer="layout" svg:width="1.998cm" svg:height="0.4cm" svg:x="1.02cm" svg:y="18.792cm">
          <text:p text:style-name="P24"><text:span text:style-name="T3">TRACED</text:span></text:p>
        </draw:rect>
        <draw:rect draw:style-name="gr102" draw:text-style-name="P27" draw:layer="layout" svg:width="2cm" svg:height="0.4cm" svg:x="1.014cm" svg:y="19.192cm">
          <text:p text:style-name="P26"><text:span text:style-name="T3">CHECKED</text:span></text:p>
        </draw:rect>
        <draw:rect draw:style-name="gr102" draw:text-style-name="P5" draw:layer="layout" svg:width="2cm" svg:height="0.4cm" svg:x="1.014cm" svg:y="19.596cm">
          <text:p text:style-name="P16"><text:span text:style-name="T3">APPROVED</text:span></text:p>
        </draw:rect>
        <draw:rect draw:style-name="gr4" draw:text-style-name="P4" draw:layer="layout" svg:width="2cm" svg:height="0.4cm" svg:x="3.014cm" svg:y="18.392cm">
          <text:p text:style-name="P1"><text:span text:style-name="T3">G.McCormack</text:span></text:p>
        </draw:rect>
        <draw:rect draw:style-name="gr4" draw:text-style-name="P4" draw:layer="layout" svg:width="2cm" svg:height="0.4cm" svg:x="3.014cm" svg:y="18.792cm">
          <text:p text:style-name="P1"><text:span text:style-name="T3">.</text:span></text:p>
        </draw:rect>
        <draw:rect draw:style-name="gr4" draw:text-style-name="P4" draw:layer="layout" svg:width="2cm" svg:height="0.4cm" svg:x="3.014cm" svg:y="19.192cm">
          <text:p text:style-name="P1"><text:span text:style-name="T3">.</text:span></text:p>
        </draw:rect>
        <draw:rect draw:style-name="gr4" draw:text-style-name="P4" draw:layer="layout" svg:width="2cm" svg:height="0.4cm" svg:x="3.014cm" svg:y="19.596cm">
          <text:p text:style-name="P1"><text:span text:style-name="T3">.</text:span></text:p>
        </draw:rect>
        <draw:rect draw:style-name="gr4" draw:text-style-name="P4" draw:layer="layout" svg:width="1.01cm" svg:height="0.4cm" svg:x="5.014cm" svg:y="18.392cm">
          <text:p text:style-name="P1"><text:span text:style-name="T3">E</text:span></text:p>
        </draw:rect>
        <draw:rect draw:style-name="gr4" draw:text-style-name="P4" draw:layer="layout" svg:width="2.016cm" svg:height="1.208cm" svg:x="5.014cm" svg:y="18.792cm">
          <text:p text:style-name="P1"><text:span text:style-name="T3">DRAFT</text:span></text:p>
        </draw:rect>
        <draw:rect draw:style-name="gr102" draw:text-style-name="P29" draw:layer="layout" svg:width="2cm" svg:height="0.4cm" svg:x="1.014cm" svg:y="17.992cm">
          <text:p text:style-name="P28"><text:span text:style-name="T3">DATE</text:span></text:p>
        </draw:rect>
        <draw:rect draw:style-name="gr102" draw:text-style-name="P29" draw:layer="layout" svg:width="1.014cm" svg:height="0.4cm" svg:x="5.01cm" svg:y="17.996cm">
          <text:p text:style-name="P28"><text:span text:style-name="T3">ISSUE</text:span></text:p>
        </draw:rect>
        <draw:rect draw:style-name="gr4" draw:text-style-name="P4" draw:layer="layout" svg:width="2cm" svg:height="0.4cm" svg:x="3.014cm" svg:y="17.992cm">
          <text:p text:style-name="P1"><text:span text:style-name="T3">5/3/2015</text:span></text:p>
        </draw:rect>
        <draw:rect draw:style-name="gr4" draw:text-style-name="P4" draw:layer="layout" svg:width="1.01cm" svg:height="0.4cm" svg:x="6.024cm" svg:y="18.392cm">
          <text:p text:style-name="P1"><text:span text:style-name="T3">5/3/15</text:span></text:p>
        </draw:rect>
        <draw:rect draw:style-name="gr4" draw:text-style-name="P4" draw:layer="layout" svg:width="1.01cm" svg:height="0.4cm" svg:x="6.024cm" svg:y="17.992cm">
          <text:p text:style-name="P1"><text:span text:style-name="T3">DATE</text:span></text:p>
        </draw:rect>
        <draw:rect draw:style-name="gr4" draw:text-style-name="P4" draw:layer="layout" svg:width="1.01cm" svg:height="0.4cm" svg:x="7.034cm" svg:y="18.392cm">
          <text:p text:style-name="P1"><text:span text:style-name="T3">.</text:span></text:p>
        </draw:rect>
        <draw:rect draw:style-name="gr4" draw:text-style-name="P4" draw:layer="layout" svg:width="2.016cm" svg:height="1.208cm" svg:x="7.034cm" svg:y="18.792cm">
          <text:p text:style-name="P1"><text:span text:style-name="T3">.</text:span></text:p>
        </draw:rect>
        <draw:rect draw:style-name="gr102" draw:text-style-name="P29" draw:layer="layout" svg:width="1.014cm" svg:height="0.4cm" svg:x="7.03cm" svg:y="17.996cm">
          <text:p text:style-name="P28"><text:span text:style-name="T3">ISSUE</text:span></text:p>
        </draw:rect>
        <draw:rect draw:style-name="gr4" draw:text-style-name="P4" draw:layer="layout" svg:width="1.01cm" svg:height="0.4cm" svg:x="8.044cm" svg:y="18.392cm">
          <text:p text:style-name="P1"><text:span text:style-name="T3">.</text:span></text:p>
        </draw:rect>
        <draw:rect draw:style-name="gr4" draw:text-style-name="P4" draw:layer="layout" svg:width="1.01cm" svg:height="0.4cm" svg:x="8.044cm" svg:y="17.992cm">
          <text:p text:style-name="P1"><text:span text:style-name="T3">DATE</text:span></text:p>
        </draw:rect>
        <draw:rect draw:style-name="gr4" draw:text-style-name="P4" draw:layer="layout" svg:width="1.01cm" svg:height="0.4cm" svg:x="9.054cm" svg:y="18.392cm">
          <text:p text:style-name="P1"><text:span text:style-name="T3">.</text:span></text:p>
        </draw:rect>
        <draw:rect draw:style-name="gr4" draw:text-style-name="P4" draw:layer="layout" svg:width="2.016cm" svg:height="1.208cm" svg:x="9.054cm" svg:y="18.792cm">
          <text:p text:style-name="P1"><text:span text:style-name="T3">.</text:span></text:p>
        </draw:rect>
        <draw:rect draw:style-name="gr102" draw:text-style-name="P29" draw:layer="layout" svg:width="1.014cm" svg:height="0.4cm" svg:x="9.05cm" svg:y="17.996cm">
          <text:p text:style-name="P28"><text:span text:style-name="T3">ISSUE</text:span></text:p>
        </draw:rect>
        <draw:rect draw:style-name="gr4" draw:text-style-name="P4" draw:layer="layout" svg:width="1.01cm" svg:height="0.4cm" svg:x="10.064cm" svg:y="18.392cm">
          <text:p text:style-name="P1"><text:span text:style-name="T3">.</text:span></text:p>
        </draw:rect>
        <draw:rect draw:style-name="gr4" draw:text-style-name="P4" draw:layer="layout" svg:width="1.01cm" svg:height="0.4cm" svg:x="10.064cm" svg:y="17.992cm">
          <text:p text:style-name="P1"><text:span text:style-name="T3">DATE</text:span></text:p>
        </draw:rect>
        <draw:rect draw:style-name="gr4" draw:text-style-name="P4" draw:layer="layout" svg:width="1.01cm" svg:height="0.4cm" svg:x="11.074cm" svg:y="18.392cm">
          <text:p text:style-name="P1"><text:span text:style-name="T3">.</text:span></text:p>
        </draw:rect>
        <draw:rect draw:style-name="gr4" draw:text-style-name="P4" draw:layer="layout" svg:width="2.016cm" svg:height="1.208cm" svg:x="11.074cm" svg:y="18.792cm">
          <text:p text:style-name="P1"><text:span text:style-name="T3">.</text:span></text:p>
        </draw:rect>
        <draw:rect draw:style-name="gr102" draw:text-style-name="P29" draw:layer="layout" svg:width="1.014cm" svg:height="0.4cm" svg:x="11.07cm" svg:y="17.996cm">
          <text:p text:style-name="P28"><text:span text:style-name="T3">ISSUE</text:span></text:p>
        </draw:rect>
        <draw:rect draw:style-name="gr4" draw:text-style-name="P4" draw:layer="layout" svg:width="1.01cm" svg:height="0.4cm" svg:x="12.084cm" svg:y="18.392cm">
          <text:p text:style-name="P1"><text:span text:style-name="T3">.</text:span></text:p>
        </draw:rect>
        <draw:rect draw:style-name="gr4" draw:text-style-name="P4" draw:layer="layout" svg:width="1.01cm" svg:height="0.4cm" svg:x="12.084cm" svg:y="17.992cm">
          <text:p text:style-name="P1"><text:span text:style-name="T3">DATE</text:span></text:p>
        </draw:rect>
        <draw:rect draw:style-name="gr4" draw:text-style-name="P4" draw:layer="layout" svg:width="1.01cm" svg:height="0.4cm" svg:x="13.094cm" svg:y="18.392cm">
          <text:p text:style-name="P1"><text:span text:style-name="T3">.</text:span></text:p>
        </draw:rect>
        <draw:rect draw:style-name="gr4" draw:text-style-name="P4" draw:layer="layout" svg:width="2.016cm" svg:height="1.208cm" svg:x="13.094cm" svg:y="18.792cm">
          <text:p text:style-name="P1"><text:span text:style-name="T3">.</text:span></text:p>
        </draw:rect>
        <draw:rect draw:style-name="gr102" draw:text-style-name="P29" draw:layer="layout" svg:width="1.014cm" svg:height="0.4cm" svg:x="13.09cm" svg:y="17.996cm">
          <text:p text:style-name="P28"><text:span text:style-name="T3">ISSUE</text:span></text:p>
        </draw:rect>
        <draw:rect draw:style-name="gr4" draw:text-style-name="P4" draw:layer="layout" svg:width="1.01cm" svg:height="0.4cm" svg:x="14.104cm" svg:y="18.392cm">
          <text:p text:style-name="P1"><text:span text:style-name="T3">.</text:span></text:p>
        </draw:rect>
        <draw:rect draw:style-name="gr4" draw:text-style-name="P4" draw:layer="layout" svg:width="1.01cm" svg:height="0.4cm" svg:x="14.104cm" svg:y="17.992cm">
          <text:p text:style-name="P1"><text:span text:style-name="T3">DATE</text:span></text:p>
        </draw:rect>
        <draw:line draw:style-name="gr103" draw:text-style-name="P1" draw:layer="layout" svg:x1="28.7cm" svg:y1="19.986cm" svg:x2="1cm" svg:y2="19.986cm">
          <text:p/>
        </draw:line>
        <draw:line draw:style-name="gr103" draw:text-style-name="P1" draw:layer="layout" svg:x1="1.007cm" svg:y1="19.993cm" svg:x2="1.009cm" svg:y2="0.947cm">
          <text:p/>
        </draw:line>
        <draw:line draw:style-name="gr103" draw:text-style-name="P1" draw:layer="layout" svg:x1="28.7cm" svg:y1="1cm" svg:x2="28.7cm" svg:y2="20cm">
          <text:p/>
        </draw:line>
        <draw:line draw:style-name="gr103" draw:text-style-name="P1" draw:layer="layout" svg:x1="28.7cm" svg:y1="0.989cm" svg:x2="1cm" svg:y2="0.968cm">
          <text:p/>
        </draw:line>
        <draw:frame draw:style-name="gr104" draw:text-style-name="P31" draw:layer="layout" svg:width="20.65cm" svg:height="14.255cm" svg:x="3.362cm" svg:y="2.348cm">
          <draw:text-box>
            <text:p text:style-name="P30"><text:span text:style-name="T16">Sheet</text:span></text:p>
            <text:p text:style-name="P30"><text:span text:style-name="T16"><text:s text:c="3"/></text:span><text:span text:style-name="T16">01</text:span><text:span text:style-name="T16"><text:tab/></text:span><text:span text:style-name="T16">-</text:span><text:span text:style-name="T16"><text:tab/></text:span><text:span text:style-name="T16">This Sheet</text:span></text:p>
            <text:p text:style-name="P30"><text:span text:style-name="T16"><text:s text:c="3"/></text:span><text:span text:style-name="T16">02</text:span><text:span text:style-name="T16"><text:tab/></text:span><text:span text:style-name="T16">-</text:span><text:span text:style-name="T16"><text:tab/></text:span><text:span text:style-name="T16">Anion Silica Sequencer – Digital Ins including Fault Status</text:span></text:p>
            <text:p text:style-name="P30"><text:span text:style-name="T16"><text:s text:c="3"/></text:span><text:span text:style-name="T16">03</text:span><text:span text:style-name="T16"><text:tab/></text:span><text:span text:style-name="T16">-</text:span><text:span text:style-name="T16"><text:tab/></text:span><text:span text:style-name="T16">Anion Silica Sequencer – Digital Outputs</text:span></text:p>
            <text:p text:style-name="P30"><text:span text:style-name="T16"><text:s text:c="3"/></text:span><text:span text:style-name="T16">04</text:span><text:span text:style-name="T16"><text:tab/></text:span><text:span text:style-name="T16">-</text:span><text:span text:style-name="T16"><text:tab/></text:span><text:span text:style-name="T16">Anion Silica Sequencer – Analogue Inputs</text:span></text:p>
            <text:p text:style-name="P30"><text:span text:style-name="T16"><text:s text:c="3"/></text:span><text:span text:style-name="T16">05</text:span><text:span text:style-name="T16"><text:tab/></text:span><text:span text:style-name="T16">-</text:span><text:span text:style-name="T16"><text:tab/></text:span><text:span text:style-name="T16">Cation Silica Sequencer – Digital Ins including Fault Status</text:span></text:p>
            <text:p text:style-name="P30"><text:span text:style-name="T16"><text:s text:c="3"/></text:span><text:span text:style-name="T16">06</text:span><text:span text:style-name="T16"><text:tab/></text:span><text:span text:style-name="T16">-</text:span><text:span text:style-name="T16"><text:tab/></text:span><text:span text:style-name="T16">Cation Silica Sequencer – Digital Outputs</text:span></text:p>
            <text:p text:style-name="P30"><text:span text:style-name="T16"><text:s text:c="3"/></text:span><text:span text:style-name="T16">07</text:span><text:span text:style-name="T16"><text:tab/></text:span><text:span text:style-name="T16">-</text:span><text:span text:style-name="T16"><text:tab/></text:span><text:span text:style-name="T16">Cation Silica Sequencer – Analgue Inputs</text:span></text:p>
            <text:p text:style-name="P30"><text:span text:style-name="T16"><text:s text:c="3"/></text:span><text:span text:style-name="T16">08</text:span><text:span text:style-name="T16"><text:tab/></text:span><text:span text:style-name="T16">-</text:span><text:span text:style-name="T16"><text:tab/></text:span><text:span text:style-name="T16">Mixed Bed Silica Sequencer – Digital Ins including Fault Status</text:span></text:p>
            <text:p text:style-name="P30"><text:span text:style-name="T16"><text:s text:c="3"/></text:span><text:span text:style-name="T16">09</text:span><text:span text:style-name="T16"><text:tab/></text:span><text:span text:style-name="T16">-</text:span><text:span text:style-name="T16"><text:tab/></text:span><text:span text:style-name="T16">Mixed Bed Silica Sequencer – Digital Outputs</text:span></text:p>
            <text:p text:style-name="P30"><text:span text:style-name="T16"><text:s text:c="3"/></text:span><text:span text:style-name="T16">10</text:span><text:span text:style-name="T16"><text:tab/></text:span><text:span text:style-name="T16">-</text:span><text:span text:style-name="T16"><text:tab/></text:span><text:span text:style-name="T16">Mixed Bed Silica Sequencer – Analogue Inputs</text:span></text:p>
            <text:p text:style-name="P30"><text:span text:style-name="T16"><text:s text:c="3"/></text:span><text:span text:style-name="T16">11</text:span><text:span text:style-name="T16"><text:tab/></text:span><text:span text:style-name="T16">-</text:span><text:span text:style-name="T16"><text:tab/></text:span><text:span text:style-name="T16">Humidity Sensors</text:span></text:p>
            <text:p text:style-name="P30"><text:span text:style-name="T16"><text:s text:c="3"/></text:span><text:span text:style-name="T16">12</text:span><text:span text:style-name="T16"><text:tab/></text:span><text:span text:style-name="T16">-</text:span><text:span text:style-name="T16"><text:tab/></text:span><text:span text:style-name="T16">Tundish Levels</text:span></text:p>
            <text:p text:style-name="P30"><text:span text:style-name="T16"><text:s text:c="3"/></text:span><text:span text:style-name="T16">13</text:span><text:span text:style-name="T16"><text:tab/></text:span><text:span text:style-name="T16">-</text:span><text:span text:style-name="T16"><text:tab/></text:span><text:span text:style-name="T16">Miscellaneous Equipment </text:span></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text:p text:style-name="P30"><text:span text:style-name="T16"/></text:p>
          </draw:text-box>
        </draw:frame>
      </draw:page>
      <draw:page draw:name="page7" draw:style-name="dp1" draw:master-page-name="Default">
        <draw:line draw:style-name="gr2" draw:text-style-name="P1" draw:layer="layout" svg:x1="23.122cm" svg:y1="11.916cm" svg:x2="25.434cm" svg:y2="11.916cm">
          <text:p/>
        </draw:line>
        <draw:line draw:style-name="gr2" draw:text-style-name="P1" draw:layer="layout" svg:x1="23.146cm" svg:y1="9.508cm" svg:x2="25.434cm" svg:y2="9.512cm">
          <text:p/>
        </draw:line>
        <draw:line draw:style-name="gr2" draw:text-style-name="P1" draw:layer="layout" svg:x1="23.168cm" svg:y1="10.033cm" svg:x2="25.435cm" svg:y2="10.033cm">
          <text:p/>
        </draw:line>
        <draw:line draw:style-name="gr2" draw:text-style-name="P1" draw:layer="layout" svg:x1="23.136cm" svg:y1="10.517cm" svg:x2="25.516cm" svg:y2="10.517cm">
          <text:p/>
        </draw:line>
        <draw:line draw:style-name="gr2" draw:text-style-name="P1" draw:layer="layout" svg:x1="23.122cm" svg:y1="10.994cm" svg:x2="25.435cm" svg:y2="10.994cm">
          <text:p/>
        </draw:line>
        <draw:line draw:style-name="gr2" draw:text-style-name="P1" draw:layer="layout" svg:x1="23.122cm" svg:y1="11.415cm" svg:x2="25.434cm" svg:y2="11.415cm">
          <text:p/>
        </draw:line>
        <draw:line draw:style-name="gr2" draw:text-style-name="P1" draw:layer="layout" svg:x1="23.146cm" svg:y1="7.131cm" svg:x2="25.434cm" svg:y2="7.135cm">
          <text:p/>
        </draw:line>
        <draw:line draw:style-name="gr2" draw:text-style-name="P1" draw:layer="layout" svg:x1="23.168cm" svg:y1="7.656cm" svg:x2="25.435cm" svg:y2="7.656cm">
          <text:p/>
        </draw:line>
        <draw:line draw:style-name="gr2" draw:text-style-name="P1" draw:layer="layout" svg:x1="23.136cm" svg:y1="8.14cm" svg:x2="25.516cm" svg:y2="8.14cm">
          <text:p/>
        </draw:line>
        <draw:line draw:style-name="gr2" draw:text-style-name="P1" draw:layer="layout" svg:x1="23.122cm" svg:y1="8.617cm" svg:x2="25.435cm" svg:y2="8.617cm">
          <text:p/>
        </draw:line>
        <draw:line draw:style-name="gr2" draw:text-style-name="P1" draw:layer="layout" svg:x1="23.122cm" svg:y1="9.038cm" svg:x2="25.434cm" svg:y2="9.038cm">
          <text:p/>
        </draw:line>
        <draw:rect draw:style-name="gr89" draw:text-style-name="P17" draw:layer="layout" svg:width="1.912cm" svg:height="8.057cm" svg:x="1.395cm" svg:y="2.403cm">
          <text:p/>
        </draw:rect>
        <draw:rect draw:style-name="gr4" draw:text-style-name="P4" draw:layer="layout" svg:width="13.288cm" svg:height="0.4cm" svg:x="1cm" svg:y="1cm">
          <text:p text:style-name="P1"><text:span text:style-name="T3">WaterLab</text:span></text:p>
        </draw:rect>
        <draw:rect draw:style-name="gr4" draw:text-style-name="P4" draw:layer="layout" svg:width="7.74cm" svg:height="0.4cm" svg:x="6.548cm" svg:y="1.4cm">
          <text:p text:style-name="P1"><text:span text:style-name="T3">Marshalling Cabinet</text:span></text:p>
        </draw:rect>
        <draw:rect draw:style-name="gr4" draw:text-style-name="P4" draw:layer="layout" svg:width="14.39cm" svg:height="0.4cm" svg:x="14.31cm" svg:y="1cm">
          <text:p text:style-name="P1"><text:span text:style-name="T3">Control and Marshalling Kiosk - Emerson Cabinets</text:span></text:p>
        </draw:rect>
        <draw:rect draw:style-name="gr5" draw:text-style-name="P5" draw:layer="layout" svg:width="7.909cm" svg:height="1.086cm" svg:x="20.791cm" svg:y="17.989cm">
          <text:p/>
        </draw:rect>
        <draw:frame draw:style-name="gr6" draw:text-style-name="P6" draw:layer="layout" svg:width="1.649cm" svg:height="0.569cm" svg:x="20.697cm" svg:y="17.957cm">
          <draw:text-box>
            <text:p><text:span text:style-name="T4">DRG No.</text:span></text:p>
          </draw:text-box>
        </draw:frame>
        <draw:frame draw:style-name="gr98" draw:text-style-name="P8" draw:layer="layout" svg:width="5.311cm" svg:height="1.205cm" svg:x="22.309cm" svg:y="17.957cm">
          <draw:text-box>
            <text:p text:style-name="P1"><text:span text:style-name="T4">....</text:span></text:p>
            <text:p text:style-name="P1"><text:span text:style-name="T4">Loop Diagram for WaterLab</text:span></text:p>
            <text:p text:style-name="P1"><text:span text:style-name="T4">....</text:span></text:p>
          </draw:text-box>
        </draw:frame>
        <draw:rect draw:style-name="gr4" draw:text-style-name="P5" draw:layer="layout" svg:width="2.51cm" svg:height="0.921cm" svg:x="20.789cm" svg:y="19.075cm">
          <text:p text:style-name="P16"><text:span text:style-name="T3">NTS</text:span></text:p>
        </draw:rect>
        <draw:frame draw:style-name="gr99" draw:text-style-name="P6" draw:layer="layout" svg:width="1.594cm" svg:height="0.569cm" svg:x="20.6cm" svg:y="18.956cm">
          <draw:text-box>
            <text:p><text:span text:style-name="T4">SCALE :</text:span></text:p>
          </draw:text-box>
        </draw:frame>
        <draw:rect draw:style-name="gr4" draw:text-style-name="P5" draw:layer="layout" svg:width="5.405cm" svg:height="0.925cm" svg:x="23.295cm" svg:y="19.075cm">
          <text:p text:style-name="P16"><text:span text:style-name="T3">RA...... SHEET ..</text:span></text:p>
        </draw:rect>
        <draw:frame draw:style-name="gr100" draw:text-style-name="P6" draw:layer="layout" svg:width="2.475cm" svg:height="0.569cm" svg:x="23.201cm" svg:y="18.956cm">
          <draw:text-box>
            <text:p><text:span text:style-name="T4">DRAWING No :</text:span></text:p>
          </draw:text-box>
        </draw:frame>
        <draw:rect draw:style-name="gr4" draw:text-style-name="P5" draw:layer="layout" svg:width="1.03cm" svg:height="0.42cm" svg:x="27.67cm" svg:y="17.99cm">
          <text:p text:style-name="P16"><text:span text:style-name="T3">A1L</text:span></text:p>
        </draw:rect>
        <draw:rect draw:style-name="gr5" draw:text-style-name="P5" draw:layer="layout" svg:width="5.666cm" svg:height="2.01cm" svg:x="15.114cm" svg:y="17.99cm">
          <text:p/>
        </draw:rect>
        <draw:frame draw:style-name="gr101" draw:text-style-name="P6" draw:layer="layout" svg:width="4.579cm" svg:height="0.569cm" svg:x="15.626cm" svg:y="19.231cm">
          <draw:text-box>
            <text:p><text:span text:style-name="T4">Ratcliffe Environmental Upgrade</text:span></text:p>
          </draw:text-box>
        </draw:frame>
        <draw:rect draw:style-name="gr102" draw:text-style-name="P23" draw:layer="layout" svg:width="2cm" svg:height="0.4cm" svg:x="1.014cm" svg:y="18.392cm">
          <text:p text:style-name="P22"><text:span text:style-name="T3">DRAWN</text:span></text:p>
        </draw:rect>
        <draw:rect draw:style-name="gr102" draw:text-style-name="P25" draw:layer="layout" svg:width="1.998cm" svg:height="0.4cm" svg:x="1.02cm" svg:y="18.792cm">
          <text:p text:style-name="P24"><text:span text:style-name="T3">TRACED</text:span></text:p>
        </draw:rect>
        <draw:rect draw:style-name="gr102" draw:text-style-name="P27" draw:layer="layout" svg:width="2cm" svg:height="0.4cm" svg:x="1.014cm" svg:y="19.192cm">
          <text:p text:style-name="P26"><text:span text:style-name="T3">CHECKED</text:span></text:p>
        </draw:rect>
        <draw:rect draw:style-name="gr102" draw:text-style-name="P5" draw:layer="layout" svg:width="2cm" svg:height="0.4cm" svg:x="1.014cm" svg:y="19.596cm">
          <text:p text:style-name="P16"><text:span text:style-name="T3">APPROVED</text:span></text:p>
        </draw:rect>
        <draw:rect draw:style-name="gr4" draw:text-style-name="P4" draw:layer="layout" svg:width="2cm" svg:height="0.4cm" svg:x="3.014cm" svg:y="18.392cm">
          <text:p text:style-name="P1"><text:span text:style-name="T3">G.McCormack</text:span></text:p>
        </draw:rect>
        <draw:rect draw:style-name="gr4" draw:text-style-name="P4" draw:layer="layout" svg:width="2cm" svg:height="0.4cm" svg:x="3.014cm" svg:y="18.792cm">
          <text:p text:style-name="P1"><text:span text:style-name="T3">.</text:span></text:p>
        </draw:rect>
        <draw:rect draw:style-name="gr4" draw:text-style-name="P4" draw:layer="layout" svg:width="2cm" svg:height="0.4cm" svg:x="3.014cm" svg:y="19.192cm">
          <text:p text:style-name="P1"><text:span text:style-name="T3">.</text:span></text:p>
        </draw:rect>
        <draw:rect draw:style-name="gr4" draw:text-style-name="P4" draw:layer="layout" svg:width="2cm" svg:height="0.4cm" svg:x="3.014cm" svg:y="19.596cm">
          <text:p text:style-name="P1"><text:span text:style-name="T3">.</text:span></text:p>
        </draw:rect>
        <draw:rect draw:style-name="gr4" draw:text-style-name="P4" draw:layer="layout" svg:width="1.01cm" svg:height="0.4cm" svg:x="5.014cm" svg:y="18.392cm">
          <text:p text:style-name="P1"><text:span text:style-name="T3">E</text:span></text:p>
        </draw:rect>
        <draw:rect draw:style-name="gr4" draw:text-style-name="P4" draw:layer="layout" svg:width="2.016cm" svg:height="1.208cm" svg:x="5.014cm" svg:y="18.792cm">
          <text:p text:style-name="P1"><text:span text:style-name="T3">DRAFT</text:span></text:p>
        </draw:rect>
        <draw:rect draw:style-name="gr102" draw:text-style-name="P29" draw:layer="layout" svg:width="2cm" svg:height="0.4cm" svg:x="1.014cm" svg:y="17.992cm">
          <text:p text:style-name="P28"><text:span text:style-name="T3">DATE</text:span></text:p>
        </draw:rect>
        <draw:rect draw:style-name="gr102" draw:text-style-name="P29" draw:layer="layout" svg:width="1.014cm" svg:height="0.4cm" svg:x="5.01cm" svg:y="17.996cm">
          <text:p text:style-name="P28"><text:span text:style-name="T3">ISSUE</text:span></text:p>
        </draw:rect>
        <draw:rect draw:style-name="gr4" draw:text-style-name="P4" draw:layer="layout" svg:width="2cm" svg:height="0.4cm" svg:x="3.014cm" svg:y="17.992cm">
          <text:p text:style-name="P1"><text:span text:style-name="T3">5/3/2015</text:span></text:p>
        </draw:rect>
        <draw:rect draw:style-name="gr4" draw:text-style-name="P4" draw:layer="layout" svg:width="1.01cm" svg:height="0.4cm" svg:x="6.024cm" svg:y="18.392cm">
          <text:p text:style-name="P1"><text:span text:style-name="T3">5/3/15</text:span></text:p>
        </draw:rect>
        <draw:rect draw:style-name="gr4" draw:text-style-name="P4" draw:layer="layout" svg:width="1.01cm" svg:height="0.4cm" svg:x="6.024cm" svg:y="17.992cm">
          <text:p text:style-name="P1"><text:span text:style-name="T3">DATE</text:span></text:p>
        </draw:rect>
        <draw:rect draw:style-name="gr4" draw:text-style-name="P4" draw:layer="layout" svg:width="1.01cm" svg:height="0.4cm" svg:x="7.034cm" svg:y="18.392cm">
          <text:p text:style-name="P1"><text:span text:style-name="T3">.</text:span></text:p>
        </draw:rect>
        <draw:rect draw:style-name="gr4" draw:text-style-name="P4" draw:layer="layout" svg:width="2.016cm" svg:height="1.208cm" svg:x="7.034cm" svg:y="18.792cm">
          <text:p text:style-name="P1"><text:span text:style-name="T3">.</text:span></text:p>
        </draw:rect>
        <draw:rect draw:style-name="gr102" draw:text-style-name="P29" draw:layer="layout" svg:width="1.014cm" svg:height="0.4cm" svg:x="7.03cm" svg:y="17.996cm">
          <text:p text:style-name="P28"><text:span text:style-name="T3">ISSUE</text:span></text:p>
        </draw:rect>
        <draw:rect draw:style-name="gr4" draw:text-style-name="P4" draw:layer="layout" svg:width="1.01cm" svg:height="0.4cm" svg:x="8.044cm" svg:y="18.392cm">
          <text:p text:style-name="P1"><text:span text:style-name="T3">.</text:span></text:p>
        </draw:rect>
        <draw:rect draw:style-name="gr4" draw:text-style-name="P4" draw:layer="layout" svg:width="1.01cm" svg:height="0.4cm" svg:x="8.044cm" svg:y="17.992cm">
          <text:p text:style-name="P1"><text:span text:style-name="T3">DATE</text:span></text:p>
        </draw:rect>
        <draw:rect draw:style-name="gr4" draw:text-style-name="P4" draw:layer="layout" svg:width="1.01cm" svg:height="0.4cm" svg:x="9.054cm" svg:y="18.392cm">
          <text:p text:style-name="P1"><text:span text:style-name="T3">.</text:span></text:p>
        </draw:rect>
        <draw:rect draw:style-name="gr4" draw:text-style-name="P4" draw:layer="layout" svg:width="2.016cm" svg:height="1.208cm" svg:x="9.054cm" svg:y="18.792cm">
          <text:p text:style-name="P1"><text:span text:style-name="T3">.</text:span></text:p>
        </draw:rect>
        <draw:rect draw:style-name="gr102" draw:text-style-name="P29" draw:layer="layout" svg:width="1.014cm" svg:height="0.4cm" svg:x="9.05cm" svg:y="17.996cm">
          <text:p text:style-name="P28"><text:span text:style-name="T3">ISSUE</text:span></text:p>
        </draw:rect>
        <draw:rect draw:style-name="gr4" draw:text-style-name="P4" draw:layer="layout" svg:width="1.01cm" svg:height="0.4cm" svg:x="10.064cm" svg:y="18.392cm">
          <text:p text:style-name="P1"><text:span text:style-name="T3">.</text:span></text:p>
        </draw:rect>
        <draw:rect draw:style-name="gr4" draw:text-style-name="P4" draw:layer="layout" svg:width="1.01cm" svg:height="0.4cm" svg:x="10.064cm" svg:y="17.992cm">
          <text:p text:style-name="P1"><text:span text:style-name="T3">DATE</text:span></text:p>
        </draw:rect>
        <draw:rect draw:style-name="gr4" draw:text-style-name="P4" draw:layer="layout" svg:width="1.01cm" svg:height="0.4cm" svg:x="11.074cm" svg:y="18.392cm">
          <text:p text:style-name="P1"><text:span text:style-name="T3">.</text:span></text:p>
        </draw:rect>
        <draw:rect draw:style-name="gr4" draw:text-style-name="P4" draw:layer="layout" svg:width="2.016cm" svg:height="1.208cm" svg:x="11.074cm" svg:y="18.792cm">
          <text:p text:style-name="P1"><text:span text:style-name="T3">.</text:span></text:p>
        </draw:rect>
        <draw:rect draw:style-name="gr102" draw:text-style-name="P29" draw:layer="layout" svg:width="1.014cm" svg:height="0.4cm" svg:x="11.07cm" svg:y="17.996cm">
          <text:p text:style-name="P28"><text:span text:style-name="T3">ISSUE</text:span></text:p>
        </draw:rect>
        <draw:rect draw:style-name="gr4" draw:text-style-name="P4" draw:layer="layout" svg:width="1.01cm" svg:height="0.4cm" svg:x="12.084cm" svg:y="18.392cm">
          <text:p text:style-name="P1"><text:span text:style-name="T3">.</text:span></text:p>
        </draw:rect>
        <draw:rect draw:style-name="gr4" draw:text-style-name="P4" draw:layer="layout" svg:width="1.01cm" svg:height="0.4cm" svg:x="12.084cm" svg:y="17.992cm">
          <text:p text:style-name="P1"><text:span text:style-name="T3">DATE</text:span></text:p>
        </draw:rect>
        <draw:rect draw:style-name="gr4" draw:text-style-name="P4" draw:layer="layout" svg:width="1.01cm" svg:height="0.4cm" svg:x="13.094cm" svg:y="18.392cm">
          <text:p text:style-name="P1"><text:span text:style-name="T3">.</text:span></text:p>
        </draw:rect>
        <draw:rect draw:style-name="gr4" draw:text-style-name="P4" draw:layer="layout" svg:width="2.016cm" svg:height="1.208cm" svg:x="13.094cm" svg:y="18.792cm">
          <text:p text:style-name="P1"><text:span text:style-name="T3">.</text:span></text:p>
        </draw:rect>
        <draw:rect draw:style-name="gr102" draw:text-style-name="P29" draw:layer="layout" svg:width="1.014cm" svg:height="0.4cm" svg:x="13.09cm" svg:y="17.996cm">
          <text:p text:style-name="P28"><text:span text:style-name="T3">ISSUE</text:span></text:p>
        </draw:rect>
        <draw:rect draw:style-name="gr4" draw:text-style-name="P4" draw:layer="layout" svg:width="1.01cm" svg:height="0.4cm" svg:x="14.104cm" svg:y="18.392cm">
          <text:p text:style-name="P1"><text:span text:style-name="T3">.</text:span></text:p>
        </draw:rect>
        <draw:rect draw:style-name="gr4" draw:text-style-name="P4" draw:layer="layout" svg:width="1.01cm" svg:height="0.4cm" svg:x="14.104cm" svg:y="17.992cm">
          <text:p text:style-name="P1"><text:span text:style-name="T3">DATE</text:span></text:p>
        </draw:rect>
        <draw:line draw:style-name="gr103" draw:text-style-name="P1" draw:layer="layout" svg:x1="28.7cm" svg:y1="1.001cm" svg:x2="1cm" svg:y2="0.98cm">
          <text:p/>
        </draw:line>
        <draw:rect draw:style-name="gr4" draw:text-style-name="P4" draw:layer="layout" svg:width="8.076cm" svg:height="0.4cm" svg:x="14.288cm" svg:y="1.4cm">
          <text:p text:style-name="P1"><text:span text:style-name="T3">Marshalling Cabinet</text:span></text:p>
        </draw:rect>
        <draw:rect draw:style-name="gr4" draw:text-style-name="P4" draw:layer="layout" svg:width="6.313cm" svg:height="0.4cm" svg:x="22.379cm" svg:y="1.4cm">
          <text:p text:style-name="P1"><text:span text:style-name="T3">Ovation Controller 10/60</text:span></text:p>
        </draw:rect>
        <draw:line draw:style-name="gr103" draw:text-style-name="P1" draw:layer="layout" svg:x1="28.7cm" svg:y1="19.986cm" svg:x2="1cm" svg:y2="19.986cm">
          <text:p/>
        </draw:line>
        <draw:line draw:style-name="gr103" draw:text-style-name="P1" draw:layer="layout" svg:x1="1.007cm" svg:y1="19.993cm" svg:x2="1.009cm" svg:y2="0.947cm">
          <text:p/>
        </draw:line>
        <draw:line draw:style-name="gr103" draw:text-style-name="P1" draw:layer="layout" svg:x1="28.7cm" svg:y1="1cm" svg:x2="28.7cm" svg:y2="20cm">
          <text:p/>
        </draw:line>
        <draw:line draw:style-name="gr2" draw:text-style-name="P1" draw:layer="layout" svg:x1="9.917cm" svg:y1="4.78cm" svg:x2="13.541cm" svg:y2="4.78cm">
          <text:p/>
        </draw:line>
        <draw:line draw:style-name="gr2" draw:text-style-name="P1" draw:layer="layout" svg:x1="9.917cm" svg:y1="6.042cm" svg:x2="13.541cm" svg:y2="6.042cm">
          <text:p/>
        </draw:line>
        <draw:line draw:style-name="gr2" draw:text-style-name="P1" draw:layer="layout" svg:x1="9.917cm" svg:y1="6.683cm" svg:x2="13.541cm" svg:y2="6.683cm">
          <text:p/>
        </draw:line>
        <draw:frame draw:style-name="gr17" draw:text-style-name="P7" draw:layer="layout" svg:width="3.134cm" svg:height="0.53cm" svg:x="3.235cm" svg:y="3.78cm">
          <draw:text-box>
            <text:p><text:span text:style-name="T6">X/GCY20/COM</text:span></text:p>
          </draw:text-box>
        </draw:frame>
        <draw:frame draw:style-name="gr17" draw:text-style-name="P7" draw:layer="layout" svg:width="3.089cm" svg:height="0.53cm" svg:x="3.236cm" svg:y="4.897cm">
          <draw:text-box>
            <text:p><text:span text:style-name="T6">X/GCY20/CH2/2</text:span></text:p>
          </draw:text-box>
        </draw:frame>
        <draw:frame draw:style-name="gr17" draw:text-style-name="P7" draw:layer="layout" svg:width="3.088cm" svg:height="0.53cm" svg:x="3.237cm" svg:y="5.697cm">
          <draw:text-box>
            <text:p><text:span text:style-name="T6">X/GCY20/CH3/3</text:span></text:p>
          </draw:text-box>
        </draw:frame>
        <draw:frame draw:style-name="gr17" draw:text-style-name="P7" draw:layer="layout" svg:width="3.065cm" svg:height="0.53cm" svg:x="3.238cm" svg:y="6.497cm">
          <draw:text-box>
            <text:p><text:span text:style-name="T6">X/GCY20/CH4/4</text:span></text:p>
          </draw:text-box>
        </draw:frame>
        <draw:frame draw:style-name="gr17" draw:text-style-name="P7" draw:layer="layout" svg:width="3.131cm" svg:height="0.53cm" svg:x="3.238cm" svg:y="7.297cm">
          <draw:text-box>
            <text:p><text:span text:style-name="T6">X/GCY20/CH5/5</text:span></text:p>
          </draw:text-box>
        </draw:frame>
        <draw:frame draw:style-name="gr17" draw:text-style-name="P7" draw:layer="layout" svg:width="3.087cm" svg:height="0.53cm" svg:x="3.238cm" svg:y="8.097cm">
          <draw:text-box>
            <text:p><text:span text:style-name="T6">X/GCY20/CH6/6</text:span></text:p>
          </draw:text-box>
        </draw:frame>
        <draw:frame draw:style-name="gr17" draw:text-style-name="P7" draw:layer="layout" svg:width="3.109cm" svg:height="0.53cm" svg:x="3.238cm" svg:y="8.798cm">
          <draw:text-box>
            <text:p><text:span text:style-name="T6">L/GCY20/ALM/7</text:span></text:p>
          </draw:text-box>
        </draw:frame>
        <draw:frame draw:style-name="gr17" draw:text-style-name="P7" draw:layer="layout" svg:width="3.241cm" svg:height="0.53cm" svg:x="3.238cm" svg:y="9.598cm">
          <draw:text-box>
            <text:p><text:span text:style-name="T6">L/GCY20/HOLD/8</text:span></text:p>
          </draw:text-box>
        </draw:frame>
        <draw:line draw:style-name="gr2" draw:text-style-name="P1" draw:layer="layout" svg:x1="2.627cm" svg:y1="9.186cm" svg:x2="6.251cm" svg:y2="9.186cm">
          <text:p/>
        </draw:line>
        <draw:line draw:style-name="gr2" draw:text-style-name="P1" draw:layer="layout" svg:x1="2.627cm" svg:y1="9.978cm" svg:x2="6.251cm" svg:y2="9.978cm">
          <text:p/>
        </draw:line>
        <draw:rect draw:style-name="gr73" draw:text-style-name="P2" draw:layer="layout" svg:width="0.68cm" svg:height="0.314cm" svg:x="2.6cm" svg:y="9.05cm">
          <text:p text:style-name="P1"><text:span text:style-name="T6">7</text:span></text:p>
        </draw:rect>
        <draw:rect draw:style-name="gr73" draw:text-style-name="P2" draw:layer="layout" svg:width="0.68cm" svg:height="0.314cm" svg:x="2.6cm" svg:y="9.85cm">
          <text:p text:style-name="P1"><text:span text:style-name="T6">8</text:span></text:p>
        </draw:rect>
        <draw:rect draw:style-name="gr20" draw:text-style-name="P2" draw:layer="layout" svg:width="0.51cm" svg:height="4.389cm" svg:x="9.589cm" svg:y="3.631cm">
          <text:p/>
        </draw:rect>
        <draw:line draw:style-name="gr2" draw:text-style-name="P1" draw:layer="layout" svg:x1="2.627cm" svg:y1="7.685cm" svg:x2="6.251cm" svg:y2="7.685cm">
          <text:p/>
        </draw:line>
        <draw:line draw:style-name="gr2" draw:text-style-name="P1" draw:layer="layout" svg:x1="2.627cm" svg:y1="8.477cm" svg:x2="6.251cm" svg:y2="8.477cm">
          <text:p/>
        </draw:line>
        <draw:line draw:style-name="gr2" draw:text-style-name="P1" draw:layer="layout" svg:x1="2.627cm" svg:y1="4.164cm" svg:x2="6.251cm" svg:y2="4.164cm">
          <text:p/>
        </draw:line>
        <draw:line draw:style-name="gr2" draw:text-style-name="P1" draw:layer="layout" svg:x1="2.627cm" svg:y1="5.285cm" svg:x2="6.251cm" svg:y2="5.285cm">
          <text:p/>
        </draw:line>
        <draw:line draw:style-name="gr2" draw:text-style-name="P1" draw:layer="layout" svg:x1="2.627cm" svg:y1="4.48cm" svg:x2="6.251cm" svg:y2="4.48cm">
          <text:p/>
        </draw:line>
        <draw:frame draw:style-name="gr17" draw:text-style-name="P7" draw:layer="layout" svg:width="3.156cm" svg:height="0.53cm" svg:x="3.235cm" svg:y="4.097cm">
          <draw:text-box>
            <text:p><text:span text:style-name="T6">X/GCY20/CH1/1</text:span></text:p>
          </draw:text-box>
        </draw:frame>
        <draw:line draw:style-name="gr2" draw:text-style-name="P1" draw:layer="layout" svg:x1="6.246cm" svg:y1="9.961cm" svg:x2="6.256cm" svg:y2="4.175cm">
          <text:p/>
        </draw:line>
        <draw:line draw:style-name="gr2" draw:text-style-name="P1" draw:layer="layout" svg:x1="2.627cm" svg:y1="6.077cm" svg:x2="6.251cm" svg:y2="6.077cm">
          <text:p/>
        </draw:line>
        <draw:line draw:style-name="gr2" draw:text-style-name="P1" draw:layer="layout" svg:x1="2.627cm" svg:y1="6.913cm" svg:x2="6.251cm" svg:y2="6.913cm">
          <text:p/>
        </draw:line>
        <draw:rect draw:style-name="gr73" draw:text-style-name="P2" draw:layer="layout" svg:width="0.68cm" svg:height="0.314cm" svg:x="2.6cm" svg:y="4.018cm">
          <text:p text:style-name="P1"><text:span text:style-name="T6">0</text:span></text:p>
        </draw:rect>
        <draw:rect draw:style-name="gr73" draw:text-style-name="P2" draw:layer="layout" svg:width="0.68cm" svg:height="0.314cm" svg:x="2.6cm" svg:y="6.749cm">
          <text:p text:style-name="P1"><text:span text:style-name="T6">4</text:span></text:p>
        </draw:rect>
        <draw:rect draw:style-name="gr73" draw:text-style-name="P2" draw:layer="layout" svg:width="0.68cm" svg:height="0.314cm" svg:x="2.6cm" svg:y="7.549cm">
          <text:p text:style-name="P1"><text:span text:style-name="T6">5</text:span></text:p>
        </draw:rect>
        <draw:rect draw:style-name="gr73" draw:text-style-name="P2" draw:layer="layout" svg:width="0.68cm" svg:height="0.314cm" svg:x="2.6cm" svg:y="8.349cm">
          <text:p text:style-name="P1"><text:span text:style-name="T6">6</text:span></text:p>
        </draw:rect>
        <draw:line draw:style-name="gr10" draw:text-style-name="P1" draw:layer="layout" svg:x1="6.505cm" svg:y1="17.26cm" svg:x2="6.506cm" svg:y2="2.509cm">
          <text:p/>
        </draw:line>
        <draw:line draw:style-name="gr10" draw:text-style-name="P1" draw:layer="layout" svg:x1="14.305cm" svg:y1="17.261cm" svg:x2="14.306cm" svg:y2="2.51cm">
          <text:p/>
        </draw:line>
        <draw:line draw:style-name="gr2" draw:text-style-name="P1" draw:layer="layout" svg:x1="6.849cm" svg:y1="4.149cm" svg:x2="6.842cm" svg:y2="6.623cm">
          <text:p/>
        </draw:line>
        <draw:line draw:style-name="gr2" draw:text-style-name="P1" draw:layer="layout" svg:x1="6.859cm" svg:y1="4.136cm" svg:x2="9.623cm" svg:y2="4.136cm">
          <text:p/>
        </draw:line>
        <draw:line draw:style-name="gr2" draw:text-style-name="P1" draw:layer="layout" svg:x1="6.824cm" svg:y1="4.454cm" svg:x2="9.603cm" svg:y2="4.454cm">
          <text:p/>
        </draw:line>
        <draw:rect draw:style-name="gr11" draw:text-style-name="P8" draw:layer="layout" svg:width="1.51cm" svg:height="0.741cm" svg:x="9.139cm" svg:y="2.564cm">
          <text:p text:style-name="P1"><text:span text:style-name="T4">TB-1</text:span></text:p>
          <text:p text:style-name="P1"><text:span text:style-name="T4">(WALL A2)</text:span></text:p>
        </draw:rect>
        <draw:g>
          <draw:rect draw:style-name="gr21" draw:text-style-name="P1" draw:layer="layout" svg:width="0.345cm" svg:height="0.385cm" svg:x="9.659cm" svg:y="3.42cm">
            <text:p/>
          </draw:rect>
          <draw:line draw:style-name="gr2" draw:text-style-name="P1" draw:layer="layout" svg:x1="9.669cm" svg:y1="3.635cm" svg:x2="9.765cm" svg:y2="3.475cm">
            <text:p/>
          </draw:line>
          <draw:line draw:style-name="gr2" draw:text-style-name="P1" draw:layer="layout" svg:x1="9.927cm" svg:y1="3.71cm" svg:x2="9.999cm" svg:y2="3.635cm">
            <text:p/>
          </draw:line>
          <draw:line draw:style-name="gr2" draw:text-style-name="P1" draw:layer="layout" svg:x1="9.757cm" svg:y1="3.475cm" svg:x2="9.917cm" svg:y2="3.715cm">
            <text:p/>
          </draw:line>
        </draw:g>
        <draw:g>
          <draw:rect draw:style-name="gr21" draw:text-style-name="P1" draw:layer="layout" svg:width="-0.345cm" svg:height="-0.385cm" svg:x="10.005cm" svg:y="8.255cm">
            <text:p/>
          </draw:rect>
          <draw:line draw:style-name="gr2" draw:text-style-name="P1" draw:layer="layout" svg:x1="9.67cm" svg:y1="8.04cm" svg:x2="9.766cm" svg:y2="8.2cm">
            <text:p/>
          </draw:line>
          <draw:line draw:style-name="gr2" draw:text-style-name="P1" draw:layer="layout" svg:x1="9.928cm" svg:y1="7.965cm" svg:x2="10cm" svg:y2="8.04cm">
            <text:p/>
          </draw:line>
          <draw:line draw:style-name="gr2" draw:text-style-name="P1" draw:layer="layout" svg:x1="9.758cm" svg:y1="8.2cm" svg:x2="9.918cm" svg:y2="7.96cm">
            <text:p/>
          </draw:line>
        </draw:g>
        <draw:ellipse draw:style-name="gr25" draw:text-style-name="P1" draw:layer="layout" svg:width="0.269cm" svg:height="3.453cm" svg:x="6.98cm" svg:y="3.897cm">
          <text:p/>
        </draw:ellipse>
        <draw:line draw:style-name="gr2" draw:text-style-name="P1" draw:layer="layout" svg:x1="9.917cm" svg:y1="4.451cm" svg:x2="13.541cm" svg:y2="4.451cm">
          <text:p/>
        </draw:line>
        <draw:frame draw:style-name="gr105" draw:text-style-name="P2" draw:layer="layout" svg:width="2.84cm" svg:height="1.367cm" svg:x="1.25cm" svg:y="2.487cm">
          <draw:text-box>
            <text:p text:style-name="P1"><text:span text:style-name="T6">0GCY20-</text:span></text:p>
            <text:p text:style-name="P1"><text:span text:style-name="T6">MSS</text:span></text:p>
            <text:p text:style-name="P1"><text:span text:style-name="T6">CHANNEL</text:span></text:p>
            <text:p text:style-name="P1"><text:span text:style-name="T6">SEQUENCER</text:span></text:p>
          </draw:text-box>
        </draw:frame>
        <draw:line draw:style-name="gr2" draw:text-style-name="P1" draw:layer="layout" svg:x1="9.917cm" svg:y1="4.126cm" svg:x2="13.541cm" svg:y2="4.126cm">
          <text:p/>
        </draw:line>
        <draw:line draw:style-name="gr2" draw:text-style-name="P1" draw:layer="layout" svg:x1="13.555cm" svg:y1="6.687cm" svg:x2="13.555cm" svg:y2="4.121cm">
          <text:p/>
        </draw:line>
        <draw:rect draw:style-name="gr73" draw:text-style-name="P2" draw:layer="layout" svg:width="0.68cm" svg:height="0.314cm" svg:x="2.6cm" svg:y="4.321cm">
          <text:p text:style-name="P1"><text:span text:style-name="T6">1</text:span></text:p>
        </draw:rect>
        <draw:rect draw:style-name="gr73" draw:text-style-name="P2" draw:layer="layout" svg:width="0.68cm" svg:height="0.314cm" svg:x="2.6cm" svg:y="5.121cm">
          <text:p text:style-name="P1"><text:span text:style-name="T6">2</text:span></text:p>
        </draw:rect>
        <draw:rect draw:style-name="gr73" draw:text-style-name="P2" draw:layer="layout" svg:width="0.68cm" svg:height="0.314cm" svg:x="2.6cm" svg:y="5.921cm">
          <text:p text:style-name="P1"><text:span text:style-name="T6">3</text:span></text:p>
        </draw:rect>
        <draw:line draw:style-name="gr2" draw:text-style-name="P1" draw:layer="layout" svg:x1="6.825cm" svg:y1="4.744cm" svg:x2="9.564cm" svg:y2="4.744cm">
          <text:p/>
        </draw:line>
        <draw:line draw:style-name="gr2" draw:text-style-name="P1" draw:layer="layout" svg:x1="6.826cm" svg:y1="6.044cm" svg:x2="9.505cm" svg:y2="6.044cm">
          <text:p/>
        </draw:line>
        <draw:line draw:style-name="gr2" draw:text-style-name="P1" draw:layer="layout" svg:x1="6.827cm" svg:y1="6.627cm" svg:x2="9.525cm" svg:y2="6.627cm">
          <text:p/>
        </draw:line>
        <draw:line draw:style-name="gr78" draw:text-style-name="P1" draw:layer="layout" svg:x1="7.092cm" svg:y1="7.379cm" svg:x2="13.072cm" svg:y2="7.389cm">
          <text:p/>
        </draw:line>
        <draw:line draw:style-name="gr2" draw:text-style-name="P1" draw:layer="layout" svg:x1="6.266cm" svg:y1="5.12cm" svg:x2="6.826cm" svg:y2="5.12cm">
          <text:p/>
        </draw:line>
        <draw:line draw:style-name="gr2" draw:text-style-name="P1" draw:layer="layout" svg:x1="9.917cm" svg:y1="5.135cm" svg:x2="13.541cm" svg:y2="5.135cm">
          <text:p/>
        </draw:line>
        <draw:line draw:style-name="gr2" draw:text-style-name="P1" draw:layer="layout" svg:x1="6.825cm" svg:y1="5.061cm" svg:x2="9.584cm" svg:y2="5.061cm">
          <text:p/>
        </draw:line>
        <draw:line draw:style-name="gr2" draw:text-style-name="P1" draw:layer="layout" svg:x1="9.917cm" svg:y1="5.416cm" svg:x2="13.541cm" svg:y2="5.416cm">
          <text:p/>
        </draw:line>
        <draw:line draw:style-name="gr2" draw:text-style-name="P1" draw:layer="layout" svg:x1="6.825cm" svg:y1="5.387cm" svg:x2="9.858cm" svg:y2="5.39cm">
          <text:p/>
        </draw:line>
        <draw:line draw:style-name="gr2" draw:text-style-name="P1" draw:layer="layout" svg:x1="9.917cm" svg:y1="5.723cm" svg:x2="13.541cm" svg:y2="5.723cm">
          <text:p/>
        </draw:line>
        <draw:line draw:style-name="gr2" draw:text-style-name="P1" draw:layer="layout" svg:x1="6.825cm" svg:y1="5.703cm" svg:x2="9.525cm" svg:y2="5.703cm">
          <text:p/>
        </draw:line>
        <draw:line draw:style-name="gr2" draw:text-style-name="P1" draw:layer="layout" svg:x1="9.917cm" svg:y1="6.383cm" svg:x2="13.541cm" svg:y2="6.383cm">
          <text:p/>
        </draw:line>
        <draw:ellipse draw:style-name="gr25" draw:text-style-name="P1" draw:layer="layout" svg:width="0.269cm" svg:height="3.492cm" svg:x="12.923cm" svg:y="3.897cm">
          <text:p/>
        </draw:ellipse>
        <draw:rect draw:style-name="gr4" draw:text-style-name="P4" draw:layer="layout" svg:width="5.543cm" svg:height="0.4cm" svg:x="1.005cm" svg:y="1.4cm">
          <text:p text:style-name="P1"><text:span text:style-name="T3">Individual Instrument</text:span></text:p>
        </draw:rect>
        <draw:rect draw:style-name="gr73" draw:text-style-name="P2" draw:layer="layout" svg:width="0.69cm" svg:height="0.314cm" svg:x="9.499cm" svg:y="3.965cm">
          <text:p text:style-name="P1"><text:span text:style-name="T6">00</text:span></text:p>
        </draw:rect>
        <draw:rect draw:style-name="gr73" draw:text-style-name="P2" draw:layer="layout" svg:width="0.69cm" svg:height="0.324cm" svg:x="9.499cm" svg:y="4.275cm">
          <text:p text:style-name="P1"><text:span text:style-name="T6">01</text:span></text:p>
        </draw:rect>
        <draw:rect draw:style-name="gr73" draw:text-style-name="P2" draw:layer="layout" svg:width="0.69cm" svg:height="0.324cm" svg:x="9.499cm" svg:y="4.6cm">
          <text:p text:style-name="P1"><text:span text:style-name="T6">02</text:span></text:p>
        </draw:rect>
        <draw:rect draw:style-name="gr73" draw:text-style-name="P2" draw:layer="layout" svg:width="0.69cm" svg:height="0.324cm" svg:x="9.499cm" svg:y="5.882cm">
          <text:p text:style-name="P1"><text:span text:style-name="T6">06</text:span></text:p>
        </draw:rect>
        <draw:rect draw:style-name="gr73" draw:text-style-name="P2" draw:layer="layout" svg:width="0.69cm" svg:height="0.324cm" svg:x="9.499cm" svg:y="6.52cm">
          <text:p text:style-name="P1"><text:span text:style-name="T6">08</text:span></text:p>
        </draw:rect>
        <draw:rect draw:style-name="gr73" draw:text-style-name="P2" draw:layer="layout" svg:width="0.69cm" svg:height="0.324cm" svg:x="9.499cm" svg:y="4.921cm">
          <text:p text:style-name="P1"><text:span text:style-name="T6">03</text:span></text:p>
        </draw:rect>
        <draw:rect draw:style-name="gr73" draw:text-style-name="P2" draw:layer="layout" svg:width="0.69cm" svg:height="0.324cm" svg:x="9.499cm" svg:y="5.242cm">
          <text:p text:style-name="P1"><text:span text:style-name="T6">04</text:span></text:p>
        </draw:rect>
        <draw:rect draw:style-name="gr73" draw:text-style-name="P2" draw:layer="layout" svg:width="0.69cm" svg:height="0.324cm" svg:x="9.499cm" svg:y="5.558cm">
          <text:p text:style-name="P1"><text:span text:style-name="T6">05</text:span></text:p>
        </draw:rect>
        <draw:rect draw:style-name="gr106" draw:text-style-name="P2" draw:layer="layout" svg:width="1.06cm" svg:height="0.314cm" svg:x="9.332cm" svg:y="7.209cm">
          <text:p/>
        </draw:rect>
        <draw:line draw:style-name="gr2" draw:text-style-name="P1" draw:layer="layout" svg:x1="23.146cm" svg:y1="4.808cm" svg:x2="25.434cm" svg:y2="4.812cm">
          <text:p/>
        </draw:line>
        <draw:line draw:style-name="gr2" draw:text-style-name="P1" draw:layer="layout" svg:x1="23.168cm" svg:y1="5.333cm" svg:x2="25.435cm" svg:y2="5.333cm">
          <text:p/>
        </draw:line>
        <draw:line draw:style-name="gr2" draw:text-style-name="P1" draw:layer="layout" svg:x1="23.124cm" svg:y1="11.942cm" svg:x2="23.138cm" svg:y2="4.817cm">
          <text:p/>
        </draw:line>
        <draw:line draw:style-name="gr2" draw:text-style-name="P1" draw:layer="layout" svg:x1="23.136cm" svg:y1="5.817cm" svg:x2="25.516cm" svg:y2="5.817cm">
          <text:p/>
        </draw:line>
        <draw:line draw:style-name="gr2" draw:text-style-name="P1" draw:layer="layout" svg:x1="23.122cm" svg:y1="6.294cm" svg:x2="25.435cm" svg:y2="6.294cm">
          <text:p/>
        </draw:line>
        <draw:line draw:style-name="gr2" draw:text-style-name="P1" draw:layer="layout" svg:x1="23.122cm" svg:y1="6.715cm" svg:x2="25.434cm" svg:y2="6.715cm">
          <text:p/>
        </draw:line>
        <draw:rect draw:style-name="gr107" draw:text-style-name="P17" draw:layer="layout" svg:width="2cm" svg:height="0.95cm" svg:x="26.36cm" svg:y="8.36cm">
          <text:p text:style-name="P16"><text:span text:style-name="T1">0GCY20-</text:span></text:p>
          <text:p text:style-name="P16"><text:span text:style-name="T1">Spare</text:span></text:p>
          <text:p text:style-name="P16"><text:span text:style-name="T1">Silica Status CH5</text:span></text:p>
        </draw:rect>
        <draw:rect draw:style-name="gr107" draw:text-style-name="P17" draw:layer="layout" svg:width="2cm" svg:height="0.95cm" svg:x="26.36cm" svg:y="9.296cm">
          <text:p text:style-name="P16"><text:span text:style-name="T1">0GCY20-</text:span></text:p>
          <text:p text:style-name="P16"><text:span text:style-name="T1">Spare</text:span></text:p>
          <text:p text:style-name="P16"><text:span text:style-name="T1">Silica Status CH6</text:span></text:p>
        </draw:rect>
        <draw:rect draw:style-name="gr107" draw:text-style-name="P17" draw:layer="layout" svg:width="2cm" svg:height="0.95cm" svg:x="26.36cm" svg:y="10.248cm">
          <text:p text:style-name="P16"><text:span text:style-name="T1">0GCY20-</text:span></text:p>
          <text:p text:style-name="P16"><text:span text:style-name="T1">Silica Sequencer</text:span></text:p>
          <text:p text:style-name="P16"><text:span text:style-name="T1">Fault Status</text:span></text:p>
        </draw:rect>
        <draw:rect draw:style-name="gr107" draw:text-style-name="P17" draw:layer="layout" svg:width="2cm" svg:height="0.95cm" svg:x="26.356cm" svg:y="11.204cm">
          <text:p text:style-name="P16"><text:span text:style-name="T1">0GCY20-</text:span></text:p>
          <text:p text:style-name="P16"><text:span text:style-name="T1">Silica Sequencer</text:span></text:p>
          <text:p text:style-name="P16"><text:span text:style-name="T1">Sampling Status</text:span></text:p>
        </draw:rect>
        <draw:rect draw:style-name="gr107" draw:text-style-name="P17" draw:layer="layout" svg:width="2cm" svg:height="0.95cm" svg:x="26.36cm" svg:y="7.424cm">
          <text:p text:style-name="P16"><text:span text:style-name="T1">0GCY20-</text:span></text:p>
          <text:p text:style-name="P16"><text:span text:style-name="T1">Spare</text:span></text:p>
          <text:p text:style-name="P16"><text:span text:style-name="T1">Silica Status CH4</text:span></text:p>
        </draw:rect>
        <draw:rect draw:style-name="gr107" draw:text-style-name="P17" draw:layer="layout" svg:width="2cm" svg:height="0.95cm" svg:x="26.36cm" svg:y="4.6cm">
          <text:p text:style-name="P16"><text:span text:style-name="T1">0GCY20-</text:span></text:p>
          <text:p text:style-name="P16"><text:span text:style-name="T1">Anion1</text:span></text:p>
          <text:p text:style-name="P16"><text:span text:style-name="T1">Silica Status CH1</text:span></text:p>
        </draw:rect>
        <draw:rect draw:style-name="gr73" draw:text-style-name="P2" draw:layer="layout" svg:width="3.006cm" svg:height="0.416cm" svg:x="25.342cm" svg:y="4.184cm">
          <text:p text:style-name="P1"><text:span text:style-name="T6">MODULE xxxxxxx</text:span></text:p>
        </draw:rect>
        <draw:rect draw:style-name="gr73" draw:text-style-name="P2" draw:layer="layout" svg:width="3.006cm" svg:height="0.416cm" svg:x="25.342cm" svg:y="3.77cm">
          <text:p text:style-name="P1"><text:span text:style-name="T6">DIG IN CARD</text:span></text:p>
        </draw:rect>
        <draw:rect draw:style-name="gr107" draw:text-style-name="P17" draw:layer="layout" svg:width="2cm" svg:height="0.95cm" svg:x="26.36cm" svg:y="5.552cm">
          <text:p text:style-name="P16"><text:span text:style-name="T1">0GCY20-</text:span></text:p>
          <text:p text:style-name="P16"><text:span text:style-name="T1">Anion2</text:span></text:p>
          <text:p text:style-name="P16"><text:span text:style-name="T1">Silica Status CH2</text:span></text:p>
        </draw:rect>
        <draw:rect draw:style-name="gr107" draw:text-style-name="P17" draw:layer="layout" svg:width="2cm" svg:height="0.95cm" svg:x="26.36cm" svg:y="6.488cm">
          <text:p text:style-name="P16"><text:span text:style-name="T1">0GCY20-</text:span></text:p>
          <text:p text:style-name="P16"><text:span text:style-name="T1">Anion3</text:span></text:p>
          <text:p text:style-name="P16"><text:span text:style-name="T1">Silica Status CH3</text:span></text:p>
        </draw:rect>
        <draw:rect draw:style-name="gr87" draw:text-style-name="P17" draw:layer="layout" svg:width="2.996cm" svg:height="8.392cm" svg:x="25.342cm" svg:y="3.788cm">
          <text:p/>
        </draw:rect>
        <draw:frame draw:style-name="gr108" draw:text-style-name="P33" draw:layer="layout" svg:width="2.672cm" svg:height="3.331cm" svg:x="10.366cm" svg:y="3.743cm">
          <draw:text-box>
            <text:p text:style-name="P32"><text:span text:style-name="T1">X/GCY20/COM</text:span></text:p>
            <text:p text:style-name="P32"><text:span text:style-name="T1">X/GCY20/CH1</text:span></text:p>
            <text:p text:style-name="P32"><text:span text:style-name="T1">X/GCY20/CH2</text:span></text:p>
            <text:p text:style-name="P32"><text:span text:style-name="T1">X/GCY20/CH3</text:span></text:p>
            <text:p text:style-name="P32"><text:span text:style-name="T1">X/GCY20/CH4</text:span></text:p>
            <text:p text:style-name="P32"><text:span text:style-name="T1">X/GCY20/CH5</text:span></text:p>
            <text:p text:style-name="P32"><text:span text:style-name="T1">X/GCY20/CH6</text:span></text:p>
            <text:p text:style-name="P32"><text:span text:style-name="T1">L/GCY20/ALM</text:span></text:p>
            <text:p text:style-name="P32"><text:span text:style-name="T1">X/GCY20/STS</text:span></text:p>
          </draw:text-box>
        </draw:frame>
        <draw:frame draw:style-name="gr109" draw:text-style-name="P33" draw:layer="layout" svg:width="2.234cm" svg:height="3.371cm" svg:x="7.146cm" svg:y="3.742cm">
          <draw:text-box>
            <text:p text:style-name="P32"><text:span text:style-name="T1">X/GCY20/COM/0</text:span></text:p>
            <text:p text:style-name="P32"><text:span text:style-name="T1">X/GCY20/CH1/1</text:span></text:p>
            <text:p text:style-name="P32"><text:span text:style-name="T1">X/GCY20/CH2/2</text:span></text:p>
            <text:p text:style-name="P32"><text:span text:style-name="T1">X/GCY20/CH3/3</text:span></text:p>
            <text:p text:style-name="P32"><text:span text:style-name="T1">X/GCY20/CH4/4</text:span></text:p>
            <text:p text:style-name="P32"><text:span text:style-name="T1">X/GCY20/CH5/5</text:span></text:p>
            <text:p text:style-name="P32"><text:span text:style-name="T1">X/GCY20/CH6/6</text:span></text:p>
            <text:p text:style-name="P32"><text:span text:style-name="T1">L/GCY20/ALM/7</text:span></text:p>
            <text:p text:style-name="P32"><text:span text:style-name="T1">X/GCY20/STS/8</text:span></text:p>
          </draw:text-box>
        </draw:frame>
        <draw:line draw:style-name="gr2" draw:text-style-name="P1" draw:layer="layout" svg:x1="6.827cm" svg:y1="6.35cm" svg:x2="9.956cm" svg:y2="6.35cm">
          <text:p/>
        </draw:line>
        <draw:rect draw:style-name="gr73" draw:text-style-name="P2" draw:layer="layout" svg:width="0.69cm" svg:height="0.324cm" svg:x="9.499cm" svg:y="6.198cm">
          <text:p text:style-name="P1"><text:span text:style-name="T6">07</text:span></text:p>
        </draw:rect>
        <draw:line draw:style-name="gr2" draw:text-style-name="P1" draw:layer="layout" svg:x1="13.566cm" svg:y1="4.92cm" svg:x2="15.622cm" svg:y2="4.924cm">
          <text:p/>
        </draw:line>
        <draw:rect draw:style-name="gr73" draw:text-style-name="P13" draw:layer="layout" svg:width="0.534cm" svg:height="0.458cm" svg:x="25.369cm" svg:y="11.208cm">
          <text:p text:style-name="P1"><text:span text:style-name="T1">C16</text:span></text:p>
        </draw:rect>
        <draw:rect draw:style-name="gr73" draw:text-style-name="P13" draw:layer="layout" svg:width="0.537cm" svg:height="0.49cm" svg:x="25.366cm" svg:y="11.666cm">
          <text:p text:style-name="P1"><text:span text:style-name="T1">B16</text:span></text:p>
        </draw:rect>
        <draw:rect draw:style-name="gr73" draw:text-style-name="P2" draw:layer="layout" svg:width="0.458cm" svg:height="0.95cm" svg:x="25.898cm" svg:y="11.206cm">
          <text:p text:style-name="P1"><text:span text:style-name="T6">CH</text:span></text:p>
          <text:p text:style-name="P1"><text:span text:style-name="T6">16</text:span></text:p>
        </draw:rect>
        <draw:rect draw:style-name="gr73" draw:text-style-name="P13" draw:layer="layout" svg:width="0.534cm" svg:height="0.458cm" svg:x="25.369cm" svg:y="10.248cm">
          <text:p text:style-name="P1"><text:span text:style-name="T1">C15</text:span></text:p>
        </draw:rect>
        <draw:rect draw:style-name="gr73" draw:text-style-name="P13" draw:layer="layout" svg:width="0.537cm" svg:height="0.49cm" svg:x="25.366cm" svg:y="10.706cm">
          <text:p text:style-name="P1"><text:span text:style-name="T1">B15</text:span></text:p>
        </draw:rect>
        <draw:rect draw:style-name="gr73" draw:text-style-name="P2" draw:layer="layout" svg:width="0.458cm" svg:height="0.95cm" svg:x="25.898cm" svg:y="10.246cm">
          <text:p text:style-name="P1"><text:span text:style-name="T6">CH</text:span></text:p>
          <text:p text:style-name="P1"><text:span text:style-name="T6">15</text:span></text:p>
        </draw:rect>
        <draw:g>
          <draw:rect draw:style-name="gr73" draw:text-style-name="P13" draw:layer="layout" svg:width="0.534cm" svg:height="0.451cm" svg:x="25.369cm" svg:y="9.308cm">
            <text:p text:style-name="P1"><text:span text:style-name="T1">C14</text:span></text:p>
          </draw:rect>
          <draw:rect draw:style-name="gr73" draw:text-style-name="P13" draw:layer="layout" svg:width="0.537cm" svg:height="0.483cm" svg:x="25.366cm" svg:y="9.759cm">
            <text:p text:style-name="P1"><text:span text:style-name="T1">B14</text:span></text:p>
          </draw:rect>
          <draw:rect draw:style-name="gr73" draw:text-style-name="P2" draw:layer="layout" svg:width="0.458cm" svg:height="0.936cm" svg:x="25.898cm" svg:y="9.306cm">
            <text:p text:style-name="P1"><text:span text:style-name="T6">CH</text:span></text:p>
            <text:p text:style-name="P1"><text:span text:style-name="T6">14</text:span></text:p>
          </draw:rect>
        </draw:g>
        <draw:g>
          <draw:rect draw:style-name="gr73" draw:text-style-name="P13" draw:layer="layout" svg:width="0.534cm" svg:height="0.449cm" svg:x="25.369cm" svg:y="8.372cm">
            <text:p text:style-name="P1"><text:span text:style-name="T1">C13</text:span></text:p>
          </draw:rect>
          <draw:rect draw:style-name="gr73" draw:text-style-name="P13" draw:layer="layout" svg:width="0.537cm" svg:height="0.481cm" svg:x="25.366cm" svg:y="8.821cm">
            <text:p text:style-name="P1"><text:span text:style-name="T1">B13</text:span></text:p>
          </draw:rect>
          <draw:rect draw:style-name="gr73" draw:text-style-name="P2" draw:layer="layout" svg:width="0.458cm" svg:height="0.932cm" svg:x="25.898cm" svg:y="8.37cm">
            <text:p text:style-name="P1"><text:span text:style-name="T6">CH</text:span></text:p>
            <text:p text:style-name="P1"><text:span text:style-name="T6">13</text:span></text:p>
          </draw:rect>
        </draw:g>
        <draw:rect draw:style-name="gr73" draw:text-style-name="P13" draw:layer="layout" svg:width="0.534cm" svg:height="0.458cm" svg:x="25.369cm" svg:y="7.432cm">
          <text:p text:style-name="P1"><text:span text:style-name="T1">C12</text:span></text:p>
        </draw:rect>
        <draw:rect draw:style-name="gr73" draw:text-style-name="P13" draw:layer="layout" svg:width="0.537cm" svg:height="0.49cm" svg:x="25.366cm" svg:y="7.89cm">
          <text:p text:style-name="P1"><text:span text:style-name="T1">B12</text:span></text:p>
        </draw:rect>
        <draw:rect draw:style-name="gr73" draw:text-style-name="P2" draw:layer="layout" svg:width="0.458cm" svg:height="0.95cm" svg:x="25.898cm" svg:y="7.43cm">
          <text:p text:style-name="P1"><text:span text:style-name="T6">CH</text:span></text:p>
          <text:p text:style-name="P1"><text:span text:style-name="T6">12</text:span></text:p>
        </draw:rect>
        <draw:rect draw:style-name="gr73" draw:text-style-name="P13" draw:layer="layout" svg:width="0.534cm" svg:height="0.458cm" svg:x="25.369cm" svg:y="6.472cm">
          <text:p text:style-name="P1"><text:span text:style-name="T1">C11</text:span></text:p>
        </draw:rect>
        <draw:rect draw:style-name="gr73" draw:text-style-name="P13" draw:layer="layout" svg:width="0.537cm" svg:height="0.49cm" svg:x="25.366cm" svg:y="6.93cm">
          <text:p text:style-name="P1"><text:span text:style-name="T1">B11</text:span></text:p>
        </draw:rect>
        <draw:rect draw:style-name="gr73" draw:text-style-name="P2" draw:layer="layout" svg:width="0.458cm" svg:height="0.95cm" svg:x="25.898cm" svg:y="6.47cm">
          <text:p text:style-name="P1"><text:span text:style-name="T6">CH</text:span></text:p>
          <text:p text:style-name="P1"><text:span text:style-name="T6">11</text:span></text:p>
        </draw:rect>
        <draw:g>
          <draw:rect draw:style-name="gr73" draw:text-style-name="P13" draw:layer="layout" svg:width="0.534cm" svg:height="0.451cm" svg:x="25.369cm" svg:y="5.532cm">
            <text:p text:style-name="P1"><text:span text:style-name="T1">C10</text:span></text:p>
          </draw:rect>
          <draw:rect draw:style-name="gr73" draw:text-style-name="P13" draw:layer="layout" svg:width="0.537cm" svg:height="0.483cm" svg:x="25.366cm" svg:y="5.983cm">
            <text:p text:style-name="P1"><text:span text:style-name="T1">B10</text:span></text:p>
          </draw:rect>
          <draw:rect draw:style-name="gr73" draw:text-style-name="P2" draw:layer="layout" svg:width="0.458cm" svg:height="0.936cm" svg:x="25.898cm" svg:y="5.53cm">
            <text:p text:style-name="P1"><text:span text:style-name="T6">CH</text:span></text:p>
            <text:p text:style-name="P1"><text:span text:style-name="T6">10</text:span></text:p>
          </draw:rect>
        </draw:g>
        <draw:g>
          <draw:rect draw:style-name="gr73" draw:text-style-name="P13" draw:layer="layout" svg:width="0.534cm" svg:height="0.449cm" svg:x="25.369cm" svg:y="4.596cm">
            <text:p text:style-name="P1"><text:span text:style-name="T1">C09</text:span></text:p>
          </draw:rect>
          <draw:rect draw:style-name="gr73" draw:text-style-name="P13" draw:layer="layout" svg:width="0.537cm" svg:height="0.481cm" svg:x="25.366cm" svg:y="5.045cm">
            <text:p text:style-name="P1"><text:span text:style-name="T1">B09</text:span></text:p>
          </draw:rect>
          <draw:rect draw:style-name="gr73" draw:text-style-name="P2" draw:layer="layout" svg:width="0.458cm" svg:height="0.932cm" svg:x="25.898cm" svg:y="4.594cm">
            <text:p text:style-name="P1"><text:span text:style-name="T6">CH</text:span></text:p>
            <text:p text:style-name="P1"><text:span text:style-name="T6">09</text:span></text:p>
          </draw:rect>
        </draw:g>
        <draw:line draw:style-name="gr2" draw:text-style-name="P1" draw:layer="layout" svg:x1="18.737cm" svg:y1="4.781cm" svg:x2="22.361cm" svg:y2="4.781cm">
          <text:p/>
        </draw:line>
        <draw:line draw:style-name="gr2" draw:text-style-name="P1" draw:layer="layout" svg:x1="18.737cm" svg:y1="6.043cm" svg:x2="22.361cm" svg:y2="6.043cm">
          <text:p/>
        </draw:line>
        <draw:line draw:style-name="gr2" draw:text-style-name="P1" draw:layer="layout" svg:x1="18.737cm" svg:y1="6.684cm" svg:x2="22.361cm" svg:y2="6.684cm">
          <text:p/>
        </draw:line>
        <draw:rect draw:style-name="gr20" draw:text-style-name="P2" draw:layer="layout" svg:width="0.51cm" svg:height="4.389cm" svg:x="18.409cm" svg:y="3.632cm">
          <text:p/>
        </draw:rect>
        <draw:line draw:style-name="gr2" draw:text-style-name="P1" draw:layer="layout" svg:x1="15.669cm" svg:y1="4.15cm" svg:x2="15.662cm" svg:y2="6.624cm">
          <text:p/>
        </draw:line>
        <draw:line draw:style-name="gr2" draw:text-style-name="P1" draw:layer="layout" svg:x1="15.679cm" svg:y1="4.137cm" svg:x2="18.443cm" svg:y2="4.137cm">
          <text:p/>
        </draw:line>
        <draw:line draw:style-name="gr2" draw:text-style-name="P1" draw:layer="layout" svg:x1="15.644cm" svg:y1="4.455cm" svg:x2="18.423cm" svg:y2="4.455cm">
          <text:p/>
        </draw:line>
        <draw:rect draw:style-name="gr11" draw:text-style-name="P8" draw:layer="layout" svg:width="1.51cm" svg:height="0.741cm" svg:x="17.959cm" svg:y="2.565cm">
          <text:p text:style-name="P1"><text:span text:style-name="T4">TB.....</text:span></text:p>
        </draw:rect>
        <draw:g>
          <draw:rect draw:style-name="gr21" draw:text-style-name="P1" draw:layer="layout" svg:width="0.345cm" svg:height="0.385cm" svg:x="18.479cm" svg:y="3.421cm">
            <text:p/>
          </draw:rect>
          <draw:line draw:style-name="gr2" draw:text-style-name="P1" draw:layer="layout" svg:x1="18.489cm" svg:y1="3.636cm" svg:x2="18.585cm" svg:y2="3.476cm">
            <text:p/>
          </draw:line>
          <draw:line draw:style-name="gr2" draw:text-style-name="P1" draw:layer="layout" svg:x1="18.747cm" svg:y1="3.711cm" svg:x2="18.819cm" svg:y2="3.636cm">
            <text:p/>
          </draw:line>
          <draw:line draw:style-name="gr2" draw:text-style-name="P1" draw:layer="layout" svg:x1="18.577cm" svg:y1="3.476cm" svg:x2="18.737cm" svg:y2="3.716cm">
            <text:p/>
          </draw:line>
        </draw:g>
        <draw:g>
          <draw:rect draw:style-name="gr21" draw:text-style-name="P1" draw:layer="layout" svg:width="-0.345cm" svg:height="-0.385cm" svg:x="18.825cm" svg:y="8.256cm">
            <text:p/>
          </draw:rect>
          <draw:line draw:style-name="gr2" draw:text-style-name="P1" draw:layer="layout" svg:x1="18.49cm" svg:y1="8.041cm" svg:x2="18.586cm" svg:y2="8.201cm">
            <text:p/>
          </draw:line>
          <draw:line draw:style-name="gr2" draw:text-style-name="P1" draw:layer="layout" svg:x1="18.748cm" svg:y1="7.966cm" svg:x2="18.82cm" svg:y2="8.041cm">
            <text:p/>
          </draw:line>
          <draw:line draw:style-name="gr2" draw:text-style-name="P1" draw:layer="layout" svg:x1="18.578cm" svg:y1="8.201cm" svg:x2="18.738cm" svg:y2="7.961cm">
            <text:p/>
          </draw:line>
        </draw:g>
        <draw:ellipse draw:style-name="gr25" draw:text-style-name="P1" draw:layer="layout" svg:width="0.269cm" svg:height="3.453cm" svg:x="15.8cm" svg:y="3.898cm">
          <text:p/>
        </draw:ellipse>
        <draw:line draw:style-name="gr2" draw:text-style-name="P1" draw:layer="layout" svg:x1="18.737cm" svg:y1="4.452cm" svg:x2="22.361cm" svg:y2="4.452cm">
          <text:p/>
        </draw:line>
        <draw:line draw:style-name="gr2" draw:text-style-name="P1" draw:layer="layout" svg:x1="18.737cm" svg:y1="4.127cm" svg:x2="22.361cm" svg:y2="4.127cm">
          <text:p/>
        </draw:line>
        <draw:line draw:style-name="gr2" draw:text-style-name="P1" draw:layer="layout" svg:x1="22.375cm" svg:y1="6.688cm" svg:x2="22.375cm" svg:y2="4.122cm">
          <text:p/>
        </draw:line>
        <draw:line draw:style-name="gr2" draw:text-style-name="P1" draw:layer="layout" svg:x1="15.645cm" svg:y1="4.745cm" svg:x2="18.384cm" svg:y2="4.745cm">
          <text:p/>
        </draw:line>
        <draw:line draw:style-name="gr2" draw:text-style-name="P1" draw:layer="layout" svg:x1="15.646cm" svg:y1="6.045cm" svg:x2="18.325cm" svg:y2="6.045cm">
          <text:p/>
        </draw:line>
        <draw:line draw:style-name="gr2" draw:text-style-name="P1" draw:layer="layout" svg:x1="15.647cm" svg:y1="6.628cm" svg:x2="18.345cm" svg:y2="6.628cm">
          <text:p/>
        </draw:line>
        <draw:line draw:style-name="gr78" draw:text-style-name="P1" draw:layer="layout" svg:x1="15.912cm" svg:y1="7.38cm" svg:x2="21.892cm" svg:y2="7.39cm">
          <text:p/>
        </draw:line>
        <draw:line draw:style-name="gr2" draw:text-style-name="P1" draw:layer="layout" svg:x1="18.737cm" svg:y1="5.136cm" svg:x2="22.361cm" svg:y2="5.136cm">
          <text:p/>
        </draw:line>
        <draw:line draw:style-name="gr2" draw:text-style-name="P1" draw:layer="layout" svg:x1="15.645cm" svg:y1="5.062cm" svg:x2="18.404cm" svg:y2="5.062cm">
          <text:p/>
        </draw:line>
        <draw:line draw:style-name="gr2" draw:text-style-name="P1" draw:layer="layout" svg:x1="18.737cm" svg:y1="5.417cm" svg:x2="22.361cm" svg:y2="5.417cm">
          <text:p/>
        </draw:line>
        <draw:line draw:style-name="gr2" draw:text-style-name="P1" draw:layer="layout" svg:x1="15.645cm" svg:y1="5.388cm" svg:x2="18.678cm" svg:y2="5.391cm">
          <text:p/>
        </draw:line>
        <draw:line draw:style-name="gr2" draw:text-style-name="P1" draw:layer="layout" svg:x1="18.737cm" svg:y1="5.724cm" svg:x2="22.361cm" svg:y2="5.724cm">
          <text:p/>
        </draw:line>
        <draw:line draw:style-name="gr2" draw:text-style-name="P1" draw:layer="layout" svg:x1="15.645cm" svg:y1="5.704cm" svg:x2="18.345cm" svg:y2="5.704cm">
          <text:p/>
        </draw:line>
        <draw:line draw:style-name="gr2" draw:text-style-name="P1" draw:layer="layout" svg:x1="18.737cm" svg:y1="6.384cm" svg:x2="22.361cm" svg:y2="6.384cm">
          <text:p/>
        </draw:line>
        <draw:ellipse draw:style-name="gr25" draw:text-style-name="P1" draw:layer="layout" svg:width="0.269cm" svg:height="3.492cm" svg:x="21.743cm" svg:y="3.898cm">
          <text:p/>
        </draw:ellipse>
        <draw:rect draw:style-name="gr73" draw:text-style-name="P2" draw:layer="layout" svg:width="0.69cm" svg:height="0.314cm" svg:x="18.319cm" svg:y="3.966cm">
          <text:p text:style-name="P1"><text:span text:style-name="T6">00</text:span></text:p>
        </draw:rect>
        <draw:rect draw:style-name="gr73" draw:text-style-name="P2" draw:layer="layout" svg:width="0.69cm" svg:height="0.324cm" svg:x="18.319cm" svg:y="4.276cm">
          <text:p text:style-name="P1"><text:span text:style-name="T6">01</text:span></text:p>
        </draw:rect>
        <draw:rect draw:style-name="gr73" draw:text-style-name="P2" draw:layer="layout" svg:width="0.69cm" svg:height="0.324cm" svg:x="18.319cm" svg:y="4.601cm">
          <text:p text:style-name="P1"><text:span text:style-name="T6">02</text:span></text:p>
        </draw:rect>
        <draw:rect draw:style-name="gr73" draw:text-style-name="P2" draw:layer="layout" svg:width="0.69cm" svg:height="0.324cm" svg:x="18.319cm" svg:y="5.883cm">
          <text:p text:style-name="P1"><text:span text:style-name="T6">06</text:span></text:p>
        </draw:rect>
        <draw:rect draw:style-name="gr73" draw:text-style-name="P2" draw:layer="layout" svg:width="0.69cm" svg:height="0.324cm" svg:x="18.319cm" svg:y="6.521cm">
          <text:p text:style-name="P1"><text:span text:style-name="T6">08</text:span></text:p>
        </draw:rect>
        <draw:rect draw:style-name="gr73" draw:text-style-name="P2" draw:layer="layout" svg:width="0.69cm" svg:height="0.324cm" svg:x="18.319cm" svg:y="4.922cm">
          <text:p text:style-name="P1"><text:span text:style-name="T6">03</text:span></text:p>
        </draw:rect>
        <draw:rect draw:style-name="gr73" draw:text-style-name="P2" draw:layer="layout" svg:width="0.69cm" svg:height="0.324cm" svg:x="18.319cm" svg:y="5.243cm">
          <text:p text:style-name="P1"><text:span text:style-name="T6">04</text:span></text:p>
        </draw:rect>
        <draw:rect draw:style-name="gr73" draw:text-style-name="P2" draw:layer="layout" svg:width="0.69cm" svg:height="0.324cm" svg:x="18.319cm" svg:y="5.559cm">
          <text:p text:style-name="P1"><text:span text:style-name="T6">5</text:span></text:p>
        </draw:rect>
        <draw:rect draw:style-name="gr106" draw:text-style-name="P2" draw:layer="layout" svg:width="1.06cm" svg:height="0.314cm" svg:x="18.152cm" svg:y="7.21cm">
          <text:p/>
        </draw:rect>
        <draw:frame draw:style-name="gr108" draw:text-style-name="P33" draw:layer="layout" svg:width="2.254cm" svg:height="3.331cm" svg:x="15.988cm" svg:y="3.721cm">
          <draw:text-box>
            <text:p text:style-name="P32"><text:span text:style-name="T1">X/GCY20/COM</text:span></text:p>
            <text:p text:style-name="P32"><text:span text:style-name="T1">X/GCY20/CH1</text:span></text:p>
            <text:p text:style-name="P32"><text:span text:style-name="T1">X/GCY20/CH2</text:span></text:p>
            <text:p text:style-name="P32"><text:span text:style-name="T1">X/GCY20/CH3</text:span></text:p>
            <text:p text:style-name="P32"><text:span text:style-name="T1">X/GCY20/CH4</text:span></text:p>
            <text:p text:style-name="P32"><text:span text:style-name="T1">X/GCY20/CH5</text:span></text:p>
            <text:p text:style-name="P32"><text:span text:style-name="T1">X/GCY20/CH6</text:span></text:p>
            <text:p text:style-name="P32"><text:span text:style-name="T1">L/GCY20/ALM</text:span></text:p>
            <text:p text:style-name="P32"><text:span text:style-name="T1">X/GCY20/STS</text:span></text:p>
          </draw:text-box>
        </draw:frame>
        <draw:line draw:style-name="gr2" draw:text-style-name="P1" draw:layer="layout" svg:x1="15.647cm" svg:y1="6.351cm" svg:x2="18.776cm" svg:y2="6.351cm">
          <text:p/>
        </draw:line>
        <draw:rect draw:style-name="gr73" draw:text-style-name="P2" draw:layer="layout" svg:width="0.69cm" svg:height="0.324cm" svg:x="18.319cm" svg:y="6.199cm">
          <text:p text:style-name="P1"><text:span text:style-name="T6">07</text:span></text:p>
        </draw:rect>
        <draw:line draw:style-name="gr2" draw:text-style-name="P1" draw:layer="layout" svg:x1="22.386cm" svg:y1="5.589cm" svg:x2="23.122cm" svg:y2="5.589cm">
          <text:p/>
        </draw:line>
        <draw:line draw:style-name="gr2" draw:text-style-name="P1" draw:layer="layout" svg:x1="23.122cm" svg:y1="11.416cm" svg:x2="25.434cm" svg:y2="11.416cm">
          <text:p/>
        </draw:line>
      </draw:page>
      <draw:page draw:name="page8" draw:style-name="dp1" draw:master-page-name="Default">
        <draw:line draw:style-name="gr2" draw:text-style-name="P1" draw:layer="layout" svg:x1="10.655cm" svg:y1="14.265cm" svg:x2="14.014cm" svg:y2="14.265cm">
          <text:p/>
        </draw:line>
        <draw:rect draw:style-name="gr20" draw:text-style-name="P1" xml:id="id12" draw:id="id12" draw:layer="layout" svg:width="2.374cm" svg:height="0.334cm" svg:x="14.554cm" svg:y="3.76cm">
          <text:p/>
        </draw:rect>
        <draw:rect draw:style-name="gr20" draw:text-style-name="P1" xml:id="id13" draw:id="id13" draw:layer="layout" svg:width="2.37cm" svg:height="0.334cm" svg:x="17.292cm" svg:y="3.76cm">
          <text:p/>
        </draw:rect>
        <draw:line draw:style-name="gr2" draw:text-style-name="P1" draw:layer="layout" svg:x1="1.822cm" svg:y1="11.481cm" svg:x2="5.446cm" svg:y2="11.481cm">
          <text:p/>
        </draw:line>
        <draw:rect draw:style-name="gr4" draw:text-style-name="P4" draw:layer="layout" svg:width="8.95cm" svg:height="0.4cm" svg:x="1cm" svg:y="1cm">
          <text:p text:style-name="P1"><text:span text:style-name="T3">WaterLab</text:span></text:p>
        </draw:rect>
        <draw:rect draw:style-name="gr4" draw:text-style-name="P4" draw:layer="layout" svg:width="8.965cm" svg:height="0.4cm" svg:x="1.001cm" svg:y="1.4cm">
          <text:p text:style-name="P1"><text:span text:style-name="T3">Common Chemical Monitoring</text:span></text:p>
        </draw:rect>
        <draw:rect draw:style-name="gr4" draw:text-style-name="P4" draw:layer="layout" svg:width="18.734cm" svg:height="0.4cm" svg:x="9.966cm" svg:y="1cm">
          <text:p text:style-name="P1"><text:span text:style-name="T3">Control and Marshalling Kiosk - Emerson Cabinets</text:span></text:p>
        </draw:rect>
        <draw:frame draw:style-name="gr110" draw:text-style-name="P1" draw:layer="layout" svg:width="2.415cm" svg:height="0.693cm" svg:x="16.625cm" svg:y="18.227cm">
          <draw:image xlink:href="Pictures/2000000C00001532000006150B1E6375.svm" xlink:type="simple" xlink:show="embed" xlink:actuate="onLoad">
            <text:p/>
          </draw:image>
        </draw:frame>
        <draw:rect draw:style-name="gr5" draw:text-style-name="P5" draw:layer="layout" svg:width="7.909cm" svg:height="1.086cm" svg:x="20.791cm" svg:y="17.989cm">
          <text:p/>
        </draw:rect>
        <draw:frame draw:style-name="gr6" draw:text-style-name="P6" draw:layer="layout" svg:width="1.649cm" svg:height="0.569cm" svg:x="20.697cm" svg:y="17.957cm">
          <draw:text-box>
            <text:p><text:span text:style-name="T4">DRG No.</text:span></text:p>
          </draw:text-box>
        </draw:frame>
        <draw:frame draw:style-name="gr98" draw:text-style-name="P8" draw:layer="layout" svg:width="5.311cm" svg:height="1.205cm" svg:x="22.309cm" svg:y="17.957cm">
          <draw:text-box>
            <text:p text:style-name="P1"><text:span text:style-name="T4">....</text:span></text:p>
            <text:p text:style-name="P1"><text:span text:style-name="T4">Loop Diagram for WaterLab</text:span></text:p>
            <text:p text:style-name="P1"><text:span text:style-name="T4">....</text:span></text:p>
          </draw:text-box>
        </draw:frame>
        <draw:rect draw:style-name="gr4" draw:text-style-name="P5" draw:layer="layout" svg:width="2.51cm" svg:height="0.921cm" svg:x="20.789cm" svg:y="19.075cm">
          <text:p text:style-name="P16"><text:span text:style-name="T3">NTS</text:span></text:p>
        </draw:rect>
        <draw:frame draw:style-name="gr99" draw:text-style-name="P6" draw:layer="layout" svg:width="1.594cm" svg:height="0.569cm" svg:x="20.6cm" svg:y="18.956cm">
          <draw:text-box>
            <text:p><text:span text:style-name="T4">SCALE :</text:span></text:p>
          </draw:text-box>
        </draw:frame>
        <draw:rect draw:style-name="gr4" draw:text-style-name="P5" draw:layer="layout" svg:width="5.405cm" svg:height="0.925cm" svg:x="23.295cm" svg:y="19.075cm">
          <text:p text:style-name="P16"><text:span text:style-name="T3">RA...... SHEET ..</text:span></text:p>
        </draw:rect>
        <draw:frame draw:style-name="gr100" draw:text-style-name="P6" draw:layer="layout" svg:width="2.475cm" svg:height="0.569cm" svg:x="23.201cm" svg:y="18.956cm">
          <draw:text-box>
            <text:p><text:span text:style-name="T4">DRAWING No :</text:span></text:p>
          </draw:text-box>
        </draw:frame>
        <draw:rect draw:style-name="gr4" draw:text-style-name="P5" draw:layer="layout" svg:width="1.03cm" svg:height="0.42cm" svg:x="27.67cm" svg:y="17.99cm">
          <text:p text:style-name="P16"><text:span text:style-name="T3">A1L</text:span></text:p>
        </draw:rect>
        <draw:rect draw:style-name="gr5" draw:text-style-name="P5" draw:layer="layout" svg:width="5.666cm" svg:height="2.01cm" svg:x="15.114cm" svg:y="17.99cm">
          <text:p/>
        </draw:rect>
        <draw:frame draw:style-name="gr101" draw:text-style-name="P6" draw:layer="layout" svg:width="4.579cm" svg:height="0.569cm" svg:x="15.626cm" svg:y="19.231cm">
          <draw:text-box>
            <text:p><text:span text:style-name="T4">Ratcliffe Environmental Upgrade</text:span></text:p>
          </draw:text-box>
        </draw:frame>
        <draw:rect draw:style-name="gr102" draw:text-style-name="P23" draw:layer="layout" svg:width="2cm" svg:height="0.4cm" svg:x="1.014cm" svg:y="18.392cm">
          <text:p text:style-name="P22"><text:span text:style-name="T3">DRAWN</text:span></text:p>
        </draw:rect>
        <draw:rect draw:style-name="gr102" draw:text-style-name="P25" draw:layer="layout" svg:width="1.998cm" svg:height="0.4cm" svg:x="1.02cm" svg:y="18.792cm">
          <text:p text:style-name="P24"><text:span text:style-name="T3">TRACED</text:span></text:p>
        </draw:rect>
        <draw:rect draw:style-name="gr102" draw:text-style-name="P27" draw:layer="layout" svg:width="2cm" svg:height="0.4cm" svg:x="1.014cm" svg:y="19.192cm">
          <text:p text:style-name="P26"><text:span text:style-name="T3">CHECKED</text:span></text:p>
        </draw:rect>
        <draw:rect draw:style-name="gr102" draw:text-style-name="P5" draw:layer="layout" svg:width="2cm" svg:height="0.4cm" svg:x="1.014cm" svg:y="19.596cm">
          <text:p text:style-name="P16"><text:span text:style-name="T3">APPROVED</text:span></text:p>
        </draw:rect>
        <draw:rect draw:style-name="gr4" draw:text-style-name="P4" draw:layer="layout" svg:width="2cm" svg:height="0.4cm" svg:x="3.014cm" svg:y="18.392cm">
          <text:p text:style-name="P1"><text:span text:style-name="T3">G.McCormack</text:span></text:p>
        </draw:rect>
        <draw:rect draw:style-name="gr4" draw:text-style-name="P4" draw:layer="layout" svg:width="2cm" svg:height="0.4cm" svg:x="3.014cm" svg:y="18.792cm">
          <text:p text:style-name="P1"><text:span text:style-name="T3">.</text:span></text:p>
        </draw:rect>
        <draw:rect draw:style-name="gr4" draw:text-style-name="P4" draw:layer="layout" svg:width="2cm" svg:height="0.4cm" svg:x="3.014cm" svg:y="19.192cm">
          <text:p text:style-name="P1"><text:span text:style-name="T3">.</text:span></text:p>
        </draw:rect>
        <draw:rect draw:style-name="gr4" draw:text-style-name="P4" draw:layer="layout" svg:width="2cm" svg:height="0.4cm" svg:x="3.014cm" svg:y="19.596cm">
          <text:p text:style-name="P1"><text:span text:style-name="T3">.</text:span></text:p>
        </draw:rect>
        <draw:rect draw:style-name="gr4" draw:text-style-name="P4" draw:layer="layout" svg:width="1.01cm" svg:height="0.4cm" svg:x="5.014cm" svg:y="18.392cm">
          <text:p text:style-name="P1"><text:span text:style-name="T3">E</text:span></text:p>
        </draw:rect>
        <draw:rect draw:style-name="gr4" draw:text-style-name="P4" draw:layer="layout" svg:width="2.016cm" svg:height="1.208cm" svg:x="5.014cm" svg:y="18.792cm">
          <text:p text:style-name="P1"><text:span text:style-name="T3">DRAFT</text:span></text:p>
        </draw:rect>
        <draw:rect draw:style-name="gr102" draw:text-style-name="P29" draw:layer="layout" svg:width="2cm" svg:height="0.4cm" svg:x="1.014cm" svg:y="17.992cm">
          <text:p text:style-name="P28"><text:span text:style-name="T3">DATE</text:span></text:p>
        </draw:rect>
        <draw:rect draw:style-name="gr102" draw:text-style-name="P29" draw:layer="layout" svg:width="1.014cm" svg:height="0.4cm" svg:x="5.01cm" svg:y="17.996cm">
          <text:p text:style-name="P28"><text:span text:style-name="T3">ISSUE</text:span></text:p>
        </draw:rect>
        <draw:rect draw:style-name="gr4" draw:text-style-name="P4" draw:layer="layout" svg:width="2cm" svg:height="0.4cm" svg:x="3.014cm" svg:y="17.992cm">
          <text:p text:style-name="P1"><text:span text:style-name="T3">5/3/2015</text:span></text:p>
        </draw:rect>
        <draw:rect draw:style-name="gr4" draw:text-style-name="P4" draw:layer="layout" svg:width="1.01cm" svg:height="0.4cm" svg:x="6.024cm" svg:y="18.392cm">
          <text:p text:style-name="P1"><text:span text:style-name="T3">5/3/15</text:span></text:p>
        </draw:rect>
        <draw:rect draw:style-name="gr4" draw:text-style-name="P4" draw:layer="layout" svg:width="1.01cm" svg:height="0.4cm" svg:x="6.024cm" svg:y="17.992cm">
          <text:p text:style-name="P1"><text:span text:style-name="T3">DATE</text:span></text:p>
        </draw:rect>
        <draw:rect draw:style-name="gr4" draw:text-style-name="P4" draw:layer="layout" svg:width="1.01cm" svg:height="0.4cm" svg:x="7.034cm" svg:y="18.392cm">
          <text:p text:style-name="P1"><text:span text:style-name="T3">.</text:span></text:p>
        </draw:rect>
        <draw:rect draw:style-name="gr4" draw:text-style-name="P4" draw:layer="layout" svg:width="2.016cm" svg:height="1.208cm" svg:x="7.034cm" svg:y="18.792cm">
          <text:p text:style-name="P1"><text:span text:style-name="T3">.</text:span></text:p>
        </draw:rect>
        <draw:rect draw:style-name="gr102" draw:text-style-name="P29" draw:layer="layout" svg:width="1.014cm" svg:height="0.4cm" svg:x="7.03cm" svg:y="17.996cm">
          <text:p text:style-name="P28"><text:span text:style-name="T3">ISSUE</text:span></text:p>
        </draw:rect>
        <draw:rect draw:style-name="gr4" draw:text-style-name="P4" draw:layer="layout" svg:width="1.01cm" svg:height="0.4cm" svg:x="8.044cm" svg:y="18.392cm">
          <text:p text:style-name="P1"><text:span text:style-name="T3">.</text:span></text:p>
        </draw:rect>
        <draw:rect draw:style-name="gr4" draw:text-style-name="P4" draw:layer="layout" svg:width="1.01cm" svg:height="0.4cm" svg:x="8.044cm" svg:y="17.992cm">
          <text:p text:style-name="P1"><text:span text:style-name="T3">DATE</text:span></text:p>
        </draw:rect>
        <draw:rect draw:style-name="gr4" draw:text-style-name="P4" draw:layer="layout" svg:width="1.01cm" svg:height="0.4cm" svg:x="9.054cm" svg:y="18.392cm">
          <text:p text:style-name="P1"><text:span text:style-name="T3">.</text:span></text:p>
        </draw:rect>
        <draw:rect draw:style-name="gr4" draw:text-style-name="P4" draw:layer="layout" svg:width="2.016cm" svg:height="1.208cm" svg:x="9.054cm" svg:y="18.792cm">
          <text:p text:style-name="P1"><text:span text:style-name="T3">.</text:span></text:p>
        </draw:rect>
        <draw:rect draw:style-name="gr102" draw:text-style-name="P29" draw:layer="layout" svg:width="1.014cm" svg:height="0.4cm" svg:x="9.05cm" svg:y="17.996cm">
          <text:p text:style-name="P28"><text:span text:style-name="T3">ISSUE</text:span></text:p>
        </draw:rect>
        <draw:rect draw:style-name="gr4" draw:text-style-name="P4" draw:layer="layout" svg:width="1.01cm" svg:height="0.4cm" svg:x="10.064cm" svg:y="18.392cm">
          <text:p text:style-name="P1"><text:span text:style-name="T3">.</text:span></text:p>
        </draw:rect>
        <draw:rect draw:style-name="gr4" draw:text-style-name="P4" draw:layer="layout" svg:width="1.01cm" svg:height="0.4cm" svg:x="10.064cm" svg:y="17.992cm">
          <text:p text:style-name="P1"><text:span text:style-name="T3">DATE</text:span></text:p>
        </draw:rect>
        <draw:rect draw:style-name="gr4" draw:text-style-name="P4" draw:layer="layout" svg:width="1.01cm" svg:height="0.4cm" svg:x="11.074cm" svg:y="18.392cm">
          <text:p text:style-name="P1"><text:span text:style-name="T3">.</text:span></text:p>
        </draw:rect>
        <draw:rect draw:style-name="gr4" draw:text-style-name="P4" draw:layer="layout" svg:width="2.016cm" svg:height="1.208cm" svg:x="11.074cm" svg:y="18.792cm">
          <text:p text:style-name="P1"><text:span text:style-name="T3">.</text:span></text:p>
        </draw:rect>
        <draw:rect draw:style-name="gr102" draw:text-style-name="P29" draw:layer="layout" svg:width="1.014cm" svg:height="0.4cm" svg:x="11.07cm" svg:y="17.996cm">
          <text:p text:style-name="P28"><text:span text:style-name="T3">ISSUE</text:span></text:p>
        </draw:rect>
        <draw:rect draw:style-name="gr4" draw:text-style-name="P4" draw:layer="layout" svg:width="1.01cm" svg:height="0.4cm" svg:x="12.084cm" svg:y="18.392cm">
          <text:p text:style-name="P1"><text:span text:style-name="T3">.</text:span></text:p>
        </draw:rect>
        <draw:rect draw:style-name="gr4" draw:text-style-name="P4" draw:layer="layout" svg:width="1.01cm" svg:height="0.4cm" svg:x="12.084cm" svg:y="17.992cm">
          <text:p text:style-name="P1"><text:span text:style-name="T3">DATE</text:span></text:p>
        </draw:rect>
        <draw:rect draw:style-name="gr4" draw:text-style-name="P4" draw:layer="layout" svg:width="1.01cm" svg:height="0.4cm" svg:x="13.094cm" svg:y="18.392cm">
          <text:p text:style-name="P1"><text:span text:style-name="T3">.</text:span></text:p>
        </draw:rect>
        <draw:rect draw:style-name="gr4" draw:text-style-name="P4" draw:layer="layout" svg:width="2.016cm" svg:height="1.208cm" svg:x="13.094cm" svg:y="18.792cm">
          <text:p text:style-name="P1"><text:span text:style-name="T3">.</text:span></text:p>
        </draw:rect>
        <draw:rect draw:style-name="gr102" draw:text-style-name="P29" draw:layer="layout" svg:width="1.014cm" svg:height="0.4cm" svg:x="13.09cm" svg:y="17.996cm">
          <text:p text:style-name="P28"><text:span text:style-name="T3">ISSUE</text:span></text:p>
        </draw:rect>
        <draw:rect draw:style-name="gr4" draw:text-style-name="P4" draw:layer="layout" svg:width="1.01cm" svg:height="0.4cm" svg:x="14.104cm" svg:y="18.392cm">
          <text:p text:style-name="P1"><text:span text:style-name="T3">.</text:span></text:p>
        </draw:rect>
        <draw:rect draw:style-name="gr4" draw:text-style-name="P4" draw:layer="layout" svg:width="1.01cm" svg:height="0.4cm" svg:x="14.104cm" svg:y="17.992cm">
          <text:p text:style-name="P1"><text:span text:style-name="T3">DATE</text:span></text:p>
        </draw:rect>
        <draw:line draw:style-name="gr103" draw:text-style-name="P1" draw:layer="layout" svg:x1="28.7cm" svg:y1="1.001cm" svg:x2="1cm" svg:y2="0.98cm">
          <text:p/>
        </draw:line>
        <draw:rect draw:style-name="gr4" draw:text-style-name="P4" draw:layer="layout" svg:width="13.202cm" svg:height="0.4cm" svg:x="9.966cm" svg:y="1.4cm">
          <text:p text:style-name="P1"><text:span text:style-name="T3">Signal Marshalling Cabinet</text:span></text:p>
        </draw:rect>
        <draw:rect draw:style-name="gr4" draw:text-style-name="P4" draw:layer="layout" svg:width="5.5cm" svg:height="0.4cm" svg:x="23.192cm" svg:y="1.4cm">
          <text:p text:style-name="P1"><text:span text:style-name="T3">Ovation Controller 10/60</text:span></text:p>
        </draw:rect>
        <draw:line draw:style-name="gr103" draw:text-style-name="P1" draw:layer="layout" svg:x1="28.7cm" svg:y1="19.986cm" svg:x2="1cm" svg:y2="19.986cm">
          <text:p/>
        </draw:line>
        <draw:line draw:style-name="gr103" draw:text-style-name="P1" draw:layer="layout" svg:x1="1.007cm" svg:y1="19.993cm" svg:x2="1.009cm" svg:y2="0.947cm">
          <text:p/>
        </draw:line>
        <draw:line draw:style-name="gr103" draw:text-style-name="P1" draw:layer="layout" svg:x1="28.7cm" svg:y1="1cm" svg:x2="28.7cm" svg:y2="20cm">
          <text:p/>
        </draw:line>
        <draw:line draw:style-name="gr10" draw:text-style-name="P1" draw:layer="controls" svg:x1="23.17cm" svg:y1="17.261cm" svg:x2="23.171cm" svg:y2="2.51cm">
          <text:p/>
        </draw:line>
        <draw:frame draw:style-name="gr1" draw:text-style-name="P34" draw:layer="layout" svg:width="2.84cm" svg:height="0.539cm" svg:x="23.262cm" svg:y="3.294cm">
          <draw:text-box>
            <text:p><text:span text:style-name="T1">W/PGB03CP001/A1</text:span></text:p>
          </draw:text-box>
        </draw:frame>
        <draw:frame draw:style-name="gr111" draw:text-style-name="P34" draw:layer="layout" svg:width="2.376cm" svg:height="0.827cm" svg:x="20.954cm" svg:y="3.403cm">
          <draw:text-box>
            <text:p><text:span text:style-name="T1">W/PGB03CP001/A1</text:span></text:p>
          </draw:text-box>
        </draw:frame>
        <draw:line draw:style-name="gr2" draw:text-style-name="P1" draw:layer="layout" svg:x1="1.822cm" svg:y1="15.486cm" svg:x2="5.446cm" svg:y2="15.486cm">
          <text:p/>
        </draw:line>
        <draw:line draw:style-name="gr2" draw:text-style-name="P1" draw:layer="layout" svg:x1="1.806cm" svg:y1="16.492cm" svg:x2="5.43cm" svg:y2="16.492cm">
          <text:p/>
        </draw:line>
        <draw:line draw:style-name="gr2" draw:text-style-name="P1" draw:layer="layout" svg:x1="1.81cm" svg:y1="16.828cm" svg:x2="5.434cm" svg:y2="16.828cm">
          <text:p/>
        </draw:line>
        <draw:line draw:style-name="gr2" draw:text-style-name="P1" draw:layer="layout" svg:x1="1.822cm" svg:y1="12.486cm" svg:x2="5.446cm" svg:y2="12.486cm">
          <text:p/>
        </draw:line>
        <draw:g>
          <draw:frame draw:style-name="gr1" draw:text-style-name="P34" draw:layer="layout" svg:width="2.549cm" svg:height="0.539cm" svg:x="3.114cm" svg:y="12.098cm">
            <draw:text-box>
              <text:p><text:span text:style-name="T1">K/GCY20/CH2</text:span></text:p>
            </draw:text-box>
          </draw:frame>
          <draw:frame draw:style-name="gr1" draw:text-style-name="P34" draw:layer="layout" svg:width="2.605cm" svg:height="0.539cm" svg:x="3.114cm" svg:y="13.098cm">
            <draw:text-box>
              <text:p><text:span text:style-name="T1">K/GCY20/CH3</text:span></text:p>
            </draw:text-box>
          </draw:frame>
          <draw:frame draw:style-name="gr1" draw:text-style-name="P34" draw:layer="layout" svg:width="2.674cm" svg:height="0.539cm" svg:x="3.114cm" svg:y="14.098cm">
            <draw:text-box>
              <text:p><text:span text:style-name="T1">K/GCY20/CH4</text:span></text:p>
            </draw:text-box>
          </draw:frame>
          <draw:frame draw:style-name="gr1" draw:text-style-name="P34" draw:layer="layout" svg:width="2.73cm" svg:height="0.539cm" svg:x="3.114cm" svg:y="15.098cm">
            <draw:text-box>
              <text:p><text:span text:style-name="T1">K/GCY20/CH5</text:span></text:p>
            </draw:text-box>
          </draw:frame>
          <draw:frame draw:style-name="gr1" draw:text-style-name="P34" draw:layer="layout" svg:width="2.758cm" svg:height="0.539cm" svg:x="3.114cm" svg:y="16.098cm">
            <draw:text-box>
              <text:p><text:span text:style-name="T1">K/GCY20/CH6</text:span></text:p>
            </draw:text-box>
          </draw:frame>
          <draw:frame draw:style-name="gr1" draw:text-style-name="P34" draw:layer="layout" svg:width="2.591cm" svg:height="0.539cm" svg:x="3.114cm" svg:y="16.43cm">
            <draw:text-box>
              <text:p><text:span text:style-name="T1">K/GCY20/GND</text:span></text:p>
            </draw:text-box>
          </draw:frame>
          <draw:frame draw:style-name="gr1" draw:text-style-name="P34" draw:layer="layout" svg:width="2.521cm" svg:height="0.539cm" svg:x="3.114cm" svg:y="11.098cm">
            <draw:text-box>
              <text:p><text:span text:style-name="T1">K/GCY20/CH1</text:span></text:p>
            </draw:text-box>
          </draw:frame>
        </draw:g>
        <draw:line draw:style-name="gr2" draw:text-style-name="P1" draw:layer="layout" svg:x1="5.433cm" svg:y1="16.843cm" svg:x2="5.435cm" svg:y2="11.476cm">
          <text:p/>
        </draw:line>
        <draw:line draw:style-name="gr2" draw:text-style-name="P1" draw:layer="layout" svg:x1="1.822cm" svg:y1="13.478cm" svg:x2="5.446cm" svg:y2="13.478cm">
          <text:p/>
        </draw:line>
        <draw:line draw:style-name="gr2" draw:text-style-name="P1" draw:layer="layout" svg:x1="1.82cm" svg:y1="14.514cm" svg:x2="5.444cm" svg:y2="14.514cm">
          <text:p/>
        </draw:line>
        <draw:line draw:style-name="gr10" draw:text-style-name="P1" draw:layer="layout" svg:x1="9.998cm" svg:y1="17.161cm" svg:x2="9.999cm" svg:y2="2.41cm">
          <text:p/>
        </draw:line>
        <draw:line draw:style-name="gr2" draw:text-style-name="P1" draw:layer="layout" svg:x1="10.652cm" svg:y1="14.266cm" svg:x2="10.696cm" svg:y2="3.742cm">
          <text:p/>
        </draw:line>
        <draw:line draw:style-name="gr2" draw:text-style-name="P1" draw:layer="layout" svg:x1="10.722cm" svg:y1="3.744cm" svg:x2="13.992cm" svg:y2="3.744cm">
          <text:p/>
        </draw:line>
        <draw:rect draw:style-name="gr11" draw:text-style-name="P8" draw:layer="layout" svg:width="1.51cm" svg:height="1.049cm" svg:x="13.592cm" svg:y="1.922cm">
          <text:p text:style-name="P1"><text:span text:style-name="T4">TB....</text:span></text:p>
        </draw:rect>
        <draw:rect draw:style-name="gr20" draw:text-style-name="P2" draw:layer="layout" svg:width="0.51cm" svg:height="12.206cm" svg:x="14.042cm" svg:y="3.232cm">
          <text:p/>
        </draw:rect>
        <draw:g>
          <draw:rect draw:style-name="gr21" draw:text-style-name="P1" draw:layer="layout" svg:width="0.345cm" svg:height="0.385cm" svg:x="14.112cm" svg:y="3.021cm">
            <text:p/>
          </draw:rect>
          <draw:line draw:style-name="gr2" draw:text-style-name="P1" draw:layer="layout" svg:x1="14.122cm" svg:y1="3.236cm" svg:x2="14.218cm" svg:y2="3.076cm">
            <text:p/>
          </draw:line>
          <draw:line draw:style-name="gr2" draw:text-style-name="P1" draw:layer="layout" svg:x1="14.38cm" svg:y1="3.311cm" svg:x2="14.452cm" svg:y2="3.236cm">
            <text:p/>
          </draw:line>
          <draw:line draw:style-name="gr2" draw:text-style-name="P1" draw:layer="layout" svg:x1="14.21cm" svg:y1="3.076cm" svg:x2="14.37cm" svg:y2="3.316cm">
            <text:p/>
          </draw:line>
        </draw:g>
        <draw:g>
          <draw:rect draw:style-name="gr21" draw:text-style-name="P1" draw:layer="layout" svg:width="-0.345cm" svg:height="-0.385cm" svg:x="14.458cm" svg:y="15.632cm">
            <text:p/>
          </draw:rect>
          <draw:line draw:style-name="gr2" draw:text-style-name="P1" draw:layer="layout" svg:x1="14.123cm" svg:y1="15.417cm" svg:x2="14.219cm" svg:y2="15.577cm">
            <text:p/>
          </draw:line>
          <draw:line draw:style-name="gr2" draw:text-style-name="P1" draw:layer="layout" svg:x1="14.381cm" svg:y1="15.342cm" svg:x2="14.453cm" svg:y2="15.417cm">
            <text:p/>
          </draw:line>
          <draw:line draw:style-name="gr2" draw:text-style-name="P1" draw:layer="layout" svg:x1="14.211cm" svg:y1="15.577cm" svg:x2="14.371cm" svg:y2="15.337cm">
            <text:p/>
          </draw:line>
        </draw:g>
        <draw:ellipse draw:style-name="gr25" draw:text-style-name="P1" draw:layer="layout" svg:width="0.269cm" svg:height="11.526cm" svg:x="10.961cm" svg:y="3.498cm">
          <text:p/>
        </draw:ellipse>
        <draw:line draw:style-name="gr78" draw:text-style-name="P1" draw:layer="layout" svg:x1="11.072cm" svg:y1="15.054cm" svg:x2="13.712cm" svg:y2="15.048cm">
          <text:p/>
        </draw:line>
        <draw:frame draw:style-name="gr1" draw:text-style-name="P34" draw:layer="layout" svg:width="2.559cm" svg:height="0.539cm" svg:x="14.664cm" svg:y="3.344cm">
          <draw:text-box>
            <text:p><text:span text:style-name="T1">K/GCY20/CH1</text:span></text:p>
          </draw:text-box>
        </draw:frame>
        <draw:line draw:style-name="gr2" draw:text-style-name="P1" draw:layer="layout" svg:x1="13.743cm" svg:y1="4.029cm" svg:x2="13.549cm" svg:y2="4.24cm">
          <text:p/>
        </draw:line>
        <draw:line draw:style-name="gr2" draw:text-style-name="P1" draw:layer="layout" svg:x1="5.428cm" svg:y1="13.12cm" svg:x2="6.05cm" svg:y2="13.124cm">
          <text:p/>
        </draw:line>
        <draw:line draw:style-name="gr28" draw:text-style-name="P1" draw:layer="layout" svg:x1="13.579cm" svg:y1="4.219cm" svg:x2="13.579cm" svg:y2="14.266cm">
          <text:p/>
        </draw:line>
        <draw:rect draw:style-name="gr73" draw:text-style-name="P2" draw:layer="layout" svg:width="1.06cm" svg:height="0.314cm" svg:x="13.767cm" svg:y="3.904cm">
          <text:p text:style-name="P1"><text:span text:style-name="T6">xx</text:span></text:p>
        </draw:rect>
        <draw:rect draw:style-name="gr73" draw:text-style-name="P2" draw:layer="layout" svg:width="0.69cm" svg:height="0.314cm" svg:x="13.952cm" svg:y="3.584cm">
          <text:p text:style-name="P1"><text:span text:style-name="T6">xx</text:span></text:p>
        </draw:rect>
        <draw:rect draw:style-name="gr89" draw:text-style-name="P17" draw:layer="layout" svg:width="1.942cm" svg:height="7.916cm" svg:x="1.344cm" svg:y="9.545cm">
          <text:p/>
        </draw:rect>
        <draw:rect draw:style-name="gr73" draw:text-style-name="P2" draw:layer="layout" svg:width="0.68cm" svg:height="0.314cm" svg:x="2.587cm" svg:y="16.668cm">
          <text:p text:style-name="P1"><text:span text:style-name="T6">15</text:span></text:p>
        </draw:rect>
        <draw:rect draw:style-name="gr73" draw:text-style-name="P2" draw:layer="layout" svg:width="0.68cm" svg:height="0.314cm" svg:x="2.587cm" svg:y="14.35cm">
          <text:p text:style-name="P1"><text:span text:style-name="T6">12</text:span></text:p>
        </draw:rect>
        <draw:rect draw:style-name="gr73" draw:text-style-name="P2" draw:layer="layout" svg:width="0.68cm" svg:height="0.314cm" svg:x="2.587cm" svg:y="15.35cm">
          <text:p text:style-name="P1"><text:span text:style-name="T6">13</text:span></text:p>
        </draw:rect>
        <draw:rect draw:style-name="gr73" draw:text-style-name="P2" draw:layer="layout" svg:width="0.68cm" svg:height="0.314cm" svg:x="2.587cm" svg:y="16.364cm">
          <text:p text:style-name="P1"><text:span text:style-name="T6">14</text:span></text:p>
        </draw:rect>
        <draw:rect draw:style-name="gr73" draw:text-style-name="P2" draw:layer="layout" svg:width="0.68cm" svg:height="0.314cm" svg:x="2.587cm" svg:y="11.322cm">
          <text:p text:style-name="P1"><text:span text:style-name="T6">9</text:span></text:p>
        </draw:rect>
        <draw:rect draw:style-name="gr73" draw:text-style-name="P2" draw:layer="layout" svg:width="0.68cm" svg:height="0.314cm" svg:x="2.587cm" svg:y="12.322cm">
          <text:p text:style-name="P1"><text:span text:style-name="T6">10</text:span></text:p>
        </draw:rect>
        <draw:rect draw:style-name="gr73" draw:text-style-name="P2" draw:layer="layout" svg:width="0.68cm" svg:height="0.314cm" svg:x="2.587cm" svg:y="13.322cm">
          <text:p text:style-name="P1"><text:span text:style-name="T6">11</text:span></text:p>
        </draw:rect>
        <draw:frame draw:style-name="gr105" draw:text-style-name="P2" draw:layer="layout" svg:width="2.375cm" svg:height="1.367cm" svg:x="1.213cm" svg:y="9.493cm">
          <draw:text-box>
            <text:p text:style-name="P1"><text:span text:style-name="T6">0GCY20-</text:span></text:p>
            <text:p text:style-name="P1"><text:span text:style-name="T6">MSS</text:span></text:p>
            <text:p text:style-name="P1"><text:span text:style-name="T6">CHANNEL</text:span></text:p>
            <text:p text:style-name="P1"><text:span text:style-name="T6">SEQUENCER</text:span></text:p>
          </draw:text-box>
        </draw:frame>
        <draw:rect draw:style-name="gr20" draw:text-style-name="P1" xml:id="id11" draw:id="id11" draw:layer="layout" svg:width="2.258cm" svg:height="0.566cm" svg:x="23.466cm" svg:y="3.686cm">
          <text:p/>
        </draw:rect>
        <draw:rect draw:style-name="gr107" draw:text-style-name="P17" draw:layer="layout" svg:width="1.986cm" svg:height="0.938cm" svg:x="26.439cm" svg:y="3.52cm">
          <text:p text:style-name="P16"><text:span text:style-name="T1">0GCY20-</text:span></text:p>
          <text:p text:style-name="P16"><text:span text:style-name="T1">Anion1</text:span></text:p>
          <text:p text:style-name="P16"><text:span text:style-name="T1">Silica Status CH1</text:span></text:p>
        </draw:rect>
        <draw:rect draw:style-name="gr73" draw:text-style-name="P2" draw:layer="layout" svg:width="2.984cm" svg:height="0.416cm" svg:x="25.443cm" svg:y="3.104cm">
          <text:p text:style-name="P1"><text:span text:style-name="T6">MODULE xxxxxxx</text:span></text:p>
        </draw:rect>
        <draw:rect draw:style-name="gr73" draw:text-style-name="P2" draw:layer="layout" svg:width="2.984cm" svg:height="0.416cm" svg:x="25.443cm" svg:y="2.69cm">
          <text:p text:style-name="P1"><text:span text:style-name="T6">DIG OUT CARD</text:span></text:p>
        </draw:rect>
        <draw:g>
          <draw:rect draw:style-name="gr73" draw:text-style-name="P13" draw:layer="layout" svg:width="0.534cm" svg:height="0.449cm" svg:x="25.448cm" svg:y="3.532cm">
            <text:p text:style-name="P1"><text:span text:style-name="T1">C09</text:span></text:p>
          </draw:rect>
          <draw:rect draw:style-name="gr73" draw:text-style-name="P13" draw:layer="layout" svg:width="0.537cm" svg:height="0.481cm" svg:x="25.445cm" svg:y="3.981cm">
            <text:p text:style-name="P1"><text:span text:style-name="T1">B09</text:span></text:p>
          </draw:rect>
          <draw:rect draw:style-name="gr73" draw:text-style-name="P2" draw:layer="layout" svg:width="0.458cm" svg:height="0.932cm" svg:x="25.977cm" svg:y="3.53cm">
            <text:p text:style-name="P1"><text:span text:style-name="T6">CH</text:span></text:p>
            <text:p text:style-name="P1"><text:span text:style-name="T6">09</text:span></text:p>
          </draw:rect>
        </draw:g>
        <draw:rect draw:style-name="gr87" draw:text-style-name="P17" draw:layer="layout" svg:width="3.026cm" svg:height="1.776cm" svg:x="25.427cm" svg:y="2.718cm">
          <text:p/>
        </draw:rect>
        <draw:rect draw:style-name="gr20" draw:text-style-name="P1" xml:id="id10" draw:id="id10" draw:layer="layout" svg:width="2.258cm" svg:height="0.334cm" svg:x="20.65cm" svg:y="3.794cm">
          <text:p/>
        </draw:rect>
        <draw:rect draw:style-name="gr89" draw:text-style-name="P17" draw:layer="layout" svg:width="1.75cm" svg:height="1.736cm" svg:x="19.347cm" svg:y="2.815cm">
          <text:p/>
        </draw:rect>
        <draw:rect draw:style-name="gr90" draw:text-style-name="P2" draw:layer="layout" svg:width="1.765cm" svg:height="0.416cm" svg:x="19.332cm" svg:y="3.228cm">
          <text:p text:style-name="P1"><text:span text:style-name="T6">K-1.2.2/R01</text:span></text:p>
        </draw:rect>
        <draw:rect draw:style-name="gr90" draw:text-style-name="P13" draw:layer="layout" svg:width="1.775cm" svg:height="0.416cm" svg:x="19.322cm" svg:y="2.814cm">
          <text:p text:style-name="P1"><text:span text:style-name="T1">TYCO RT RELAY</text:span></text:p>
        </draw:rect>
        <draw:g>
          <draw:rect draw:style-name="gr90" draw:text-style-name="P2" draw:layer="layout" svg:width="0.369cm" svg:height="0.314cm" svg:x="20.721cm" svg:y="3.646cm">
            <text:p text:style-name="P1"><text:span text:style-name="T6">A1</text:span></text:p>
          </draw:rect>
          <draw:rect draw:style-name="gr90" draw:text-style-name="P2" draw:layer="layout" svg:width="0.369cm" svg:height="0.314cm" svg:x="20.721cm" svg:y="3.946cm">
            <text:p text:style-name="P1"><text:span text:style-name="T6">A2</text:span></text:p>
          </draw:rect>
          <draw:rect draw:style-name="gr90" draw:text-style-name="P2" draw:layer="layout" svg:width="0.401cm" svg:height="0.314cm" svg:x="19.332cm" svg:y="3.646cm">
            <text:p text:style-name="P1"><text:span text:style-name="T6">11</text:span></text:p>
          </draw:rect>
          <draw:rect draw:style-name="gr90" draw:text-style-name="P2" draw:layer="layout" svg:width="0.401cm" svg:height="0.314cm" svg:x="19.332cm" svg:y="3.946cm">
            <text:p text:style-name="P1"><text:span text:style-name="T6">14</text:span></text:p>
          </draw:rect>
          <draw:rect draw:style-name="gr90" draw:text-style-name="P2" draw:layer="layout" svg:width="0.401cm" svg:height="0.314cm" svg:x="19.332cm" svg:y="4.246cm">
            <text:p text:style-name="P1"><text:span text:style-name="T6">12</text:span></text:p>
          </draw:rect>
          <draw:line draw:style-name="gr2" draw:text-style-name="P1" draw:layer="layout" svg:x1="19.733cm" svg:y1="3.784cm" svg:x2="19.909cm" svg:y2="3.784cm">
            <text:p/>
          </draw:line>
          <draw:line draw:style-name="gr2" draw:text-style-name="P1" draw:layer="layout" svg:x1="19.981cm" svg:y1="4.074cm" svg:x2="19.909cm" svg:y2="3.794cm">
            <text:p/>
          </draw:line>
          <draw:line draw:style-name="gr30" draw:text-style-name="P1" draw:layer="layout" svg:x1="20.014cm" svg:y1="3.984cm" svg:x2="20.014cm" svg:y2="4.384cm">
            <text:p/>
          </draw:line>
          <draw:line draw:style-name="gr30" draw:text-style-name="P1" draw:layer="layout" svg:x1="19.834cm" svg:y1="3.991cm" svg:x2="19.829cm" svg:y2="4.124cm">
            <text:p/>
          </draw:line>
          <draw:line draw:style-name="gr2" draw:text-style-name="P1" draw:layer="layout" svg:x1="19.733cm" svg:y1="4.124cm" svg:x2="19.829cm" svg:y2="4.124cm">
            <text:p/>
          </draw:line>
          <draw:line draw:style-name="gr2" draw:text-style-name="P1" draw:layer="layout" svg:x1="19.733cm" svg:y1="4.386cm" svg:x2="20.014cm" svg:y2="4.386cm">
            <text:p/>
          </draw:line>
          <draw:line draw:style-name="gr2" draw:text-style-name="P1" draw:layer="layout" svg:x1="20.44cm" svg:y1="3.764cm" svg:x2="20.721cm" svg:y2="3.764cm">
            <text:p/>
          </draw:line>
          <draw:line draw:style-name="gr2" draw:text-style-name="P1" draw:layer="layout" svg:x1="20.44cm" svg:y1="4.092cm" svg:x2="20.721cm" svg:y2="4.092cm">
            <text:p/>
          </draw:line>
          <draw:line draw:style-name="gr2" draw:text-style-name="P1" draw:layer="layout" svg:x1="20.432cm" svg:y1="3.764cm" svg:x2="20.432cm" svg:y2="4.094cm">
            <text:p/>
          </draw:line>
          <draw:rect draw:style-name="gr32" draw:text-style-name="P2" draw:layer="layout" svg:width="0.272cm" svg:height="0.18cm" svg:x="20.289cm" svg:y="3.838cm">
            <text:p/>
          </draw:rect>
        </draw:g>
        <draw:connector draw:style-name="gr95" draw:text-style-name="P1" draw:layer="layout" svg:x1="22.908cm" svg:y1="3.961cm" svg:x2="23.466cm" svg:y2="3.969cm" draw:start-shape="id10" draw:start-glue-point="1" draw:end-shape="id11" draw:end-glue-point="3" svg:d="M22908 3961h279v8h279">
          <text:p/>
        </draw:connector>
        <draw:frame draw:style-name="gr1" draw:text-style-name="P34" draw:layer="layout" svg:width="2.559cm" svg:height="0.539cm" svg:x="17.155cm" svg:y="3.345cm">
          <draw:text-box>
            <text:p><text:span text:style-name="T1">K/GCY20/CH1</text:span></text:p>
          </draw:text-box>
        </draw:frame>
        <draw:frame draw:style-name="gr1" draw:text-style-name="P34" draw:layer="layout" svg:width="2.559cm" svg:height="0.539cm" svg:x="11.165cm" svg:y="3.345cm">
          <draw:text-box>
            <text:p><text:span text:style-name="T1">K/GCY20/CH1</text:span></text:p>
          </draw:text-box>
        </draw:frame>
        <draw:line draw:style-name="gr2" draw:text-style-name="P1" draw:layer="layout" svg:x1="5.749cm" svg:y1="4.141cm" svg:x2="9.373cm" svg:y2="4.141cm">
          <text:p/>
        </draw:line>
        <draw:line draw:style-name="gr2" draw:text-style-name="P1" draw:layer="layout" svg:x1="5.749cm" svg:y1="5.403cm" svg:x2="9.373cm" svg:y2="5.403cm">
          <text:p/>
        </draw:line>
        <draw:rect draw:style-name="gr20" draw:text-style-name="P2" draw:layer="layout" svg:width="0.51cm" svg:height="4.389cm" svg:x="5.421cm" svg:y="2.992cm">
          <text:p/>
        </draw:rect>
        <draw:line draw:style-name="gr2" draw:text-style-name="P1" draw:layer="layout" svg:x1="2.681cm" svg:y1="3.51cm" svg:x2="2.668cm" svg:y2="5.4cm">
          <text:p/>
        </draw:line>
        <draw:line draw:style-name="gr2" draw:text-style-name="P1" draw:layer="layout" svg:x1="2.691cm" svg:y1="3.497cm" svg:x2="5.455cm" svg:y2="3.497cm">
          <text:p/>
        </draw:line>
        <draw:line draw:style-name="gr2" draw:text-style-name="P1" draw:layer="layout" svg:x1="2.656cm" svg:y1="3.815cm" svg:x2="5.435cm" svg:y2="3.815cm">
          <text:p/>
        </draw:line>
        <draw:rect draw:style-name="gr11" draw:text-style-name="P8" draw:layer="layout" svg:width="1.51cm" svg:height="0.741cm" svg:x="4.971cm" svg:y="1.925cm">
          <text:p text:style-name="P1"><text:span text:style-name="T4">TB-1</text:span></text:p>
          <text:p text:style-name="P1"><text:span text:style-name="T4">(WALL A2)</text:span></text:p>
        </draw:rect>
        <draw:g>
          <draw:rect draw:style-name="gr21" draw:text-style-name="P1" draw:layer="layout" svg:width="0.345cm" svg:height="0.385cm" svg:x="5.491cm" svg:y="2.781cm">
            <text:p/>
          </draw:rect>
          <draw:line draw:style-name="gr2" draw:text-style-name="P1" draw:layer="layout" svg:x1="5.501cm" svg:y1="2.996cm" svg:x2="5.597cm" svg:y2="2.836cm">
            <text:p/>
          </draw:line>
          <draw:line draw:style-name="gr2" draw:text-style-name="P1" draw:layer="layout" svg:x1="5.759cm" svg:y1="3.071cm" svg:x2="5.831cm" svg:y2="2.996cm">
            <text:p/>
          </draw:line>
          <draw:line draw:style-name="gr2" draw:text-style-name="P1" draw:layer="layout" svg:x1="5.589cm" svg:y1="2.836cm" svg:x2="5.749cm" svg:y2="3.076cm">
            <text:p/>
          </draw:line>
        </draw:g>
        <draw:g>
          <draw:rect draw:style-name="gr21" draw:text-style-name="P1" draw:layer="layout" svg:width="-0.345cm" svg:height="-0.385cm" svg:x="5.837cm" svg:y="7.616cm">
            <text:p/>
          </draw:rect>
          <draw:line draw:style-name="gr2" draw:text-style-name="P1" draw:layer="layout" svg:x1="5.502cm" svg:y1="7.401cm" svg:x2="5.598cm" svg:y2="7.561cm">
            <text:p/>
          </draw:line>
          <draw:line draw:style-name="gr2" draw:text-style-name="P1" draw:layer="layout" svg:x1="5.76cm" svg:y1="7.326cm" svg:x2="5.832cm" svg:y2="7.401cm">
            <text:p/>
          </draw:line>
          <draw:line draw:style-name="gr2" draw:text-style-name="P1" draw:layer="layout" svg:x1="5.59cm" svg:y1="7.561cm" svg:x2="5.75cm" svg:y2="7.321cm">
            <text:p/>
          </draw:line>
        </draw:g>
        <draw:ellipse draw:style-name="gr25" draw:text-style-name="P1" draw:layer="layout" svg:width="0.269cm" svg:height="3.453cm" svg:x="2.912cm" svg:y="3.258cm">
          <text:p/>
        </draw:ellipse>
        <draw:line draw:style-name="gr2" draw:text-style-name="P1" draw:layer="layout" svg:x1="5.749cm" svg:y1="3.812cm" svg:x2="9.373cm" svg:y2="3.812cm">
          <text:p/>
        </draw:line>
        <draw:line draw:style-name="gr2" draw:text-style-name="P1" draw:layer="layout" svg:x1="5.749cm" svg:y1="3.487cm" svg:x2="9.373cm" svg:y2="3.487cm">
          <text:p/>
        </draw:line>
        <draw:line draw:style-name="gr2" draw:text-style-name="P1" draw:layer="layout" svg:x1="9.378cm" svg:y1="5.4cm" svg:x2="9.378cm" svg:y2="3.482cm">
          <text:p/>
        </draw:line>
        <draw:line draw:style-name="gr2" draw:text-style-name="P1" draw:layer="layout" svg:x1="2.657cm" svg:y1="4.105cm" svg:x2="5.396cm" svg:y2="4.105cm">
          <text:p/>
        </draw:line>
        <draw:line draw:style-name="gr2" draw:text-style-name="P1" draw:layer="layout" svg:x1="2.658cm" svg:y1="5.405cm" svg:x2="5.337cm" svg:y2="5.405cm">
          <text:p/>
        </draw:line>
        <draw:line draw:style-name="gr78" draw:text-style-name="P1" draw:layer="layout" svg:x1="3.016cm" svg:y1="6.724cm" svg:x2="8.904cm" svg:y2="6.75cm">
          <text:p/>
        </draw:line>
        <draw:line draw:style-name="gr2" draw:text-style-name="P1" draw:layer="layout" svg:x1="5.749cm" svg:y1="4.496cm" svg:x2="9.373cm" svg:y2="4.496cm">
          <text:p/>
        </draw:line>
        <draw:line draw:style-name="gr2" draw:text-style-name="P1" draw:layer="layout" svg:x1="2.657cm" svg:y1="4.422cm" svg:x2="5.416cm" svg:y2="4.422cm">
          <text:p/>
        </draw:line>
        <draw:line draw:style-name="gr2" draw:text-style-name="P1" draw:layer="layout" svg:x1="5.749cm" svg:y1="4.777cm" svg:x2="9.373cm" svg:y2="4.777cm">
          <text:p/>
        </draw:line>
        <draw:line draw:style-name="gr2" draw:text-style-name="P1" draw:layer="layout" svg:x1="2.657cm" svg:y1="4.748cm" svg:x2="5.69cm" svg:y2="4.751cm">
          <text:p/>
        </draw:line>
        <draw:line draw:style-name="gr2" draw:text-style-name="P1" draw:layer="layout" svg:x1="5.749cm" svg:y1="5.084cm" svg:x2="9.373cm" svg:y2="5.084cm">
          <text:p/>
        </draw:line>
        <draw:line draw:style-name="gr2" draw:text-style-name="P1" draw:layer="layout" svg:x1="2.657cm" svg:y1="5.064cm" svg:x2="5.357cm" svg:y2="5.064cm">
          <text:p/>
        </draw:line>
        <draw:ellipse draw:style-name="gr25" draw:text-style-name="P1" draw:layer="layout" svg:width="0.269cm" svg:height="3.492cm" svg:x="8.755cm" svg:y="3.258cm">
          <text:p/>
        </draw:ellipse>
        <draw:rect draw:style-name="gr73" draw:text-style-name="P2" draw:layer="layout" svg:width="0.69cm" svg:height="0.314cm" svg:x="5.331cm" svg:y="3.326cm">
          <text:p text:style-name="P1"><text:span text:style-name="T6">09</text:span></text:p>
        </draw:rect>
        <draw:rect draw:style-name="gr73" draw:text-style-name="P2" draw:layer="layout" svg:width="0.69cm" svg:height="0.324cm" svg:x="5.331cm" svg:y="3.636cm">
          <text:p text:style-name="P1"><text:span text:style-name="T6">10</text:span></text:p>
        </draw:rect>
        <draw:rect draw:style-name="gr73" draw:text-style-name="P2" draw:layer="layout" svg:width="0.69cm" svg:height="0.324cm" svg:x="5.331cm" svg:y="3.961cm">
          <text:p text:style-name="P1"><text:span text:style-name="T6">11</text:span></text:p>
        </draw:rect>
        <draw:rect draw:style-name="gr73" draw:text-style-name="P2" draw:layer="layout" svg:width="0.69cm" svg:height="0.324cm" svg:x="5.331cm" svg:y="5.243cm">
          <text:p text:style-name="P1"><text:span text:style-name="T6">15</text:span></text:p>
        </draw:rect>
        <draw:rect draw:style-name="gr73" draw:text-style-name="P2" draw:layer="layout" svg:width="0.69cm" svg:height="0.324cm" svg:x="5.331cm" svg:y="4.282cm">
          <text:p text:style-name="P1"><text:span text:style-name="T6">12</text:span></text:p>
        </draw:rect>
        <draw:rect draw:style-name="gr73" draw:text-style-name="P2" draw:layer="layout" svg:width="0.69cm" svg:height="0.324cm" svg:x="5.331cm" svg:y="4.603cm">
          <text:p text:style-name="P1"><text:span text:style-name="T6">13</text:span></text:p>
        </draw:rect>
        <draw:rect draw:style-name="gr73" draw:text-style-name="P2" draw:layer="layout" svg:width="0.69cm" svg:height="0.324cm" svg:x="5.331cm" svg:y="4.919cm">
          <text:p text:style-name="P1"><text:span text:style-name="T6">14</text:span></text:p>
        </draw:rect>
        <draw:rect draw:style-name="gr106" draw:text-style-name="P2" draw:layer="layout" svg:width="1.06cm" svg:height="0.314cm" svg:x="5.164cm" svg:y="6.57cm">
          <text:p/>
        </draw:rect>
        <draw:frame draw:style-name="gr108" draw:text-style-name="P33" draw:layer="layout" svg:width="2.672cm" svg:height="3.331cm" svg:x="6.198cm" svg:y="3.104cm">
          <draw:text-box>
            <text:p text:style-name="P32"><text:span text:style-name="T1">K/GCY20/CH1/9</text:span></text:p>
            <text:p text:style-name="P32"><text:span text:style-name="T1">K/GCY20/CH2/10</text:span></text:p>
            <text:p text:style-name="P32"><text:span text:style-name="T1">K/GCY20/CH3/11</text:span></text:p>
            <text:p text:style-name="P32"><text:span text:style-name="T1">K/GCY20/CH4/12</text:span></text:p>
            <text:p text:style-name="P32"><text:span text:style-name="T1">K/GCY20/CH5/13</text:span></text:p>
            <text:p text:style-name="P32"><text:span text:style-name="T1">K/GCY20/CH6/14</text:span></text:p>
            <text:p text:style-name="P32"><text:span text:style-name="T1">K/GCY20/GND/15</text:span></text:p>
          </draw:text-box>
        </draw:frame>
        <draw:frame draw:style-name="gr112" draw:text-style-name="P33" draw:layer="layout" svg:width="2.464cm" svg:height="4.175cm" svg:x="3.058cm" svg:y="3.103cm">
          <draw:text-box>
            <text:p text:style-name="P32"><text:span text:style-name="T1">K/GCY20/CH1/9</text:span></text:p>
            <text:p text:style-name="P32"><text:span text:style-name="T1">K/GCY20/CH2/10</text:span></text:p>
            <text:p text:style-name="P32"><text:span text:style-name="T1">K/GCY20/CH3/11</text:span></text:p>
            <text:p text:style-name="P32"><text:span text:style-name="T1">K/GCY20/CH4/12</text:span></text:p>
            <text:p text:style-name="P32"><text:span text:style-name="T1">K/GCY20/CH5/13</text:span></text:p>
            <text:p text:style-name="P32"><text:span text:style-name="T1">K/GCY20/CH6/14</text:span></text:p>
            <text:p text:style-name="P32"><text:span text:style-name="T1">K/GCY20/GND/15</text:span></text:p>
          </draw:text-box>
        </draw:frame>
        <draw:line draw:style-name="gr2" draw:text-style-name="P1" draw:layer="layout" svg:x1="9.398cm" svg:y1="4.261cm" svg:x2="10.676cm" svg:y2="4.261cm">
          <text:p/>
        </draw:line>
        <draw:connector draw:style-name="gr95" draw:text-style-name="P1" draw:layer="layout" svg:x1="16.928cm" svg:y1="3.927cm" svg:x2="17.292cm" svg:y2="3.927cm" draw:start-shape="id12" draw:start-glue-point="1" draw:end-shape="id13" draw:end-glue-point="3" svg:d="M16928 3927h364">
          <text:p/>
        </draw:connector>
        <draw:line draw:style-name="gr2" draw:text-style-name="P1" draw:layer="layout" svg:x1="6.041cm" svg:y1="13.142cm" svg:x2="6.041cm" svg:y2="8.696cm">
          <text:p/>
        </draw:line>
        <draw:line draw:style-name="gr2" draw:text-style-name="P1" draw:layer="layout" svg:x1="1.651cm" svg:y1="8.694cm" svg:x2="1.64cm" svg:y2="4.57cm">
          <text:p/>
        </draw:line>
        <draw:line draw:style-name="gr2" draw:text-style-name="P1" draw:layer="layout" svg:x1="1.624cm" svg:y1="4.58cm" svg:x2="2.664cm" svg:y2="4.58cm">
          <text:p/>
        </draw:line>
        <draw:line draw:style-name="gr2" draw:text-style-name="P1" draw:layer="layout" svg:x1="1.672cm" svg:y1="8.681cm" svg:x2="6.05cm" svg:y2="8.681cm">
          <text:p/>
        </draw:line>
        <draw:rect draw:style-name="gr20" draw:text-style-name="P1" xml:id="id16" draw:id="id16" draw:layer="layout" svg:width="2.374cm" svg:height="0.334cm" svg:x="14.549cm" svg:y="5.768cm">
          <text:p/>
        </draw:rect>
        <draw:rect draw:style-name="gr20" draw:text-style-name="P1" xml:id="id17" draw:id="id17" draw:layer="layout" svg:width="2.37cm" svg:height="0.334cm" svg:x="17.287cm" svg:y="5.768cm">
          <text:p/>
        </draw:rect>
        <draw:frame draw:style-name="gr1" draw:text-style-name="P34" draw:layer="layout" svg:width="2.84cm" svg:height="0.539cm" svg:x="23.257cm" svg:y="5.302cm">
          <draw:text-box>
            <text:p><text:span text:style-name="T1">W/PGB03CP001/A1</text:span></text:p>
          </draw:text-box>
        </draw:frame>
        <draw:frame draw:style-name="gr111" draw:text-style-name="P34" draw:layer="layout" svg:width="2.376cm" svg:height="0.827cm" svg:x="20.949cm" svg:y="5.411cm">
          <draw:text-box>
            <text:p><text:span text:style-name="T1">W/PGB03CP001/A1</text:span></text:p>
          </draw:text-box>
        </draw:frame>
        <draw:line draw:style-name="gr2" draw:text-style-name="P1" draw:layer="layout" svg:x1="10.654cm" svg:y1="5.749cm" svg:x2="13.987cm" svg:y2="5.749cm">
          <text:p/>
        </draw:line>
        <draw:frame draw:style-name="gr1" draw:text-style-name="P34" draw:layer="layout" svg:width="2.559cm" svg:height="0.539cm" svg:x="14.659cm" svg:y="5.352cm">
          <draw:text-box>
            <text:p><text:span text:style-name="T1">K/GCY20/CH1</text:span></text:p>
          </draw:text-box>
        </draw:frame>
        <draw:line draw:style-name="gr2" draw:text-style-name="P1" draw:layer="layout" svg:x1="13.738cm" svg:y1="6.037cm" svg:x2="13.544cm" svg:y2="6.248cm">
          <text:p/>
        </draw:line>
        <draw:rect draw:style-name="gr73" draw:text-style-name="P2" draw:layer="layout" svg:width="1.06cm" svg:height="0.314cm" svg:x="13.762cm" svg:y="5.912cm">
          <text:p text:style-name="P1"><text:span text:style-name="T6">xx</text:span></text:p>
        </draw:rect>
        <draw:rect draw:style-name="gr73" draw:text-style-name="P2" draw:layer="layout" svg:width="0.69cm" svg:height="0.314cm" svg:x="13.947cm" svg:y="5.592cm">
          <text:p text:style-name="P1"><text:span text:style-name="T6">xx</text:span></text:p>
        </draw:rect>
        <draw:rect draw:style-name="gr20" draw:text-style-name="P1" xml:id="id15" draw:id="id15" draw:layer="layout" svg:width="2.258cm" svg:height="0.56cm" svg:x="23.461cm" svg:y="5.694cm">
          <text:p/>
        </draw:rect>
        <draw:rect draw:style-name="gr107" draw:text-style-name="P17" draw:layer="layout" svg:width="1.986cm" svg:height="0.938cm" svg:x="26.434cm" svg:y="5.528cm">
          <text:p text:style-name="P16"><text:span text:style-name="T1">0GCY20-</text:span></text:p>
          <text:p text:style-name="P16"><text:span text:style-name="T1">Anion1</text:span></text:p>
          <text:p text:style-name="P16"><text:span text:style-name="T1">Silica Status CH1</text:span></text:p>
        </draw:rect>
        <draw:rect draw:style-name="gr73" draw:text-style-name="P2" draw:layer="layout" svg:width="2.984cm" svg:height="0.416cm" svg:x="25.438cm" svg:y="5.112cm">
          <text:p text:style-name="P1"><text:span text:style-name="T6">MODULE xxxxxxx</text:span></text:p>
        </draw:rect>
        <draw:rect draw:style-name="gr73" draw:text-style-name="P2" draw:layer="layout" svg:width="2.984cm" svg:height="0.416cm" svg:x="25.438cm" svg:y="4.698cm">
          <text:p text:style-name="P1"><text:span text:style-name="T6">DIG OUT CARD</text:span></text:p>
        </draw:rect>
        <draw:g>
          <draw:rect draw:style-name="gr73" draw:text-style-name="P13" draw:layer="layout" svg:width="0.534cm" svg:height="0.449cm" svg:x="25.443cm" svg:y="5.54cm">
            <text:p text:style-name="P1"><text:span text:style-name="T1">C09</text:span></text:p>
          </draw:rect>
          <draw:rect draw:style-name="gr73" draw:text-style-name="P13" draw:layer="layout" svg:width="0.537cm" svg:height="0.481cm" svg:x="25.44cm" svg:y="5.989cm">
            <text:p text:style-name="P1"><text:span text:style-name="T1">B09</text:span></text:p>
          </draw:rect>
          <draw:rect draw:style-name="gr73" draw:text-style-name="P2" draw:layer="layout" svg:width="0.458cm" svg:height="0.932cm" svg:x="25.972cm" svg:y="5.538cm">
            <text:p text:style-name="P1"><text:span text:style-name="T6">CH</text:span></text:p>
            <text:p text:style-name="P1"><text:span text:style-name="T6">09</text:span></text:p>
          </draw:rect>
        </draw:g>
        <draw:rect draw:style-name="gr87" draw:text-style-name="P17" draw:layer="layout" svg:width="3.026cm" svg:height="1.776cm" svg:x="25.422cm" svg:y="4.726cm">
          <text:p/>
        </draw:rect>
        <draw:rect draw:style-name="gr20" draw:text-style-name="P1" xml:id="id14" draw:id="id14" draw:layer="layout" svg:width="2.258cm" svg:height="0.334cm" svg:x="20.645cm" svg:y="5.802cm">
          <text:p/>
        </draw:rect>
        <draw:rect draw:style-name="gr89" draw:text-style-name="P17" draw:layer="layout" svg:width="1.75cm" svg:height="1.736cm" svg:x="19.342cm" svg:y="4.823cm">
          <text:p/>
        </draw:rect>
        <draw:rect draw:style-name="gr90" draw:text-style-name="P2" draw:layer="layout" svg:width="1.765cm" svg:height="0.416cm" svg:x="19.327cm" svg:y="5.236cm">
          <text:p text:style-name="P1"><text:span text:style-name="T6">K-1.2.2/R01</text:span></text:p>
        </draw:rect>
        <draw:rect draw:style-name="gr90" draw:text-style-name="P13" draw:layer="layout" svg:width="1.775cm" svg:height="0.416cm" svg:x="19.317cm" svg:y="4.822cm">
          <text:p text:style-name="P1"><text:span text:style-name="T1">TYCO RT RELAY</text:span></text:p>
        </draw:rect>
        <draw:g>
          <draw:rect draw:style-name="gr90" draw:text-style-name="P2" draw:layer="layout" svg:width="0.369cm" svg:height="0.314cm" svg:x="20.716cm" svg:y="5.654cm">
            <text:p text:style-name="P1"><text:span text:style-name="T6">A1</text:span></text:p>
          </draw:rect>
          <draw:rect draw:style-name="gr90" draw:text-style-name="P2" draw:layer="layout" svg:width="0.369cm" svg:height="0.314cm" svg:x="20.716cm" svg:y="5.954cm">
            <text:p text:style-name="P1"><text:span text:style-name="T6">A2</text:span></text:p>
          </draw:rect>
          <draw:rect draw:style-name="gr90" draw:text-style-name="P2" draw:layer="layout" svg:width="0.401cm" svg:height="0.314cm" svg:x="19.327cm" svg:y="5.654cm">
            <text:p text:style-name="P1"><text:span text:style-name="T6">11</text:span></text:p>
          </draw:rect>
          <draw:rect draw:style-name="gr90" draw:text-style-name="P2" draw:layer="layout" svg:width="0.401cm" svg:height="0.314cm" svg:x="19.327cm" svg:y="5.954cm">
            <text:p text:style-name="P1"><text:span text:style-name="T6">14</text:span></text:p>
          </draw:rect>
          <draw:rect draw:style-name="gr90" draw:text-style-name="P2" draw:layer="layout" svg:width="0.401cm" svg:height="0.314cm" svg:x="19.327cm" svg:y="6.254cm">
            <text:p text:style-name="P1"><text:span text:style-name="T6">12</text:span></text:p>
          </draw:rect>
          <draw:line draw:style-name="gr2" draw:text-style-name="P1" draw:layer="layout" svg:x1="19.728cm" svg:y1="5.792cm" svg:x2="19.904cm" svg:y2="5.792cm">
            <text:p/>
          </draw:line>
          <draw:line draw:style-name="gr2" draw:text-style-name="P1" draw:layer="layout" svg:x1="19.976cm" svg:y1="6.082cm" svg:x2="19.904cm" svg:y2="5.802cm">
            <text:p/>
          </draw:line>
          <draw:line draw:style-name="gr30" draw:text-style-name="P1" draw:layer="layout" svg:x1="20.009cm" svg:y1="5.992cm" svg:x2="20.009cm" svg:y2="6.392cm">
            <text:p/>
          </draw:line>
          <draw:line draw:style-name="gr30" draw:text-style-name="P1" draw:layer="layout" svg:x1="19.829cm" svg:y1="5.999cm" svg:x2="19.824cm" svg:y2="6.132cm">
            <text:p/>
          </draw:line>
          <draw:line draw:style-name="gr2" draw:text-style-name="P1" draw:layer="layout" svg:x1="19.728cm" svg:y1="6.132cm" svg:x2="19.824cm" svg:y2="6.132cm">
            <text:p/>
          </draw:line>
          <draw:line draw:style-name="gr2" draw:text-style-name="P1" draw:layer="layout" svg:x1="19.728cm" svg:y1="6.394cm" svg:x2="20.009cm" svg:y2="6.394cm">
            <text:p/>
          </draw:line>
          <draw:line draw:style-name="gr2" draw:text-style-name="P1" draw:layer="layout" svg:x1="20.435cm" svg:y1="5.772cm" svg:x2="20.716cm" svg:y2="5.772cm">
            <text:p/>
          </draw:line>
          <draw:line draw:style-name="gr2" draw:text-style-name="P1" draw:layer="layout" svg:x1="20.435cm" svg:y1="6.1cm" svg:x2="20.716cm" svg:y2="6.1cm">
            <text:p/>
          </draw:line>
          <draw:line draw:style-name="gr2" draw:text-style-name="P1" draw:layer="layout" svg:x1="20.427cm" svg:y1="5.772cm" svg:x2="20.427cm" svg:y2="6.102cm">
            <text:p/>
          </draw:line>
          <draw:rect draw:style-name="gr32" draw:text-style-name="P2" draw:layer="layout" svg:width="0.272cm" svg:height="0.18cm" svg:x="20.284cm" svg:y="5.846cm">
            <text:p/>
          </draw:rect>
        </draw:g>
        <draw:connector draw:style-name="gr95" draw:text-style-name="P1" draw:layer="layout" svg:x1="22.903cm" svg:y1="5.969cm" svg:x2="23.461cm" svg:y2="5.974cm" draw:start-shape="id14" draw:start-glue-point="1" draw:end-shape="id15" draw:end-glue-point="3" svg:d="M22903 5969h279v5h279">
          <text:p/>
        </draw:connector>
        <draw:frame draw:style-name="gr1" draw:text-style-name="P34" draw:layer="layout" svg:width="2.559cm" svg:height="0.539cm" svg:x="17.15cm" svg:y="5.353cm">
          <draw:text-box>
            <text:p><text:span text:style-name="T1">K/GCY20/CH1</text:span></text:p>
          </draw:text-box>
        </draw:frame>
        <draw:frame draw:style-name="gr1" draw:text-style-name="P34" draw:layer="layout" svg:width="2.559cm" svg:height="0.539cm" svg:x="11.26cm" svg:y="5.353cm">
          <draw:text-box>
            <text:p><text:span text:style-name="T1">K/GCY20/CH1</text:span></text:p>
          </draw:text-box>
        </draw:frame>
        <draw:connector draw:style-name="gr95" draw:text-style-name="P1" draw:layer="layout" svg:x1="16.923cm" svg:y1="5.935cm" svg:x2="17.287cm" svg:y2="5.935cm" draw:start-shape="id16" draw:start-glue-point="1" draw:end-shape="id17" draw:end-glue-point="3" svg:d="M16923 5935h364">
          <text:p/>
        </draw:connector>
        <draw:rect draw:style-name="gr20" draw:text-style-name="P1" xml:id="id20" draw:id="id20" draw:layer="layout" svg:width="2.374cm" svg:height="0.334cm" svg:x="14.562cm" svg:y="7.876cm">
          <text:p/>
        </draw:rect>
        <draw:rect draw:style-name="gr20" draw:text-style-name="P1" xml:id="id21" draw:id="id21" draw:layer="layout" svg:width="2.37cm" svg:height="0.334cm" svg:x="17.3cm" svg:y="7.876cm">
          <text:p/>
        </draw:rect>
        <draw:frame draw:style-name="gr1" draw:text-style-name="P34" draw:layer="layout" svg:width="2.84cm" svg:height="0.539cm" svg:x="23.27cm" svg:y="7.41cm">
          <draw:text-box>
            <text:p><text:span text:style-name="T1">W/PGB03CP001/A1</text:span></text:p>
          </draw:text-box>
        </draw:frame>
        <draw:frame draw:style-name="gr111" draw:text-style-name="P34" draw:layer="layout" svg:width="2.376cm" svg:height="0.827cm" svg:x="20.962cm" svg:y="7.519cm">
          <draw:text-box>
            <text:p><text:span text:style-name="T1">W/PGB03CP001/A1</text:span></text:p>
          </draw:text-box>
        </draw:frame>
        <draw:line draw:style-name="gr2" draw:text-style-name="P1" draw:layer="layout" svg:x1="10.7cm" svg:y1="7.873cm" svg:x2="14cm" svg:y2="7.873cm">
          <text:p/>
        </draw:line>
        <draw:frame draw:style-name="gr1" draw:text-style-name="P34" draw:layer="layout" svg:width="2.559cm" svg:height="0.539cm" svg:x="14.672cm" svg:y="7.46cm">
          <draw:text-box>
            <text:p><text:span text:style-name="T1">K/GCY20/CH1</text:span></text:p>
          </draw:text-box>
        </draw:frame>
        <draw:line draw:style-name="gr2" draw:text-style-name="P1" draw:layer="layout" svg:x1="13.751cm" svg:y1="8.145cm" svg:x2="13.557cm" svg:y2="8.356cm">
          <text:p/>
        </draw:line>
        <draw:rect draw:style-name="gr73" draw:text-style-name="P2" draw:layer="layout" svg:width="1.06cm" svg:height="0.314cm" svg:x="13.775cm" svg:y="8.02cm">
          <text:p text:style-name="P1"><text:span text:style-name="T6">xx</text:span></text:p>
        </draw:rect>
        <draw:rect draw:style-name="gr73" draw:text-style-name="P2" draw:layer="layout" svg:width="0.69cm" svg:height="0.314cm" svg:x="13.96cm" svg:y="7.7cm">
          <text:p text:style-name="P1"><text:span text:style-name="T6">xx</text:span></text:p>
        </draw:rect>
        <draw:rect draw:style-name="gr20" draw:text-style-name="P1" xml:id="id19" draw:id="id19" draw:layer="layout" svg:width="2.258cm" svg:height="0.566cm" svg:x="23.474cm" svg:y="7.802cm">
          <text:p/>
        </draw:rect>
        <draw:rect draw:style-name="gr107" draw:text-style-name="P17" draw:layer="layout" svg:width="1.986cm" svg:height="0.938cm" svg:x="26.447cm" svg:y="7.636cm">
          <text:p text:style-name="P16"><text:span text:style-name="T1">0GCY20-</text:span></text:p>
          <text:p text:style-name="P16"><text:span text:style-name="T1">Anion1</text:span></text:p>
          <text:p text:style-name="P16"><text:span text:style-name="T1">Silica Status CH1</text:span></text:p>
        </draw:rect>
        <draw:rect draw:style-name="gr73" draw:text-style-name="P2" draw:layer="layout" svg:width="2.984cm" svg:height="0.416cm" svg:x="25.451cm" svg:y="7.22cm">
          <text:p text:style-name="P1"><text:span text:style-name="T6">MODULE xxxxxxx</text:span></text:p>
        </draw:rect>
        <draw:rect draw:style-name="gr73" draw:text-style-name="P2" draw:layer="layout" svg:width="2.984cm" svg:height="0.416cm" svg:x="25.451cm" svg:y="6.806cm">
          <text:p text:style-name="P1"><text:span text:style-name="T6">DIG OUT CARD</text:span></text:p>
        </draw:rect>
        <draw:g>
          <draw:rect draw:style-name="gr73" draw:text-style-name="P13" draw:layer="layout" svg:width="0.534cm" svg:height="0.449cm" svg:x="25.456cm" svg:y="7.648cm">
            <text:p text:style-name="P1"><text:span text:style-name="T1">C09</text:span></text:p>
          </draw:rect>
          <draw:rect draw:style-name="gr73" draw:text-style-name="P13" draw:layer="layout" svg:width="0.537cm" svg:height="0.481cm" svg:x="25.453cm" svg:y="8.097cm">
            <text:p text:style-name="P1"><text:span text:style-name="T1">B09</text:span></text:p>
          </draw:rect>
          <draw:rect draw:style-name="gr73" draw:text-style-name="P2" draw:layer="layout" svg:width="0.458cm" svg:height="0.932cm" svg:x="25.985cm" svg:y="7.646cm">
            <text:p text:style-name="P1"><text:span text:style-name="T6">CH</text:span></text:p>
            <text:p text:style-name="P1"><text:span text:style-name="T6">09</text:span></text:p>
          </draw:rect>
        </draw:g>
        <draw:rect draw:style-name="gr87" draw:text-style-name="P17" draw:layer="layout" svg:width="3.026cm" svg:height="1.776cm" svg:x="25.435cm" svg:y="6.834cm">
          <text:p/>
        </draw:rect>
        <draw:rect draw:style-name="gr20" draw:text-style-name="P1" xml:id="id18" draw:id="id18" draw:layer="layout" svg:width="2.258cm" svg:height="0.334cm" svg:x="20.658cm" svg:y="7.91cm">
          <text:p/>
        </draw:rect>
        <draw:rect draw:style-name="gr89" draw:text-style-name="P17" draw:layer="layout" svg:width="1.75cm" svg:height="1.736cm" svg:x="19.355cm" svg:y="6.931cm">
          <text:p/>
        </draw:rect>
        <draw:rect draw:style-name="gr90" draw:text-style-name="P2" draw:layer="layout" svg:width="1.765cm" svg:height="0.416cm" svg:x="19.34cm" svg:y="7.344cm">
          <text:p text:style-name="P1"><text:span text:style-name="T6">K-1.2.2/R01</text:span></text:p>
        </draw:rect>
        <draw:rect draw:style-name="gr90" draw:text-style-name="P13" draw:layer="layout" svg:width="1.775cm" svg:height="0.416cm" svg:x="19.33cm" svg:y="6.93cm">
          <text:p text:style-name="P1"><text:span text:style-name="T1">TYCO RT RELAY</text:span></text:p>
        </draw:rect>
        <draw:g>
          <draw:rect draw:style-name="gr90" draw:text-style-name="P2" draw:layer="layout" svg:width="0.369cm" svg:height="0.314cm" svg:x="20.729cm" svg:y="7.762cm">
            <text:p text:style-name="P1"><text:span text:style-name="T6">A1</text:span></text:p>
          </draw:rect>
          <draw:rect draw:style-name="gr90" draw:text-style-name="P2" draw:layer="layout" svg:width="0.369cm" svg:height="0.314cm" svg:x="20.729cm" svg:y="8.062cm">
            <text:p text:style-name="P1"><text:span text:style-name="T6">A2</text:span></text:p>
          </draw:rect>
          <draw:rect draw:style-name="gr90" draw:text-style-name="P2" draw:layer="layout" svg:width="0.401cm" svg:height="0.314cm" svg:x="19.34cm" svg:y="7.762cm">
            <text:p text:style-name="P1"><text:span text:style-name="T6">11</text:span></text:p>
          </draw:rect>
          <draw:rect draw:style-name="gr90" draw:text-style-name="P2" draw:layer="layout" svg:width="0.401cm" svg:height="0.314cm" svg:x="19.34cm" svg:y="8.062cm">
            <text:p text:style-name="P1"><text:span text:style-name="T6">14</text:span></text:p>
          </draw:rect>
          <draw:rect draw:style-name="gr90" draw:text-style-name="P2" draw:layer="layout" svg:width="0.401cm" svg:height="0.314cm" svg:x="19.34cm" svg:y="8.362cm">
            <text:p text:style-name="P1"><text:span text:style-name="T6">12</text:span></text:p>
          </draw:rect>
          <draw:line draw:style-name="gr2" draw:text-style-name="P1" draw:layer="layout" svg:x1="19.741cm" svg:y1="7.9cm" svg:x2="19.917cm" svg:y2="7.9cm">
            <text:p/>
          </draw:line>
          <draw:line draw:style-name="gr2" draw:text-style-name="P1" draw:layer="layout" svg:x1="19.989cm" svg:y1="8.19cm" svg:x2="19.917cm" svg:y2="7.91cm">
            <text:p/>
          </draw:line>
          <draw:line draw:style-name="gr30" draw:text-style-name="P1" draw:layer="layout" svg:x1="20.022cm" svg:y1="8.1cm" svg:x2="20.022cm" svg:y2="8.5cm">
            <text:p/>
          </draw:line>
          <draw:line draw:style-name="gr30" draw:text-style-name="P1" draw:layer="layout" svg:x1="19.842cm" svg:y1="8.107cm" svg:x2="19.837cm" svg:y2="8.24cm">
            <text:p/>
          </draw:line>
          <draw:line draw:style-name="gr2" draw:text-style-name="P1" draw:layer="layout" svg:x1="19.741cm" svg:y1="8.24cm" svg:x2="19.837cm" svg:y2="8.24cm">
            <text:p/>
          </draw:line>
          <draw:line draw:style-name="gr2" draw:text-style-name="P1" draw:layer="layout" svg:x1="19.741cm" svg:y1="8.502cm" svg:x2="20.022cm" svg:y2="8.502cm">
            <text:p/>
          </draw:line>
          <draw:line draw:style-name="gr2" draw:text-style-name="P1" draw:layer="layout" svg:x1="20.448cm" svg:y1="7.88cm" svg:x2="20.729cm" svg:y2="7.88cm">
            <text:p/>
          </draw:line>
          <draw:line draw:style-name="gr2" draw:text-style-name="P1" draw:layer="layout" svg:x1="20.448cm" svg:y1="8.208cm" svg:x2="20.729cm" svg:y2="8.208cm">
            <text:p/>
          </draw:line>
          <draw:line draw:style-name="gr2" draw:text-style-name="P1" draw:layer="layout" svg:x1="20.44cm" svg:y1="7.88cm" svg:x2="20.44cm" svg:y2="8.21cm">
            <text:p/>
          </draw:line>
          <draw:rect draw:style-name="gr32" draw:text-style-name="P2" draw:layer="layout" svg:width="0.272cm" svg:height="0.18cm" svg:x="20.297cm" svg:y="7.954cm">
            <text:p/>
          </draw:rect>
        </draw:g>
        <draw:connector draw:style-name="gr95" draw:text-style-name="P1" draw:layer="layout" svg:x1="22.916cm" svg:y1="8.077cm" svg:x2="23.474cm" svg:y2="8.085cm" draw:start-shape="id18" draw:start-glue-point="1" draw:end-shape="id19" draw:end-glue-point="3" svg:d="M22916 8077h279v8h279">
          <text:p/>
        </draw:connector>
        <draw:frame draw:style-name="gr1" draw:text-style-name="P34" draw:layer="layout" svg:width="2.559cm" svg:height="0.539cm" svg:x="17.163cm" svg:y="7.461cm">
          <draw:text-box>
            <text:p><text:span text:style-name="T1">K/GCY20/CH1</text:span></text:p>
          </draw:text-box>
        </draw:frame>
        <draw:frame draw:style-name="gr1" draw:text-style-name="P34" draw:layer="layout" svg:width="2.559cm" svg:height="0.539cm" svg:x="11.273cm" svg:y="7.461cm">
          <draw:text-box>
            <text:p><text:span text:style-name="T1">K/GCY20/CH1</text:span></text:p>
          </draw:text-box>
        </draw:frame>
        <draw:connector draw:style-name="gr95" draw:text-style-name="P1" draw:layer="layout" svg:x1="16.936cm" svg:y1="8.043cm" svg:x2="17.3cm" svg:y2="8.043cm" draw:start-shape="id20" draw:start-glue-point="1" draw:end-shape="id21" draw:end-glue-point="3" svg:d="M16936 8043h364">
          <text:p/>
        </draw:connector>
        <draw:rect draw:style-name="gr20" draw:text-style-name="P1" xml:id="id24" draw:id="id24" draw:layer="layout" svg:width="2.374cm" svg:height="0.334cm" svg:x="14.575cm" svg:y="9.884cm">
          <text:p/>
        </draw:rect>
        <draw:rect draw:style-name="gr20" draw:text-style-name="P1" xml:id="id25" draw:id="id25" draw:layer="layout" svg:width="2.37cm" svg:height="0.334cm" svg:x="17.313cm" svg:y="9.884cm">
          <text:p/>
        </draw:rect>
        <draw:frame draw:style-name="gr1" draw:text-style-name="P34" draw:layer="layout" svg:width="2.84cm" svg:height="0.539cm" svg:x="23.283cm" svg:y="9.418cm">
          <draw:text-box>
            <text:p><text:span text:style-name="T1">W/PGB03CP001/A1</text:span></text:p>
          </draw:text-box>
        </draw:frame>
        <draw:frame draw:style-name="gr111" draw:text-style-name="P34" draw:layer="layout" svg:width="2.376cm" svg:height="0.827cm" svg:x="20.975cm" svg:y="9.527cm">
          <draw:text-box>
            <text:p><text:span text:style-name="T1">W/PGB03CP001/A1</text:span></text:p>
          </draw:text-box>
        </draw:frame>
        <draw:line draw:style-name="gr2" draw:text-style-name="P1" draw:layer="layout" svg:x1="10.676cm" svg:y1="9.867cm" svg:x2="14.013cm" svg:y2="9.867cm">
          <text:p/>
        </draw:line>
        <draw:frame draw:style-name="gr1" draw:text-style-name="P34" draw:layer="layout" svg:width="2.559cm" svg:height="0.539cm" svg:x="14.685cm" svg:y="9.468cm">
          <draw:text-box>
            <text:p><text:span text:style-name="T1">K/GCY20/CH1</text:span></text:p>
          </draw:text-box>
        </draw:frame>
        <draw:line draw:style-name="gr2" draw:text-style-name="P1" draw:layer="layout" svg:x1="13.764cm" svg:y1="10.153cm" svg:x2="13.57cm" svg:y2="10.364cm">
          <text:p/>
        </draw:line>
        <draw:rect draw:style-name="gr73" draw:text-style-name="P2" draw:layer="layout" svg:width="1.06cm" svg:height="0.314cm" svg:x="13.788cm" svg:y="10.028cm">
          <text:p text:style-name="P1"><text:span text:style-name="T6">xx</text:span></text:p>
        </draw:rect>
        <draw:rect draw:style-name="gr73" draw:text-style-name="P2" draw:layer="layout" svg:width="0.69cm" svg:height="0.314cm" svg:x="13.973cm" svg:y="9.708cm">
          <text:p text:style-name="P1"><text:span text:style-name="T6">xx</text:span></text:p>
        </draw:rect>
        <draw:rect draw:style-name="gr20" draw:text-style-name="P1" xml:id="id23" draw:id="id23" draw:layer="layout" svg:width="2.258cm" svg:height="0.566cm" svg:x="23.487cm" svg:y="9.81cm">
          <text:p/>
        </draw:rect>
        <draw:rect draw:style-name="gr107" draw:text-style-name="P17" draw:layer="layout" svg:width="1.986cm" svg:height="0.938cm" svg:x="26.46cm" svg:y="9.644cm">
          <text:p text:style-name="P16"><text:span text:style-name="T1">0GCY20-</text:span></text:p>
          <text:p text:style-name="P16"><text:span text:style-name="T1">Anion1</text:span></text:p>
          <text:p text:style-name="P16"><text:span text:style-name="T1">Silica Status CH1</text:span></text:p>
        </draw:rect>
        <draw:rect draw:style-name="gr73" draw:text-style-name="P2" draw:layer="layout" svg:width="2.984cm" svg:height="0.416cm" svg:x="25.464cm" svg:y="9.228cm">
          <text:p text:style-name="P1"><text:span text:style-name="T6">MODULE xxxxxxx</text:span></text:p>
        </draw:rect>
        <draw:rect draw:style-name="gr73" draw:text-style-name="P2" draw:layer="layout" svg:width="2.984cm" svg:height="0.416cm" svg:x="25.464cm" svg:y="8.814cm">
          <text:p text:style-name="P1"><text:span text:style-name="T6">DIG OUT CARD</text:span></text:p>
        </draw:rect>
        <draw:g>
          <draw:rect draw:style-name="gr73" draw:text-style-name="P13" draw:layer="layout" svg:width="0.534cm" svg:height="0.449cm" svg:x="25.469cm" svg:y="9.656cm">
            <text:p text:style-name="P1"><text:span text:style-name="T1">C09</text:span></text:p>
          </draw:rect>
          <draw:rect draw:style-name="gr73" draw:text-style-name="P13" draw:layer="layout" svg:width="0.537cm" svg:height="0.481cm" svg:x="25.466cm" svg:y="10.105cm">
            <text:p text:style-name="P1"><text:span text:style-name="T1">B09</text:span></text:p>
          </draw:rect>
          <draw:rect draw:style-name="gr73" draw:text-style-name="P2" draw:layer="layout" svg:width="0.458cm" svg:height="0.932cm" svg:x="25.998cm" svg:y="9.654cm">
            <text:p text:style-name="P1"><text:span text:style-name="T6">CH</text:span></text:p>
            <text:p text:style-name="P1"><text:span text:style-name="T6">09</text:span></text:p>
          </draw:rect>
        </draw:g>
        <draw:rect draw:style-name="gr87" draw:text-style-name="P17" draw:layer="layout" svg:width="3.026cm" svg:height="1.776cm" svg:x="25.448cm" svg:y="8.842cm">
          <text:p/>
        </draw:rect>
        <draw:rect draw:style-name="gr20" draw:text-style-name="P1" xml:id="id22" draw:id="id22" draw:layer="layout" svg:width="2.258cm" svg:height="0.334cm" svg:x="20.671cm" svg:y="9.918cm">
          <text:p/>
        </draw:rect>
        <draw:rect draw:style-name="gr89" draw:text-style-name="P17" draw:layer="layout" svg:width="1.75cm" svg:height="1.736cm" svg:x="19.368cm" svg:y="8.939cm">
          <text:p/>
        </draw:rect>
        <draw:rect draw:style-name="gr90" draw:text-style-name="P2" draw:layer="layout" svg:width="1.765cm" svg:height="0.416cm" svg:x="19.353cm" svg:y="9.352cm">
          <text:p text:style-name="P1"><text:span text:style-name="T6">K-1.2.2/R01</text:span></text:p>
        </draw:rect>
        <draw:rect draw:style-name="gr90" draw:text-style-name="P13" draw:layer="layout" svg:width="1.775cm" svg:height="0.416cm" svg:x="19.343cm" svg:y="8.938cm">
          <text:p text:style-name="P1"><text:span text:style-name="T1">TYCO RT RELAY</text:span></text:p>
        </draw:rect>
        <draw:g>
          <draw:rect draw:style-name="gr90" draw:text-style-name="P2" draw:layer="layout" svg:width="0.369cm" svg:height="0.314cm" svg:x="20.742cm" svg:y="9.77cm">
            <text:p text:style-name="P1"><text:span text:style-name="T6">A1</text:span></text:p>
          </draw:rect>
          <draw:rect draw:style-name="gr90" draw:text-style-name="P2" draw:layer="layout" svg:width="0.369cm" svg:height="0.314cm" svg:x="20.742cm" svg:y="10.07cm">
            <text:p text:style-name="P1"><text:span text:style-name="T6">A2</text:span></text:p>
          </draw:rect>
          <draw:rect draw:style-name="gr90" draw:text-style-name="P2" draw:layer="layout" svg:width="0.401cm" svg:height="0.314cm" svg:x="19.353cm" svg:y="9.77cm">
            <text:p text:style-name="P1"><text:span text:style-name="T6">11</text:span></text:p>
          </draw:rect>
          <draw:rect draw:style-name="gr90" draw:text-style-name="P2" draw:layer="layout" svg:width="0.401cm" svg:height="0.314cm" svg:x="19.353cm" svg:y="10.07cm">
            <text:p text:style-name="P1"><text:span text:style-name="T6">14</text:span></text:p>
          </draw:rect>
          <draw:rect draw:style-name="gr90" draw:text-style-name="P2" draw:layer="layout" svg:width="0.401cm" svg:height="0.314cm" svg:x="19.353cm" svg:y="10.37cm">
            <text:p text:style-name="P1"><text:span text:style-name="T6">12</text:span></text:p>
          </draw:rect>
          <draw:line draw:style-name="gr2" draw:text-style-name="P1" draw:layer="layout" svg:x1="19.754cm" svg:y1="9.908cm" svg:x2="19.93cm" svg:y2="9.908cm">
            <text:p/>
          </draw:line>
          <draw:line draw:style-name="gr2" draw:text-style-name="P1" draw:layer="layout" svg:x1="20.002cm" svg:y1="10.198cm" svg:x2="19.93cm" svg:y2="9.918cm">
            <text:p/>
          </draw:line>
          <draw:line draw:style-name="gr30" draw:text-style-name="P1" draw:layer="layout" svg:x1="20.035cm" svg:y1="10.108cm" svg:x2="20.035cm" svg:y2="10.508cm">
            <text:p/>
          </draw:line>
          <draw:line draw:style-name="gr30" draw:text-style-name="P1" draw:layer="layout" svg:x1="19.855cm" svg:y1="10.115cm" svg:x2="19.85cm" svg:y2="10.248cm">
            <text:p/>
          </draw:line>
          <draw:line draw:style-name="gr2" draw:text-style-name="P1" draw:layer="layout" svg:x1="19.754cm" svg:y1="10.248cm" svg:x2="19.85cm" svg:y2="10.248cm">
            <text:p/>
          </draw:line>
          <draw:line draw:style-name="gr2" draw:text-style-name="P1" draw:layer="layout" svg:x1="19.754cm" svg:y1="10.51cm" svg:x2="20.035cm" svg:y2="10.51cm">
            <text:p/>
          </draw:line>
          <draw:line draw:style-name="gr2" draw:text-style-name="P1" draw:layer="layout" svg:x1="20.461cm" svg:y1="9.888cm" svg:x2="20.742cm" svg:y2="9.888cm">
            <text:p/>
          </draw:line>
          <draw:line draw:style-name="gr2" draw:text-style-name="P1" draw:layer="layout" svg:x1="20.461cm" svg:y1="10.216cm" svg:x2="20.742cm" svg:y2="10.216cm">
            <text:p/>
          </draw:line>
          <draw:line draw:style-name="gr2" draw:text-style-name="P1" draw:layer="layout" svg:x1="20.453cm" svg:y1="9.888cm" svg:x2="20.453cm" svg:y2="10.218cm">
            <text:p/>
          </draw:line>
          <draw:rect draw:style-name="gr32" draw:text-style-name="P2" draw:layer="layout" svg:width="0.272cm" svg:height="0.18cm" svg:x="20.31cm" svg:y="9.962cm">
            <text:p/>
          </draw:rect>
        </draw:g>
        <draw:connector draw:style-name="gr95" draw:text-style-name="P1" draw:layer="layout" svg:x1="22.929cm" svg:y1="10.085cm" svg:x2="23.487cm" svg:y2="10.093cm" draw:start-shape="id22" draw:start-glue-point="1" draw:end-shape="id23" draw:end-glue-point="3" svg:d="M22929 10085h279v8h279">
          <text:p/>
        </draw:connector>
        <draw:frame draw:style-name="gr1" draw:text-style-name="P34" draw:layer="layout" svg:width="2.559cm" svg:height="0.539cm" svg:x="17.176cm" svg:y="9.469cm">
          <draw:text-box>
            <text:p><text:span text:style-name="T1">K/GCY20/CH1</text:span></text:p>
          </draw:text-box>
        </draw:frame>
        <draw:frame draw:style-name="gr1" draw:text-style-name="P34" draw:layer="layout" svg:width="2.559cm" svg:height="0.539cm" svg:x="11.286cm" svg:y="9.469cm">
          <draw:text-box>
            <text:p><text:span text:style-name="T1">K/GCY20/CH1</text:span></text:p>
          </draw:text-box>
        </draw:frame>
        <draw:connector draw:style-name="gr95" draw:text-style-name="P1" draw:layer="layout" svg:x1="16.949cm" svg:y1="10.051cm" svg:x2="17.313cm" svg:y2="10.051cm" draw:start-shape="id24" draw:start-glue-point="1" draw:end-shape="id25" draw:end-glue-point="3" svg:d="M16949 10051h364">
          <text:p/>
        </draw:connector>
        <draw:rect draw:style-name="gr20" draw:text-style-name="P1" xml:id="id28" draw:id="id28" draw:layer="layout" svg:width="2.374cm" svg:height="0.334cm" svg:x="14.575cm" svg:y="11.984cm">
          <text:p/>
        </draw:rect>
        <draw:rect draw:style-name="gr20" draw:text-style-name="P1" xml:id="id29" draw:id="id29" draw:layer="layout" svg:width="2.37cm" svg:height="0.334cm" svg:x="17.313cm" svg:y="11.984cm">
          <text:p/>
        </draw:rect>
        <draw:frame draw:style-name="gr1" draw:text-style-name="P34" draw:layer="layout" svg:width="2.84cm" svg:height="0.539cm" svg:x="23.283cm" svg:y="11.518cm">
          <draw:text-box>
            <text:p><text:span text:style-name="T1">W/PGB03CP001/A1</text:span></text:p>
          </draw:text-box>
        </draw:frame>
        <draw:frame draw:style-name="gr111" draw:text-style-name="P34" draw:layer="layout" svg:width="2.376cm" svg:height="0.827cm" svg:x="20.975cm" svg:y="11.627cm">
          <draw:text-box>
            <text:p><text:span text:style-name="T1">W/PGB03CP001/A1</text:span></text:p>
          </draw:text-box>
        </draw:frame>
        <draw:line draw:style-name="gr2" draw:text-style-name="P1" draw:layer="layout" svg:x1="10.654cm" svg:y1="11.963cm" svg:x2="14.013cm" svg:y2="11.963cm">
          <text:p/>
        </draw:line>
        <draw:frame draw:style-name="gr1" draw:text-style-name="P34" draw:layer="layout" svg:width="2.559cm" svg:height="0.539cm" svg:x="14.685cm" svg:y="11.568cm">
          <draw:text-box>
            <text:p><text:span text:style-name="T1">K/GCY20/CH1</text:span></text:p>
          </draw:text-box>
        </draw:frame>
        <draw:line draw:style-name="gr2" draw:text-style-name="P1" draw:layer="layout" svg:x1="13.764cm" svg:y1="12.253cm" svg:x2="13.57cm" svg:y2="12.464cm">
          <text:p/>
        </draw:line>
        <draw:rect draw:style-name="gr73" draw:text-style-name="P2" draw:layer="layout" svg:width="1.06cm" svg:height="0.314cm" svg:x="13.788cm" svg:y="12.128cm">
          <text:p text:style-name="P1"><text:span text:style-name="T6">xx</text:span></text:p>
        </draw:rect>
        <draw:rect draw:style-name="gr73" draw:text-style-name="P2" draw:layer="layout" svg:width="0.69cm" svg:height="0.314cm" svg:x="13.973cm" svg:y="11.808cm">
          <text:p text:style-name="P1"><text:span text:style-name="T6">xx</text:span></text:p>
        </draw:rect>
        <draw:rect draw:style-name="gr20" draw:text-style-name="P1" xml:id="id27" draw:id="id27" draw:layer="layout" svg:width="2.258cm" svg:height="0.566cm" svg:x="23.487cm" svg:y="11.91cm">
          <text:p/>
        </draw:rect>
        <draw:rect draw:style-name="gr107" draw:text-style-name="P17" draw:layer="layout" svg:width="1.986cm" svg:height="0.938cm" svg:x="26.46cm" svg:y="11.744cm">
          <text:p text:style-name="P16"><text:span text:style-name="T1">0GCY20-</text:span></text:p>
          <text:p text:style-name="P16"><text:span text:style-name="T1">Anion1</text:span></text:p>
          <text:p text:style-name="P16"><text:span text:style-name="T1">Silica Status CH1</text:span></text:p>
        </draw:rect>
        <draw:rect draw:style-name="gr73" draw:text-style-name="P2" draw:layer="layout" svg:width="2.984cm" svg:height="0.416cm" svg:x="25.464cm" svg:y="11.328cm">
          <text:p text:style-name="P1"><text:span text:style-name="T6">MODULE xxxxxxx</text:span></text:p>
        </draw:rect>
        <draw:rect draw:style-name="gr73" draw:text-style-name="P2" draw:layer="layout" svg:width="2.984cm" svg:height="0.416cm" svg:x="25.464cm" svg:y="10.914cm">
          <text:p text:style-name="P1"><text:span text:style-name="T6">DIG OUT CARD</text:span></text:p>
        </draw:rect>
        <draw:g>
          <draw:rect draw:style-name="gr73" draw:text-style-name="P13" draw:layer="layout" svg:width="0.534cm" svg:height="0.449cm" svg:x="25.469cm" svg:y="11.756cm">
            <text:p text:style-name="P1"><text:span text:style-name="T1">C09</text:span></text:p>
          </draw:rect>
          <draw:rect draw:style-name="gr73" draw:text-style-name="P13" draw:layer="layout" svg:width="0.537cm" svg:height="0.481cm" svg:x="25.466cm" svg:y="12.205cm">
            <text:p text:style-name="P1"><text:span text:style-name="T1">B09</text:span></text:p>
          </draw:rect>
          <draw:rect draw:style-name="gr73" draw:text-style-name="P2" draw:layer="layout" svg:width="0.458cm" svg:height="0.932cm" svg:x="25.998cm" svg:y="11.754cm">
            <text:p text:style-name="P1"><text:span text:style-name="T6">CH</text:span></text:p>
            <text:p text:style-name="P1"><text:span text:style-name="T6">09</text:span></text:p>
          </draw:rect>
        </draw:g>
        <draw:rect draw:style-name="gr87" draw:text-style-name="P17" draw:layer="layout" svg:width="3.026cm" svg:height="1.776cm" svg:x="25.448cm" svg:y="10.942cm">
          <text:p/>
        </draw:rect>
        <draw:rect draw:style-name="gr20" draw:text-style-name="P1" xml:id="id26" draw:id="id26" draw:layer="layout" svg:width="2.258cm" svg:height="0.334cm" svg:x="20.671cm" svg:y="12.018cm">
          <text:p/>
        </draw:rect>
        <draw:rect draw:style-name="gr89" draw:text-style-name="P17" draw:layer="layout" svg:width="1.75cm" svg:height="1.736cm" svg:x="19.368cm" svg:y="11.039cm">
          <text:p/>
        </draw:rect>
        <draw:rect draw:style-name="gr90" draw:text-style-name="P2" draw:layer="layout" svg:width="1.765cm" svg:height="0.416cm" svg:x="19.353cm" svg:y="11.452cm">
          <text:p text:style-name="P1"><text:span text:style-name="T6">K-1.2.2/R01</text:span></text:p>
        </draw:rect>
        <draw:rect draw:style-name="gr90" draw:text-style-name="P13" draw:layer="layout" svg:width="1.775cm" svg:height="0.416cm" svg:x="19.343cm" svg:y="11.038cm">
          <text:p text:style-name="P1"><text:span text:style-name="T1">TYCO RT RELAY</text:span></text:p>
        </draw:rect>
        <draw:g>
          <draw:rect draw:style-name="gr90" draw:text-style-name="P2" draw:layer="layout" svg:width="0.369cm" svg:height="0.314cm" svg:x="20.742cm" svg:y="11.87cm">
            <text:p text:style-name="P1"><text:span text:style-name="T6">A1</text:span></text:p>
          </draw:rect>
          <draw:rect draw:style-name="gr90" draw:text-style-name="P2" draw:layer="layout" svg:width="0.369cm" svg:height="0.314cm" svg:x="20.742cm" svg:y="12.17cm">
            <text:p text:style-name="P1"><text:span text:style-name="T6">A2</text:span></text:p>
          </draw:rect>
          <draw:rect draw:style-name="gr90" draw:text-style-name="P2" draw:layer="layout" svg:width="0.401cm" svg:height="0.314cm" svg:x="19.353cm" svg:y="11.87cm">
            <text:p text:style-name="P1"><text:span text:style-name="T6">11</text:span></text:p>
          </draw:rect>
          <draw:rect draw:style-name="gr90" draw:text-style-name="P2" draw:layer="layout" svg:width="0.401cm" svg:height="0.314cm" svg:x="19.353cm" svg:y="12.17cm">
            <text:p text:style-name="P1"><text:span text:style-name="T6">14</text:span></text:p>
          </draw:rect>
          <draw:rect draw:style-name="gr90" draw:text-style-name="P2" draw:layer="layout" svg:width="0.401cm" svg:height="0.314cm" svg:x="19.353cm" svg:y="12.47cm">
            <text:p text:style-name="P1"><text:span text:style-name="T6">12</text:span></text:p>
          </draw:rect>
          <draw:line draw:style-name="gr2" draw:text-style-name="P1" draw:layer="layout" svg:x1="19.754cm" svg:y1="12.008cm" svg:x2="19.93cm" svg:y2="12.008cm">
            <text:p/>
          </draw:line>
          <draw:line draw:style-name="gr2" draw:text-style-name="P1" draw:layer="layout" svg:x1="20.002cm" svg:y1="12.298cm" svg:x2="19.93cm" svg:y2="12.018cm">
            <text:p/>
          </draw:line>
          <draw:line draw:style-name="gr30" draw:text-style-name="P1" draw:layer="layout" svg:x1="20.035cm" svg:y1="12.208cm" svg:x2="20.035cm" svg:y2="12.608cm">
            <text:p/>
          </draw:line>
          <draw:line draw:style-name="gr30" draw:text-style-name="P1" draw:layer="layout" svg:x1="19.855cm" svg:y1="12.215cm" svg:x2="19.85cm" svg:y2="12.348cm">
            <text:p/>
          </draw:line>
          <draw:line draw:style-name="gr2" draw:text-style-name="P1" draw:layer="layout" svg:x1="19.754cm" svg:y1="12.348cm" svg:x2="19.85cm" svg:y2="12.348cm">
            <text:p/>
          </draw:line>
          <draw:line draw:style-name="gr2" draw:text-style-name="P1" draw:layer="layout" svg:x1="19.754cm" svg:y1="12.61cm" svg:x2="20.035cm" svg:y2="12.61cm">
            <text:p/>
          </draw:line>
          <draw:line draw:style-name="gr2" draw:text-style-name="P1" draw:layer="layout" svg:x1="20.461cm" svg:y1="11.988cm" svg:x2="20.742cm" svg:y2="11.988cm">
            <text:p/>
          </draw:line>
          <draw:line draw:style-name="gr2" draw:text-style-name="P1" draw:layer="layout" svg:x1="20.461cm" svg:y1="12.316cm" svg:x2="20.742cm" svg:y2="12.316cm">
            <text:p/>
          </draw:line>
          <draw:line draw:style-name="gr2" draw:text-style-name="P1" draw:layer="layout" svg:x1="20.453cm" svg:y1="11.988cm" svg:x2="20.453cm" svg:y2="12.318cm">
            <text:p/>
          </draw:line>
          <draw:rect draw:style-name="gr32" draw:text-style-name="P2" draw:layer="layout" svg:width="0.272cm" svg:height="0.18cm" svg:x="20.31cm" svg:y="12.062cm">
            <text:p/>
          </draw:rect>
        </draw:g>
        <draw:connector draw:style-name="gr95" draw:text-style-name="P1" draw:layer="layout" svg:x1="22.929cm" svg:y1="12.185cm" svg:x2="23.487cm" svg:y2="12.193cm" draw:start-shape="id26" draw:start-glue-point="1" draw:end-shape="id27" draw:end-glue-point="3" svg:d="M22929 12185h279v8h279">
          <text:p/>
        </draw:connector>
        <draw:frame draw:style-name="gr1" draw:text-style-name="P34" draw:layer="layout" svg:width="2.559cm" svg:height="0.539cm" svg:x="17.176cm" svg:y="11.569cm">
          <draw:text-box>
            <text:p><text:span text:style-name="T1">K/GCY20/CH1</text:span></text:p>
          </draw:text-box>
        </draw:frame>
        <draw:frame draw:style-name="gr1" draw:text-style-name="P34" draw:layer="layout" svg:width="2.559cm" svg:height="0.539cm" svg:x="11.286cm" svg:y="11.569cm">
          <draw:text-box>
            <text:p><text:span text:style-name="T1">K/GCY20/CH1</text:span></text:p>
          </draw:text-box>
        </draw:frame>
        <draw:connector draw:style-name="gr95" draw:text-style-name="P1" draw:layer="layout" svg:x1="16.949cm" svg:y1="12.151cm" svg:x2="17.313cm" svg:y2="12.151cm" draw:start-shape="id28" draw:start-glue-point="1" draw:end-shape="id29" draw:end-glue-point="3" svg:d="M16949 12151h364">
          <text:p/>
        </draw:connector>
        <draw:rect draw:style-name="gr20" draw:text-style-name="P1" xml:id="id32" draw:id="id32" draw:layer="layout" svg:width="2.374cm" svg:height="0.334cm" svg:x="14.575cm" svg:y="13.984cm">
          <text:p/>
        </draw:rect>
        <draw:rect draw:style-name="gr20" draw:text-style-name="P1" xml:id="id33" draw:id="id33" draw:layer="layout" svg:width="2.37cm" svg:height="0.334cm" svg:x="17.313cm" svg:y="13.984cm">
          <text:p/>
        </draw:rect>
        <draw:frame draw:style-name="gr1" draw:text-style-name="P34" draw:layer="layout" svg:width="2.84cm" svg:height="0.539cm" svg:x="23.283cm" svg:y="13.518cm">
          <draw:text-box>
            <text:p><text:span text:style-name="T1">W/PGB03CP001/A1</text:span></text:p>
          </draw:text-box>
        </draw:frame>
        <draw:frame draw:style-name="gr111" draw:text-style-name="P34" draw:layer="layout" svg:width="2.376cm" svg:height="0.827cm" svg:x="20.975cm" svg:y="13.627cm">
          <draw:text-box>
            <text:p><text:span text:style-name="T1">W/PGB03CP001/A1</text:span></text:p>
          </draw:text-box>
        </draw:frame>
        <draw:line draw:style-name="gr2" draw:text-style-name="P1" draw:layer="layout" svg:x1="10.654cm" svg:y1="13.964cm" svg:x2="14.013cm" svg:y2="13.964cm">
          <text:p/>
        </draw:line>
        <draw:frame draw:style-name="gr1" draw:text-style-name="P34" draw:layer="layout" svg:width="2.559cm" svg:height="0.539cm" svg:x="14.685cm" svg:y="13.568cm">
          <draw:text-box>
            <text:p><text:span text:style-name="T1">K/GCY20/CH1</text:span></text:p>
          </draw:text-box>
        </draw:frame>
        <draw:rect draw:style-name="gr73" draw:text-style-name="P2" draw:layer="layout" svg:width="1.06cm" svg:height="0.314cm" svg:x="13.788cm" svg:y="14.128cm">
          <text:p text:style-name="P1"><text:span text:style-name="T6">xx</text:span></text:p>
        </draw:rect>
        <draw:rect draw:style-name="gr73" draw:text-style-name="P2" draw:layer="layout" svg:width="0.69cm" svg:height="0.314cm" svg:x="13.973cm" svg:y="13.808cm">
          <text:p text:style-name="P1"><text:span text:style-name="T6">xx</text:span></text:p>
        </draw:rect>
        <draw:rect draw:style-name="gr20" draw:text-style-name="P1" xml:id="id31" draw:id="id31" draw:layer="layout" svg:width="2.258cm" svg:height="0.566cm" svg:x="23.487cm" svg:y="13.91cm">
          <text:p/>
        </draw:rect>
        <draw:rect draw:style-name="gr107" draw:text-style-name="P17" draw:layer="layout" svg:width="1.986cm" svg:height="0.938cm" svg:x="26.46cm" svg:y="13.744cm">
          <text:p text:style-name="P16"><text:span text:style-name="T1">0GCY20-</text:span></text:p>
          <text:p text:style-name="P16"><text:span text:style-name="T1">Anion1</text:span></text:p>
          <text:p text:style-name="P16"><text:span text:style-name="T1">Silica Status CH1</text:span></text:p>
        </draw:rect>
        <draw:rect draw:style-name="gr73" draw:text-style-name="P2" draw:layer="layout" svg:width="2.984cm" svg:height="0.416cm" svg:x="25.464cm" svg:y="13.328cm">
          <text:p text:style-name="P1"><text:span text:style-name="T6">MODULE xxxxxxx</text:span></text:p>
        </draw:rect>
        <draw:rect draw:style-name="gr73" draw:text-style-name="P2" draw:layer="layout" svg:width="2.984cm" svg:height="0.416cm" svg:x="25.464cm" svg:y="12.914cm">
          <text:p text:style-name="P1"><text:span text:style-name="T6">DIG OUT CARD</text:span></text:p>
        </draw:rect>
        <draw:g>
          <draw:rect draw:style-name="gr73" draw:text-style-name="P13" draw:layer="layout" svg:width="0.534cm" svg:height="0.449cm" svg:x="25.469cm" svg:y="13.756cm">
            <text:p text:style-name="P1"><text:span text:style-name="T1">C09</text:span></text:p>
          </draw:rect>
          <draw:rect draw:style-name="gr73" draw:text-style-name="P13" draw:layer="layout" svg:width="0.537cm" svg:height="0.481cm" svg:x="25.466cm" svg:y="14.205cm">
            <text:p text:style-name="P1"><text:span text:style-name="T1">B09</text:span></text:p>
          </draw:rect>
          <draw:rect draw:style-name="gr73" draw:text-style-name="P2" draw:layer="layout" svg:width="0.458cm" svg:height="0.932cm" svg:x="25.998cm" svg:y="13.754cm">
            <text:p text:style-name="P1"><text:span text:style-name="T6">CH</text:span></text:p>
            <text:p text:style-name="P1"><text:span text:style-name="T6">09</text:span></text:p>
          </draw:rect>
        </draw:g>
        <draw:rect draw:style-name="gr87" draw:text-style-name="P17" draw:layer="layout" svg:width="3.026cm" svg:height="1.776cm" svg:x="25.448cm" svg:y="12.942cm">
          <text:p/>
        </draw:rect>
        <draw:rect draw:style-name="gr20" draw:text-style-name="P1" xml:id="id30" draw:id="id30" draw:layer="layout" svg:width="2.258cm" svg:height="0.334cm" svg:x="20.671cm" svg:y="14.018cm">
          <text:p/>
        </draw:rect>
        <draw:rect draw:style-name="gr89" draw:text-style-name="P17" draw:layer="layout" svg:width="1.75cm" svg:height="1.736cm" svg:x="19.368cm" svg:y="13.039cm">
          <text:p/>
        </draw:rect>
        <draw:rect draw:style-name="gr90" draw:text-style-name="P2" draw:layer="layout" svg:width="1.765cm" svg:height="0.416cm" svg:x="19.353cm" svg:y="13.452cm">
          <text:p text:style-name="P1"><text:span text:style-name="T6">K-1.2.2/R01</text:span></text:p>
        </draw:rect>
        <draw:rect draw:style-name="gr90" draw:text-style-name="P13" draw:layer="layout" svg:width="1.775cm" svg:height="0.416cm" svg:x="19.343cm" svg:y="13.038cm">
          <text:p text:style-name="P1"><text:span text:style-name="T1">TYCO RT RELAY</text:span></text:p>
        </draw:rect>
        <draw:g>
          <draw:rect draw:style-name="gr90" draw:text-style-name="P2" draw:layer="layout" svg:width="0.369cm" svg:height="0.314cm" svg:x="20.742cm" svg:y="13.87cm">
            <text:p text:style-name="P1"><text:span text:style-name="T6">A1</text:span></text:p>
          </draw:rect>
          <draw:rect draw:style-name="gr90" draw:text-style-name="P2" draw:layer="layout" svg:width="0.369cm" svg:height="0.314cm" svg:x="20.742cm" svg:y="14.17cm">
            <text:p text:style-name="P1"><text:span text:style-name="T6">A2</text:span></text:p>
          </draw:rect>
          <draw:rect draw:style-name="gr90" draw:text-style-name="P2" draw:layer="layout" svg:width="0.401cm" svg:height="0.314cm" svg:x="19.353cm" svg:y="13.87cm">
            <text:p text:style-name="P1"><text:span text:style-name="T6">11</text:span></text:p>
          </draw:rect>
          <draw:rect draw:style-name="gr90" draw:text-style-name="P2" draw:layer="layout" svg:width="0.401cm" svg:height="0.314cm" svg:x="19.353cm" svg:y="14.17cm">
            <text:p text:style-name="P1"><text:span text:style-name="T6">14</text:span></text:p>
          </draw:rect>
          <draw:rect draw:style-name="gr90" draw:text-style-name="P2" draw:layer="layout" svg:width="0.401cm" svg:height="0.314cm" svg:x="19.353cm" svg:y="14.47cm">
            <text:p text:style-name="P1"><text:span text:style-name="T6">12</text:span></text:p>
          </draw:rect>
          <draw:line draw:style-name="gr2" draw:text-style-name="P1" draw:layer="layout" svg:x1="19.754cm" svg:y1="14.008cm" svg:x2="19.93cm" svg:y2="14.008cm">
            <text:p/>
          </draw:line>
          <draw:line draw:style-name="gr2" draw:text-style-name="P1" draw:layer="layout" svg:x1="20.002cm" svg:y1="14.298cm" svg:x2="19.93cm" svg:y2="14.018cm">
            <text:p/>
          </draw:line>
          <draw:line draw:style-name="gr30" draw:text-style-name="P1" draw:layer="layout" svg:x1="20.035cm" svg:y1="14.208cm" svg:x2="20.035cm" svg:y2="14.608cm">
            <text:p/>
          </draw:line>
          <draw:line draw:style-name="gr30" draw:text-style-name="P1" draw:layer="layout" svg:x1="19.855cm" svg:y1="14.215cm" svg:x2="19.85cm" svg:y2="14.348cm">
            <text:p/>
          </draw:line>
          <draw:line draw:style-name="gr2" draw:text-style-name="P1" draw:layer="layout" svg:x1="19.754cm" svg:y1="14.348cm" svg:x2="19.85cm" svg:y2="14.348cm">
            <text:p/>
          </draw:line>
          <draw:line draw:style-name="gr2" draw:text-style-name="P1" draw:layer="layout" svg:x1="19.754cm" svg:y1="14.61cm" svg:x2="20.035cm" svg:y2="14.61cm">
            <text:p/>
          </draw:line>
          <draw:line draw:style-name="gr2" draw:text-style-name="P1" draw:layer="layout" svg:x1="20.461cm" svg:y1="13.988cm" svg:x2="20.742cm" svg:y2="13.988cm">
            <text:p/>
          </draw:line>
          <draw:line draw:style-name="gr2" draw:text-style-name="P1" draw:layer="layout" svg:x1="20.461cm" svg:y1="14.316cm" svg:x2="20.742cm" svg:y2="14.316cm">
            <text:p/>
          </draw:line>
          <draw:line draw:style-name="gr2" draw:text-style-name="P1" draw:layer="layout" svg:x1="20.453cm" svg:y1="13.988cm" svg:x2="20.453cm" svg:y2="14.318cm">
            <text:p/>
          </draw:line>
          <draw:rect draw:style-name="gr32" draw:text-style-name="P2" draw:layer="layout" svg:width="0.272cm" svg:height="0.18cm" svg:x="20.31cm" svg:y="14.062cm">
            <text:p/>
          </draw:rect>
        </draw:g>
        <draw:connector draw:style-name="gr95" draw:text-style-name="P1" draw:layer="layout" svg:x1="22.929cm" svg:y1="14.185cm" svg:x2="23.487cm" svg:y2="14.193cm" draw:start-shape="id30" draw:start-glue-point="1" draw:end-shape="id31" draw:end-glue-point="3" svg:d="M22929 14185h279v8h279">
          <text:p/>
        </draw:connector>
        <draw:frame draw:style-name="gr1" draw:text-style-name="P34" draw:layer="layout" svg:width="2.559cm" svg:height="0.539cm" svg:x="17.176cm" svg:y="13.569cm">
          <draw:text-box>
            <text:p><text:span text:style-name="T1">K/GCY20/CH1</text:span></text:p>
          </draw:text-box>
        </draw:frame>
        <draw:frame draw:style-name="gr1" draw:text-style-name="P34" draw:layer="layout" svg:width="2.559cm" svg:height="0.539cm" svg:x="11.286cm" svg:y="13.569cm">
          <draw:text-box>
            <text:p><text:span text:style-name="T1">K/GCY20/CH1</text:span></text:p>
          </draw:text-box>
        </draw:frame>
        <draw:connector draw:style-name="gr95" draw:text-style-name="P1" draw:layer="layout" svg:x1="16.949cm" svg:y1="14.151cm" svg:x2="17.313cm" svg:y2="14.151cm" draw:start-shape="id32" draw:start-glue-point="1" draw:end-shape="id33" draw:end-glue-point="3" svg:d="M16949 14151h364">
          <text:p/>
        </draw:connector>
        <draw:rect draw:style-name="gr106" draw:text-style-name="P2" draw:layer="layout" svg:width="1.06cm" svg:height="0.314cm" svg:x="13.7cm" svg:y="14.922cm">
          <text:p/>
        </draw:rect>
      </draw:page>
      <draw:page draw:name="page9" draw:style-name="dp1" draw:master-page-name="Default">
        <draw:rect draw:style-name="gr5" draw:text-style-name="P5" draw:layer="layout" svg:width="7.909cm" svg:height="1.086cm" svg:x="20.791cm" svg:y="17.989cm">
          <text:p/>
        </draw:rect>
        <draw:frame draw:style-name="gr6" draw:text-style-name="P6" draw:layer="layout" svg:width="1.649cm" svg:height="0.569cm" svg:x="20.697cm" svg:y="17.957cm">
          <draw:text-box>
            <text:p><text:span text:style-name="T4">DRG No.</text:span></text:p>
          </draw:text-box>
        </draw:frame>
        <draw:frame draw:style-name="gr98" draw:text-style-name="P8" draw:layer="layout" svg:width="5.311cm" svg:height="1.205cm" svg:x="22.309cm" svg:y="17.957cm">
          <draw:text-box>
            <text:p text:style-name="P1"><text:span text:style-name="T4">....</text:span></text:p>
            <text:p text:style-name="P1"><text:span text:style-name="T4">Loop Diagram for WaterLab</text:span></text:p>
            <text:p text:style-name="P1"><text:span text:style-name="T4">....</text:span></text:p>
          </draw:text-box>
        </draw:frame>
        <draw:rect draw:style-name="gr4" draw:text-style-name="P5" draw:layer="layout" svg:width="2.51cm" svg:height="0.921cm" svg:x="20.789cm" svg:y="19.075cm">
          <text:p text:style-name="P16"><text:span text:style-name="T3">NTS</text:span></text:p>
        </draw:rect>
        <draw:frame draw:style-name="gr99" draw:text-style-name="P6" draw:layer="layout" svg:width="1.594cm" svg:height="0.569cm" svg:x="20.6cm" svg:y="19cm">
          <draw:text-box>
            <text:p><text:span text:style-name="T4">SCALE :</text:span></text:p>
          </draw:text-box>
        </draw:frame>
        <draw:rect draw:style-name="gr4" draw:text-style-name="P5" draw:layer="layout" svg:width="5.405cm" svg:height="0.925cm" svg:x="23.295cm" svg:y="19.075cm">
          <text:p text:style-name="P16"><text:span text:style-name="T3">RA...... SHEET ..</text:span></text:p>
        </draw:rect>
        <draw:frame draw:style-name="gr100" draw:text-style-name="P6" draw:layer="layout" svg:width="2.475cm" svg:height="0.569cm" svg:x="23.201cm" svg:y="18.956cm">
          <draw:text-box>
            <text:p><text:span text:style-name="T4">DRAWING No :</text:span></text:p>
          </draw:text-box>
        </draw:frame>
        <draw:rect draw:style-name="gr4" draw:text-style-name="P5" draw:layer="layout" svg:width="1.03cm" svg:height="0.42cm" svg:x="27.67cm" svg:y="17.99cm">
          <text:p text:style-name="P16"><text:span text:style-name="T3">A1L</text:span></text:p>
        </draw:rect>
        <draw:rect draw:style-name="gr5" draw:text-style-name="P5" draw:layer="layout" svg:width="5.666cm" svg:height="2.01cm" svg:x="15.114cm" svg:y="17.99cm">
          <text:p/>
        </draw:rect>
        <draw:frame draw:style-name="gr101" draw:text-style-name="P6" draw:layer="layout" svg:width="4.579cm" svg:height="0.569cm" svg:x="15.626cm" svg:y="19.231cm">
          <draw:text-box>
            <text:p><text:span text:style-name="T4">Ratcliffe Environmental Upgrade</text:span></text:p>
          </draw:text-box>
        </draw:frame>
        <draw:rect draw:style-name="gr102" draw:text-style-name="P23" draw:layer="layout" svg:width="2cm" svg:height="0.4cm" svg:x="1.014cm" svg:y="18.392cm">
          <text:p text:style-name="P22"><text:span text:style-name="T3">DRAWN</text:span></text:p>
        </draw:rect>
        <draw:rect draw:style-name="gr102" draw:text-style-name="P25" draw:layer="layout" svg:width="1.998cm" svg:height="0.4cm" svg:x="1.02cm" svg:y="18.792cm">
          <text:p text:style-name="P24"><text:span text:style-name="T3">TRACED</text:span></text:p>
        </draw:rect>
        <draw:rect draw:style-name="gr102" draw:text-style-name="P27" draw:layer="layout" svg:width="2cm" svg:height="0.4cm" svg:x="1.014cm" svg:y="19.192cm">
          <text:p text:style-name="P26"><text:span text:style-name="T3">CHECKED</text:span></text:p>
        </draw:rect>
        <draw:rect draw:style-name="gr102" draw:text-style-name="P5" draw:layer="layout" svg:width="2cm" svg:height="0.4cm" svg:x="1.014cm" svg:y="19.596cm">
          <text:p text:style-name="P16"><text:span text:style-name="T3">APPROVED</text:span></text:p>
        </draw:rect>
        <draw:rect draw:style-name="gr4" draw:text-style-name="P4" draw:layer="layout" svg:width="2cm" svg:height="0.4cm" svg:x="3.014cm" svg:y="18.392cm">
          <text:p text:style-name="P1"><text:span text:style-name="T3">G.McCormack</text:span></text:p>
        </draw:rect>
        <draw:rect draw:style-name="gr4" draw:text-style-name="P4" draw:layer="layout" svg:width="2cm" svg:height="0.4cm" svg:x="3.014cm" svg:y="18.792cm">
          <text:p text:style-name="P1"><text:span text:style-name="T3">.</text:span></text:p>
        </draw:rect>
        <draw:rect draw:style-name="gr4" draw:text-style-name="P4" draw:layer="layout" svg:width="2cm" svg:height="0.4cm" svg:x="3.014cm" svg:y="19.192cm">
          <text:p text:style-name="P1"><text:span text:style-name="T3">.</text:span></text:p>
        </draw:rect>
        <draw:rect draw:style-name="gr4" draw:text-style-name="P4" draw:layer="layout" svg:width="2cm" svg:height="0.4cm" svg:x="3.014cm" svg:y="19.596cm">
          <text:p text:style-name="P1"><text:span text:style-name="T3">.</text:span></text:p>
        </draw:rect>
        <draw:rect draw:style-name="gr4" draw:text-style-name="P4" draw:layer="layout" svg:width="1.01cm" svg:height="0.4cm" svg:x="5.014cm" svg:y="18.392cm">
          <text:p text:style-name="P1"><text:span text:style-name="T3">E</text:span></text:p>
        </draw:rect>
        <draw:rect draw:style-name="gr4" draw:text-style-name="P4" draw:layer="layout" svg:width="2.016cm" svg:height="1.208cm" svg:x="5.014cm" svg:y="18.792cm">
          <text:p text:style-name="P1"><text:span text:style-name="T3">DRAFT</text:span></text:p>
        </draw:rect>
        <draw:rect draw:style-name="gr102" draw:text-style-name="P29" draw:layer="layout" svg:width="2cm" svg:height="0.4cm" svg:x="1.014cm" svg:y="17.992cm">
          <text:p text:style-name="P28"><text:span text:style-name="T3">DATE</text:span></text:p>
        </draw:rect>
        <draw:rect draw:style-name="gr102" draw:text-style-name="P29" draw:layer="layout" svg:width="1.014cm" svg:height="0.4cm" svg:x="5.01cm" svg:y="17.996cm">
          <text:p text:style-name="P28"><text:span text:style-name="T3">ISSUE</text:span></text:p>
        </draw:rect>
        <draw:rect draw:style-name="gr4" draw:text-style-name="P4" draw:layer="layout" svg:width="2cm" svg:height="0.4cm" svg:x="3.014cm" svg:y="17.992cm">
          <text:p text:style-name="P1"><text:span text:style-name="T3">5/3/2015</text:span></text:p>
        </draw:rect>
        <draw:rect draw:style-name="gr4" draw:text-style-name="P4" draw:layer="layout" svg:width="1.01cm" svg:height="0.4cm" svg:x="6.024cm" svg:y="18.392cm">
          <text:p text:style-name="P1"><text:span text:style-name="T3">5/3/15</text:span></text:p>
        </draw:rect>
        <draw:rect draw:style-name="gr4" draw:text-style-name="P4" draw:layer="layout" svg:width="1.01cm" svg:height="0.4cm" svg:x="6.024cm" svg:y="17.992cm">
          <text:p text:style-name="P1"><text:span text:style-name="T3">DATE</text:span></text:p>
        </draw:rect>
        <draw:rect draw:style-name="gr4" draw:text-style-name="P4" draw:layer="layout" svg:width="1.01cm" svg:height="0.4cm" svg:x="7.034cm" svg:y="18.392cm">
          <text:p text:style-name="P1"><text:span text:style-name="T3">.</text:span></text:p>
        </draw:rect>
        <draw:rect draw:style-name="gr4" draw:text-style-name="P4" draw:layer="layout" svg:width="2.016cm" svg:height="1.208cm" svg:x="7.034cm" svg:y="18.792cm">
          <text:p text:style-name="P1"><text:span text:style-name="T3">.</text:span></text:p>
        </draw:rect>
        <draw:rect draw:style-name="gr102" draw:text-style-name="P29" draw:layer="layout" svg:width="1.014cm" svg:height="0.4cm" svg:x="7.03cm" svg:y="17.996cm">
          <text:p text:style-name="P28"><text:span text:style-name="T3">ISSUE</text:span></text:p>
        </draw:rect>
        <draw:rect draw:style-name="gr4" draw:text-style-name="P4" draw:layer="layout" svg:width="1.01cm" svg:height="0.4cm" svg:x="8.044cm" svg:y="18.392cm">
          <text:p text:style-name="P1"><text:span text:style-name="T3">.</text:span></text:p>
        </draw:rect>
        <draw:rect draw:style-name="gr4" draw:text-style-name="P4" draw:layer="layout" svg:width="1.01cm" svg:height="0.4cm" svg:x="8.044cm" svg:y="17.992cm">
          <text:p text:style-name="P1"><text:span text:style-name="T3">DATE</text:span></text:p>
        </draw:rect>
        <draw:rect draw:style-name="gr4" draw:text-style-name="P4" draw:layer="layout" svg:width="1.01cm" svg:height="0.4cm" svg:x="9.054cm" svg:y="18.392cm">
          <text:p text:style-name="P1"><text:span text:style-name="T3">.</text:span></text:p>
        </draw:rect>
        <draw:rect draw:style-name="gr4" draw:text-style-name="P4" draw:layer="layout" svg:width="2.016cm" svg:height="1.208cm" svg:x="9.054cm" svg:y="18.792cm">
          <text:p text:style-name="P1"><text:span text:style-name="T3">.</text:span></text:p>
        </draw:rect>
        <draw:rect draw:style-name="gr102" draw:text-style-name="P29" draw:layer="layout" svg:width="1.014cm" svg:height="0.4cm" svg:x="9.05cm" svg:y="17.996cm">
          <text:p text:style-name="P28"><text:span text:style-name="T3">ISSUE</text:span></text:p>
        </draw:rect>
        <draw:rect draw:style-name="gr4" draw:text-style-name="P4" draw:layer="layout" svg:width="1.01cm" svg:height="0.4cm" svg:x="10.064cm" svg:y="18.392cm">
          <text:p text:style-name="P1"><text:span text:style-name="T3">.</text:span></text:p>
        </draw:rect>
        <draw:rect draw:style-name="gr4" draw:text-style-name="P4" draw:layer="layout" svg:width="1.01cm" svg:height="0.4cm" svg:x="10.064cm" svg:y="17.992cm">
          <text:p text:style-name="P1"><text:span text:style-name="T3">DATE</text:span></text:p>
        </draw:rect>
        <draw:rect draw:style-name="gr4" draw:text-style-name="P4" draw:layer="layout" svg:width="1.01cm" svg:height="0.4cm" svg:x="11.074cm" svg:y="18.392cm">
          <text:p text:style-name="P1"><text:span text:style-name="T3">.</text:span></text:p>
        </draw:rect>
        <draw:rect draw:style-name="gr4" draw:text-style-name="P4" draw:layer="layout" svg:width="2.016cm" svg:height="1.208cm" svg:x="11.074cm" svg:y="18.792cm">
          <text:p text:style-name="P1"><text:span text:style-name="T3">.</text:span></text:p>
        </draw:rect>
        <draw:rect draw:style-name="gr102" draw:text-style-name="P29" draw:layer="layout" svg:width="1.014cm" svg:height="0.4cm" svg:x="11.07cm" svg:y="17.996cm">
          <text:p text:style-name="P28"><text:span text:style-name="T3">ISSUE</text:span></text:p>
        </draw:rect>
        <draw:rect draw:style-name="gr4" draw:text-style-name="P4" draw:layer="layout" svg:width="1.01cm" svg:height="0.4cm" svg:x="12.084cm" svg:y="18.392cm">
          <text:p text:style-name="P1"><text:span text:style-name="T3">.</text:span></text:p>
        </draw:rect>
        <draw:rect draw:style-name="gr4" draw:text-style-name="P4" draw:layer="layout" svg:width="1.01cm" svg:height="0.4cm" svg:x="12.084cm" svg:y="17.992cm">
          <text:p text:style-name="P1"><text:span text:style-name="T3">DATE</text:span></text:p>
        </draw:rect>
        <draw:rect draw:style-name="gr4" draw:text-style-name="P4" draw:layer="layout" svg:width="1.01cm" svg:height="0.4cm" svg:x="13.094cm" svg:y="18.392cm">
          <text:p text:style-name="P1"><text:span text:style-name="T3">.</text:span></text:p>
        </draw:rect>
        <draw:rect draw:style-name="gr4" draw:text-style-name="P4" draw:layer="layout" svg:width="2.016cm" svg:height="1.208cm" svg:x="13.094cm" svg:y="18.792cm">
          <text:p text:style-name="P1"><text:span text:style-name="T3">.</text:span></text:p>
        </draw:rect>
        <draw:rect draw:style-name="gr102" draw:text-style-name="P29" draw:layer="layout" svg:width="1.014cm" svg:height="0.4cm" svg:x="13.09cm" svg:y="17.996cm">
          <text:p text:style-name="P28"><text:span text:style-name="T3">ISSUE</text:span></text:p>
        </draw:rect>
        <draw:rect draw:style-name="gr4" draw:text-style-name="P4" draw:layer="layout" svg:width="1.01cm" svg:height="0.4cm" svg:x="14.104cm" svg:y="18.392cm">
          <text:p text:style-name="P1"><text:span text:style-name="T3">.</text:span></text:p>
        </draw:rect>
        <draw:rect draw:style-name="gr4" draw:text-style-name="P4" draw:layer="layout" svg:width="1.01cm" svg:height="0.4cm" svg:x="14.104cm" svg:y="17.992cm">
          <text:p text:style-name="P1"><text:span text:style-name="T3">DATE</text:span></text:p>
        </draw:rect>
        <draw:line draw:style-name="gr103" draw:text-style-name="P1" draw:layer="layout" svg:x1="28.7cm" svg:y1="19.986cm" svg:x2="1cm" svg:y2="19.986cm">
          <text:p/>
        </draw:line>
        <draw:line draw:style-name="gr103" draw:text-style-name="P1" draw:layer="layout" svg:x1="1.007cm" svg:y1="19.993cm" svg:x2="1.009cm" svg:y2="0.947cm">
          <text:p/>
        </draw:line>
        <draw:line draw:style-name="gr103" draw:text-style-name="P1" draw:layer="layout" svg:x1="28.7cm" svg:y1="1cm" svg:x2="28.7cm" svg:y2="20cm">
          <text:p/>
        </draw:line>
        <draw:rect draw:style-name="gr4" draw:text-style-name="P4" draw:layer="layout" svg:width="11.808cm" svg:height="0.4cm" svg:x="1cm" svg:y="0.988cm">
          <text:p text:style-name="P1"><text:span text:style-name="T3">WaterLab</text:span></text:p>
        </draw:rect>
        <draw:rect draw:style-name="gr4" draw:text-style-name="P4" draw:layer="layout" svg:width="4.773cm" svg:height="0.4cm" svg:x="1.001cm" svg:y="1.388cm">
          <text:p text:style-name="P1"><text:span text:style-name="T3">Individual Instrument</text:span></text:p>
        </draw:rect>
        <draw:rect draw:style-name="gr4" draw:text-style-name="P4" draw:layer="layout" svg:width="15.912cm" svg:height="0.4cm" svg:x="12.788cm" svg:y="0.988cm">
          <text:p text:style-name="P1"><text:span text:style-name="T3">Control and Marshalling Kiosk - Emerson Cabinets</text:span></text:p>
        </draw:rect>
        <draw:line draw:style-name="gr103" draw:text-style-name="P1" draw:layer="layout" svg:x1="28.7cm" svg:y1="0.989cm" svg:x2="1cm" svg:y2="0.968cm">
          <text:p/>
        </draw:line>
        <draw:rect draw:style-name="gr4" draw:text-style-name="P4" draw:layer="layout" svg:width="8.068cm" svg:height="0.4cm" svg:x="12.808cm" svg:y="1.388cm">
          <text:p text:style-name="P1"><text:span text:style-name="T3">Signal Marshalling Cabinet</text:span></text:p>
        </draw:rect>
        <draw:rect draw:style-name="gr4" draw:text-style-name="P4" draw:layer="layout" svg:width="7.814cm" svg:height="0.4cm" svg:x="20.878cm" svg:y="1.388cm">
          <text:p text:style-name="P1"><text:span text:style-name="T3">Ovation Controller 10/60</text:span></text:p>
        </draw:rect>
        <draw:rect draw:style-name="gr73" draw:text-style-name="P2" draw:layer="layout" svg:width="0.68cm" svg:height="0.314cm" svg:x="24.992cm" svg:y="3.072cm">
          <text:p text:style-name="P1"><text:span text:style-name="T6">A1</text:span></text:p>
        </draw:rect>
        <draw:rect draw:style-name="gr73" draw:text-style-name="P2" draw:layer="layout" svg:width="0.68cm" svg:height="0.314cm" svg:x="24.992cm" svg:y="3.372cm">
          <text:p text:style-name="P1"><text:span text:style-name="T6">B1</text:span></text:p>
        </draw:rect>
        <draw:rect draw:style-name="gr73" draw:text-style-name="P2" draw:layer="layout" svg:width="0.68cm" svg:height="0.314cm" svg:x="24.992cm" svg:y="3.672cm">
          <text:p text:style-name="P1"><text:span text:style-name="T6">B2</text:span></text:p>
        </draw:rect>
        <draw:rect draw:style-name="gr73" draw:text-style-name="P2" draw:layer="layout" svg:width="0.68cm" svg:height="0.314cm" svg:x="24.992cm" svg:y="3.972cm">
          <text:p text:style-name="P1"><text:span text:style-name="T6">-</text:span></text:p>
        </draw:rect>
        <draw:rect draw:style-name="gr73" draw:text-style-name="P2" draw:layer="layout" svg:width="0.689cm" svg:height="1.216cm" svg:x="25.674cm" svg:y="3.07cm">
          <text:p text:style-name="P1"><text:span text:style-name="T6">CH01</text:span></text:p>
        </draw:rect>
        <draw:rect draw:style-name="gr113" draw:text-style-name="P13" draw:layer="layout" svg:width="1.857cm" svg:height="1.216cm" svg:x="26.363cm" svg:y="3.07cm">
          <text:p text:style-name="P1"><text:span text:style-name="T1">0GCY--</text:span></text:p>
          <text:p text:style-name="P1"><text:span text:style-name="T1">CH1_Status</text:span></text:p>
          <text:p text:style-name="P1"><text:span text:style-name="T1">Anion 1 Silica</text:span></text:p>
        </draw:rect>
        <draw:rect draw:style-name="gr73" draw:text-style-name="P2" draw:layer="layout" svg:width="3.228cm" svg:height="0.416cm" svg:x="24.992cm" svg:y="2.654cm">
          <text:p text:style-name="P1"><text:span text:style-name="T6">MODULE .......</text:span></text:p>
        </draw:rect>
        <draw:rect draw:style-name="gr73" draw:text-style-name="P2" draw:layer="layout" svg:width="3.228cm" svg:height="0.416cm" svg:x="24.992cm" svg:y="2.24cm">
          <text:p text:style-name="P1"><text:span text:style-name="T6">ANAL IN CARD</text:span></text:p>
        </draw:rect>
        <draw:rect draw:style-name="gr87" draw:text-style-name="P17" draw:layer="layout" svg:width="3.218cm" svg:height="2.066cm" svg:x="25.012cm" svg:y="2.24cm">
          <text:p/>
        </draw:rect>
        <draw:rect draw:style-name="gr73" draw:text-style-name="P2" draw:layer="layout" svg:width="0.68cm" svg:height="0.314cm" svg:x="24.976cm" svg:y="9.241cm">
          <text:p text:style-name="P1"><text:span text:style-name="T6">A6</text:span></text:p>
        </draw:rect>
        <draw:rect draw:style-name="gr73" draw:text-style-name="P2" draw:layer="layout" svg:width="0.68cm" svg:height="0.314cm" svg:x="24.976cm" svg:y="9.541cm">
          <text:p text:style-name="P1"><text:span text:style-name="T6">B11</text:span></text:p>
        </draw:rect>
        <draw:rect draw:style-name="gr73" draw:text-style-name="P2" draw:layer="layout" svg:width="0.68cm" svg:height="0.314cm" svg:x="24.976cm" svg:y="9.841cm">
          <text:p text:style-name="P1"><text:span text:style-name="T6">B12</text:span></text:p>
        </draw:rect>
        <draw:line draw:style-name="gr10" draw:text-style-name="P1" draw:layer="layout" svg:x1="5.71cm" svg:y1="17.26cm" svg:x2="5.711cm" svg:y2="2.509cm">
          <text:p/>
        </draw:line>
        <draw:line draw:style-name="gr10" draw:text-style-name="P1" draw:layer="layout" svg:x1="20.856cm" svg:y1="17.261cm" svg:x2="20.857cm" svg:y2="2.51cm">
          <text:p/>
        </draw:line>
        <draw:line draw:style-name="gr2" draw:text-style-name="P1" draw:layer="layout" svg:x1="22.569cm" svg:y1="3.215cm" svg:x2="24.99cm" svg:y2="3.215cm">
          <text:p/>
        </draw:line>
        <draw:line draw:style-name="gr2" draw:text-style-name="P1" draw:layer="layout" svg:x1="22.57cm" svg:y1="3.832cm" svg:x2="24.991cm" svg:y2="3.832cm">
          <text:p/>
        </draw:line>
        <draw:line draw:style-name="gr2" draw:text-style-name="P1" draw:layer="layout" svg:x1="6.074cm" svg:y1="3.949cm" svg:x2="6.083cm" svg:y2="5.807cm">
          <text:p/>
        </draw:line>
        <draw:line draw:style-name="gr2" draw:text-style-name="P1" draw:layer="layout" svg:x1="6.084cm" svg:y1="3.933cm" svg:x2="12.268cm" svg:y2="3.933cm">
          <text:p/>
        </draw:line>
        <draw:line draw:style-name="gr2" draw:text-style-name="P1" draw:layer="layout" svg:x1="6.049cm" svg:y1="4.235cm" svg:x2="12.268cm" svg:y2="4.235cm">
          <text:p/>
        </draw:line>
        <draw:rect draw:style-name="gr11" draw:text-style-name="P8" draw:layer="layout" svg:width="1.51cm" svg:height="0.931cm" svg:x="8.764cm" svg:y="2.174cm">
          <text:p text:style-name="P1"><text:span text:style-name="T4">TB-1</text:span></text:p>
          <text:p text:style-name="P1"><text:span text:style-name="T4">(WALL A2)</text:span></text:p>
        </draw:rect>
        <draw:rect draw:style-name="gr20" draw:text-style-name="P2" draw:layer="layout" svg:width="0.51cm" svg:height="3.501cm" svg:x="9.054cm" svg:y="3.431cm">
          <text:p/>
        </draw:rect>
        <draw:g>
          <draw:rect draw:style-name="gr21" draw:text-style-name="P1" draw:layer="layout" svg:width="0.345cm" svg:height="0.385cm" svg:x="9.124cm" svg:y="3.22cm">
            <text:p/>
          </draw:rect>
          <draw:line draw:style-name="gr2" draw:text-style-name="P1" draw:layer="layout" svg:x1="9.134cm" svg:y1="3.435cm" svg:x2="9.23cm" svg:y2="3.275cm">
            <text:p/>
          </draw:line>
          <draw:line draw:style-name="gr2" draw:text-style-name="P1" draw:layer="layout" svg:x1="9.392cm" svg:y1="3.51cm" svg:x2="9.464cm" svg:y2="3.435cm">
            <text:p/>
          </draw:line>
          <draw:line draw:style-name="gr2" draw:text-style-name="P1" draw:layer="layout" svg:x1="9.222cm" svg:y1="3.275cm" svg:x2="9.382cm" svg:y2="3.515cm">
            <text:p/>
          </draw:line>
        </draw:g>
        <draw:g>
          <draw:rect draw:style-name="gr21" draw:text-style-name="P1" draw:layer="layout" svg:width="-0.345cm" svg:height="-0.385cm" svg:x="9.47cm" svg:y="7.129cm">
            <text:p/>
          </draw:rect>
          <draw:line draw:style-name="gr2" draw:text-style-name="P1" draw:layer="layout" svg:x1="9.135cm" svg:y1="6.914cm" svg:x2="9.231cm" svg:y2="7.074cm">
            <text:p/>
          </draw:line>
          <draw:line draw:style-name="gr2" draw:text-style-name="P1" draw:layer="layout" svg:x1="9.393cm" svg:y1="6.839cm" svg:x2="9.465cm" svg:y2="6.914cm">
            <text:p/>
          </draw:line>
          <draw:line draw:style-name="gr2" draw:text-style-name="P1" draw:layer="layout" svg:x1="9.223cm" svg:y1="7.074cm" svg:x2="9.383cm" svg:y2="6.834cm">
            <text:p/>
          </draw:line>
        </draw:g>
        <draw:ellipse draw:style-name="gr25" draw:text-style-name="P1" draw:layer="layout" svg:width="0.269cm" svg:height="2.48cm" svg:x="6.245cm" svg:y="3.676cm">
          <text:p/>
        </draw:ellipse>
        <draw:line draw:style-name="gr2" draw:text-style-name="P1" draw:layer="layout" svg:x1="12.315cm" svg:y1="5.834cm" svg:x2="12.315cm" svg:y2="3.903cm">
          <text:p/>
        </draw:line>
        <draw:line draw:style-name="gr2" draw:text-style-name="P1" draw:layer="layout" svg:x1="22.57cm" svg:y1="9.966cm" svg:x2="22.569cm" svg:y2="3.22cm">
          <text:p/>
        </draw:line>
        <draw:rect draw:style-name="gr73" draw:text-style-name="P2" draw:layer="layout" svg:width="0.68cm" svg:height="0.314cm" svg:x="24.988cm" svg:y="4.302cm">
          <text:p text:style-name="P1"><text:span text:style-name="T6">A2</text:span></text:p>
        </draw:rect>
        <draw:rect draw:style-name="gr73" draw:text-style-name="P2" draw:layer="layout" svg:width="0.68cm" svg:height="0.314cm" svg:x="24.988cm" svg:y="4.602cm">
          <text:p text:style-name="P1"><text:span text:style-name="T6">B3</text:span></text:p>
        </draw:rect>
        <draw:rect draw:style-name="gr73" draw:text-style-name="P2" draw:layer="layout" svg:width="0.68cm" svg:height="0.314cm" svg:x="24.988cm" svg:y="4.902cm">
          <text:p text:style-name="P1"><text:span text:style-name="T6">B4</text:span></text:p>
        </draw:rect>
        <draw:rect draw:style-name="gr73" draw:text-style-name="P2" draw:layer="layout" svg:width="0.68cm" svg:height="0.314cm" svg:x="24.988cm" svg:y="5.202cm">
          <text:p text:style-name="P1"><text:span text:style-name="T6">-</text:span></text:p>
        </draw:rect>
        <draw:rect draw:style-name="gr73" draw:text-style-name="P2" draw:layer="layout" svg:width="0.69cm" svg:height="1.216cm" svg:x="25.67cm" svg:y="4.3cm">
          <text:p text:style-name="P1"><text:span text:style-name="T6">CH02</text:span></text:p>
        </draw:rect>
        <draw:rect draw:style-name="gr113" draw:text-style-name="P13" draw:layer="layout" svg:width="1.858cm" svg:height="1.216cm" svg:x="26.36cm" svg:y="4.3cm">
          <text:p text:style-name="P1"><text:span text:style-name="T1">0GCY--</text:span></text:p>
          <text:p text:style-name="P1"><text:span text:style-name="T1">CH2_Status</text:span></text:p>
          <text:p text:style-name="P1"><text:span text:style-name="T1">Anion 2 Silica</text:span></text:p>
        </draw:rect>
        <draw:rect draw:style-name="gr87" draw:text-style-name="P17" draw:layer="layout" svg:width="3.22cm" svg:height="1.243cm" svg:x="25.008cm" svg:y="4.293cm">
          <text:p/>
        </draw:rect>
        <draw:rect draw:style-name="gr73" draw:text-style-name="P2" draw:layer="layout" svg:width="0.68cm" svg:height="0.314cm" svg:x="24.984cm" svg:y="5.531cm">
          <text:p text:style-name="P1"><text:span text:style-name="T6">A3</text:span></text:p>
        </draw:rect>
        <draw:rect draw:style-name="gr73" draw:text-style-name="P2" draw:layer="layout" svg:width="0.68cm" svg:height="0.314cm" svg:x="24.984cm" svg:y="5.831cm">
          <text:p text:style-name="P1"><text:span text:style-name="T6">B5</text:span></text:p>
        </draw:rect>
        <draw:rect draw:style-name="gr73" draw:text-style-name="P2" draw:layer="layout" svg:width="0.68cm" svg:height="0.314cm" svg:x="24.984cm" svg:y="6.131cm">
          <text:p text:style-name="P1"><text:span text:style-name="T6">B6</text:span></text:p>
        </draw:rect>
        <draw:rect draw:style-name="gr73" draw:text-style-name="P2" draw:layer="layout" svg:width="0.68cm" svg:height="0.314cm" svg:x="24.984cm" svg:y="6.431cm">
          <text:p text:style-name="P1"><text:span text:style-name="T6">-</text:span></text:p>
        </draw:rect>
        <draw:rect draw:style-name="gr73" draw:text-style-name="P2" draw:layer="layout" svg:width="0.69cm" svg:height="1.216cm" svg:x="25.666cm" svg:y="5.529cm">
          <text:p text:style-name="P1"><text:span text:style-name="T6">CH03</text:span></text:p>
        </draw:rect>
        <draw:rect draw:style-name="gr113" draw:text-style-name="P13" draw:layer="layout" svg:width="1.858cm" svg:height="1.216cm" svg:x="26.356cm" svg:y="5.529cm">
          <text:p text:style-name="P1"><text:span text:style-name="T1">0GCY--</text:span></text:p>
          <text:p text:style-name="P1"><text:span text:style-name="T1">CH3_Status</text:span></text:p>
          <text:p text:style-name="P1"><text:span text:style-name="T1">Anion 3 Silica</text:span></text:p>
        </draw:rect>
        <draw:rect draw:style-name="gr87" draw:text-style-name="P17" draw:layer="layout" svg:width="3.22cm" svg:height="1.243cm" svg:x="25.004cm" svg:y="5.522cm">
          <text:p/>
        </draw:rect>
        <draw:rect draw:style-name="gr73" draw:text-style-name="P2" draw:layer="layout" svg:width="0.68cm" svg:height="0.314cm" svg:x="24.984cm" svg:y="6.76cm">
          <text:p text:style-name="P1"><text:span text:style-name="T6">A4</text:span></text:p>
        </draw:rect>
        <draw:rect draw:style-name="gr73" draw:text-style-name="P2" draw:layer="layout" svg:width="0.68cm" svg:height="0.314cm" svg:x="24.984cm" svg:y="7.06cm">
          <text:p text:style-name="P1"><text:span text:style-name="T6">B7</text:span></text:p>
        </draw:rect>
        <draw:rect draw:style-name="gr73" draw:text-style-name="P2" draw:layer="layout" svg:width="0.68cm" svg:height="0.314cm" svg:x="24.984cm" svg:y="7.36cm">
          <text:p text:style-name="P1"><text:span text:style-name="T6">B8</text:span></text:p>
        </draw:rect>
        <draw:rect draw:style-name="gr73" draw:text-style-name="P2" draw:layer="layout" svg:width="0.68cm" svg:height="0.314cm" svg:x="24.984cm" svg:y="7.66cm">
          <text:p text:style-name="P1"><text:span text:style-name="T6">-</text:span></text:p>
        </draw:rect>
        <draw:rect draw:style-name="gr73" draw:text-style-name="P2" draw:layer="layout" svg:width="0.69cm" svg:height="1.216cm" svg:x="25.666cm" svg:y="6.758cm">
          <text:p text:style-name="P1"><text:span text:style-name="T6">CH04</text:span></text:p>
        </draw:rect>
        <draw:rect draw:style-name="gr113" draw:text-style-name="P13" draw:layer="layout" svg:width="1.858cm" svg:height="1.216cm" svg:x="26.356cm" svg:y="6.758cm">
          <text:p text:style-name="P1"><text:span text:style-name="T1">0GCY--</text:span></text:p>
          <text:p text:style-name="P1"><text:span text:style-name="T1">CH4_Status</text:span></text:p>
          <text:p text:style-name="P1"><text:span text:style-name="T1">Spare</text:span></text:p>
        </draw:rect>
        <draw:rect draw:style-name="gr87" draw:text-style-name="P17" draw:layer="layout" svg:width="3.22cm" svg:height="1.243cm" svg:x="25.004cm" svg:y="6.751cm">
          <text:p/>
        </draw:rect>
        <draw:rect draw:style-name="gr73" draw:text-style-name="P2" draw:layer="layout" svg:width="0.68cm" svg:height="0.314cm" svg:x="24.98cm" svg:y="7.989cm">
          <text:p text:style-name="P1"><text:span text:style-name="T6">A5</text:span></text:p>
        </draw:rect>
        <draw:rect draw:style-name="gr73" draw:text-style-name="P2" draw:layer="layout" svg:width="0.68cm" svg:height="0.314cm" svg:x="24.98cm" svg:y="8.289cm">
          <text:p text:style-name="P1"><text:span text:style-name="T6">B9</text:span></text:p>
        </draw:rect>
        <draw:rect draw:style-name="gr73" draw:text-style-name="P2" draw:layer="layout" svg:width="0.68cm" svg:height="0.314cm" svg:x="24.98cm" svg:y="8.589cm">
          <text:p text:style-name="P1"><text:span text:style-name="T6">B10</text:span></text:p>
        </draw:rect>
        <draw:rect draw:style-name="gr73" draw:text-style-name="P2" draw:layer="layout" svg:width="0.68cm" svg:height="0.314cm" svg:x="24.98cm" svg:y="8.889cm">
          <text:p text:style-name="P1"><text:span text:style-name="T6">-</text:span></text:p>
        </draw:rect>
        <draw:rect draw:style-name="gr73" draw:text-style-name="P2" draw:layer="layout" svg:width="0.69cm" svg:height="1.216cm" svg:x="25.662cm" svg:y="7.987cm">
          <text:p text:style-name="P1"><text:span text:style-name="T6">CH05</text:span></text:p>
        </draw:rect>
        <draw:rect draw:style-name="gr113" draw:text-style-name="P13" draw:layer="layout" svg:width="1.858cm" svg:height="1.216cm" svg:x="26.352cm" svg:y="7.987cm">
          <text:p text:style-name="P1"><text:span text:style-name="T1">0GCY--</text:span></text:p>
          <text:p text:style-name="P1"><text:span text:style-name="T1">CH5_Status</text:span></text:p>
          <text:p text:style-name="P1"><text:span text:style-name="T1">Spare</text:span></text:p>
        </draw:rect>
        <draw:rect draw:style-name="gr87" draw:text-style-name="P17" draw:layer="layout" svg:width="3.22cm" svg:height="1.243cm" svg:x="25cm" svg:y="7.98cm">
          <text:p/>
        </draw:rect>
        <draw:rect draw:style-name="gr73" draw:text-style-name="P2" draw:layer="layout" svg:width="0.68cm" svg:height="0.314cm" svg:x="24.98cm" svg:y="10.118cm">
          <text:p text:style-name="P1"><text:span text:style-name="T6">-</text:span></text:p>
        </draw:rect>
        <draw:rect draw:style-name="gr73" draw:text-style-name="P2" draw:layer="layout" svg:width="0.69cm" svg:height="1.216cm" svg:x="25.662cm" svg:y="9.216cm">
          <text:p text:style-name="P1"><text:span text:style-name="T6">CH06</text:span></text:p>
        </draw:rect>
        <draw:rect draw:style-name="gr113" draw:text-style-name="P13" draw:layer="layout" svg:width="1.858cm" svg:height="1.216cm" svg:x="26.352cm" svg:y="9.216cm">
          <text:p text:style-name="P1"><text:span text:style-name="T1">0GCY--</text:span></text:p>
          <text:p text:style-name="P1"><text:span text:style-name="T1">CH6_Status</text:span></text:p>
          <text:p text:style-name="P1"><text:span text:style-name="T1">Spare</text:span></text:p>
        </draw:rect>
        <draw:rect draw:style-name="gr87" draw:text-style-name="P17" draw:layer="layout" svg:width="3.22cm" svg:height="1.243cm" svg:x="25cm" svg:y="9.209cm">
          <text:p/>
        </draw:rect>
        <draw:line draw:style-name="gr2" draw:text-style-name="P1" draw:layer="layout" svg:x1="20.025cm" svg:y1="4.707cm" svg:x2="22.55cm" svg:y2="4.707cm">
          <text:p/>
        </draw:line>
        <draw:rect draw:style-name="gr87" draw:text-style-name="P17" draw:layer="layout" svg:width="3.22cm" svg:height="1.243cm" svg:x="25cm" svg:y="9.21cm">
          <text:p/>
        </draw:rect>
        <draw:line draw:style-name="gr2" draw:text-style-name="P1" draw:layer="layout" svg:x1="6.05cm" svg:y1="4.544cm" svg:x2="12.268cm" svg:y2="4.544cm">
          <text:p/>
        </draw:line>
        <draw:line draw:style-name="gr2" draw:text-style-name="P1" draw:layer="layout" svg:x1="6.072cm" svg:y1="5.17cm" svg:x2="12.288cm" svg:y2="5.17cm">
          <text:p/>
        </draw:line>
        <draw:line draw:style-name="gr2" draw:text-style-name="P1" draw:layer="layout" svg:x1="6.073cm" svg:y1="5.494cm" svg:x2="12.328cm" svg:y2="5.512cm">
          <text:p/>
        </draw:line>
        <draw:line draw:style-name="gr2" draw:text-style-name="P1" draw:layer="layout" svg:x1="5.448cm" svg:y1="5.229cm" svg:x2="6.049cm" svg:y2="5.229cm">
          <text:p/>
        </draw:line>
        <draw:line draw:style-name="gr2" draw:text-style-name="P1" draw:layer="layout" svg:x1="22.569cm" svg:y1="4.416cm" svg:x2="24.99cm" svg:y2="4.416cm">
          <text:p/>
        </draw:line>
        <draw:line draw:style-name="gr2" draw:text-style-name="P1" draw:layer="layout" svg:x1="22.57cm" svg:y1="5.033cm" svg:x2="24.991cm" svg:y2="5.033cm">
          <text:p/>
        </draw:line>
        <draw:line draw:style-name="gr2" draw:text-style-name="P1" draw:layer="layout" svg:x1="22.571cm" svg:y1="5.045cm" svg:x2="22.571cm" svg:y2="4.421cm">
          <text:p/>
        </draw:line>
        <draw:line draw:style-name="gr2" draw:text-style-name="P1" draw:layer="layout" svg:x1="22.569cm" svg:y1="5.653cm" svg:x2="24.99cm" svg:y2="5.653cm">
          <text:p/>
        </draw:line>
        <draw:line draw:style-name="gr2" draw:text-style-name="P1" draw:layer="layout" svg:x1="22.57cm" svg:y1="6.27cm" svg:x2="24.991cm" svg:y2="6.27cm">
          <text:p/>
        </draw:line>
        <draw:line draw:style-name="gr2" draw:text-style-name="P1" draw:layer="layout" svg:x1="22.571cm" svg:y1="6.282cm" svg:x2="22.571cm" svg:y2="5.658cm">
          <text:p/>
        </draw:line>
        <draw:line draw:style-name="gr2" draw:text-style-name="P1" draw:layer="layout" svg:x1="22.569cm" svg:y1="6.872cm" svg:x2="24.99cm" svg:y2="6.872cm">
          <text:p/>
        </draw:line>
        <draw:line draw:style-name="gr2" draw:text-style-name="P1" draw:layer="layout" svg:x1="22.57cm" svg:y1="7.489cm" svg:x2="24.991cm" svg:y2="7.489cm">
          <text:p/>
        </draw:line>
        <draw:line draw:style-name="gr2" draw:text-style-name="P1" draw:layer="layout" svg:x1="22.571cm" svg:y1="7.501cm" svg:x2="22.571cm" svg:y2="6.877cm">
          <text:p/>
        </draw:line>
        <draw:line draw:style-name="gr2" draw:text-style-name="P1" draw:layer="layout" svg:x1="22.569cm" svg:y1="8.109cm" svg:x2="24.99cm" svg:y2="8.109cm">
          <text:p/>
        </draw:line>
        <draw:line draw:style-name="gr2" draw:text-style-name="P1" draw:layer="layout" svg:x1="22.57cm" svg:y1="8.726cm" svg:x2="24.991cm" svg:y2="8.726cm">
          <text:p/>
        </draw:line>
        <draw:line draw:style-name="gr2" draw:text-style-name="P1" draw:layer="layout" svg:x1="22.571cm" svg:y1="8.738cm" svg:x2="22.571cm" svg:y2="8.114cm">
          <text:p/>
        </draw:line>
        <draw:line draw:style-name="gr2" draw:text-style-name="P1" draw:layer="layout" svg:x1="22.569cm" svg:y1="9.364cm" svg:x2="24.99cm" svg:y2="9.364cm">
          <text:p/>
        </draw:line>
        <draw:line draw:style-name="gr2" draw:text-style-name="P1" draw:layer="layout" svg:x1="22.57cm" svg:y1="9.981cm" svg:x2="24.991cm" svg:y2="9.981cm">
          <text:p/>
        </draw:line>
        <draw:line draw:style-name="gr2" draw:text-style-name="P1" draw:layer="layout" svg:x1="22.571cm" svg:y1="9.993cm" svg:x2="22.571cm" svg:y2="9.369cm">
          <text:p/>
        </draw:line>
        <draw:line draw:style-name="gr78" draw:text-style-name="P1" draw:layer="layout" svg:x1="6.365cm" svg:y1="6.172cm" svg:x2="12.062cm" svg:y2="6.172cm">
          <text:p/>
        </draw:line>
        <draw:rect draw:style-name="gr106" draw:text-style-name="P2" draw:layer="layout" svg:width="1.06cm" svg:height="0.314cm" svg:x="8.793cm" svg:y="5.971cm">
          <text:p/>
        </draw:rect>
        <draw:line draw:style-name="gr2" draw:text-style-name="P1" draw:layer="layout" svg:x1="6.054cm" svg:y1="5.812cm" svg:x2="12.288cm" svg:y2="5.812cm">
          <text:p/>
        </draw:line>
        <draw:ellipse draw:style-name="gr25" draw:text-style-name="P1" draw:layer="layout" svg:width="0.271cm" svg:height="2.48cm" svg:x="11.944cm" svg:y="3.676cm">
          <text:p/>
        </draw:ellipse>
        <draw:line draw:style-name="gr2" draw:text-style-name="P1" draw:layer="layout" svg:x1="1.823cm" svg:y1="4.394cm" svg:x2="5.447cm" svg:y2="4.394cm">
          <text:p/>
        </draw:line>
        <draw:line draw:style-name="gr2" draw:text-style-name="P1" draw:layer="layout" svg:x1="1.823cm" svg:y1="8.399cm" svg:x2="5.447cm" svg:y2="8.399cm">
          <text:p/>
        </draw:line>
        <draw:line draw:style-name="gr2" draw:text-style-name="P1" draw:layer="layout" svg:x1="1.807cm" svg:y1="9.405cm" svg:x2="5.431cm" svg:y2="9.405cm">
          <text:p/>
        </draw:line>
        <draw:line draw:style-name="gr2" draw:text-style-name="P1" draw:layer="layout" svg:x1="1.811cm" svg:y1="9.741cm" svg:x2="5.435cm" svg:y2="9.741cm">
          <text:p/>
        </draw:line>
        <draw:line draw:style-name="gr2" draw:text-style-name="P1" draw:layer="layout" svg:x1="1.823cm" svg:y1="5.399cm" svg:x2="5.447cm" svg:y2="5.399cm">
          <text:p/>
        </draw:line>
        <draw:g>
          <draw:frame draw:style-name="gr1" draw:text-style-name="P34" draw:layer="layout" svg:width="2.549cm" svg:height="0.539cm" svg:x="3.115cm" svg:y="5.011cm">
            <draw:text-box>
              <text:p><text:span text:style-name="T1">W/GCY20/CH2</text:span></text:p>
            </draw:text-box>
          </draw:frame>
          <draw:frame draw:style-name="gr1" draw:text-style-name="P34" draw:layer="layout" svg:width="2.605cm" svg:height="0.539cm" svg:x="3.115cm" svg:y="6.011cm">
            <draw:text-box>
              <text:p><text:span text:style-name="T1">W/GCY20/CH3</text:span></text:p>
            </draw:text-box>
          </draw:frame>
          <draw:frame draw:style-name="gr1" draw:text-style-name="P34" draw:layer="layout" svg:width="2.674cm" svg:height="0.539cm" svg:x="3.115cm" svg:y="7.011cm">
            <draw:text-box>
              <text:p><text:span text:style-name="T1">W/GCY20/CH4</text:span></text:p>
            </draw:text-box>
          </draw:frame>
          <draw:frame draw:style-name="gr1" draw:text-style-name="P34" draw:layer="layout" svg:width="2.73cm" svg:height="0.539cm" svg:x="3.115cm" svg:y="8.011cm">
            <draw:text-box>
              <text:p><text:span text:style-name="T1">W/GCY20/CH5</text:span></text:p>
            </draw:text-box>
          </draw:frame>
          <draw:frame draw:style-name="gr1" draw:text-style-name="P34" draw:layer="layout" svg:width="2.758cm" svg:height="0.539cm" svg:x="3.115cm" svg:y="9.011cm">
            <draw:text-box>
              <text:p><text:span text:style-name="T1">W/GCY20/CH6</text:span></text:p>
            </draw:text-box>
          </draw:frame>
          <draw:frame draw:style-name="gr1" draw:text-style-name="P34" draw:layer="layout" svg:width="2.591cm" svg:height="0.539cm" svg:x="3.115cm" svg:y="9.343cm">
            <draw:text-box>
              <text:p><text:span text:style-name="T1">W/GCY20/GND</text:span></text:p>
            </draw:text-box>
          </draw:frame>
          <draw:frame draw:style-name="gr1" draw:text-style-name="P34" draw:layer="layout" svg:width="2.521cm" svg:height="0.539cm" svg:x="3.115cm" svg:y="4.011cm">
            <draw:text-box>
              <text:p><text:span text:style-name="T1">W/GCY20/CH1</text:span></text:p>
            </draw:text-box>
          </draw:frame>
        </draw:g>
        <draw:line draw:style-name="gr2" draw:text-style-name="P1" draw:layer="layout" svg:x1="5.434cm" svg:y1="9.756cm" svg:x2="5.436cm" svg:y2="4.389cm">
          <text:p/>
        </draw:line>
        <draw:line draw:style-name="gr2" draw:text-style-name="P1" draw:layer="layout" svg:x1="1.823cm" svg:y1="6.391cm" svg:x2="5.447cm" svg:y2="6.391cm">
          <text:p/>
        </draw:line>
        <draw:line draw:style-name="gr2" draw:text-style-name="P1" draw:layer="layout" svg:x1="1.821cm" svg:y1="7.427cm" svg:x2="5.445cm" svg:y2="7.427cm">
          <text:p/>
        </draw:line>
        <draw:rect draw:style-name="gr89" draw:text-style-name="P17" draw:layer="layout" svg:width="1.942cm" svg:height="7.916cm" svg:x="1.345cm" svg:y="2.458cm">
          <text:p/>
        </draw:rect>
        <draw:rect draw:style-name="gr73" draw:text-style-name="P2" draw:layer="layout" svg:width="0.68cm" svg:height="0.314cm" svg:x="2.588cm" svg:y="9.581cm">
          <text:p text:style-name="P1"><text:span text:style-name="T6">16</text:span></text:p>
        </draw:rect>
        <draw:rect draw:style-name="gr73" draw:text-style-name="P2" draw:layer="layout" svg:width="0.68cm" svg:height="0.314cm" svg:x="2.588cm" svg:y="7.263cm">
          <text:p text:style-name="P1"><text:span text:style-name="T6">19</text:span></text:p>
        </draw:rect>
        <draw:rect draw:style-name="gr73" draw:text-style-name="P2" draw:layer="layout" svg:width="0.68cm" svg:height="0.314cm" svg:x="2.588cm" svg:y="8.263cm">
          <text:p text:style-name="P1"><text:span text:style-name="T6">18</text:span></text:p>
        </draw:rect>
        <draw:rect draw:style-name="gr73" draw:text-style-name="P2" draw:layer="layout" svg:width="0.68cm" svg:height="0.314cm" svg:x="2.588cm" svg:y="9.277cm">
          <text:p text:style-name="P1"><text:span text:style-name="T6">17</text:span></text:p>
        </draw:rect>
        <draw:rect draw:style-name="gr73" draw:text-style-name="P2" draw:layer="layout" svg:width="0.68cm" svg:height="0.314cm" svg:x="2.588cm" svg:y="4.235cm">
          <text:p text:style-name="P1"><text:span text:style-name="T6">22</text:span></text:p>
        </draw:rect>
        <draw:rect draw:style-name="gr73" draw:text-style-name="P2" draw:layer="layout" svg:width="0.68cm" svg:height="0.314cm" svg:x="2.588cm" svg:y="5.235cm">
          <text:p text:style-name="P1"><text:span text:style-name="T6">21</text:span></text:p>
        </draw:rect>
        <draw:rect draw:style-name="gr73" draw:text-style-name="P2" draw:layer="layout" svg:width="0.68cm" svg:height="0.314cm" svg:x="2.588cm" svg:y="6.235cm">
          <text:p text:style-name="P1"><text:span text:style-name="T6">20</text:span></text:p>
        </draw:rect>
        <draw:frame draw:style-name="gr105" draw:text-style-name="P2" draw:layer="layout" svg:width="2.375cm" svg:height="1.367cm" svg:x="1.214cm" svg:y="2.406cm">
          <draw:text-box>
            <text:p text:style-name="P1"><text:span text:style-name="T6">0GCY20-</text:span></text:p>
            <text:p text:style-name="P1"><text:span text:style-name="T6">MSS</text:span></text:p>
            <text:p text:style-name="P1"><text:span text:style-name="T6">CHANNEL</text:span></text:p>
            <text:p text:style-name="P1"><text:span text:style-name="T6">SEQUENCER</text:span></text:p>
          </draw:text-box>
        </draw:frame>
        <draw:rect draw:style-name="gr4" draw:text-style-name="P4" draw:layer="layout" svg:width="6.994cm" svg:height="0.4cm" svg:x="5.794cm" svg:y="1.388cm">
          <text:p text:style-name="P1"><text:span text:style-name="T3">Marshalling Cabinet</text:span></text:p>
        </draw:rect>
        <draw:frame draw:style-name="gr114" draw:text-style-name="P33" draw:layer="layout" svg:width="2.464cm" svg:height="2.74cm" svg:x="6.566cm" svg:y="3.522cm">
          <draw:text-box>
            <text:p text:style-name="P32"><text:span text:style-name="T1">W/GCY20/RTN/16</text:span></text:p>
            <text:p text:style-name="P32"><text:span text:style-name="T1">W/GCY20/CH6/17</text:span></text:p>
            <text:p text:style-name="P32"><text:span text:style-name="T1">W/GCY20/CH5/18</text:span></text:p>
            <text:p text:style-name="P32"><text:span text:style-name="T1">W/GCY20/CH4/19</text:span></text:p>
            <text:p text:style-name="P32"><text:span text:style-name="T1">W/GCY20/CH3/20</text:span></text:p>
            <text:p text:style-name="P32"><text:span text:style-name="T1">W/GCY20/CH2/21</text:span></text:p>
            <text:p text:style-name="P32"><text:span text:style-name="T1">W/GCY20/CH1/22</text:span></text:p>
          </draw:text-box>
        </draw:frame>
        <draw:frame draw:style-name="gr115" draw:text-style-name="P33" draw:layer="layout" svg:width="2.468cm" svg:height="2.983cm" svg:x="9.666cm" svg:y="3.523cm">
          <draw:text-box>
            <text:p text:style-name="P32"><text:span text:style-name="T1">W/GCY20/RTN/16</text:span></text:p>
            <text:p text:style-name="P32"><text:span text:style-name="T1">W/GCY20/CH6/17</text:span></text:p>
            <text:p text:style-name="P32"><text:span text:style-name="T1">W/GCY20/CH5/18</text:span></text:p>
            <text:p text:style-name="P32"><text:span text:style-name="T1">W/GCY20/CH4/19</text:span></text:p>
            <text:p text:style-name="P32"><text:span text:style-name="T1">W/GCY20/CH3/20</text:span></text:p>
            <text:p text:style-name="P32"><text:span text:style-name="T1">W/GCY20/CH2/21</text:span></text:p>
            <text:p text:style-name="P32"><text:span text:style-name="T1">W/GCY20/CH1/22</text:span></text:p>
          </draw:text-box>
        </draw:frame>
        <draw:rect draw:style-name="gr73" draw:text-style-name="P2" draw:layer="layout" svg:width="0.69cm" svg:height="0.324cm" svg:x="8.964cm" svg:y="5.331cm">
          <text:p text:style-name="P1"><text:span text:style-name="T6">21</text:span></text:p>
        </draw:rect>
        <draw:rect draw:style-name="gr73" draw:text-style-name="P2" draw:layer="layout" svg:width="0.69cm" svg:height="0.324cm" svg:x="8.964cm" svg:y="5.019cm">
          <text:p text:style-name="P1"><text:span text:style-name="T6">20</text:span></text:p>
        </draw:rect>
        <draw:line draw:style-name="gr2" draw:text-style-name="P1" draw:layer="layout" svg:x1="6.051cm" svg:y1="4.88cm" svg:x2="12.308cm" svg:y2="4.88cm">
          <text:p/>
        </draw:line>
        <draw:rect draw:style-name="gr73" draw:text-style-name="P2" draw:layer="layout" svg:width="0.69cm" svg:height="0.314cm" svg:x="8.964cm" svg:y="3.765cm">
          <text:p text:style-name="P1"><text:span text:style-name="T6">16</text:span></text:p>
        </draw:rect>
        <draw:rect draw:style-name="gr73" draw:text-style-name="P2" draw:layer="layout" svg:width="0.69cm" svg:height="0.324cm" svg:x="8.964cm" svg:y="4.075cm">
          <text:p text:style-name="P1"><text:span text:style-name="T6">17</text:span></text:p>
        </draw:rect>
        <draw:rect draw:style-name="gr73" draw:text-style-name="P2" draw:layer="layout" svg:width="0.69cm" svg:height="0.324cm" svg:x="8.964cm" svg:y="4.394cm">
          <text:p text:style-name="P1"><text:span text:style-name="T6">18</text:span></text:p>
        </draw:rect>
        <draw:rect draw:style-name="gr73" draw:text-style-name="P2" draw:layer="layout" svg:width="0.69cm" svg:height="0.324cm" svg:x="8.964cm" svg:y="4.719cm">
          <text:p text:style-name="P1"><text:span text:style-name="T6">19</text:span></text:p>
        </draw:rect>
        <draw:rect draw:style-name="gr73" draw:text-style-name="P2" draw:layer="layout" svg:width="0.69cm" svg:height="0.324cm" svg:x="8.965cm" svg:y="5.648cm">
          <text:p text:style-name="P1"><text:span text:style-name="T6">22</text:span></text:p>
        </draw:rect>
        <draw:line draw:style-name="gr2" draw:text-style-name="P1" draw:layer="layout" svg:x1="13.775cm" svg:y1="3.95cm" svg:x2="13.784cm" svg:y2="5.808cm">
          <text:p/>
        </draw:line>
        <draw:line draw:style-name="gr2" draw:text-style-name="P1" draw:layer="layout" svg:x1="13.785cm" svg:y1="3.934cm" svg:x2="19.969cm" svg:y2="3.934cm">
          <text:p/>
        </draw:line>
        <draw:line draw:style-name="gr2" draw:text-style-name="P1" draw:layer="layout" svg:x1="13.75cm" svg:y1="4.236cm" svg:x2="19.969cm" svg:y2="4.236cm">
          <text:p/>
        </draw:line>
        <draw:rect draw:style-name="gr11" draw:text-style-name="P8" draw:layer="layout" svg:width="1.51cm" svg:height="0.931cm" svg:x="16.465cm" svg:y="2.175cm">
          <text:p text:style-name="P1"><text:span text:style-name="T4">TB.....</text:span></text:p>
        </draw:rect>
        <draw:rect draw:style-name="gr20" draw:text-style-name="P2" draw:layer="layout" svg:width="0.51cm" svg:height="3.501cm" svg:x="16.655cm" svg:y="3.432cm">
          <text:p/>
        </draw:rect>
        <draw:g>
          <draw:rect draw:style-name="gr21" draw:text-style-name="P1" draw:layer="layout" svg:width="0.345cm" svg:height="0.385cm" svg:x="16.725cm" svg:y="3.221cm">
            <text:p/>
          </draw:rect>
          <draw:line draw:style-name="gr2" draw:text-style-name="P1" draw:layer="layout" svg:x1="16.735cm" svg:y1="3.436cm" svg:x2="16.831cm" svg:y2="3.276cm">
            <text:p/>
          </draw:line>
          <draw:line draw:style-name="gr2" draw:text-style-name="P1" draw:layer="layout" svg:x1="16.993cm" svg:y1="3.511cm" svg:x2="17.065cm" svg:y2="3.436cm">
            <text:p/>
          </draw:line>
          <draw:line draw:style-name="gr2" draw:text-style-name="P1" draw:layer="layout" svg:x1="16.823cm" svg:y1="3.276cm" svg:x2="16.983cm" svg:y2="3.516cm">
            <text:p/>
          </draw:line>
        </draw:g>
        <draw:g>
          <draw:rect draw:style-name="gr21" draw:text-style-name="P1" draw:layer="layout" svg:width="-0.345cm" svg:height="-0.385cm" svg:x="17.071cm" svg:y="7.13cm">
            <text:p/>
          </draw:rect>
          <draw:line draw:style-name="gr2" draw:text-style-name="P1" draw:layer="layout" svg:x1="16.736cm" svg:y1="6.915cm" svg:x2="16.832cm" svg:y2="7.075cm">
            <text:p/>
          </draw:line>
          <draw:line draw:style-name="gr2" draw:text-style-name="P1" draw:layer="layout" svg:x1="16.994cm" svg:y1="6.84cm" svg:x2="17.066cm" svg:y2="6.915cm">
            <text:p/>
          </draw:line>
          <draw:line draw:style-name="gr2" draw:text-style-name="P1" draw:layer="layout" svg:x1="16.824cm" svg:y1="7.075cm" svg:x2="16.984cm" svg:y2="6.835cm">
            <text:p/>
          </draw:line>
        </draw:g>
        <draw:ellipse draw:style-name="gr25" draw:text-style-name="P1" draw:layer="layout" svg:width="0.269cm" svg:height="2.48cm" svg:x="13.946cm" svg:y="3.677cm">
          <text:p/>
        </draw:ellipse>
        <draw:line draw:style-name="gr2" draw:text-style-name="P1" draw:layer="layout" svg:x1="20.016cm" svg:y1="5.835cm" svg:x2="20.016cm" svg:y2="3.904cm">
          <text:p/>
        </draw:line>
        <draw:line draw:style-name="gr2" draw:text-style-name="P1" draw:layer="layout" svg:x1="13.751cm" svg:y1="4.545cm" svg:x2="19.969cm" svg:y2="4.545cm">
          <text:p/>
        </draw:line>
        <draw:line draw:style-name="gr2" draw:text-style-name="P1" draw:layer="layout" svg:x1="13.773cm" svg:y1="5.171cm" svg:x2="19.989cm" svg:y2="5.171cm">
          <text:p/>
        </draw:line>
        <draw:line draw:style-name="gr2" draw:text-style-name="P1" draw:layer="layout" svg:x1="13.774cm" svg:y1="5.495cm" svg:x2="20.029cm" svg:y2="5.513cm">
          <text:p/>
        </draw:line>
        <draw:line draw:style-name="gr78" draw:text-style-name="P1" draw:layer="layout" svg:x1="14.066cm" svg:y1="6.149cm" svg:x2="19.686cm" svg:y2="6.149cm">
          <text:p/>
        </draw:line>
        <draw:rect draw:style-name="gr106" draw:text-style-name="P2" draw:layer="layout" svg:width="1.06cm" svg:height="0.314cm" svg:x="16.394cm" svg:y="5.972cm">
          <text:p/>
        </draw:rect>
        <draw:line draw:style-name="gr2" draw:text-style-name="P1" draw:layer="layout" svg:x1="13.755cm" svg:y1="5.813cm" svg:x2="19.989cm" svg:y2="5.813cm">
          <text:p/>
        </draw:line>
        <draw:ellipse draw:style-name="gr25" draw:text-style-name="P1" draw:layer="layout" svg:width="0.269cm" svg:height="2.48cm" svg:x="19.547cm" svg:y="3.677cm">
          <text:p/>
        </draw:ellipse>
        <draw:frame draw:style-name="gr116" draw:text-style-name="P33" draw:layer="layout" svg:width="2.579cm" svg:height="3.079cm" svg:x="14.167cm" svg:y="3.523cm">
          <draw:text-box>
            <text:p text:style-name="P32"><text:span text:style-name="T1">W/GCY20/RTN/16</text:span></text:p>
            <text:p text:style-name="P32"><text:span text:style-name="T1">W/GCY20/CH6/17</text:span></text:p>
            <text:p text:style-name="P32"><text:span text:style-name="T1">W/GCY20/CH5/18</text:span></text:p>
            <text:p text:style-name="P32"><text:span text:style-name="T1">W/GCY20/CH4/19</text:span></text:p>
            <text:p text:style-name="P32"><text:span text:style-name="T1">W/GCY20/CH3/20</text:span></text:p>
            <text:p text:style-name="P32"><text:span text:style-name="T1">W/GCY20/CH2/21</text:span></text:p>
            <text:p text:style-name="P32"><text:span text:style-name="T1">W/GCY20/CH1/22</text:span></text:p>
          </draw:text-box>
        </draw:frame>
        <draw:frame draw:style-name="gr117" draw:text-style-name="P33" draw:layer="layout" svg:width="2.463cm" svg:height="2.764cm" svg:x="17.167cm" svg:y="3.524cm">
          <draw:text-box>
            <text:p text:style-name="P32"><text:span text:style-name="T1">W/GCY20/RTN/16</text:span></text:p>
            <text:p text:style-name="P32"><text:span text:style-name="T1">W/GCY20/CH6/17</text:span></text:p>
            <text:p text:style-name="P32"><text:span text:style-name="T1">W/GCY20/CH5/18</text:span></text:p>
            <text:p text:style-name="P32"><text:span text:style-name="T1">W/GCY20/CH4/19</text:span></text:p>
            <text:p text:style-name="P32"><text:span text:style-name="T1">W/GCY20/CH3/20</text:span></text:p>
            <text:p text:style-name="P32"><text:span text:style-name="T1">W/GCY20/CH2/21</text:span></text:p>
            <text:p text:style-name="P32"><text:span text:style-name="T1">W/GCY20/CH1/22</text:span></text:p>
          </draw:text-box>
        </draw:frame>
        <draw:rect draw:style-name="gr73" draw:text-style-name="P2" draw:layer="layout" svg:width="0.69cm" svg:height="0.324cm" svg:x="16.565cm" svg:y="5.332cm">
          <text:p text:style-name="P1"><text:span text:style-name="T6">21</text:span></text:p>
        </draw:rect>
        <draw:rect draw:style-name="gr73" draw:text-style-name="P2" draw:layer="layout" svg:width="0.69cm" svg:height="0.324cm" svg:x="16.565cm" svg:y="5.02cm">
          <text:p text:style-name="P1"><text:span text:style-name="T6">20</text:span></text:p>
        </draw:rect>
        <draw:line draw:style-name="gr2" draw:text-style-name="P1" draw:layer="layout" svg:x1="13.752cm" svg:y1="4.881cm" svg:x2="20.009cm" svg:y2="4.881cm">
          <text:p/>
        </draw:line>
        <draw:rect draw:style-name="gr73" draw:text-style-name="P2" draw:layer="layout" svg:width="0.69cm" svg:height="0.314cm" svg:x="16.565cm" svg:y="3.766cm">
          <text:p text:style-name="P1"><text:span text:style-name="T6">16</text:span></text:p>
        </draw:rect>
        <draw:rect draw:style-name="gr73" draw:text-style-name="P2" draw:layer="layout" svg:width="0.69cm" svg:height="0.324cm" svg:x="16.565cm" svg:y="4.076cm">
          <text:p text:style-name="P1"><text:span text:style-name="T6">17</text:span></text:p>
        </draw:rect>
        <draw:rect draw:style-name="gr73" draw:text-style-name="P2" draw:layer="layout" svg:width="0.69cm" svg:height="0.324cm" svg:x="16.565cm" svg:y="4.395cm">
          <text:p text:style-name="P1"><text:span text:style-name="T6">18</text:span></text:p>
        </draw:rect>
        <draw:rect draw:style-name="gr73" draw:text-style-name="P2" draw:layer="layout" svg:width="0.69cm" svg:height="0.324cm" svg:x="16.565cm" svg:y="4.72cm">
          <text:p text:style-name="P1"><text:span text:style-name="T6">19</text:span></text:p>
        </draw:rect>
        <draw:rect draw:style-name="gr73" draw:text-style-name="P2" draw:layer="layout" svg:width="0.69cm" svg:height="0.324cm" svg:x="16.566cm" svg:y="5.649cm">
          <text:p text:style-name="P1"><text:span text:style-name="T6">22</text:span></text:p>
        </draw:rect>
        <draw:line draw:style-name="gr10" draw:text-style-name="P1" draw:layer="layout" svg:x1="12.799cm" svg:y1="17.211cm" svg:x2="12.8cm" svg:y2="2.46cm">
          <text:p/>
        </draw:line>
        <draw:line draw:style-name="gr2" draw:text-style-name="P1" draw:layer="layout" svg:x1="12.289cm" svg:y1="4.72cm" svg:x2="13.77cm" svg:y2="4.72cm">
          <text:p/>
        </draw:line>
      </draw:page>
      <draw:page draw:name="page10" draw:style-name="dp1" draw:master-page-name="Default">
        <draw:g>
          <draw:rect draw:style-name="gr73" draw:text-style-name="P2" draw:layer="layout" svg:width="0.43cm" svg:height="0.314cm" svg:x="5.24cm" svg:y="5.727cm">
            <text:p text:style-name="P1"><text:span text:style-name="T6">+</text:span></text:p>
          </draw:rect>
          <draw:rect draw:style-name="gr73" draw:text-style-name="P2" draw:layer="layout" svg:width="0.43cm" svg:height="0.314cm" svg:x="5.24cm" svg:y="6.379cm">
            <text:p text:style-name="P1"><text:span text:style-name="T6">-</text:span></text:p>
          </draw:rect>
          <draw:circle draw:style-name="gr79" draw:text-style-name="P1" draw:layer="layout" svg:width="1.766cm" svg:height="1.766cm" svg:x="4.084cm" svg:y="5.335cm">
            <text:p/>
          </draw:circle>
          <draw:ellipse draw:style-name="gr80" draw:text-style-name="P1" draw:layer="layout" svg:width="1.44cm" svg:height="1.447cm" svg:x="4.246cm" svg:y="5.5cm">
            <text:p/>
          </draw:ellipse>
        </draw:g>
        <draw:line draw:style-name="gr2" draw:text-style-name="P1" draw:layer="layout" svg:x1="19.896cm" svg:y1="6.04cm" svg:x2="19.896cm" svg:y2="6.417cm">
          <text:p/>
        </draw:line>
        <draw:line draw:style-name="gr2" draw:text-style-name="P1" draw:layer="layout" svg:x1="16.251cm" svg:y1="6.395cm" svg:x2="19.875cm" svg:y2="6.395cm">
          <text:p/>
        </draw:line>
        <draw:frame draw:style-name="gr1" draw:text-style-name="P34" draw:layer="layout" svg:width="2.84cm" svg:height="0.539cm" svg:x="16.435cm" svg:y="5.973cm">
          <draw:text-box>
            <text:p><text:span text:style-name="T1">W/PGB03CP001/A2</text:span></text:p>
          </draw:text-box>
        </draw:frame>
        <draw:line draw:style-name="gr2" draw:text-style-name="P1" draw:layer="layout" svg:x1="16.251cm" svg:y1="6.044cm" svg:x2="19.875cm" svg:y2="6.044cm">
          <text:p/>
        </draw:line>
        <draw:frame draw:style-name="gr1" draw:text-style-name="P34" draw:layer="layout" svg:width="2.84cm" svg:height="0.539cm" svg:x="16.435cm" svg:y="5.643cm">
          <draw:text-box>
            <text:p><text:span text:style-name="T1">W/PGB03CP001/A1</text:span></text:p>
          </draw:text-box>
        </draw:frame>
        <draw:rect draw:style-name="gr5" draw:text-style-name="P5" draw:layer="layout" svg:width="7.909cm" svg:height="1.086cm" svg:x="20.791cm" svg:y="17.989cm">
          <text:p/>
        </draw:rect>
        <draw:frame draw:style-name="gr6" draw:text-style-name="P6" draw:layer="layout" svg:width="1.649cm" svg:height="0.569cm" svg:x="20.697cm" svg:y="17.957cm">
          <draw:text-box>
            <text:p><text:span text:style-name="T4">DRG No.</text:span></text:p>
          </draw:text-box>
        </draw:frame>
        <draw:frame draw:style-name="gr98" draw:text-style-name="P8" draw:layer="layout" svg:width="5.311cm" svg:height="1.205cm" svg:x="22.309cm" svg:y="17.957cm">
          <draw:text-box>
            <text:p text:style-name="P1"><text:span text:style-name="T4">Tundish Levels</text:span></text:p>
            <text:p text:style-name="P1"><text:span text:style-name="T4">Loop Diagram for WaterLab</text:span></text:p>
            <text:p text:style-name="P1"><text:span text:style-name="T4">....</text:span></text:p>
          </draw:text-box>
        </draw:frame>
        <draw:rect draw:style-name="gr4" draw:text-style-name="P5" draw:layer="layout" svg:width="2.51cm" svg:height="0.921cm" svg:x="20.789cm" svg:y="19.075cm">
          <text:p text:style-name="P16"><text:span text:style-name="T3">NTS</text:span></text:p>
        </draw:rect>
        <draw:frame draw:style-name="gr99" draw:text-style-name="P6" draw:layer="layout" svg:width="1.594cm" svg:height="0.569cm" svg:x="20.6cm" svg:y="18.956cm">
          <draw:text-box>
            <text:p><text:span text:style-name="T4">SCALE :</text:span></text:p>
          </draw:text-box>
        </draw:frame>
        <draw:rect draw:style-name="gr4" draw:text-style-name="P5" draw:layer="layout" svg:width="5.405cm" svg:height="0.925cm" svg:x="23.295cm" svg:y="19.075cm">
          <text:p text:style-name="P16"><text:span text:style-name="T3">RA...... SHEET 12</text:span></text:p>
        </draw:rect>
        <draw:frame draw:style-name="gr100" draw:text-style-name="P6" draw:layer="layout" svg:width="2.475cm" svg:height="0.569cm" svg:x="23.201cm" svg:y="18.956cm">
          <draw:text-box>
            <text:p><text:span text:style-name="T4">DRAWING No :</text:span></text:p>
          </draw:text-box>
        </draw:frame>
        <draw:rect draw:style-name="gr4" draw:text-style-name="P5" draw:layer="layout" svg:width="1.03cm" svg:height="0.42cm" svg:x="27.67cm" svg:y="17.99cm">
          <text:p text:style-name="P16"><text:span text:style-name="T3">A1L</text:span></text:p>
        </draw:rect>
        <draw:rect draw:style-name="gr5" draw:text-style-name="P5" draw:layer="layout" svg:width="5.666cm" svg:height="2.01cm" svg:x="15.114cm" svg:y="17.99cm">
          <text:p/>
        </draw:rect>
        <draw:frame draw:style-name="gr101" draw:text-style-name="P6" draw:layer="layout" svg:width="4.579cm" svg:height="0.569cm" svg:x="15.626cm" svg:y="19.231cm">
          <draw:text-box>
            <text:p><text:span text:style-name="T4">Ratcliffe Environmental Upgrade</text:span></text:p>
          </draw:text-box>
        </draw:frame>
        <draw:rect draw:style-name="gr102" draw:text-style-name="P23" draw:layer="layout" svg:width="2cm" svg:height="0.4cm" svg:x="1.014cm" svg:y="18.392cm">
          <text:p text:style-name="P22"><text:span text:style-name="T3">DRAWN</text:span></text:p>
        </draw:rect>
        <draw:rect draw:style-name="gr102" draw:text-style-name="P25" draw:layer="layout" svg:width="1.998cm" svg:height="0.4cm" svg:x="1.02cm" svg:y="18.792cm">
          <text:p text:style-name="P24"><text:span text:style-name="T3">TRACED</text:span></text:p>
        </draw:rect>
        <draw:rect draw:style-name="gr102" draw:text-style-name="P27" draw:layer="layout" svg:width="2cm" svg:height="0.4cm" svg:x="1.014cm" svg:y="19.192cm">
          <text:p text:style-name="P26"><text:span text:style-name="T3">CHECKED</text:span></text:p>
        </draw:rect>
        <draw:rect draw:style-name="gr102" draw:text-style-name="P5" draw:layer="layout" svg:width="2cm" svg:height="0.4cm" svg:x="1.014cm" svg:y="19.596cm">
          <text:p text:style-name="P16"><text:span text:style-name="T3">APPROVED</text:span></text:p>
        </draw:rect>
        <draw:rect draw:style-name="gr4" draw:text-style-name="P4" draw:layer="layout" svg:width="2cm" svg:height="0.4cm" svg:x="3.014cm" svg:y="18.392cm">
          <text:p text:style-name="P1"><text:span text:style-name="T3">G.McCormack</text:span></text:p>
        </draw:rect>
        <draw:rect draw:style-name="gr4" draw:text-style-name="P4" draw:layer="layout" svg:width="2cm" svg:height="0.4cm" svg:x="3.014cm" svg:y="18.792cm">
          <text:p text:style-name="P1"><text:span text:style-name="T3">.</text:span></text:p>
        </draw:rect>
        <draw:rect draw:style-name="gr4" draw:text-style-name="P4" draw:layer="layout" svg:width="2cm" svg:height="0.4cm" svg:x="3.014cm" svg:y="19.192cm">
          <text:p text:style-name="P1"><text:span text:style-name="T3">.</text:span></text:p>
        </draw:rect>
        <draw:rect draw:style-name="gr4" draw:text-style-name="P4" draw:layer="layout" svg:width="2cm" svg:height="0.4cm" svg:x="3.014cm" svg:y="19.596cm">
          <text:p text:style-name="P1"><text:span text:style-name="T3">.</text:span></text:p>
        </draw:rect>
        <draw:rect draw:style-name="gr4" draw:text-style-name="P4" draw:layer="layout" svg:width="1.01cm" svg:height="0.4cm" svg:x="5.014cm" svg:y="18.392cm">
          <text:p text:style-name="P1"><text:span text:style-name="T3">E</text:span></text:p>
        </draw:rect>
        <draw:rect draw:style-name="gr4" draw:text-style-name="P4" draw:layer="layout" svg:width="2.016cm" svg:height="1.208cm" svg:x="5.014cm" svg:y="18.792cm">
          <text:p text:style-name="P1"><text:span text:style-name="T3">DRAFT</text:span></text:p>
        </draw:rect>
        <draw:rect draw:style-name="gr102" draw:text-style-name="P29" draw:layer="layout" svg:width="2cm" svg:height="0.4cm" svg:x="1.014cm" svg:y="17.992cm">
          <text:p text:style-name="P28"><text:span text:style-name="T3">DATE</text:span></text:p>
        </draw:rect>
        <draw:rect draw:style-name="gr102" draw:text-style-name="P29" draw:layer="layout" svg:width="1.014cm" svg:height="0.4cm" svg:x="5.01cm" svg:y="17.996cm">
          <text:p text:style-name="P28"><text:span text:style-name="T3">ISSUE</text:span></text:p>
        </draw:rect>
        <draw:rect draw:style-name="gr4" draw:text-style-name="P4" draw:layer="layout" svg:width="2cm" svg:height="0.4cm" svg:x="3.014cm" svg:y="17.992cm">
          <text:p text:style-name="P1"><text:span text:style-name="T3">5/3/2015</text:span></text:p>
        </draw:rect>
        <draw:rect draw:style-name="gr4" draw:text-style-name="P4" draw:layer="layout" svg:width="1.01cm" svg:height="0.4cm" svg:x="6.024cm" svg:y="18.392cm">
          <text:p text:style-name="P1"><text:span text:style-name="T3">5/3/15</text:span></text:p>
        </draw:rect>
        <draw:rect draw:style-name="gr4" draw:text-style-name="P4" draw:layer="layout" svg:width="1.01cm" svg:height="0.4cm" svg:x="6.024cm" svg:y="17.992cm">
          <text:p text:style-name="P1"><text:span text:style-name="T3">DATE</text:span></text:p>
        </draw:rect>
        <draw:rect draw:style-name="gr4" draw:text-style-name="P4" draw:layer="layout" svg:width="1.01cm" svg:height="0.4cm" svg:x="7.034cm" svg:y="18.392cm">
          <text:p text:style-name="P1"><text:span text:style-name="T3">.</text:span></text:p>
        </draw:rect>
        <draw:rect draw:style-name="gr4" draw:text-style-name="P4" draw:layer="layout" svg:width="2.016cm" svg:height="1.208cm" svg:x="7.034cm" svg:y="18.792cm">
          <text:p text:style-name="P1"><text:span text:style-name="T3">.</text:span></text:p>
        </draw:rect>
        <draw:rect draw:style-name="gr102" draw:text-style-name="P29" draw:layer="layout" svg:width="1.014cm" svg:height="0.4cm" svg:x="7.03cm" svg:y="17.996cm">
          <text:p text:style-name="P28"><text:span text:style-name="T3">ISSUE</text:span></text:p>
        </draw:rect>
        <draw:rect draw:style-name="gr4" draw:text-style-name="P4" draw:layer="layout" svg:width="1.01cm" svg:height="0.4cm" svg:x="8.044cm" svg:y="18.392cm">
          <text:p text:style-name="P1"><text:span text:style-name="T3">.</text:span></text:p>
        </draw:rect>
        <draw:rect draw:style-name="gr4" draw:text-style-name="P4" draw:layer="layout" svg:width="1.01cm" svg:height="0.4cm" svg:x="8.044cm" svg:y="17.992cm">
          <text:p text:style-name="P1"><text:span text:style-name="T3">DATE</text:span></text:p>
        </draw:rect>
        <draw:rect draw:style-name="gr4" draw:text-style-name="P4" draw:layer="layout" svg:width="1.01cm" svg:height="0.4cm" svg:x="9.054cm" svg:y="18.392cm">
          <text:p text:style-name="P1"><text:span text:style-name="T3">.</text:span></text:p>
        </draw:rect>
        <draw:rect draw:style-name="gr4" draw:text-style-name="P4" draw:layer="layout" svg:width="2.016cm" svg:height="1.208cm" svg:x="9.054cm" svg:y="18.792cm">
          <text:p text:style-name="P1"><text:span text:style-name="T3">.</text:span></text:p>
        </draw:rect>
        <draw:rect draw:style-name="gr102" draw:text-style-name="P29" draw:layer="layout" svg:width="1.014cm" svg:height="0.4cm" svg:x="9.05cm" svg:y="17.996cm">
          <text:p text:style-name="P28"><text:span text:style-name="T3">ISSUE</text:span></text:p>
        </draw:rect>
        <draw:rect draw:style-name="gr4" draw:text-style-name="P4" draw:layer="layout" svg:width="1.01cm" svg:height="0.4cm" svg:x="10.064cm" svg:y="18.392cm">
          <text:p text:style-name="P1"><text:span text:style-name="T3">.</text:span></text:p>
        </draw:rect>
        <draw:rect draw:style-name="gr4" draw:text-style-name="P4" draw:layer="layout" svg:width="1.01cm" svg:height="0.4cm" svg:x="10.064cm" svg:y="17.992cm">
          <text:p text:style-name="P1"><text:span text:style-name="T3">DATE</text:span></text:p>
        </draw:rect>
        <draw:rect draw:style-name="gr4" draw:text-style-name="P4" draw:layer="layout" svg:width="1.01cm" svg:height="0.4cm" svg:x="11.074cm" svg:y="18.392cm">
          <text:p text:style-name="P1"><text:span text:style-name="T3">.</text:span></text:p>
        </draw:rect>
        <draw:rect draw:style-name="gr4" draw:text-style-name="P4" draw:layer="layout" svg:width="2.016cm" svg:height="1.208cm" svg:x="11.074cm" svg:y="18.792cm">
          <text:p text:style-name="P1"><text:span text:style-name="T3">.</text:span></text:p>
        </draw:rect>
        <draw:rect draw:style-name="gr102" draw:text-style-name="P29" draw:layer="layout" svg:width="1.014cm" svg:height="0.4cm" svg:x="11.07cm" svg:y="17.996cm">
          <text:p text:style-name="P28"><text:span text:style-name="T3">ISSUE</text:span></text:p>
        </draw:rect>
        <draw:rect draw:style-name="gr4" draw:text-style-name="P4" draw:layer="layout" svg:width="1.01cm" svg:height="0.4cm" svg:x="12.084cm" svg:y="18.392cm">
          <text:p text:style-name="P1"><text:span text:style-name="T3">.</text:span></text:p>
        </draw:rect>
        <draw:rect draw:style-name="gr4" draw:text-style-name="P4" draw:layer="layout" svg:width="1.01cm" svg:height="0.4cm" svg:x="12.084cm" svg:y="17.992cm">
          <text:p text:style-name="P1"><text:span text:style-name="T3">DATE</text:span></text:p>
        </draw:rect>
        <draw:rect draw:style-name="gr4" draw:text-style-name="P4" draw:layer="layout" svg:width="1.01cm" svg:height="0.4cm" svg:x="13.094cm" svg:y="18.392cm">
          <text:p text:style-name="P1"><text:span text:style-name="T3">.</text:span></text:p>
        </draw:rect>
        <draw:rect draw:style-name="gr4" draw:text-style-name="P4" draw:layer="layout" svg:width="2.016cm" svg:height="1.208cm" svg:x="13.094cm" svg:y="18.792cm">
          <text:p text:style-name="P1"><text:span text:style-name="T3">.</text:span></text:p>
        </draw:rect>
        <draw:rect draw:style-name="gr102" draw:text-style-name="P29" draw:layer="layout" svg:width="1.014cm" svg:height="0.4cm" svg:x="13.09cm" svg:y="17.996cm">
          <text:p text:style-name="P28"><text:span text:style-name="T3">ISSUE</text:span></text:p>
        </draw:rect>
        <draw:rect draw:style-name="gr4" draw:text-style-name="P4" draw:layer="layout" svg:width="1.01cm" svg:height="0.4cm" svg:x="14.104cm" svg:y="18.392cm">
          <text:p text:style-name="P1"><text:span text:style-name="T3">.</text:span></text:p>
        </draw:rect>
        <draw:rect draw:style-name="gr4" draw:text-style-name="P4" draw:layer="layout" svg:width="1.01cm" svg:height="0.4cm" svg:x="14.104cm" svg:y="17.992cm">
          <text:p text:style-name="P1"><text:span text:style-name="T3">DATE</text:span></text:p>
        </draw:rect>
        <draw:line draw:style-name="gr103" draw:text-style-name="P1" draw:layer="layout" svg:x1="28.7cm" svg:y1="19.986cm" svg:x2="1cm" svg:y2="19.986cm">
          <text:p/>
        </draw:line>
        <draw:line draw:style-name="gr103" draw:text-style-name="P1" draw:layer="layout" svg:x1="1.007cm" svg:y1="19.993cm" svg:x2="1.009cm" svg:y2="0.947cm">
          <text:p/>
        </draw:line>
        <draw:line draw:style-name="gr103" draw:text-style-name="P1" draw:layer="layout" svg:x1="28.7cm" svg:y1="1cm" svg:x2="28.7cm" svg:y2="20cm">
          <text:p/>
        </draw:line>
        <draw:g>
          <draw:rect draw:style-name="gr73" draw:text-style-name="P2" draw:layer="layout" svg:width="0.68cm" svg:height="0.314cm" svg:x="24.279cm" svg:y="3.073cm">
            <text:p text:style-name="P1"><text:span text:style-name="T6">A1</text:span></text:p>
          </draw:rect>
          <draw:rect draw:style-name="gr73" draw:text-style-name="P2" draw:layer="layout" svg:width="0.68cm" svg:height="0.314cm" svg:x="24.279cm" svg:y="3.373cm">
            <text:p text:style-name="P1"><text:span text:style-name="T6">B1</text:span></text:p>
          </draw:rect>
          <draw:rect draw:style-name="gr73" draw:text-style-name="P2" draw:layer="layout" svg:width="0.68cm" svg:height="0.314cm" svg:x="24.279cm" svg:y="3.673cm">
            <text:p text:style-name="P1"><text:span text:style-name="T6">B2</text:span></text:p>
          </draw:rect>
          <draw:rect draw:style-name="gr73" draw:text-style-name="P2" draw:layer="layout" svg:width="0.68cm" svg:height="0.314cm" svg:x="24.279cm" svg:y="3.973cm">
            <text:p text:style-name="P1"><text:span text:style-name="T6">-</text:span></text:p>
          </draw:rect>
          <draw:rect draw:style-name="gr73" draw:text-style-name="P2" draw:layer="layout" svg:width="0.689cm" svg:height="1.216cm" svg:x="24.961cm" svg:y="3.071cm">
            <text:p text:style-name="P1"><text:span text:style-name="T6">CH01</text:span></text:p>
          </draw:rect>
          <draw:rect draw:style-name="gr73" draw:text-style-name="P13" draw:layer="layout" svg:width="1.857cm" svg:height="1.216cm" svg:x="25.65cm" svg:y="3.071cm">
            <text:p text:style-name="P1"><text:span text:style-name="T1">0GCX20-CL001</text:span></text:p>
            <text:p text:style-name="P1"><text:span text:style-name="T1">Tundish 1 Level</text:span></text:p>
          </draw:rect>
          <draw:rect draw:style-name="gr73" draw:text-style-name="P2" draw:layer="layout" svg:width="3.228cm" svg:height="0.416cm" svg:x="24.279cm" svg:y="2.655cm">
            <text:p text:style-name="P1"><text:span text:style-name="T6">MODULE .......</text:span></text:p>
          </draw:rect>
          <draw:rect draw:style-name="gr73" draw:text-style-name="P2" draw:layer="layout" svg:width="3.228cm" svg:height="0.416cm" svg:x="24.279cm" svg:y="2.241cm">
            <text:p text:style-name="P1"><text:span text:style-name="T6">ANAL IN CARD</text:span></text:p>
          </draw:rect>
          <draw:rect draw:style-name="gr87" draw:text-style-name="P17" draw:layer="layout" svg:width="3.218cm" svg:height="2.066cm" svg:x="24.299cm" svg:y="2.241cm">
            <text:p/>
          </draw:rect>
        </draw:g>
        <draw:rect draw:style-name="gr4" draw:text-style-name="P4" draw:layer="layout" svg:width="9.471cm" svg:height="0.4cm" svg:x="1cm" svg:y="0.989cm">
          <text:p text:style-name="P1"><text:span text:style-name="T3">WaterLab</text:span></text:p>
        </draw:rect>
        <draw:rect draw:style-name="gr4" draw:text-style-name="P4" draw:layer="layout" svg:width="9.47cm" svg:height="0.4cm" svg:x="1.001cm" svg:y="1.389cm">
          <text:p text:style-name="P1"><text:span text:style-name="T3">Common Chemical Monitoring</text:span></text:p>
        </draw:rect>
        <draw:rect draw:style-name="gr4" draw:text-style-name="P4" draw:layer="layout" svg:width="18.229cm" svg:height="0.4cm" svg:x="10.471cm" svg:y="0.989cm">
          <text:p text:style-name="P1"><text:span text:style-name="T3">Control and Marshalling Kiosk - Emerson Cabinets</text:span></text:p>
        </draw:rect>
        <draw:line draw:style-name="gr103" draw:text-style-name="P1" draw:layer="layout" svg:x1="28.7cm" svg:y1="0.99cm" svg:x2="1cm" svg:y2="0.969cm">
          <text:p/>
        </draw:line>
        <draw:rect draw:style-name="gr4" draw:text-style-name="P4" draw:layer="layout" svg:width="10.405cm" svg:height="0.4cm" svg:x="10.471cm" svg:y="1.389cm">
          <text:p text:style-name="P1"><text:span text:style-name="T3">Signal Marshalling Cabinet</text:span></text:p>
        </draw:rect>
        <draw:rect draw:style-name="gr4" draw:text-style-name="P4" draw:layer="layout" svg:width="7.814cm" svg:height="0.4cm" svg:x="20.878cm" svg:y="1.389cm">
          <text:p text:style-name="P1"><text:span text:style-name="T3">Ovation Controller 10/60</text:span></text:p>
        </draw:rect>
        <draw:line draw:style-name="gr2" draw:text-style-name="P1" draw:layer="layout" svg:x1="21.856cm" svg:y1="3.216cm" svg:x2="24.277cm" svg:y2="3.216cm">
          <text:p/>
        </draw:line>
        <draw:line draw:style-name="gr2" draw:text-style-name="P1" draw:layer="layout" svg:x1="21.857cm" svg:y1="3.833cm" svg:x2="24.278cm" svg:y2="3.833cm">
          <text:p/>
        </draw:line>
        <draw:line draw:style-name="gr2" draw:text-style-name="P1" draw:layer="layout" svg:x1="21.853cm" svg:y1="3.846cm" svg:x2="21.856cm" svg:y2="3.221cm">
          <text:p/>
        </draw:line>
        <draw:rect draw:style-name="gr73" draw:text-style-name="P2" draw:layer="layout" svg:width="0.68cm" svg:height="0.314cm" svg:x="24.275cm" svg:y="5.803cm">
          <text:p text:style-name="P1"><text:span text:style-name="T6">A2</text:span></text:p>
        </draw:rect>
        <draw:rect draw:style-name="gr73" draw:text-style-name="P2" draw:layer="layout" svg:width="0.68cm" svg:height="0.314cm" svg:x="24.275cm" svg:y="6.103cm">
          <text:p text:style-name="P1"><text:span text:style-name="T6">B3</text:span></text:p>
        </draw:rect>
        <draw:rect draw:style-name="gr73" draw:text-style-name="P2" draw:layer="layout" svg:width="0.68cm" svg:height="0.314cm" svg:x="24.275cm" svg:y="6.403cm">
          <text:p text:style-name="P1"><text:span text:style-name="T6">B4</text:span></text:p>
        </draw:rect>
        <draw:rect draw:style-name="gr73" draw:text-style-name="P2" draw:layer="layout" svg:width="0.68cm" svg:height="0.314cm" svg:x="24.275cm" svg:y="6.703cm">
          <text:p text:style-name="P1"><text:span text:style-name="T6">-</text:span></text:p>
        </draw:rect>
        <draw:rect draw:style-name="gr73" draw:text-style-name="P2" draw:layer="layout" svg:width="0.69cm" svg:height="1.216cm" svg:x="24.957cm" svg:y="5.801cm">
          <text:p text:style-name="P1"><text:span text:style-name="T6">CH02</text:span></text:p>
        </draw:rect>
        <draw:rect draw:style-name="gr73" draw:text-style-name="P13" draw:layer="layout" svg:width="1.858cm" svg:height="1.216cm" svg:x="25.647cm" svg:y="5.801cm">
          <text:p text:style-name="P1"><text:span text:style-name="T1">0GCX20-CL002</text:span></text:p>
          <text:p text:style-name="P1"><text:span text:style-name="T1">Tundish 2 Level</text:span></text:p>
        </draw:rect>
        <draw:rect draw:style-name="gr87" draw:text-style-name="P17" draw:layer="layout" svg:width="3.22cm" svg:height="1.243cm" svg:x="24.295cm" svg:y="5.794cm">
          <text:p/>
        </draw:rect>
        <draw:line draw:style-name="gr2" draw:text-style-name="P1" draw:layer="layout" svg:x1="19.912cm" svg:y1="3.504cm" svg:x2="21.839cm" svg:y2="3.504cm">
          <text:p/>
        </draw:line>
        <draw:line draw:style-name="gr2" draw:text-style-name="P1" draw:layer="layout" svg:x1="21.856cm" svg:y1="5.917cm" svg:x2="24.277cm" svg:y2="5.917cm">
          <text:p/>
        </draw:line>
        <draw:line draw:style-name="gr2" draw:text-style-name="P1" draw:layer="layout" svg:x1="21.857cm" svg:y1="6.534cm" svg:x2="24.278cm" svg:y2="6.534cm">
          <text:p/>
        </draw:line>
        <draw:line draw:style-name="gr2" draw:text-style-name="P1" draw:layer="layout" svg:x1="21.858cm" svg:y1="6.546cm" svg:x2="21.858cm" svg:y2="5.922cm">
          <text:p/>
        </draw:line>
        <draw:line draw:style-name="gr2" draw:text-style-name="P1" draw:layer="layout" svg:x1="14.042cm" svg:y1="3.367cm" svg:x2="14.041cm" svg:y2="3.701cm">
          <text:p/>
        </draw:line>
        <draw:line draw:style-name="gr2" draw:text-style-name="P1" draw:layer="layout" svg:x1="14.032cm" svg:y1="3.345cm" svg:x2="15.572cm" svg:y2="3.345cm">
          <text:p/>
        </draw:line>
        <draw:line draw:style-name="gr2" draw:text-style-name="P1" draw:layer="layout" svg:x1="14.028cm" svg:y1="3.688cm" svg:x2="15.528cm" svg:y2="3.688cm">
          <text:p/>
        </draw:line>
        <draw:frame draw:style-name="gr77" draw:text-style-name="P34" draw:layer="layout" svg:width="1.01cm" svg:height="0.584cm" svg:x="14.612cm" svg:y="3.273cm">
          <draw:text-box>
            <text:p><text:span text:style-name="T1">A2</text:span></text:p>
          </draw:text-box>
        </draw:frame>
        <draw:frame draw:style-name="gr1" draw:text-style-name="P34" draw:layer="layout" svg:width="0.94cm" svg:height="0.539cm" svg:x="14.622cm" svg:y="2.953cm">
          <draw:text-box>
            <text:p><text:span text:style-name="T1">A1</text:span></text:p>
          </draw:text-box>
        </draw:frame>
        <draw:rect draw:style-name="gr11" draw:text-style-name="P8" draw:layer="layout" svg:width="1.51cm" svg:height="0.466cm" svg:x="15.172cm" svg:y="2.057cm">
          <text:p text:style-name="P1"><text:span text:style-name="T4">TB-1</text:span></text:p>
        </draw:rect>
        <draw:line draw:style-name="gr2" draw:text-style-name="P1" draw:layer="layout" svg:x1="7.108cm" svg:y1="3.503cm" svg:x2="14.054cm" svg:y2="3.503cm">
          <text:p/>
        </draw:line>
        <draw:frame draw:style-name="gr26" draw:text-style-name="P7" draw:layer="layout" svg:width="1.535cm" svg:height="0.53cm" svg:x="8.139cm" svg:y="3.101cm">
          <draw:text-box>
            <text:p><text:span text:style-name="T6">T506/507</text:span></text:p>
          </draw:text-box>
        </draw:frame>
        <draw:frame draw:style-name="gr27" draw:text-style-name="P2" draw:layer="layout" svg:width="2.467cm" svg:height="0.843cm" svg:x="7.718cm" svg:y="3.401cm">
          <draw:text-box>
            <text:p text:style-name="P1"><text:span text:style-name="T6">6C 0.22mm</text:span><text:span text:style-name="T7">2</text:span><text:span text:style-name="T6"> PVC</text:span></text:p>
            <text:p text:style-name="P1"><text:span text:style-name="T6">SCREENED</text:span></text:p>
          </draw:text-box>
        </draw:frame>
        <draw:rect draw:style-name="gr20" draw:text-style-name="P2" draw:layer="layout" svg:width="0.51cm" svg:height="3.99cm" svg:x="15.622cm" svg:y="2.849cm">
          <text:p/>
        </draw:rect>
        <draw:rect draw:style-name="gr73" draw:text-style-name="P2" draw:layer="layout" svg:width="0.69cm" svg:height="0.314cm" svg:x="15.532cm" svg:y="3.183cm">
          <text:p text:style-name="P1"><text:span text:style-name="T6">11</text:span></text:p>
        </draw:rect>
        <draw:g>
          <draw:rect draw:style-name="gr21" draw:text-style-name="P1" draw:layer="layout" svg:width="0.345cm" svg:height="0.385cm" svg:x="15.692cm" svg:y="2.638cm">
            <text:p/>
          </draw:rect>
          <draw:line draw:style-name="gr2" draw:text-style-name="P1" draw:layer="layout" svg:x1="15.702cm" svg:y1="2.853cm" svg:x2="15.798cm" svg:y2="2.693cm">
            <text:p/>
          </draw:line>
          <draw:line draw:style-name="gr2" draw:text-style-name="P1" draw:layer="layout" svg:x1="15.96cm" svg:y1="2.928cm" svg:x2="16.032cm" svg:y2="2.853cm">
            <text:p/>
          </draw:line>
          <draw:line draw:style-name="gr2" draw:text-style-name="P1" draw:layer="layout" svg:x1="15.79cm" svg:y1="2.693cm" svg:x2="15.95cm" svg:y2="2.933cm">
            <text:p/>
          </draw:line>
        </draw:g>
        <draw:ellipse draw:style-name="gr25" draw:text-style-name="P1" draw:layer="layout" svg:width="0.269cm" svg:height="1.186cm" svg:x="14.213cm" svg:y="3.115cm">
          <text:p/>
        </draw:ellipse>
        <draw:line draw:style-name="gr78" draw:text-style-name="P1" draw:layer="layout" svg:x1="14.362cm" svg:y1="4.302cm" svg:x2="14.886cm" svg:y2="4.302cm">
          <text:p/>
        </draw:line>
        <draw:g>
          <draw:rect draw:style-name="gr73" draw:text-style-name="P2" draw:layer="layout" svg:width="0.43cm" svg:height="0.314cm" svg:x="5.24cm" svg:y="2.983cm">
            <text:p text:style-name="P1"><text:span text:style-name="T6">+</text:span></text:p>
          </draw:rect>
          <draw:rect draw:style-name="gr73" draw:text-style-name="P2" draw:layer="layout" svg:width="0.43cm" svg:height="0.314cm" svg:x="5.24cm" svg:y="3.635cm">
            <text:p text:style-name="P1"><text:span text:style-name="T6">-</text:span></text:p>
          </draw:rect>
          <draw:circle draw:style-name="gr79" draw:text-style-name="P1" draw:layer="layout" svg:width="1.766cm" svg:height="1.766cm" svg:x="4.084cm" svg:y="2.591cm">
            <text:p/>
          </draw:circle>
          <draw:ellipse draw:style-name="gr80" draw:text-style-name="P1" draw:layer="layout" svg:width="1.44cm" svg:height="1.447cm" svg:x="4.246cm" svg:y="2.756cm">
            <text:p/>
          </draw:ellipse>
        </draw:g>
        <draw:line draw:style-name="gr2" draw:text-style-name="P1" draw:layer="layout" svg:x1="5.584cm" svg:y1="3.146cm" svg:x2="7.124cm" svg:y2="3.146cm">
          <text:p/>
        </draw:line>
        <draw:line draw:style-name="gr2" draw:text-style-name="P1" draw:layer="layout" svg:x1="5.632cm" svg:y1="3.789cm" svg:x2="7.132cm" svg:y2="3.789cm">
          <text:p/>
        </draw:line>
        <draw:frame draw:style-name="gr111" draw:text-style-name="P34" draw:layer="layout" svg:width="0.774cm" svg:height="0.827cm" svg:x="6.19cm" svg:y="3.374cm">
          <draw:text-box>
            <text:p><text:span text:style-name="T1">A2</text:span></text:p>
          </draw:text-box>
        </draw:frame>
        <draw:frame draw:style-name="gr111" draw:text-style-name="P34" draw:layer="layout" svg:width="0.786cm" svg:height="0.827cm" svg:x="6.19cm" svg:y="2.754cm">
          <draw:text-box>
            <text:p><text:span text:style-name="T1">A1</text:span></text:p>
          </draw:text-box>
        </draw:frame>
        <draw:line draw:style-name="gr2" draw:text-style-name="P1" draw:layer="layout" svg:x1="7.124cm" svg:y1="3.167cm" svg:x2="7.114cm" svg:y2="3.759cm">
          <text:p/>
        </draw:line>
        <draw:frame draw:style-name="gr81" draw:text-style-name="P7" draw:layer="layout" svg:width="2.301cm" svg:height="0.53cm" svg:x="3.812cm" svg:y="2.233cm">
          <draw:text-box>
            <text:p><text:span text:style-name="T6">0GCX20-CL001</text:span></text:p>
          </draw:text-box>
        </draw:frame>
        <draw:line draw:style-name="gr2" draw:text-style-name="P1" draw:layer="layout" svg:x1="19.895cm" svg:y1="3.34cm" svg:x2="19.895cm" svg:y2="3.717cm">
          <text:p/>
        </draw:line>
        <draw:line draw:style-name="gr2" draw:text-style-name="P1" draw:layer="layout" svg:x1="16.25cm" svg:y1="3.695cm" svg:x2="19.874cm" svg:y2="3.695cm">
          <text:p/>
        </draw:line>
        <draw:frame draw:style-name="gr1" draw:text-style-name="P34" draw:layer="layout" svg:width="2.84cm" svg:height="0.539cm" svg:x="16.434cm" svg:y="3.273cm">
          <draw:text-box>
            <text:p><text:span text:style-name="T1">W/PGB03CP001/A2</text:span></text:p>
          </draw:text-box>
        </draw:frame>
        <draw:line draw:style-name="gr2" draw:text-style-name="P1" draw:layer="layout" svg:x1="16.25cm" svg:y1="3.344cm" svg:x2="19.874cm" svg:y2="3.344cm">
          <text:p/>
        </draw:line>
        <draw:frame draw:style-name="gr1" draw:text-style-name="P34" draw:layer="layout" svg:width="2.84cm" svg:height="0.539cm" svg:x="16.434cm" svg:y="2.943cm">
          <draw:text-box>
            <text:p><text:span text:style-name="T1">W/PGB03CP001/A1</text:span></text:p>
          </draw:text-box>
        </draw:frame>
        <draw:rect draw:style-name="gr73" draw:text-style-name="P2" draw:layer="layout" svg:width="1.06cm" svg:height="0.314cm" svg:x="15.347cm" svg:y="3.503cm">
          <text:p text:style-name="P1"><text:span text:style-name="T6">12</text:span></text:p>
        </draw:rect>
        <draw:line draw:style-name="gr2" draw:text-style-name="P1" draw:layer="layout" svg:x1="19.913cm" svg:y1="6.205cm" svg:x2="21.84cm" svg:y2="6.205cm">
          <text:p/>
        </draw:line>
        <draw:line draw:style-name="gr2" draw:text-style-name="P1" draw:layer="layout" svg:x1="14.042cm" svg:y1="6.104cm" svg:x2="14.041cm" svg:y2="6.438cm">
          <text:p/>
        </draw:line>
        <draw:line draw:style-name="gr2" draw:text-style-name="P1" draw:layer="layout" svg:x1="14.032cm" svg:y1="6.082cm" svg:x2="15.572cm" svg:y2="6.082cm">
          <text:p/>
        </draw:line>
        <draw:line draw:style-name="gr2" draw:text-style-name="P1" draw:layer="layout" svg:x1="14.028cm" svg:y1="6.425cm" svg:x2="15.528cm" svg:y2="6.425cm">
          <text:p/>
        </draw:line>
        <draw:frame draw:style-name="gr77" draw:text-style-name="P34" draw:layer="layout" svg:width="1.01cm" svg:height="0.584cm" svg:x="14.612cm" svg:y="6.01cm">
          <draw:text-box>
            <text:p><text:span text:style-name="T1">A2</text:span></text:p>
          </draw:text-box>
        </draw:frame>
        <draw:frame draw:style-name="gr1" draw:text-style-name="P34" draw:layer="layout" svg:width="0.94cm" svg:height="0.539cm" svg:x="14.622cm" svg:y="5.69cm">
          <draw:text-box>
            <text:p><text:span text:style-name="T1">A1</text:span></text:p>
          </draw:text-box>
        </draw:frame>
        <draw:line draw:style-name="gr2" draw:text-style-name="P1" draw:layer="layout" svg:x1="7.108cm" svg:y1="6.239cm" svg:x2="14.054cm" svg:y2="6.239cm">
          <text:p/>
        </draw:line>
        <draw:frame draw:style-name="gr26" draw:text-style-name="P7" draw:layer="layout" svg:width="1.535cm" svg:height="0.53cm" svg:x="8.139cm" svg:y="5.838cm">
          <draw:text-box>
            <text:p><text:span text:style-name="T6">T506/507</text:span></text:p>
          </draw:text-box>
        </draw:frame>
        <draw:frame draw:style-name="gr27" draw:text-style-name="P2" draw:layer="layout" svg:width="2.467cm" svg:height="0.843cm" svg:x="7.718cm" svg:y="6.138cm">
          <draw:text-box>
            <text:p text:style-name="P1"><text:span text:style-name="T6">6C 0.22mm</text:span><text:span text:style-name="T7">2</text:span><text:span text:style-name="T6"> PVC</text:span></text:p>
            <text:p text:style-name="P1"><text:span text:style-name="T6">SCREENED</text:span></text:p>
          </draw:text-box>
        </draw:frame>
        <draw:ellipse draw:style-name="gr25" draw:text-style-name="P1" draw:layer="layout" svg:width="0.269cm" svg:height="1.186cm" svg:x="14.213cm" svg:y="5.647cm">
          <text:p/>
        </draw:ellipse>
        <draw:line draw:style-name="gr78" draw:text-style-name="P1" draw:layer="layout" svg:x1="14.362cm" svg:y1="6.834cm" svg:x2="14.886cm" svg:y2="6.834cm">
          <text:p/>
        </draw:line>
        <draw:line draw:style-name="gr2" draw:text-style-name="P1" draw:layer="layout" svg:x1="5.584cm" svg:y1="5.883cm" svg:x2="7.124cm" svg:y2="5.883cm">
          <text:p/>
        </draw:line>
        <draw:line draw:style-name="gr2" draw:text-style-name="P1" draw:layer="layout" svg:x1="5.632cm" svg:y1="6.526cm" svg:x2="7.132cm" svg:y2="6.526cm">
          <text:p/>
        </draw:line>
        <draw:frame draw:style-name="gr77" draw:text-style-name="P34" draw:layer="layout" svg:width="0.816cm" svg:height="0.584cm" svg:x="6.19cm" svg:y="6.111cm">
          <draw:text-box>
            <text:p><text:span text:style-name="T1">A2</text:span></text:p>
          </draw:text-box>
        </draw:frame>
        <draw:frame draw:style-name="gr111" draw:text-style-name="P34" draw:layer="layout" svg:width="0.786cm" svg:height="0.827cm" svg:x="6.19cm" svg:y="5.491cm">
          <draw:text-box>
            <text:p><text:span text:style-name="T1">A1</text:span></text:p>
          </draw:text-box>
        </draw:frame>
        <draw:line draw:style-name="gr2" draw:text-style-name="P1" draw:layer="layout" svg:x1="7.124cm" svg:y1="5.904cm" svg:x2="7.114cm" svg:y2="6.496cm">
          <text:p/>
        </draw:line>
        <draw:frame draw:style-name="gr81" draw:text-style-name="P7" draw:layer="layout" svg:width="2.301cm" svg:height="0.53cm" svg:x="3.812cm" svg:y="4.97cm">
          <draw:text-box>
            <text:p><text:span text:style-name="T6">0GCX20-CL002</text:span></text:p>
          </draw:text-box>
        </draw:frame>
        <draw:rect draw:style-name="gr73" draw:text-style-name="P2" draw:layer="layout" svg:width="1.06cm" svg:height="0.314cm" svg:x="15.347cm" svg:y="6.239cm">
          <text:p text:style-name="P1"><text:span text:style-name="T6">14</text:span></text:p>
        </draw:rect>
        <draw:rect draw:style-name="gr73" draw:text-style-name="P2" draw:layer="layout" svg:width="0.69cm" svg:height="0.324cm" svg:x="15.532cm" svg:y="5.919cm">
          <text:p text:style-name="P1"><text:span text:style-name="T6">13</text:span></text:p>
        </draw:rect>
        <draw:g>
          <draw:rect draw:style-name="gr21" draw:text-style-name="P1" draw:layer="layout" svg:width="-0.345cm" svg:height="-0.385cm" svg:x="16.038cm" svg:y="7.059cm">
            <text:p/>
          </draw:rect>
          <draw:line draw:style-name="gr2" draw:text-style-name="P1" draw:layer="layout" svg:x1="15.703cm" svg:y1="6.844cm" svg:x2="15.799cm" svg:y2="7.004cm">
            <text:p/>
          </draw:line>
          <draw:line draw:style-name="gr2" draw:text-style-name="P1" draw:layer="layout" svg:x1="15.961cm" svg:y1="6.769cm" svg:x2="16.033cm" svg:y2="6.844cm">
            <text:p/>
          </draw:line>
          <draw:line draw:style-name="gr2" draw:text-style-name="P1" draw:layer="layout" svg:x1="15.791cm" svg:y1="7.004cm" svg:x2="15.951cm" svg:y2="6.764cm">
            <text:p/>
          </draw:line>
        </draw:g>
        <draw:line draw:style-name="gr2" draw:text-style-name="P1" draw:layer="layout" svg:x1="14.836cm" svg:y1="4.773cm" svg:x2="14.844cm" svg:y2="4.305cm">
          <text:p/>
        </draw:line>
        <draw:g>
          <draw:line draw:style-name="gr2" draw:text-style-name="P1" draw:layer="layout" svg:x1="14.642cm" svg:y1="4.766cm" svg:x2="15.042cm" svg:y2="4.766cm">
            <text:p/>
          </draw:line>
          <draw:line draw:style-name="gr2" draw:text-style-name="P1" draw:layer="layout" svg:x1="14.692cm" svg:y1="4.842cm" svg:x2="14.992cm" svg:y2="4.842cm">
            <text:p/>
          </draw:line>
          <draw:line draw:style-name="gr2" draw:text-style-name="P1" draw:layer="layout" svg:x1="14.742cm" svg:y1="4.922cm" svg:x2="14.942cm" svg:y2="4.922cm">
            <text:p/>
          </draw:line>
          <draw:line draw:style-name="gr2" draw:text-style-name="P1" draw:layer="layout" svg:x1="14.792cm" svg:y1="5.014cm" svg:x2="14.892cm" svg:y2="5.014cm">
            <text:p/>
          </draw:line>
        </draw:g>
        <draw:line draw:style-name="gr2" draw:text-style-name="P1" draw:layer="layout" svg:x1="14.836cm" svg:y1="7.291cm" svg:x2="14.844cm" svg:y2="6.823cm">
          <text:p/>
        </draw:line>
        <draw:g>
          <draw:line draw:style-name="gr2" draw:text-style-name="P1" draw:layer="layout" svg:x1="14.642cm" svg:y1="7.284cm" svg:x2="15.042cm" svg:y2="7.284cm">
            <text:p/>
          </draw:line>
          <draw:line draw:style-name="gr2" draw:text-style-name="P1" draw:layer="layout" svg:x1="14.692cm" svg:y1="7.36cm" svg:x2="14.992cm" svg:y2="7.36cm">
            <text:p/>
          </draw:line>
          <draw:line draw:style-name="gr2" draw:text-style-name="P1" draw:layer="layout" svg:x1="14.742cm" svg:y1="7.44cm" svg:x2="14.942cm" svg:y2="7.44cm">
            <text:p/>
          </draw:line>
          <draw:line draw:style-name="gr2" draw:text-style-name="P1" draw:layer="layout" svg:x1="14.792cm" svg:y1="7.532cm" svg:x2="14.892cm" svg:y2="7.532cm">
            <text:p/>
          </draw:line>
        </draw:g>
        <draw:line draw:style-name="gr10" draw:text-style-name="P1" draw:layer="layout" svg:x1="20.844cm" svg:y1="17.261cm" svg:x2="20.845cm" svg:y2="2.51cm">
          <text:p/>
        </draw:line>
        <draw:line draw:style-name="gr10" draw:text-style-name="P1" draw:layer="layout" svg:x1="10.445cm" svg:y1="17.262cm" svg:x2="10.446cm" svg:y2="2.51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ffff00" draw:end-color="#00cc00" draw:start-intensity="100%" draw:end-intensity="100%" draw:angle="9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1DT19H33M53S</meta:editing-duration>
    <meta:editing-cycles>23</meta:editing-cycles>
    <meta:generator>OpenOffice/4.1.2$Win32 OpenOffice.org_project/412m3$Build-9782</meta:generator>
    <dc:date>2015-12-01T11:17:00.01</dc:date>
    <meta:print-date>2015-04-20T23:06:00.58</meta:print-date>
    <meta:printed-by>Greg McC</meta:printed-by>
    <dc:creator>Greg McC</dc:creator>
    <meta:document-statistic meta:object-count="1900"/>
  </office:meta>
</office:document-meta>
</file>